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transparent"/>
      <style:text-properties fo:color="#000000"/>
    </style:style>
    <style:style style:name="ce3" style:family="table-cell" style:parent-style-name="Default" style:data-style-name="N122">
      <style:table-cell-properties fo:background-color="transparent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kD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24944432093275" calcext:value-type="float">
            <text:p>0.012494443209327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07625895273085" calcext:value-type="float">
            <text:p>0.010762589527308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00415802209279" calcext:value-type="float">
            <text:p>0.0100415802209279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63464775882198" calcext:value-type="float">
            <text:p>0.0063464775882198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2469507659595" calcext:value-type="float">
            <text:p>0.010246950765959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3560563737872" calcext:value-type="float">
            <text:p>0.013560563737872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90523170760001" calcext:value-type="float">
            <text:p>0.009052317076000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71297498787357" calcext:value-type="float">
            <text:p>0.007129749878735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10137937550497" calcext:value-type="float">
            <text:p>0.01013793755049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105803801654026" calcext:value-type="float">
            <text:p>0.010580380165402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5192024052027" calcext:value-type="float">
            <text:p>0.006519202405202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96752835157999" calcext:value-type="float">
            <text:p>0.00967528351579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82495791138431" calcext:value-type="float">
            <text:p>0.0082495791138431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74535599249993" calcext:value-type="float">
            <text:p>0.0074535599249993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17497044880096" calcext:value-type="float">
            <text:p>0.01174970448800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84656167328002" calcext:value-type="float">
            <text:p>0.008465616732800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0041580220928" calcext:value-type="float">
            <text:p>0.010041580220928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5309892613797" calcext:value-type="float">
            <text:p>0.008530989261379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0523170760002" calcext:value-type="float">
            <text:p>0.009052317076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4910858962748" calcext:value-type="float">
            <text:p>0.0104910858962748</text:p>
          </table:table-cell>
          <table:table-cell office:value-type="float" office:value="0.883266666666667" calcext:value-type="float">
            <text:p>0.883266666666667</text:p>
          </table:table-cell>
          <table:table-cell office:value-type="float" office:value="0.00883832621185644" calcext:value-type="float">
            <text:p>0.00883832621185644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22350248431943" calcext:value-type="float">
            <text:p>0.012235024843194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7087635862087" calcext:value-type="float">
            <text:p>0.0117087635862087</text:p>
          </table:table-cell>
          <table:table-cell office:value-type="float" office:value="0.902933333333333" calcext:value-type="float">
            <text:p>0.902933333333333</text:p>
          </table:table-cell>
          <table:table-cell office:value-type="float" office:value="0.00775023856177494" calcext:value-type="float">
            <text:p>0.00775023856177494</text:p>
          </table:table-cell>
          <table:table-cell office:value-type="float" office:value="0.901866666666666" calcext:value-type="float">
            <text:p>0.901866666666666</text:p>
          </table:table-cell>
          <table:table-cell office:value-type="float" office:value="0.00941959016706314" calcext:value-type="float">
            <text:p>0.00941959016706314</text:p>
          </table:table-cell>
          <table:table-cell office:value-type="float" office:value="0.902733333333334" calcext:value-type="float">
            <text:p>0.902733333333334</text:p>
          </table:table-cell>
          <table:table-cell office:value-type="float" office:value="0.00852061534703672" calcext:value-type="float">
            <text:p>0.00852061534703672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0114748881370345" calcext:value-type="float">
            <text:p>0.0114748881370345</text:p>
          </table:table-cell>
          <table:table-cell office:value-type="float" office:value="0.903533333333333" calcext:value-type="float">
            <text:p>0.903533333333333</text:p>
          </table:table-cell>
          <table:table-cell office:value-type="float" office:value="0.00913197531845224" calcext:value-type="float">
            <text:p>0.00913197531845224</text:p>
          </table:table-cell>
          <table:table-cell office:value-type="float" office:value="0.900933333333333" calcext:value-type="float">
            <text:p>0.900933333333333</text:p>
          </table:table-cell>
          <table:table-cell office:value-type="float" office:value="0.00951086348975626" calcext:value-type="float">
            <text:p>0.0095108634897562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00686433677017248" calcext:value-type="float">
            <text:p>0.00686433677017248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0138126735148" calcext:value-type="float">
            <text:p>0.010138126735148</text:p>
          </table:table-cell>
          <table:table-cell office:value-type="float" office:value="0.903533333333333" calcext:value-type="float">
            <text:p>0.903533333333333</text:p>
          </table:table-cell>
          <table:table-cell office:value-type="float" office:value="0.0081460550618169" calcext:value-type="float">
            <text:p>0.0081460550618169</text:p>
          </table:table-cell>
          <table:table-cell office:value-type="float" office:value="0.898733333333333" calcext:value-type="float">
            <text:p>0.898733333333333</text:p>
          </table:table-cell>
          <table:table-cell office:value-type="float" office:value="0.0088827626579742" calcext:value-type="float">
            <text:p>0.0088827626579742</text:p>
          </table:table-cell>
          <table:table-cell office:value-type="float" office:value="0.899933333333333" calcext:value-type="float">
            <text:p>0.899933333333333</text:p>
          </table:table-cell>
          <table:table-cell office:value-type="float" office:value="0.00788958477036724" calcext:value-type="float">
            <text:p>0.00788958477036724</text:p>
          </table:table-cell>
          <table:table-cell office:value-type="float" office:value="0.901266666666667" calcext:value-type="float">
            <text:p>0.901266666666667</text:p>
          </table:table-cell>
          <table:table-cell office:value-type="float" office:value="0.00846767982507762" calcext:value-type="float">
            <text:p>0.008467679825077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0091429617739548" calcext:value-type="float">
            <text:p>0.0091429617739548</text:p>
          </table:table-cell>
          <table:table-cell office:value-type="float" office:value="0.83075" calcext:value-type="float">
            <text:p>0.83075</text:p>
          </table:table-cell>
          <table:table-cell office:value-type="float" office:value="0.0114086042091046" calcext:value-type="float">
            <text:p>0.01140860420910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05697090783048" calcext:value-type="float">
            <text:p>0.0105697090783048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97867895655316" calcext:value-type="float">
            <text:p>0.0097867895655316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047269176002972" calcext:value-type="float">
            <text:p>0.0047269176002972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08469465749583" calcext:value-type="float">
            <text:p>0.0108469465749583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088564947919591" calcext:value-type="float">
            <text:p>0.008856494791959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2170661444638" calcext:value-type="float">
            <text:p>0.012170661444638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15040753648435" calcext:value-type="float">
            <text:p>0.0115040753648435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24184842070198" calcext:value-type="float">
            <text:p>0.0124184842070198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059686681931567" calcext:value-type="float">
            <text:p>0.0059686681931567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23300952956576" calcext:value-type="float">
            <text:p>0.0123300952956576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76644063019395" calcext:value-type="float">
            <text:p>0.017664406301939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089442719099991" calcext:value-type="float">
            <text:p>0.008944271909999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15717868110331" calcext:value-type="float">
            <text:p>0.0115717868110331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087678389583751" calcext:value-type="float">
            <text:p>0.0087678389583751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3846254006048" calcext:value-type="float">
            <text:p>0.01384625400604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02087584945477" calcext:value-type="float">
            <text:p>0.0102087584945477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098027419633488" calcext:value-type="float">
            <text:p>0.009802741963348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13674425443896" calcext:value-type="float">
            <text:p>0.0113674425443896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111313184304465" calcext:value-type="float">
            <text:p>0.0111313184304465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038931028755993" calcext:value-type="float">
            <text:p>0.0038931028755993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079254337420736" calcext:value-type="float">
            <text:p>0.00792543374207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93374246984914" calcext:value-type="float">
            <text:p>0.0093374246984914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089878390061237" calcext:value-type="float">
            <text:p>0.008987839006123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94950645074164" calcext:value-type="float">
            <text:p>0.0094950645074164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02087584945476" calcext:value-type="float">
            <text:p>0.010208758494547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94620954338877" calcext:value-type="float">
            <text:p>0.0094620954338877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0.010170422803404" calcext:value-type="float">
            <text:p>0.010170422803404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85675" calcext:value-type="float">
            <text:p>0.85675</text:p>
          </table:table-cell>
          <table:table-cell office:value-type="float" office:value="0.0142137697321998" calcext:value-type="float">
            <text:p>0.0142137697321998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13743131660773" calcext:value-type="float">
            <text:p>0.0113743131660773</text:p>
          </table:table-cell>
          <table:table-cell office:value-type="float" office:value="0.85475" calcext:value-type="float">
            <text:p>0.85475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02087584945476" calcext:value-type="float">
            <text:p>0.0102087584945476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117127067751224" calcext:value-type="float">
            <text:p>0.01171270677512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32596012026014" calcext:value-type="float">
            <text:p>0.0032596012026014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08505512918102" calcext:value-type="float">
            <text:p>0.008505512918102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113674425443896" calcext:value-type="float">
            <text:p>0.0113674425443896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45934488726962" calcext:value-type="float">
            <text:p>0.0145934488726962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2456173168353" calcext:value-type="float">
            <text:p>0.012456173168353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95851447563403" calcext:value-type="float">
            <text:p>0.00958514475634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6075" calcext:value-type="float">
            <text:p>0.86075</text:p>
          </table:table-cell>
          <table:table-cell office:value-type="float" office:value="0.0096258116540892" calcext:value-type="float">
            <text:p>0.0096258116540892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0875718367078" calcext:value-type="float">
            <text:p>0.010875718367078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0092449310435503" calcext:value-type="float">
            <text:p>0.0092449310435503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100389865026306" calcext:value-type="float">
            <text:p>0.01003898650263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57470235282735" calcext:value-type="float">
            <text:p>0.0157470235282735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32464617917389" calcext:value-type="float">
            <text:p>0.0132464617917389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0105697090783048" calcext:value-type="float">
            <text:p>0.01056970907830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20351049019108" calcext:value-type="float">
            <text:p>0.012035104901910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061491869381243" calcext:value-type="float">
            <text:p>0.0061491869381243</text:p>
          </table:table-cell>
          <table:table-cell office:value-type="float" office:value="0.85" calcext:value-type="float">
            <text:p>0.85</text:p>
          </table:table-cell>
          <table:table-cell office:value-type="float" office:value="0.0125312110348521" calcext:value-type="float">
            <text:p>0.012531211034852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2266570425347" calcext:value-type="float">
            <text:p>0.012266570425347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081681546263522" calcext:value-type="float">
            <text:p>0.00816815462635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6175" calcext:value-type="float">
            <text:p>0.86175</text:p>
          </table:table-cell>
          <table:table-cell office:value-type="float" office:value="0.0090398423658822" calcext:value-type="float">
            <text:p>0.0090398423658822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0124184842070198" calcext:value-type="float">
            <text:p>0.0124184842070198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0.0097387755903912" calcext:value-type="float">
            <text:p>0.009738775590391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098821176880261" calcext:value-type="float">
            <text:p>0.0098821176880261</text:p>
          </table:table-cell>
          <table:table-cell office:value-type="float" office:value="0.85475" calcext:value-type="float">
            <text:p>0.85475</text:p>
          </table:table-cell>
          <table:table-cell office:value-type="float" office:value="0.0132994360782703" calcext:value-type="float">
            <text:p>0.0132994360782703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01396498953366" calcext:value-type="float">
            <text:p>0.0101396498953366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41807528008917" calcext:value-type="float">
            <text:p>0.0141807528008917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099373034571759" calcext:value-type="float">
            <text:p>0.0099373034571759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089004915594589" calcext:value-type="float">
            <text:p>0.0089004915594589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096014321848357" calcext:value-type="float">
            <text:p>0.009601432184835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41255530865166" calcext:value-type="float">
            <text:p>0.0141255530865166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01010519254184" calcext:value-type="float">
            <text:p>0.0101010519254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86005" calcext:value-type="float">
            <text:p>0.86005</text:p>
          </table:table-cell>
          <table:table-cell office:value-type="float" office:value="0.00927073245802126" calcext:value-type="float">
            <text:p>0.0092707324580212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17511659021204" calcext:value-type="float">
            <text:p>0.011751165902120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0099880493773003" calcext:value-type="float">
            <text:p>0.0099880493773003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0958591358303158" calcext:value-type="float">
            <text:p>0.00958591358303158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0123666801890178" calcext:value-type="float">
            <text:p>0.0123666801890178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0116252759250622" calcext:value-type="float">
            <text:p>0.0116252759250622</text:p>
          </table:table-cell>
          <table:table-cell office:value-type="float" office:value="0.85395" calcext:value-type="float">
            <text:p>0.85395</text:p>
          </table:table-cell>
          <table:table-cell office:value-type="float" office:value="0.0099453818827986" calcext:value-type="float">
            <text:p>0.0099453818827986</text:p>
          </table:table-cell>
          <table:table-cell office:value-type="float" office:value="0.85035" calcext:value-type="float">
            <text:p>0.85035</text:p>
          </table:table-cell>
          <table:table-cell office:value-type="float" office:value="0.0110997473082811" calcext:value-type="float">
            <text:p>0.0110997473082811</text:p>
          </table:table-cell>
          <table:table-cell office:value-type="float" office:value="0.85185" calcext:value-type="float">
            <text:p>0.85185</text:p>
          </table:table-cell>
          <table:table-cell office:value-type="float" office:value="0.0120128286893816" calcext:value-type="float">
            <text:p>0.0120128286893816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00672148303003294" calcext:value-type="float">
            <text:p>0.00672148303003294</text:p>
          </table:table-cell>
          <table:table-cell office:value-type="float" office:value="0.85045" calcext:value-type="float">
            <text:p>0.85045</text:p>
          </table:table-cell>
          <table:table-cell office:value-type="float" office:value="0.0110270118141463" calcext:value-type="float">
            <text:p>0.0110270118141463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00984484385636422" calcext:value-type="float">
            <text:p>0.00984484385636422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00958689861059622" calcext:value-type="float">
            <text:p>0.00958689861059622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0131527358235892" calcext:value-type="float">
            <text:p>0.0131527358235892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0132829977839724" calcext:value-type="float">
            <text:p>0.0132829977839724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00940147634253152" calcext:value-type="float">
            <text:p>0.009401476342531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3" calcext:value-type="float">
            <text:p>0.933</text:p>
          </table:table-cell>
          <table:table-cell office:value-type="float" office:value="0.013763881881375" calcext:value-type="float">
            <text:p>0.01376388188137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84656167328002" calcext:value-type="float">
            <text:p>0.0084656167328002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0.0108908728351364" calcext:value-type="float">
            <text:p>0.0108908728351364</text:p>
          </table:table-cell>
          <table:table-cell office:value-type="float" office:value="0.961" calcext:value-type="float">
            <text:p>0.961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83333333333333" calcext:value-type="float">
            <text:p>0.00833333333333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4666666666667" calcext:value-type="float">
            <text:p>0.934666666666667</text:p>
          </table:table-cell>
          <table:table-cell office:value-type="float" office:value="0.0151107026088575" calcext:value-type="float">
            <text:p>0.015110702608857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96" calcext:value-type="float">
            <text:p>0.96</text:p>
          </table:table-cell>
          <table:table-cell office:value-type="float" office:value="0.0129636243217533" calcext:value-type="float">
            <text:p>0.0129636243217533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79407528330476" calcext:value-type="float">
            <text:p>0.007940752833047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5030853620354" calcext:value-type="float">
            <text:p>0.00450308536203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116666666666667" calcext:value-type="float">
            <text:p>0.0116666666666667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47726070210921" calcext:value-type="float">
            <text:p>0.00477260702109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83831842266394" calcext:value-type="float">
            <text:p>0.0083831842266394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67333333333333" calcext:value-type="float">
            <text:p>0.967333333333333</text:p>
          </table:table-cell>
          <table:table-cell office:value-type="float" office:value="0.0079582242575422" calcext:value-type="float">
            <text:p>0.0079582242575422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4006172486732" calcext:value-type="float">
            <text:p>0.005400617248673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66666666666666" calcext:value-type="float">
            <text:p>0.966666666666666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67333333333333" calcext:value-type="float">
            <text:p>0.967333333333333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" calcext:value-type="float">
            <text:p>0.97</text:p>
          </table:table-cell>
          <table:table-cell office:value-type="float" office:value="0.0075461542817812" calcext:value-type="float">
            <text:p>0.0075461542817812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43140597018482" calcext:value-type="float">
            <text:p>0.0043140597018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.935866666666667" calcext:value-type="float">
            <text:p>0.935866666666667</text:p>
          </table:table-cell>
          <table:table-cell office:value-type="float" office:value="0.0137142092887045" calcext:value-type="float">
            <text:p>0.0137142092887045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53248356427392" calcext:value-type="float">
            <text:p>0.0065324835642739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0087070275256124" calcext:value-type="float">
            <text:p>0.0087070275256124</text:p>
          </table:table-cell>
          <table:table-cell office:value-type="float" office:value="0.962733333333333" calcext:value-type="float">
            <text:p>0.962733333333333</text:p>
          </table:table-cell>
          <table:table-cell office:value-type="float" office:value="0.0102339966863354" calcext:value-type="float">
            <text:p>0.0102339966863354</text:p>
          </table:table-cell>
          <table:table-cell office:value-type="float" office:value="0.969866666666667" calcext:value-type="float">
            <text:p>0.969866666666667</text:p>
          </table:table-cell>
          <table:table-cell office:value-type="float" office:value="0.00683616433028" calcext:value-type="float">
            <text:p>0.00683616433028</text:p>
          </table:table-cell>
          <table:table-cell office:value-type="float" office:value="0.967733333333333" calcext:value-type="float">
            <text:p>0.967733333333333</text:p>
          </table:table-cell>
          <table:table-cell office:value-type="float" office:value="0.00771210231540006" calcext:value-type="float">
            <text:p>0.00771210231540006</text:p>
          </table:table-cell>
          <table:table-cell office:value-type="float" office:value="0.971133333333333" calcext:value-type="float">
            <text:p>0.971133333333333</text:p>
          </table:table-cell>
          <table:table-cell office:value-type="float" office:value="0.00693138304695906" calcext:value-type="float">
            <text:p>0.00693138304695906</text:p>
          </table:table-cell>
          <table:table-cell office:value-type="float" office:value="0.971066666666667" calcext:value-type="float">
            <text:p>0.971066666666667</text:p>
          </table:table-cell>
          <table:table-cell office:value-type="float" office:value="0.00577882147002564" calcext:value-type="float">
            <text:p>0.00577882147002564</text:p>
          </table:table-cell>
          <table:table-cell office:value-type="float" office:value="0.970866666666667" calcext:value-type="float">
            <text:p>0.970866666666667</text:p>
          </table:table-cell>
          <table:table-cell office:value-type="float" office:value="0.00613740163040022" calcext:value-type="float">
            <text:p>0.00613740163040022</text:p>
          </table:table-cell>
          <table:table-cell office:value-type="float" office:value="0.968466666666667" calcext:value-type="float">
            <text:p>0.968466666666667</text:p>
          </table:table-cell>
          <table:table-cell office:value-type="float" office:value="0.00706064824077336" calcext:value-type="float">
            <text:p>0.00706064824077336</text:p>
          </table:table-cell>
          <table:table-cell office:value-type="float" office:value="0.971733333333333" calcext:value-type="float">
            <text:p>0.971733333333333</text:p>
          </table:table-cell>
          <table:table-cell office:value-type="float" office:value="0.00573083703855426" calcext:value-type="float">
            <text:p>0.00573083703855426</text:p>
          </table:table-cell>
          <table:table-cell office:value-type="float" office:value="0.972133333333333" calcext:value-type="float">
            <text:p>0.972133333333333</text:p>
          </table:table-cell>
          <table:table-cell office:value-type="float" office:value="0.00817467382938894" calcext:value-type="float">
            <text:p>0.00817467382938894</text:p>
          </table:table-cell>
          <table:table-cell office:value-type="float" office:value="0.970866666666667" calcext:value-type="float">
            <text:p>0.970866666666667</text:p>
          </table:table-cell>
          <table:table-cell office:value-type="float" office:value="0.0068187873186809" calcext:value-type="float">
            <text:p>0.0068187873186809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00707451182510024" calcext:value-type="float">
            <text:p>0.00707451182510024</text:p>
          </table:table-cell>
          <table:table-cell office:value-type="float" office:value="0.975533333333333" calcext:value-type="float">
            <text:p>0.975533333333333</text:p>
          </table:table-cell>
          <table:table-cell office:value-type="float" office:value="0.00593895365187812" calcext:value-type="float">
            <text:p>0.00593895365187812</text:p>
          </table:table-cell>
          <table:table-cell office:value-type="float" office:value="0.971866666666667" calcext:value-type="float">
            <text:p>0.971866666666667</text:p>
          </table:table-cell>
          <table:table-cell office:value-type="float" office:value="0.00546474053339644" calcext:value-type="float">
            <text:p>0.005464740533396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960583412006" calcext:value-type="float">
            <text:p>0.01196058341200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6710518724988" calcext:value-type="float">
            <text:p>0.0126710518724988</text:p>
          </table:table-cell>
          <table:table-cell office:value-type="float" office:value="0.89" calcext:value-type="float">
            <text:p>0.89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9582242575422" calcext:value-type="float">
            <text:p>0.00795822425754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6" calcext:value-type="float">
            <text:p>0.009174239296348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4867072934084" calcext:value-type="float">
            <text:p>0.0114867072934084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3827837473377" calcext:value-type="float">
            <text:p>0.012382783747337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2400062421958" calcext:value-type="float">
            <text:p>0.014240006242195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381257400859" calcext:value-type="float">
            <text:p>0.01263812574008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1297498787357" calcext:value-type="float">
            <text:p>0.0071297498787357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8944433337775" calcext:value-type="float">
            <text:p>0.01389444333377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5145401970583" calcext:value-type="float">
            <text:p>0.010514540197058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8882646494608" calcext:value-type="float">
            <text:p>0.00988826464946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" calcext:value-type="float">
            <text:p>0.88</text:p>
          </table:table-cell>
          <table:table-cell office:value-type="float" office:value="0.0109290642071699" calcext:value-type="float">
            <text:p>0.0109290642071699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20531231545097" calcext:value-type="float">
            <text:p>0.0120531231545097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8397416943393" calcext:value-type="float">
            <text:p>0.010839741694339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5803801654025" calcext:value-type="float">
            <text:p>0.01058038016540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" calcext:value-type="float">
            <text:p>0.88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4748375749804" calcext:value-type="float">
            <text:p>0.010474837574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69405936436086" calcext:value-type="float">
            <text:p>0.00669405936436086</text:p>
          </table:table-cell>
          <table:table-cell office:value-type="float" office:value="0.878466666666667" calcext:value-type="float">
            <text:p>0.878466666666667</text:p>
          </table:table-cell>
          <table:table-cell office:value-type="float" office:value="0.0102028419358284" calcext:value-type="float">
            <text:p>0.0102028419358284</text:p>
          </table:table-cell>
          <table:table-cell office:value-type="float" office:value="0.895533333333333" calcext:value-type="float">
            <text:p>0.895533333333333</text:p>
          </table:table-cell>
          <table:table-cell office:value-type="float" office:value="0.0109631239845144" calcext:value-type="float">
            <text:p>0.0109631239845144</text:p>
          </table:table-cell>
          <table:table-cell office:value-type="float" office:value="0.893133333333333" calcext:value-type="float">
            <text:p>0.893133333333333</text:p>
          </table:table-cell>
          <table:table-cell office:value-type="float" office:value="0.00863657200229626" calcext:value-type="float">
            <text:p>0.00863657200229626</text:p>
          </table:table-cell>
          <table:table-cell office:value-type="float" office:value="0.894866666666667" calcext:value-type="float">
            <text:p>0.894866666666667</text:p>
          </table:table-cell>
          <table:table-cell office:value-type="float" office:value="0.0105696970239373" calcext:value-type="float">
            <text:p>0.0105696970239373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0100217702648159" calcext:value-type="float">
            <text:p>0.010021770264815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2489030161618" calcext:value-type="float">
            <text:p>0.0132489030161618</text:p>
          </table:table-cell>
          <table:table-cell office:value-type="float" office:value="0.893733333333333" calcext:value-type="float">
            <text:p>0.893733333333333</text:p>
          </table:table-cell>
          <table:table-cell office:value-type="float" office:value="0.0106563179184931" calcext:value-type="float">
            <text:p>0.0106563179184931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93496054334086" calcext:value-type="float">
            <text:p>0.00993496054334086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0107719593458575" calcext:value-type="float">
            <text:p>0.010771959345857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3520132680716" calcext:value-type="float">
            <text:p>0.011352013268071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1246499073832" calcext:value-type="float">
            <text:p>0.0131246499073832</text:p>
          </table:table-cell>
          <table:table-cell office:value-type="float" office:value="0.893066666666667" calcext:value-type="float">
            <text:p>0.893066666666667</text:p>
          </table:table-cell>
          <table:table-cell office:value-type="float" office:value="0.0109865475906886" calcext:value-type="float">
            <text:p>0.0109865475906886</text:p>
          </table:table-cell>
          <table:table-cell office:value-type="float" office:value="0.892933333333333" calcext:value-type="float">
            <text:p>0.892933333333333</text:p>
          </table:table-cell>
          <table:table-cell office:value-type="float" office:value="0.0109122663939876" calcext:value-type="float">
            <text:p>0.010912266393987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761415269824302" calcext:value-type="float">
            <text:p>0.00761415269824302</text:p>
          </table:table-cell>
          <table:table-cell office:value-type="float" office:value="0.890533333333333" calcext:value-type="float">
            <text:p>0.890533333333333</text:p>
          </table:table-cell>
          <table:table-cell office:value-type="float" office:value="0.0103079664774944" calcext:value-type="float">
            <text:p>0.01030796647749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29333333333333" calcext:value-type="float">
            <text:p>0.729333333333333</text:p>
          </table:table-cell>
          <table:table-cell office:value-type="float" office:value="0.0090408025700769" calcext:value-type="float">
            <text:p>0.009040802570076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87678389583751" calcext:value-type="float">
            <text:p>0.0087678389583751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717333333333333" calcext:value-type="float">
            <text:p>0.717333333333333</text:p>
          </table:table-cell>
          <table:table-cell office:value-type="float" office:value="0.017051800165639" calcext:value-type="float">
            <text:p>0.017051800165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092496246170078" calcext:value-type="float">
            <text:p>0.009249624617007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20962574561078" calcext:value-type="float">
            <text:p>0.0120962574561078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92908258214458" calcext:value-type="float">
            <text:p>0.0092908258214458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0056334812603851" calcext:value-type="float">
            <text:p>0.0056334812603851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93467165952065" calcext:value-type="float">
            <text:p>0.0093467165952065</text:p>
          </table:table-cell>
          <table:table-cell office:value-type="float" office:value="0.712333333333333" calcext:value-type="float">
            <text:p>0.712333333333333</text:p>
          </table:table-cell>
          <table:table-cell office:value-type="float" office:value="0.0086882743459855" calcext:value-type="float">
            <text:p>0.0086882743459855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116577346760757" calcext:value-type="float">
            <text:p>0.0116577346760757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7055175037112" calcext:value-type="float">
            <text:p>0.0077055175037112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39352396510392" calcext:value-type="float">
            <text:p>0.0039352396510392</text:p>
          </table:table-cell>
          <table:table-cell office:value-type="float" office:value="0.711666666666667" calcext:value-type="float">
            <text:p>0.711666666666667</text:p>
          </table:table-cell>
          <table:table-cell office:value-type="float" office:value="0.010137937550497" calcext:value-type="float">
            <text:p>0.0101379375504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32333333333333" calcext:value-type="float">
            <text:p>0.732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677833333333333" calcext:value-type="float">
            <text:p>0.6778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10240171439537" calcext:value-type="float">
            <text:p>0.010240171439537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0112731243820572" calcext:value-type="float">
            <text:p>0.0112731243820572</text:p>
          </table:table-cell>
          <table:table-cell office:value-type="float" office:value="0.719666666666667" calcext:value-type="float">
            <text:p>0.719666666666667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719166666666667" calcext:value-type="float">
            <text:p>0.719166666666667</text:p>
          </table:table-cell>
          <table:table-cell office:value-type="float" office:value="0.0054326686710022" calcext:value-type="float">
            <text:p>0.0054326686710022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093652727313908" calcext:value-type="float">
            <text:p>0.0093652727313908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052374187874902" calcext:value-type="float">
            <text:p>0.005237418787490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82915619758885" calcext:value-type="float">
            <text:p>0.0082915619758885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70069410031926" calcext:value-type="float">
            <text:p>0.007006941003192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716833333333333" calcext:value-type="float">
            <text:p>0.716833333333333</text:p>
          </table:table-cell>
          <table:table-cell office:value-type="float" office:value="0.0055088312936794" calcext:value-type="float">
            <text:p>0.005508831293679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47653261518319" calcext:value-type="float">
            <text:p>0.0047653261518319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34661057238476" calcext:value-type="float">
            <text:p>0.0034661057238476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057312496213498" calcext:value-type="float">
            <text:p>0.00573124962134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681666666666667" calcext:value-type="float">
            <text:p>0.681666666666667</text:p>
          </table:table-cell>
          <table:table-cell office:value-type="float" office:value="0.0072886898685566" calcext:value-type="float">
            <text:p>0.0072886898685566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118057189531176" calcext:value-type="float">
            <text:p>0.0118057189531176</text:p>
          </table:table-cell>
          <table:table-cell office:value-type="float" office:value="0.728166666666667" calcext:value-type="float">
            <text:p>0.728166666666667</text:p>
          </table:table-cell>
          <table:table-cell office:value-type="float" office:value="0.0121535317226448" calcext:value-type="float">
            <text:p>0.0121535317226448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91020449472754" calcext:value-type="float">
            <text:p>0.0091020449472754</text:p>
          </table:table-cell>
          <table:table-cell office:value-type="float" office:value="0.715833333333333" calcext:value-type="float">
            <text:p>0.715833333333333</text:p>
          </table:table-cell>
          <table:table-cell office:value-type="float" office:value="0.0054645321035849" calcext:value-type="float">
            <text:p>0.0054645321035849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721166666666667" calcext:value-type="float">
            <text:p>0.721166666666667</text:p>
          </table:table-cell>
          <table:table-cell office:value-type="float" office:value="0.0091020449472754" calcext:value-type="float">
            <text:p>0.0091020449472754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61066903201871" calcext:value-type="float">
            <text:p>0.006106690320187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60839040828146" calcext:value-type="float">
            <text:p>0.0060839040828146</text:p>
          </table:table-cell>
          <table:table-cell office:value-type="float" office:value="0.712166666666667" calcext:value-type="float">
            <text:p>0.712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89092648406027" calcext:value-type="float">
            <text:p>0.0089092648406027</text:p>
          </table:table-cell>
          <table:table-cell office:value-type="float" office:value="0.715166666666667" calcext:value-type="float">
            <text:p>0.715166666666667</text:p>
          </table:table-cell>
          <table:table-cell office:value-type="float" office:value="0.0090599852832846" calcext:value-type="float">
            <text:p>0.00905998528328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33833333333333" calcext:value-type="float">
            <text:p>0.733833333333333</text:p>
          </table:table-cell>
          <table:table-cell office:value-type="float" office:value="0.0086522315682782" calcext:value-type="float">
            <text:p>0.0086522315682782</text:p>
          </table:table-cell>
          <table:table-cell office:value-type="float" office:value="0.682166666666667" calcext:value-type="float">
            <text:p>0.682166666666667</text:p>
          </table:table-cell>
          <table:table-cell office:value-type="float" office:value="0.0050894771615342" calcext:value-type="float">
            <text:p>0.0050894771615342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114352039286095" calcext:value-type="float">
            <text:p>0.0114352039286095</text:p>
          </table:table-cell>
          <table:table-cell office:value-type="float" office:value="0.725833333333333" calcext:value-type="float">
            <text:p>0.725833333333333</text:p>
          </table:table-cell>
          <table:table-cell office:value-type="float" office:value="0.0116069902309867" calcext:value-type="float">
            <text:p>0.011606990230986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1589105316382" calcext:value-type="float">
            <text:p>0.0071589105316382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068058389963651" calcext:value-type="float">
            <text:p>0.006805838996365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420878953631" calcext:value-type="float">
            <text:p>0.007420878953631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099407969722977" calcext:value-type="float">
            <text:p>0.0099407969722977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060953078493032" calcext:value-type="float">
            <text:p>0.0060953078493032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06106690320187" calcext:value-type="float">
            <text:p>0.006106690320187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60495638042937" calcext:value-type="float">
            <text:p>0.0060495638042937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37267799624996" calcext:value-type="float">
            <text:p>0.0037267799624996</text:p>
          </table:table-cell>
          <table:table-cell office:value-type="float" office:value="0.713166666666667" calcext:value-type="float">
            <text:p>0.7131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075691258852437" calcext:value-type="float">
            <text:p>0.00756912588524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34666666666667" calcext:value-type="float">
            <text:p>0.734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15680354617559" calcext:value-type="float">
            <text:p>0.0115680354617559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0118585412256314" calcext:value-type="float">
            <text:p>0.0118585412256314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85675421083165" calcext:value-type="float">
            <text:p>0.008567542108316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716833333333333" calcext:value-type="float">
            <text:p>0.716833333333333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084860997454006" calcext:value-type="float">
            <text:p>0.0084860997454006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93057628500957" calcext:value-type="float">
            <text:p>0.0093057628500957</text:p>
          </table:table-cell>
          <table:table-cell office:value-type="float" office:value="0.712166666666667" calcext:value-type="float">
            <text:p>0.712166666666667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17333333333333" calcext:value-type="float">
            <text:p>0.717333333333333</text:p>
          </table:table-cell>
          <table:table-cell office:value-type="float" office:value="0.0072024301454439" calcext:value-type="float">
            <text:p>0.0072024301454439</text:p>
          </table:table-cell>
          <table:table-cell office:value-type="float" office:value="0.715166666666667" calcext:value-type="float">
            <text:p>0.715166666666667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046622002435664" calcext:value-type="float">
            <text:p>0.0046622002435664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73833521444455" calcext:value-type="float">
            <text:p>0.0073833521444455</text:p>
          </table:table-cell>
          <table:table-cell office:value-type="float" office:value="0.714166666666667" calcext:value-type="float">
            <text:p>0.714166666666667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71346182643346" calcext:value-type="float">
            <text:p>0.0071346182643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732633333333333" calcext:value-type="float">
            <text:p>0.732633333333333</text:p>
          </table:table-cell>
          <table:table-cell office:value-type="float" office:value="0.00937839462683052" calcext:value-type="float">
            <text:p>0.00937839462683052</text:p>
          </table:table-cell>
          <table:table-cell office:value-type="float" office:value="0.679233333333333" calcext:value-type="float">
            <text:p>0.679233333333333</text:p>
          </table:table-cell>
          <table:table-cell office:value-type="float" office:value="0.00710707535971566" calcext:value-type="float">
            <text:p>0.00710707535971566</text:p>
          </table:table-cell>
          <table:table-cell office:value-type="float" office:value="0.718433333333333" calcext:value-type="float">
            <text:p>0.718433333333333</text:p>
          </table:table-cell>
          <table:table-cell office:value-type="float" office:value="0.010763393748279" calcext:value-type="float">
            <text:p>0.010763393748279</text:p>
          </table:table-cell>
          <table:table-cell office:value-type="float" office:value="0.725866666666667" calcext:value-type="float">
            <text:p>0.725866666666667</text:p>
          </table:table-cell>
          <table:table-cell office:value-type="float" office:value="0.0108390309989444" calcext:value-type="float">
            <text:p>0.0108390309989444</text:p>
          </table:table-cell>
          <table:table-cell office:value-type="float" office:value="0.718466666666667" calcext:value-type="float">
            <text:p>0.718466666666667</text:p>
          </table:table-cell>
          <table:table-cell office:value-type="float" office:value="0.0101618055820377" calcext:value-type="float">
            <text:p>0.0101618055820377</text:p>
          </table:table-cell>
          <table:table-cell office:value-type="float" office:value="0.717566666666667" calcext:value-type="float">
            <text:p>0.717566666666667</text:p>
          </table:table-cell>
          <table:table-cell office:value-type="float" office:value="0.00547222334209772" calcext:value-type="float">
            <text:p>0.00547222334209772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735021963201674" calcext:value-type="float">
            <text:p>0.00735021963201674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00979809437049446" calcext:value-type="float">
            <text:p>0.00979809437049446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0071501463414385" calcext:value-type="float">
            <text:p>0.0071501463414385</text:p>
          </table:table-cell>
          <table:table-cell office:value-type="float" office:value="0.712966666666667" calcext:value-type="float">
            <text:p>0.712966666666667</text:p>
          </table:table-cell>
          <table:table-cell office:value-type="float" office:value="0.00660508167608916" calcext:value-type="float">
            <text:p>0.00660508167608916</text:p>
          </table:table-cell>
          <table:table-cell office:value-type="float" office:value="0.716266666666667" calcext:value-type="float">
            <text:p>0.716266666666667</text:p>
          </table:table-cell>
          <table:table-cell office:value-type="float" office:value="0.00713791112619026" calcext:value-type="float">
            <text:p>0.00713791112619026</text:p>
          </table:table-cell>
          <table:table-cell office:value-type="float" office:value="0.713933333333333" calcext:value-type="float">
            <text:p>0.713933333333333</text:p>
          </table:table-cell>
          <table:table-cell office:value-type="float" office:value="0.00714984238351648" calcext:value-type="float">
            <text:p>0.00714984238351648</text:p>
          </table:table-cell>
          <table:table-cell office:value-type="float" office:value="0.715933333333333" calcext:value-type="float">
            <text:p>0.715933333333333</text:p>
          </table:table-cell>
          <table:table-cell office:value-type="float" office:value="0.00738002456850526" calcext:value-type="float">
            <text:p>0.0073800245685052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00554618845903022" calcext:value-type="float">
            <text:p>0.00554618845903022</text:p>
          </table:table-cell>
          <table:table-cell office:value-type="float" office:value="0.714033333333333" calcext:value-type="float">
            <text:p>0.714033333333333</text:p>
          </table:table-cell>
          <table:table-cell office:value-type="float" office:value="0.00612561981062682" calcext:value-type="float">
            <text:p>0.00612561981062682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00792658332094194" calcext:value-type="float">
            <text:p>0.007926583320941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" calcext:value-type="float">
            <text:p>0.89</text:p>
          </table:table-cell>
          <table:table-cell office:value-type="float" office:value="0.0118438920029598" calcext:value-type="float">
            <text:p>0.0118438920029598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09128709291753" calcext:value-type="float">
            <text:p>0.000912870929175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21563883525402" calcext:value-type="float">
            <text:p>0.012156388352540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2072494368132" calcext:value-type="float">
            <text:p>0.00720724943681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5" calcext:value-type="float">
            <text:p>0.00480162009696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41499665326629" calcext:value-type="float">
            <text:p>0.00414996653266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7400737347513" calcext:value-type="float">
            <text:p>0.008740073734751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1137742964254" calcext:value-type="float">
            <text:p>0.0081137742964254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35355339059327" calcext:value-type="float">
            <text:p>0.003535533905932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2360956446231" calcext:value-type="float">
            <text:p>0.006236095644623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22360679774998" calcext:value-type="float">
            <text:p>0.00223606797749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2704627669472" calcext:value-type="float">
            <text:p>0.005270462766947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62804812271389" calcext:value-type="float">
            <text:p>0.006280481227138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5192024052025" calcext:value-type="float">
            <text:p>0.006519202405202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59628479399993" calcext:value-type="float">
            <text:p>0.005962847939999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43140597018482" calcext:value-type="float">
            <text:p>0.00431405970184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79582242575421" calcext:value-type="float">
            <text:p>0.007958224257542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2804812271388" calcext:value-type="float">
            <text:p>0.006280481227138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40138648595973" calcext:value-type="float">
            <text:p>0.004013864859597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29814239699996" calcext:value-type="float">
            <text:p>0.002981423969999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9" calcext:value-type="float">
            <text:p>0.89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0116168161104921" calcext:value-type="float">
            <text:p>0.011616816110492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0073642192840963" calcext:value-type="float">
            <text:p>0.007364219284096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3013003438897" calcext:value-type="float">
            <text:p>0.0063013003438897</text:p>
          </table:table-cell>
          <table:table-cell office:value-type="float" office:value="0.892933333333333" calcext:value-type="float">
            <text:p>0.892933333333333</text:p>
          </table:table-cell>
          <table:table-cell office:value-type="float" office:value="0.00888536099314082" calcext:value-type="float">
            <text:p>0.00888536099314082</text:p>
          </table:table-cell>
          <table:table-cell office:value-type="float" office:value="0.893133333333333" calcext:value-type="float">
            <text:p>0.893133333333333</text:p>
          </table:table-cell>
          <table:table-cell office:value-type="float" office:value="0.0066064530094451" calcext:value-type="float">
            <text:p>0.0066064530094451</text:p>
          </table:table-cell>
          <table:table-cell office:value-type="float" office:value="0.892266666666667" calcext:value-type="float">
            <text:p>0.892266666666667</text:p>
          </table:table-cell>
          <table:table-cell office:value-type="float" office:value="0.00651813698347032" calcext:value-type="float">
            <text:p>0.00651813698347032</text:p>
          </table:table-cell>
          <table:table-cell office:value-type="float" office:value="0.893066666666667" calcext:value-type="float">
            <text:p>0.893066666666667</text:p>
          </table:table-cell>
          <table:table-cell office:value-type="float" office:value="0.00631025960725736" calcext:value-type="float">
            <text:p>0.00631025960725736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00704404623529332" calcext:value-type="float">
            <text:p>0.0070440462352933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0448768812353014" calcext:value-type="float">
            <text:p>0.00448768812353014</text:p>
          </table:table-cell>
          <table:table-cell office:value-type="float" office:value="0.891933333333333" calcext:value-type="float">
            <text:p>0.891933333333333</text:p>
          </table:table-cell>
          <table:table-cell office:value-type="float" office:value="0.00614929587316256" calcext:value-type="float">
            <text:p>0.00614929587316256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00529732524771406" calcext:value-type="float">
            <text:p>0.005297325247714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10958391294886" calcext:value-type="float">
            <text:p>0.00610958391294886</text:p>
          </table:table-cell>
          <table:table-cell office:value-type="float" office:value="0.890866666666667" calcext:value-type="float">
            <text:p>0.890866666666667</text:p>
          </table:table-cell>
          <table:table-cell office:value-type="float" office:value="0.00825864191950104" calcext:value-type="float">
            <text:p>0.0082586419195010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2865435379877" calcext:value-type="float">
            <text:p>0.0052865435379877</text:p>
          </table:table-cell>
          <table:table-cell office:value-type="float" office:value="0.890466666666666" calcext:value-type="float">
            <text:p>0.890466666666666</text:p>
          </table:table-cell>
          <table:table-cell office:value-type="float" office:value="0.00697247826222578" calcext:value-type="float">
            <text:p>0.00697247826222578</text:p>
          </table:table-cell>
          <table:table-cell office:value-type="float" office:value="0.889066666666667" calcext:value-type="float">
            <text:p>0.889066666666667</text:p>
          </table:table-cell>
          <table:table-cell office:value-type="float" office:value="0.0047118570602857" calcext:value-type="float">
            <text:p>0.00471185706028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01866292381863" calcext:value-type="float">
            <text:p>0.020186629238186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232916293977042" calcext:value-type="float">
            <text:p>0.02329162939770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28633534503099" calcext:value-type="float">
            <text:p>0.03286335345030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36114379062352" calcext:value-type="float">
            <text:p>0.0236114379062352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79732014613986" calcext:value-type="float">
            <text:p>0.027973201461398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4245127249413" calcext:value-type="float">
            <text:p>0.0314245127249413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90688837074972" calcext:value-type="float">
            <text:p>0.0290688837074972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70647372054487" calcext:value-type="float">
            <text:p>0.027064737205448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655" calcext:value-type="float">
            <text:p>0.655</text:p>
          </table:table-cell>
          <table:table-cell office:value-type="float" office:value="0.0244948974278317" calcext:value-type="float">
            <text:p>0.024494897427831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6019662378358" calcext:value-type="float">
            <text:p>0.035601966237835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48926926447358" calcext:value-type="float">
            <text:p>0.034892692644735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96" calcext:value-type="float">
            <text:p>0.696</text:p>
          </table:table-cell>
          <table:table-cell office:value-type="float" office:value="0.0185067555233216" calcext:value-type="float">
            <text:p>0.0185067555233216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42052627529741" calcext:value-type="float">
            <text:p>0.034205262752974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25277606521375" calcext:value-type="float">
            <text:p>0.02252776065213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07966343430853" calcext:value-type="float">
            <text:p>0.020796634343085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06155281280882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58360213655275" calcext:value-type="float">
            <text:p>0.0258360213655275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48495472795783" calcext:value-type="float">
            <text:p>0.0248495472795783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45967477524977" calcext:value-type="float">
            <text:p>0.024596747752497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2831009286926" calcext:value-type="float">
            <text:p>0.0292831009286926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43413228892761" calcext:value-type="float">
            <text:p>0.024341322889276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6" calcext:value-type="float">
            <text:p>0.66</text:p>
          </table:table-cell>
          <table:table-cell office:value-type="float" office:value="0.0322102468168127" calcext:value-type="float">
            <text:p>0.032210246816812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48926926447358" calcext:value-type="float">
            <text:p>0.03489269264473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68103246386119" calcext:value-type="float">
            <text:p>0.03681032463861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57438520459307" calcext:value-type="float">
            <text:p>0.045743852045930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14955267991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47478812037525" calcext:value-type="float">
            <text:p>0.014747881203752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50998007960222" calcext:value-type="float">
            <text:p>0.025099800796022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62202212042537" calcext:value-type="float">
            <text:p>0.026220221204253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04328167417025" calcext:value-type="float">
            <text:p>0.02043281674170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45967477524976" calcext:value-type="float">
            <text:p>0.0245967477524976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94935886896178" calcext:value-type="float">
            <text:p>0.01949358868961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58817502360183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30907842155485" calcext:value-type="float">
            <text:p>0.033090784215548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2076149339864" calcext:value-type="float">
            <text:p>0.030207614933986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2403830344268" calcext:value-type="float">
            <text:p>0.02924038303442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9" calcext:value-type="float">
            <text:p>0.69</text:p>
          </table:table-cell>
          <table:table-cell office:value-type="float" office:value="0.0145773797371131" calcext:value-type="float">
            <text:p>0.01457737973711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382426463519459" calcext:value-type="float">
            <text:p>0.0382426463519459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09544511501032" calcext:value-type="float">
            <text:p>0.010954451150103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9732014613987" calcext:value-type="float">
            <text:p>0.027973201461398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32916293977041" calcext:value-type="float">
            <text:p>0.023291629397704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07364413533276" calcext:value-type="float">
            <text:p>0.020736441353327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81513765205184" calcext:value-type="float">
            <text:p>0.028151376520518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38222584991431" calcext:value-type="float">
            <text:p>0.0238222584991431</text:p>
          </table:table-cell>
          <table:table-cell office:value-type="float" office:value="0.67" calcext:value-type="float">
            <text:p>0.67</text:p>
          </table:table-cell>
          <table:table-cell office:value-type="float" office:value="0.0276134025429681" calcext:value-type="float">
            <text:p>0.02761340254296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36114379062351" calcext:value-type="float">
            <text:p>0.023611437906235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58817502360183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02902624617219" calcext:value-type="float">
            <text:p>0.030290262461721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16794833886787" calcext:value-type="float">
            <text:p>0.021679483388678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0258505473999" calcext:value-type="float">
            <text:p>0.0290258505473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44048602908878" calcext:value-type="float">
            <text:p>0.0144048602908878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3611437906235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16217483104396" calcext:value-type="float">
            <text:p>0.02162174831043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770379035439" calcext:value-type="float">
            <text:p>0.02770379035439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6647939483826" calcext:value-type="float">
            <text:p>0.0296647939483826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31662479035539" calcext:value-type="float">
            <text:p>0.033166247903553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1350367722942" calcext:value-type="float">
            <text:p>0.0241350367722942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8120091589399" calcext:value-type="float">
            <text:p>0.0358120091589399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40831891575845" calcext:value-type="float">
            <text:p>0.02408318915758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70809924354783" calcext:value-type="float">
            <text:p>0.037080992435478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19658826364887" calcext:value-type="float">
            <text:p>0.0219658826364887</text:p>
          </table:table-cell>
          <table:table-cell office:value-type="float" office:value="0.67" calcext:value-type="float">
            <text:p>0.67</text:p>
          </table:table-cell>
          <table:table-cell office:value-type="float" office:value="0.0249999999999999" calcext:value-type="float">
            <text:p>0.0249999999999999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67861904719577" calcext:value-type="float">
            <text:p>0.0267861904719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0166496072583812" calcext:value-type="float">
            <text:p>0.0166496072583812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0350642478359864" calcext:value-type="float">
            <text:p>0.035064247835986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0265951120608868" calcext:value-type="float">
            <text:p>0.0265951120608868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73084162656662" calcext:value-type="float">
            <text:p>0.0173084162656662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0255392173692333" calcext:value-type="float">
            <text:p>0.0255392173692333</text:p>
          </table:table-cell>
          <table:table-cell office:value-type="float" office:value="0.67" calcext:value-type="float">
            <text:p>0.67</text:p>
          </table:table-cell>
          <table:table-cell office:value-type="float" office:value="0.0254547425189269" calcext:value-type="float">
            <text:p>0.0254547425189269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264715472575954" calcext:value-type="float">
            <text:p>0.0264715472575954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0275012402385378" calcext:value-type="float">
            <text:p>0.0275012402385378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0263926675432298" calcext:value-type="float">
            <text:p>0.0263926675432298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0234963514386938" calcext:value-type="float">
            <text:p>0.023496351438693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0294443621972803" calcext:value-type="float">
            <text:p>0.0294443621972803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0254263009761099" calcext:value-type="float">
            <text:p>0.025426300976109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5526072199301" calcext:value-type="float">
            <text:p>0.0345526072199301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283384425805732" calcext:value-type="float">
            <text:p>0.0283384425805732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277596606279227" calcext:value-type="float">
            <text:p>0.0277596606279227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0309831472908946" calcext:value-type="float">
            <text:p>0.03098314729089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1659021245849" calcext:value-type="float">
            <text:p>0.018165902124584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" calcext:value-type="float">
            <text:p>0.95</text:p>
          </table:table-cell>
          <table:table-cell office:value-type="float" office:value="0.0139443337755678" calcext:value-type="float">
            <text:p>0.013944333775567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8242942355517" calcext:value-type="float">
            <text:p>0.013824294235551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214216920174128" calcext:value-type="float">
            <text:p>0.02142169201741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67332005306814" calcext:value-type="float">
            <text:p>0.01673320053068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7951304200521" calcext:value-type="float">
            <text:p>0.01779513042005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5220672857951" calcext:value-type="float">
            <text:p>0.019522067285795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20185042515466" calcext:value-type="float">
            <text:p>0.012018504251546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757523510195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2" calcext:value-type="float">
            <text:p>0.0154560308258262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" calcext:value-type="float">
            <text:p>0.95</text:p>
          </table:table-cell>
          <table:table-cell office:value-type="float" office:value="0.0176383420737639" calcext:value-type="float">
            <text:p>0.017638342073763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2275485928508" calcext:value-type="float">
            <text:p>0.016227548592850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" calcext:value-type="float">
            <text:p>0.95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27801930084538" calcext:value-type="float">
            <text:p>0.0127801930084538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6059348668043" calcext:value-type="float">
            <text:p>0.01460593486680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0633487398192" calcext:value-type="float">
            <text:p>0.01406334873981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5" calcext:value-type="float">
            <text:p>0.95</text:p>
          </table:table-cell>
          <table:table-cell office:value-type="float" office:value="0.0145296631451356" calcext:value-type="float">
            <text:p>0.014529663145135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6218778278016" calcext:value-type="float">
            <text:p>0.0136218778278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.945733333333333" calcext:value-type="float">
            <text:p>0.945733333333333</text:p>
          </table:table-cell>
          <table:table-cell office:value-type="float" office:value="0.0166334267950155" calcext:value-type="float">
            <text:p>0.016633426795015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631759670755" calcext:value-type="float">
            <text:p>0.017631759670755</text:p>
          </table:table-cell>
          <table:table-cell office:value-type="float" office:value="0.951066666666667" calcext:value-type="float">
            <text:p>0.951066666666667</text:p>
          </table:table-cell>
          <table:table-cell office:value-type="float" office:value="0.0148524026547143" calcext:value-type="float">
            <text:p>0.0148524026547143</text:p>
          </table:table-cell>
          <table:table-cell office:value-type="float" office:value="0.951866666666667" calcext:value-type="float">
            <text:p>0.951866666666667</text:p>
          </table:table-cell>
          <table:table-cell office:value-type="float" office:value="0.0161155742766078" calcext:value-type="float">
            <text:p>0.016115574276607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3002563445245" calcext:value-type="float">
            <text:p>0.014300256344524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255014365266" calcext:value-type="float">
            <text:p>0.0159255014365266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160313891768661" calcext:value-type="float">
            <text:p>0.016031389176866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7435988768289" calcext:value-type="float">
            <text:p>0.014743598876828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6348113736821" calcext:value-type="float">
            <text:p>0.0156348113736821</text:p>
          </table:table-cell>
          <table:table-cell office:value-type="float" office:value="0.951066666666666" calcext:value-type="float">
            <text:p>0.951066666666666</text:p>
          </table:table-cell>
          <table:table-cell office:value-type="float" office:value="0.0154070521507914" calcext:value-type="float">
            <text:p>0.0154070521507914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014865903782842" calcext:value-type="float">
            <text:p>0.014865903782842</text:p>
          </table:table-cell>
          <table:table-cell office:value-type="float" office:value="0.950933333333333" calcext:value-type="float">
            <text:p>0.950933333333333</text:p>
          </table:table-cell>
          <table:table-cell office:value-type="float" office:value="0.0169124271347123" calcext:value-type="float">
            <text:p>0.016912427134712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8510574196186" calcext:value-type="float">
            <text:p>0.0158510574196186</text:p>
          </table:table-cell>
          <table:table-cell office:value-type="float" office:value="0.951866666666667" calcext:value-type="float">
            <text:p>0.951866666666667</text:p>
          </table:table-cell>
          <table:table-cell office:value-type="float" office:value="0.016051117654385" calcext:value-type="float">
            <text:p>0.016051117654385</text:p>
          </table:table-cell>
          <table:table-cell office:value-type="float" office:value="0.95" calcext:value-type="float">
            <text:p>0.95</text:p>
          </table:table-cell>
          <table:table-cell office:value-type="float" office:value="0.0144448995677219" calcext:value-type="float">
            <text:p>0.0144448995677219</text:p>
          </table:table-cell>
          <table:table-cell office:value-type="float" office:value="0.95" calcext:value-type="float">
            <text:p>0.95</text:p>
          </table:table-cell>
          <table:table-cell office:value-type="float" office:value="0.0144991238977329" calcext:value-type="float">
            <text:p>0.01449912389773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874666666666667" calcext:value-type="float">
            <text:p>0.874666666666667</text:p>
          </table:table-cell>
          <table:table-cell office:value-type="float" office:value="0.0184992492340155" calcext:value-type="float">
            <text:p>0.018499249234015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5195331937821" calcext:value-type="float">
            <text:p>0.013519533193782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3178210632763" calcext:value-type="float">
            <text:p>0.014317821063276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5837718690939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74562946303682" calcext:value-type="float">
            <text:p>0.017456294630368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934263292726" calcext:value-type="float">
            <text:p>0.015293426329272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52570566551278" calcext:value-type="float">
            <text:p>0.015257056655127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0185042515466" calcext:value-type="float">
            <text:p>0.01201850425154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158552479920337" calcext:value-type="float">
            <text:p>0.015855247992033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2886901662351" calcext:value-type="float">
            <text:p>0.0142886901662351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5092560861063" calcext:value-type="float">
            <text:p>0.01350925608610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8377186909394" calcext:value-type="float">
            <text:p>0.015837718690939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25277469819773" calcext:value-type="float">
            <text:p>0.012527746981977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8136573621926" calcext:value-type="float">
            <text:p>0.01481365736219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9314431608471" calcext:value-type="float">
            <text:p>0.012931443160847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40929454377398" calcext:value-type="float">
            <text:p>0.014092945437739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7739690075962" calcext:value-type="float">
            <text:p>0.01377396900759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152479506819768" calcext:value-type="float">
            <text:p>0.015247950681976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5831358598705" calcext:value-type="float">
            <text:p>0.017583135859870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42400062421958" calcext:value-type="float">
            <text:p>0.01424000624219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3206469257085" calcext:value-type="float">
            <text:p>0.015320646925708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41126420866776" calcext:value-type="float">
            <text:p>0.014112642086677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67248982724028" calcext:value-type="float">
            <text:p>0.0167248982724028</text:p>
          </table:table-cell>
          <table:table-cell office:value-type="float" office:value="0.89" calcext:value-type="float">
            <text:p>0.89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1617638574986" calcext:value-type="float">
            <text:p>0.014161763857498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3020466261566" calcext:value-type="float">
            <text:p>0.01330204662615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62446572413482" calcext:value-type="float">
            <text:p>0.016244657241348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1126420866777" calcext:value-type="float">
            <text:p>0.01411264208667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3020466261566" calcext:value-type="float">
            <text:p>0.013302046626156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6727628679958" calcext:value-type="float">
            <text:p>0.013672762867995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49071198499986" calcext:value-type="float">
            <text:p>0.014907119849998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8077363139716" calcext:value-type="float">
            <text:p>0.016807736313971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5243927439272" calcext:value-type="float">
            <text:p>0.016524392743927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37739690075961" calcext:value-type="float">
            <text:p>0.013773969007596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88" calcext:value-type="float">
            <text:p>0.88</text:p>
          </table:table-cell>
          <table:table-cell office:value-type="float" office:value="0.0184466196843155" calcext:value-type="float">
            <text:p>0.018446619684315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36116779927303" calcext:value-type="float">
            <text:p>0.0136116779927303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1340605170146" calcext:value-type="float">
            <text:p>0.013406051701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7384606462894" calcext:value-type="float">
            <text:p>0.0147384606462894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5195331937821" calcext:value-type="float">
            <text:p>0.013519533193782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38556375136" calcext:value-type="float">
            <text:p>0.0143855637513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9443337755678" calcext:value-type="float">
            <text:p>0.0139443337755678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2175457803091" calcext:value-type="float">
            <text:p>0.0112175457803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897533333333333" calcext:value-type="float">
            <text:p>0.897533333333333</text:p>
          </table:table-cell>
          <table:table-cell office:value-type="float" office:value="0.0143584824320944" calcext:value-type="float">
            <text:p>0.014358482432094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489246258599" calcext:value-type="float">
            <text:p>0.017489246258599</text:p>
          </table:table-cell>
          <table:table-cell office:value-type="float" office:value="0.893733333333333" calcext:value-type="float">
            <text:p>0.893733333333333</text:p>
          </table:table-cell>
          <table:table-cell office:value-type="float" office:value="0.0134674919427667" calcext:value-type="float">
            <text:p>0.0134674919427667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013607016879572" calcext:value-type="float">
            <text:p>0.013607016879572</text:p>
          </table:table-cell>
          <table:table-cell office:value-type="float" office:value="0.893733333333333" calcext:value-type="float">
            <text:p>0.893733333333333</text:p>
          </table:table-cell>
          <table:table-cell office:value-type="float" office:value="0.0128244007890308" calcext:value-type="float">
            <text:p>0.0128244007890308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0132548469434924" calcext:value-type="float">
            <text:p>0.0132548469434924</text:p>
          </table:table-cell>
          <table:table-cell office:value-type="float" office:value="0.891133333333333" calcext:value-type="float">
            <text:p>0.891133333333333</text:p>
          </table:table-cell>
          <table:table-cell office:value-type="float" office:value="0.0148912325002869" calcext:value-type="float">
            <text:p>0.0148912325002869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35856251307922" calcext:value-type="float">
            <text:p>0.013585625130792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57842813844139" calcext:value-type="float">
            <text:p>0.0157842813844139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013880959338879" calcext:value-type="float">
            <text:p>0.013880959338879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37101067427295" calcext:value-type="float">
            <text:p>0.0137101067427295</text:p>
          </table:table-cell>
          <table:table-cell office:value-type="float" office:value="0.888866666666667" calcext:value-type="float">
            <text:p>0.888866666666667</text:p>
          </table:table-cell>
          <table:table-cell office:value-type="float" office:value="0.0145075844461606" calcext:value-type="float">
            <text:p>0.014507584446160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4103631484644" calcext:value-type="float">
            <text:p>0.014103631484644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2201199071887" calcext:value-type="float">
            <text:p>0.014220119907188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867149278633" calcext:value-type="float">
            <text:p>0.01486714927863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7367247160815" calcext:value-type="float">
            <text:p>0.01273672471608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224845626053867" calcext:value-type="float">
            <text:p>0.022484562605386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25339250415407" calcext:value-type="float">
            <text:p>0.022533925041540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8561808316412" calcext:value-type="float">
            <text:p>0.018856180831641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4560308258262" calcext:value-type="float">
            <text:p>0.015456030825826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73205080756887" calcext:value-type="float">
            <text:p>0.017320508075688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2973414586817" calcext:value-type="float">
            <text:p>0.0229734145868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0237893119751" calcext:value-type="float">
            <text:p>0.01402378931197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219342451684827" calcext:value-type="float">
            <text:p>0.0219342451684827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9150146121482" calcext:value-type="float">
            <text:p>0.0189150146121482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250111086430721" calcext:value-type="float">
            <text:p>0.025011108643072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78574603146384" calcext:value-type="float">
            <text:p>0.017857460314638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2" calcext:value-type="float">
            <text:p>0.92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2" calcext:value-type="float">
            <text:p>0.92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8983891408488" calcext:value-type="float">
            <text:p>0.016898389140848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2" calcext:value-type="float">
            <text:p>0.01386442289539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5251790546172" calcext:value-type="float">
            <text:p>0.021525179054617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5400640077266" calcext:value-type="float">
            <text:p>0.013540064007726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2064803878506" calcext:value-type="float">
            <text:p>0.019206480387850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42212028327799" calcext:value-type="float">
            <text:p>0.024221202832779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77951304200522" calcext:value-type="float">
            <text:p>0.0177951304200522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6347191994114" calcext:value-type="float">
            <text:p>0.01563471919941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34994089760194" calcext:value-type="float">
            <text:p>0.023499408976019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6347191994114" calcext:value-type="float">
            <text:p>0.01563471919941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1659021245849" calcext:value-type="float">
            <text:p>0.018165902124584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34994089760194" calcext:value-type="float">
            <text:p>0.023499408976019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6638416050035" calcext:value-type="float">
            <text:p>0.0196638416050035</text:p>
          </table:table-cell>
          <table:table-cell office:value-type="float" office:value="0.92" calcext:value-type="float">
            <text:p>0.92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71593835683117" calcext:value-type="float">
            <text:p>0.017159383568311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4" calcext:value-type="float">
            <text:p>0.016931233465600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8815056660955" calcext:value-type="float">
            <text:p>0.0158815056660955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6" calcext:value-type="float">
            <text:p>0.0142594997574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913866666666667" calcext:value-type="float">
            <text:p>0.913866666666667</text:p>
          </table:table-cell>
          <table:table-cell office:value-type="float" office:value="0.0213098344056978" calcext:value-type="float">
            <text:p>0.0213098344056978</text:p>
          </table:table-cell>
          <table:table-cell office:value-type="float" office:value="0.910133333333333" calcext:value-type="float">
            <text:p>0.910133333333333</text:p>
          </table:table-cell>
          <table:table-cell office:value-type="float" office:value="0.0151826389651931" calcext:value-type="float">
            <text:p>0.0151826389651931</text:p>
          </table:table-cell>
          <table:table-cell office:value-type="float" office:value="0.916266666666667" calcext:value-type="float">
            <text:p>0.916266666666667</text:p>
          </table:table-cell>
          <table:table-cell office:value-type="float" office:value="0.0186664506655586" calcext:value-type="float">
            <text:p>0.0186664506655586</text:p>
          </table:table-cell>
          <table:table-cell office:value-type="float" office:value="0.917466666666667" calcext:value-type="float">
            <text:p>0.917466666666667</text:p>
          </table:table-cell>
          <table:table-cell office:value-type="float" office:value="0.0237530108938863" calcext:value-type="float">
            <text:p>0.023753010893886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70744641286337" calcext:value-type="float">
            <text:p>0.0170744641286337</text:p>
          </table:table-cell>
          <table:table-cell office:value-type="float" office:value="0.917866666666667" calcext:value-type="float">
            <text:p>0.917866666666667</text:p>
          </table:table-cell>
          <table:table-cell office:value-type="float" office:value="0.0174755447994615" calcext:value-type="float">
            <text:p>0.0174755447994615</text:p>
          </table:table-cell>
          <table:table-cell office:value-type="float" office:value="0.918533333333333" calcext:value-type="float">
            <text:p>0.918533333333333</text:p>
          </table:table-cell>
          <table:table-cell office:value-type="float" office:value="0.0163744023620699" calcext:value-type="float">
            <text:p>0.016374402362069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0179633892081761" calcext:value-type="float">
            <text:p>0.0179633892081761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153981116339964" calcext:value-type="float">
            <text:p>0.015398111633996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77550228175883" calcext:value-type="float">
            <text:p>0.017755022817588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7581312765669" calcext:value-type="float">
            <text:p>0.0147581312765669</text:p>
          </table:table-cell>
          <table:table-cell office:value-type="float" office:value="0.917866666666667" calcext:value-type="float">
            <text:p>0.917866666666667</text:p>
          </table:table-cell>
          <table:table-cell office:value-type="float" office:value="0.0163792885119443" calcext:value-type="float">
            <text:p>0.016379288511944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1770225977254" calcext:value-type="float">
            <text:p>0.0151770225977254</text:p>
          </table:table-cell>
          <table:table-cell office:value-type="float" office:value="0.915466666666667" calcext:value-type="float">
            <text:p>0.915466666666667</text:p>
          </table:table-cell>
          <table:table-cell office:value-type="float" office:value="0.017693000517358" calcext:value-type="float">
            <text:p>0.01769300051735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2580716363999" calcext:value-type="float">
            <text:p>0.0152580716363999</text:p>
          </table:table-cell>
          <table:table-cell office:value-type="float" office:value="0.915866666666667" calcext:value-type="float">
            <text:p>0.915866666666667</text:p>
          </table:table-cell>
          <table:table-cell office:value-type="float" office:value="0.0141212041077392" calcext:value-type="float">
            <text:p>0.01412120410773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5333333333333" calcext:value-type="float">
            <text:p>0.935333333333333</text:p>
          </table:table-cell>
          <table:table-cell office:value-type="float" office:value="0.0135092560861062" calcext:value-type="float">
            <text:p>0.013509256086106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211060141639" calcext:value-type="float">
            <text:p>0.012110601416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28560405171179" calcext:value-type="float">
            <text:p>0.0128560405171179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7739690075962" calcext:value-type="float">
            <text:p>0.0137739690075962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0085309892613797" calcext:value-type="float">
            <text:p>0.0085309892613797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134886783801988" calcext:value-type="float">
            <text:p>0.013488678380198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3040192168611" calcext:value-type="float">
            <text:p>0.012304019216861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185042515465" calcext:value-type="float">
            <text:p>0.012018504251546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0930408615292" calcext:value-type="float">
            <text:p>0.01109304086152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4624992426996" calcext:value-type="float">
            <text:p>0.01146249924269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26600860098886" calcext:value-type="float">
            <text:p>0.012660086009888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22814222846269" calcext:value-type="float">
            <text:p>0.012281422284626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5409255338946" calcext:value-type="float">
            <text:p>0.01054092553389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6333333333333" calcext:value-type="float">
            <text:p>0.936333333333333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19953694769644" calcext:value-type="float">
            <text:p>0.011995369476964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327586051576" calcext:value-type="float">
            <text:p>0.010632758605157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2740233382816" calcext:value-type="float">
            <text:p>0.0102740233382816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2133806403742" calcext:value-type="float">
            <text:p>0.0122133806403742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02469507659595" calcext:value-type="float">
            <text:p>0.010246950765959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5666666666666" calcext:value-type="float">
            <text:p>0.935666666666666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1742392963486" calcext:value-type="float">
            <text:p>0.009174239296348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185042515466" calcext:value-type="float">
            <text:p>0.012018504251546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9752746785575" calcext:value-type="float">
            <text:p>0.008975274678557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1430097669644" calcext:value-type="float">
            <text:p>0.011143009766964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88191710368819" calcext:value-type="float">
            <text:p>0.008819171036881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547254269972" calcext:value-type="float">
            <text:p>0.00854725426997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5666666666667" calcext:value-type="float">
            <text:p>0.935666666666667</text:p>
          </table:table-cell>
          <table:table-cell office:value-type="float" office:value="0.0139741825441696" calcext:value-type="float">
            <text:p>0.013974182544169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27257394458806" calcext:value-type="float">
            <text:p>0.012725739445880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79407528330478" calcext:value-type="float">
            <text:p>0.007940752833047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85472542699721" calcext:value-type="float">
            <text:p>0.0085472542699721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82999330653258" calcext:value-type="float">
            <text:p>0.0082999330653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37006167673294" calcext:value-type="float">
            <text:p>0.013700616767329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0091543174822683" calcext:value-type="float">
            <text:p>0.0091543174822683</text:p>
          </table:table-cell>
          <table:table-cell office:value-type="float" office:value="0.952066666666667" calcext:value-type="float">
            <text:p>0.952066666666667</text:p>
          </table:table-cell>
          <table:table-cell office:value-type="float" office:value="0.0120542319290049" calcext:value-type="float">
            <text:p>0.0120542319290049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25758065248192" calcext:value-type="float">
            <text:p>0.0125758065248192</text:p>
          </table:table-cell>
          <table:table-cell office:value-type="float" office:value="0.956066666666667" calcext:value-type="float">
            <text:p>0.956066666666667</text:p>
          </table:table-cell>
          <table:table-cell office:value-type="float" office:value="0.0117270398553007" calcext:value-type="float">
            <text:p>0.011727039855300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10653830462434" calcext:value-type="float">
            <text:p>0.0110653830462434</text:p>
          </table:table-cell>
          <table:table-cell office:value-type="float" office:value="0.955866666666667" calcext:value-type="float">
            <text:p>0.955866666666667</text:p>
          </table:table-cell>
          <table:table-cell office:value-type="float" office:value="0.0103766969497853" calcext:value-type="float">
            <text:p>0.0103766969497853</text:p>
          </table:table-cell>
          <table:table-cell office:value-type="float" office:value="0.954733333333333" calcext:value-type="float">
            <text:p>0.954733333333333</text:p>
          </table:table-cell>
          <table:table-cell office:value-type="float" office:value="0.0115805913107167" calcext:value-type="float">
            <text:p>0.0115805913107167</text:p>
          </table:table-cell>
          <table:table-cell office:value-type="float" office:value="0.956733333333333" calcext:value-type="float">
            <text:p>0.956733333333333</text:p>
          </table:table-cell>
          <table:table-cell office:value-type="float" office:value="0.0111224861608245" calcext:value-type="float">
            <text:p>0.0111224861608245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114768346472005" calcext:value-type="float">
            <text:p>0.011476834647200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8213303055692" calcext:value-type="float">
            <text:p>0.00998213303055692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00993087554985698" calcext:value-type="float">
            <text:p>0.00993087554985698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0737699957505" calcext:value-type="float">
            <text:p>0.011073769995750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6030620823196" calcext:value-type="float">
            <text:p>0.010603062082319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009664877028633" calcext:value-type="float">
            <text:p>0.0096648770286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8195125755703" calcext:value-type="float">
            <text:p>0.00981951257557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13490087672889" calcext:value-type="float">
            <text:p>0.0113490087672889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8414273587185" calcext:value-type="float">
            <text:p>0.008414273587185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8386991009991" calcext:value-type="float">
            <text:p>0.009838699100999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105261578935526" calcext:value-type="float">
            <text:p>0.010526157893552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5365774725667" calcext:value-type="float">
            <text:p>0.007536577472566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5421708935184" calcext:value-type="float">
            <text:p>0.00654217089351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99398189118313" calcext:value-type="float">
            <text:p>0.0099398189118313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6332756630338" calcext:value-type="float">
            <text:p>0.0096332756630338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17888543819998" calcext:value-type="float">
            <text:p>0.001788854381999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49799598391954" calcext:value-type="float">
            <text:p>0.004979959839195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3358966777358" calcext:value-type="float">
            <text:p>0.004335896677735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101390334845092" calcext:value-type="float">
            <text:p>0.010139033484509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10090871556183" calcext:value-type="float">
            <text:p>0.011009087155618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87863530545955" calcext:value-type="float">
            <text:p>0.0087863530545955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30331501776206" calcext:value-type="float">
            <text:p>0.00303315017762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91651513899116" calcext:value-type="float">
            <text:p>0.009165151389911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17888543819998" calcext:value-type="float">
            <text:p>0.0017888543819998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3358966777357" calcext:value-type="float">
            <text:p>0.00433589667773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17888543819998" calcext:value-type="float">
            <text:p>0.0017888543819998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101390334845092" calcext:value-type="float">
            <text:p>0.010139033484509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86717933554715" calcext:value-type="float">
            <text:p>0.00867179335547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30331501776206" calcext:value-type="float">
            <text:p>0.003033150177620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52915026221291" calcext:value-type="float">
            <text:p>0.005291502622129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10954451150103" calcext:value-type="float">
            <text:p>0.00109544511501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4833147735479" calcext:value-type="float">
            <text:p>0.007483314773547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852813742385" calcext:value-type="float">
            <text:p>0.0084852813742385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4296702484026" calcext:value-type="float">
            <text:p>0.007429670248402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37416573867739" calcext:value-type="float">
            <text:p>0.00374165738677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65726706900619" calcext:value-type="float">
            <text:p>0.006572670690061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32863353450309" calcext:value-type="float">
            <text:p>0.003286335345030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30331501776206" calcext:value-type="float">
            <text:p>0.0030331501776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255592156107586" calcext:value-type="float">
            <text:p>0.00255592156107586</text:p>
          </table:table-cell>
          <table:table-cell office:value-type="float" office:value="0.90328" calcext:value-type="float">
            <text:p>0.90328</text:p>
          </table:table-cell>
          <table:table-cell office:value-type="float" office:value="0.0080245842430774" calcext:value-type="float">
            <text:p>0.0080245842430774</text:p>
          </table:table-cell>
          <table:table-cell office:value-type="float" office:value="0.91704" calcext:value-type="float">
            <text:p>0.91704</text:p>
          </table:table-cell>
          <table:table-cell office:value-type="float" office:value="0.0101844459386972" calcext:value-type="float">
            <text:p>0.0101844459386972</text:p>
          </table:table-cell>
          <table:table-cell office:value-type="float" office:value="0.91736" calcext:value-type="float">
            <text:p>0.91736</text:p>
          </table:table-cell>
          <table:table-cell office:value-type="float" office:value="0.00863249927325528" calcext:value-type="float">
            <text:p>0.00863249927325528</text:p>
          </table:table-cell>
          <table:table-cell office:value-type="float" office:value="0.91768" calcext:value-type="float">
            <text:p>0.91768</text:p>
          </table:table-cell>
          <table:table-cell office:value-type="float" office:value="0.00677904319851236" calcext:value-type="float">
            <text:p>0.00677904319851236</text:p>
          </table:table-cell>
          <table:table-cell office:value-type="float" office:value="0.91624" calcext:value-type="float">
            <text:p>0.91624</text:p>
          </table:table-cell>
          <table:table-cell office:value-type="float" office:value="0.00400221714223998" calcext:value-type="float">
            <text:p>0.00400221714223998</text:p>
          </table:table-cell>
          <table:table-cell office:value-type="float" office:value="0.91688" calcext:value-type="float">
            <text:p>0.91688</text:p>
          </table:table-cell>
          <table:table-cell office:value-type="float" office:value="0.00751586915636762" calcext:value-type="float">
            <text:p>0.00751586915636762</text:p>
          </table:table-cell>
          <table:table-cell office:value-type="float" office:value="0.91528" calcext:value-type="float">
            <text:p>0.91528</text:p>
          </table:table-cell>
          <table:table-cell office:value-type="float" office:value="0.00468694253471802" calcext:value-type="float">
            <text:p>0.0046869425347180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02626452268454" calcext:value-type="float">
            <text:p>0.0070262645226845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77469860633566" calcext:value-type="float">
            <text:p>0.00577469860633566</text:p>
          </table:table-cell>
          <table:table-cell office:value-type="float" office:value="0.91528" calcext:value-type="float">
            <text:p>0.91528</text:p>
          </table:table-cell>
          <table:table-cell office:value-type="float" office:value="0.00590049842120204" calcext:value-type="float">
            <text:p>0.00590049842120204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00488854068357274" calcext:value-type="float">
            <text:p>0.00488854068357274</text:p>
          </table:table-cell>
          <table:table-cell office:value-type="float" office:value="0.91688" calcext:value-type="float">
            <text:p>0.91688</text:p>
          </table:table-cell>
          <table:table-cell office:value-type="float" office:value="0.00545526492955302" calcext:value-type="float">
            <text:p>0.00545526492955302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00411292030919462" calcext:value-type="float">
            <text:p>0.0041129203091946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26164439379816" calcext:value-type="float">
            <text:p>0.00526164439379816</text:p>
          </table:table-cell>
          <table:table-cell office:value-type="float" office:value="0.91536" calcext:value-type="float">
            <text:p>0.91536</text:p>
          </table:table-cell>
          <table:table-cell office:value-type="float" office:value="0.00458750603728678" calcext:value-type="float">
            <text:p>0.0045875060372867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2261083810919" calcext:value-type="float">
            <text:p>0.022610838109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4629120178362" calcext:value-type="float">
            <text:p>0.013462912017836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78009831189179" calcext:value-type="float">
            <text:p>0.0178009831189179</text:p>
          </table:table-cell>
          <table:table-cell office:value-type="float" office:value="0.89" calcext:value-type="float">
            <text:p>0.89</text:p>
          </table:table-cell>
          <table:table-cell office:value-type="float" office:value="0.0142521928137392" calcext:value-type="float">
            <text:p>0.014252192813739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4621760313347" calcext:value-type="float">
            <text:p>0.021462176031334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9" calcext:value-type="float">
            <text:p>0.89</text:p>
          </table:table-cell>
          <table:table-cell office:value-type="float" office:value="0.0135784756140002" calcext:value-type="float">
            <text:p>0.013578475614000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92516233081784" calcext:value-type="float">
            <text:p>0.019251623308178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0933146190931" calcext:value-type="float">
            <text:p>0.010093314619093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3500814330087" calcext:value-type="float">
            <text:p>0.015350081433008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5831239517769" calcext:value-type="float">
            <text:p>0.016583123951776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7306232264971" calcext:value-type="float">
            <text:p>0.01773062322649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40831891575845" calcext:value-type="float">
            <text:p>0.024083189157584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2403817689117" calcext:value-type="float">
            <text:p>0.016240381768911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6201915172134" calcext:value-type="float">
            <text:p>0.0146201915172134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5612494995996" calcext:value-type="float">
            <text:p>0.0156124949959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38631664034" calcext:value-type="float">
            <text:p>0.013738631664034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243811729525" calcext:value-type="float">
            <text:p>0.012624381172952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4515371403624" calcext:value-type="float">
            <text:p>0.0154515371403624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806701271484" calcext:value-type="float">
            <text:p>0.0138067012714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259446526282391" calcext:value-type="float">
            <text:p>0.025944652628239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5534896815419" calcext:value-type="float">
            <text:p>0.01755348968154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4265380462535" calcext:value-type="float">
            <text:p>0.014426538046253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76776695296637" calcext:value-type="float">
            <text:p>0.017677669529663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3237575438662" calcext:value-type="float">
            <text:p>0.012323757543866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181426326464" calcext:value-type="float">
            <text:p>0.013181426326464</text:p>
          </table:table-cell>
          <table:table-cell office:value-type="float" office:value="0.89" calcext:value-type="float">
            <text:p>0.89</text:p>
          </table:table-cell>
          <table:table-cell office:value-type="float" office:value="0.0161051234084063" calcext:value-type="float">
            <text:p>0.016105123408406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170661444638" calcext:value-type="float">
            <text:p>0.01217066144463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3743686707645" calcext:value-type="float">
            <text:p>0.012374368670764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2574776339959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8705702481038" calcext:value-type="float">
            <text:p>0.01587057024810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8009831189179" calcext:value-type="float">
            <text:p>0.01780098311891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257477633995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57718102955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15920231193696" calcext:value-type="float">
            <text:p>0.01159202311936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9" calcext:value-type="float">
            <text:p>0.89</text:p>
          </table:table-cell>
          <table:table-cell office:value-type="float" office:value="0.013806701271484" calcext:value-type="float">
            <text:p>0.01380670127148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41996900806601" calcext:value-type="float">
            <text:p>0.02419969008066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092560861062" calcext:value-type="float">
            <text:p>0.013509256086106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4717484467657" calcext:value-type="float">
            <text:p>0.015471748446765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6201915172134" calcext:value-type="float">
            <text:p>0.0146201915172134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2300609401127" calcext:value-type="float">
            <text:p>0.017230060940112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101106021268" calcext:value-type="float">
            <text:p>0.013110110602126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2983738762488" calcext:value-type="float">
            <text:p>0.012298373876248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2361025271221" calcext:value-type="float">
            <text:p>0.011236102527122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32994360782703" calcext:value-type="float">
            <text:p>0.013299436078270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820881404958" calcext:value-type="float">
            <text:p>0.012820881404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41946813495936" calcext:value-type="float">
            <text:p>0.0241946813495936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136366301188849" calcext:value-type="float">
            <text:p>0.013636630118884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0166383289392437" calcext:value-type="float">
            <text:p>0.0166383289392437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40628084393071" calcext:value-type="float">
            <text:p>0.0140628084393071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80574183081638" calcext:value-type="float">
            <text:p>0.018057418308163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22172376328826" calcext:value-type="float">
            <text:p>0.0122172376328826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50013597126016" calcext:value-type="float">
            <text:p>0.015001359712601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0156015790150067" calcext:value-type="float">
            <text:p>0.0156015790150067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0147595216216925" calcext:value-type="float">
            <text:p>0.014759521621692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11957864305031" calcext:value-type="float">
            <text:p>0.011957864305031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3922334608608" calcext:value-type="float">
            <text:p>0.01392233460860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36303841981326" calcext:value-type="float">
            <text:p>0.013630384198132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4467526013982" calcext:value-type="float">
            <text:p>0.0144467526013982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1753002427751" calcext:value-type="float">
            <text:p>0.011753002427751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49314799779235" calcext:value-type="float">
            <text:p>0.0149314799779235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48070954845054" calcext:value-type="float">
            <text:p>0.014807095484505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34065934065934" calcext:value-type="float">
            <text:p>0.834065934065934</text:p>
          </table:table-cell>
          <table:table-cell office:value-type="float" office:value="0.0155731514062134" calcext:value-type="float">
            <text:p>0.0155731514062134</text:p>
          </table:table-cell>
          <table:table-cell office:value-type="float" office:value="0.798705738705739" calcext:value-type="float">
            <text:p>0.798705738705739</text:p>
          </table:table-cell>
          <table:table-cell office:value-type="float" office:value="0.0360081106028178" calcext:value-type="float">
            <text:p>0.0360081106028178</text:p>
          </table:table-cell>
          <table:table-cell office:value-type="float" office:value="0.82962148962149" calcext:value-type="float">
            <text:p>0.82962148962149</text:p>
          </table:table-cell>
          <table:table-cell office:value-type="float" office:value="0.0202770037239565" calcext:value-type="float">
            <text:p>0.0202770037239565</text:p>
          </table:table-cell>
          <table:table-cell office:value-type="float" office:value="0.80984126984127" calcext:value-type="float">
            <text:p>0.80984126984127</text:p>
          </table:table-cell>
          <table:table-cell office:value-type="float" office:value="0.0507843750335761" calcext:value-type="float">
            <text:p>0.0507843750335761</text:p>
          </table:table-cell>
          <table:table-cell office:value-type="float" office:value="0.840757020757021" calcext:value-type="float">
            <text:p>0.840757020757021</text:p>
          </table:table-cell>
          <table:table-cell office:value-type="float" office:value="0.0437267967139212" calcext:value-type="float">
            <text:p>0.0437267967139212</text:p>
          </table:table-cell>
          <table:table-cell office:value-type="float" office:value="0.838632478632479" calcext:value-type="float">
            <text:p>0.838632478632479</text:p>
          </table:table-cell>
          <table:table-cell office:value-type="float" office:value="0.0345787675130871" calcext:value-type="float">
            <text:p>0.0345787675130871</text:p>
          </table:table-cell>
          <table:table-cell office:value-type="float" office:value="0.834114774114774" calcext:value-type="float">
            <text:p>0.834114774114774</text:p>
          </table:table-cell>
          <table:table-cell office:value-type="float" office:value="0.018558334918878" calcext:value-type="float">
            <text:p>0.018558334918878</text:p>
          </table:table-cell>
          <table:table-cell office:value-type="float" office:value="0.842979242979243" calcext:value-type="float">
            <text:p>0.842979242979243</text:p>
          </table:table-cell>
          <table:table-cell office:value-type="float" office:value="0.0412250228060981" calcext:value-type="float">
            <text:p>0.0412250228060981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350243939528311" calcext:value-type="float">
            <text:p>0.0350243939528311</text:p>
          </table:table-cell>
          <table:table-cell office:value-type="float" office:value="0.847423687423687" calcext:value-type="float">
            <text:p>0.847423687423687</text:p>
          </table:table-cell>
          <table:table-cell office:value-type="float" office:value="0.0397294359879748" calcext:value-type="float">
            <text:p>0.0397294359879748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340800886125713" calcext:value-type="float">
            <text:p>0.0340800886125713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12045101235182" calcext:value-type="float">
            <text:p>0.012045101235182</text:p>
          </table:table-cell>
          <table:table-cell office:value-type="float" office:value="0.856068376068376" calcext:value-type="float">
            <text:p>0.856068376068376</text:p>
          </table:table-cell>
          <table:table-cell office:value-type="float" office:value="0.042635624808113" calcext:value-type="float">
            <text:p>0.042635624808113</text:p>
          </table:table-cell>
          <table:table-cell office:value-type="float" office:value="0.836312576312576" calcext:value-type="float">
            <text:p>0.836312576312576</text:p>
          </table:table-cell>
          <table:table-cell office:value-type="float" office:value="0.0222809472418414" calcext:value-type="float">
            <text:p>0.0222809472418414</text:p>
          </table:table-cell>
          <table:table-cell office:value-type="float" office:value="0.82971916971917" calcext:value-type="float">
            <text:p>0.82971916971917</text:p>
          </table:table-cell>
          <table:table-cell office:value-type="float" office:value="0.039809283832852" calcext:value-type="float">
            <text:p>0.039809283832852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361375521568083" calcext:value-type="float">
            <text:p>0.036137552156808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27448107448107" calcext:value-type="float">
            <text:p>0.827448107448107</text:p>
          </table:table-cell>
          <table:table-cell office:value-type="float" office:value="0.0182412842190611" calcext:value-type="float">
            <text:p>0.0182412842190611</text:p>
          </table:table-cell>
          <table:table-cell office:value-type="float" office:value="0.834065934065934" calcext:value-type="float">
            <text:p>0.834065934065934</text:p>
          </table:table-cell>
          <table:table-cell office:value-type="float" office:value="0.0476740391905359" calcext:value-type="float">
            <text:p>0.0476740391905359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297884762884534" calcext:value-type="float">
            <text:p>0.0297884762884534</text:p>
          </table:table-cell>
          <table:table-cell office:value-type="float" office:value="0.814188034188034" calcext:value-type="float">
            <text:p>0.814188034188034</text:p>
          </table:table-cell>
          <table:table-cell office:value-type="float" office:value="0.0222449199115085" calcext:value-type="float">
            <text:p>0.0222449199115085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4962148962149" calcext:value-type="float">
            <text:p>0.84962148962149</text:p>
          </table:table-cell>
          <table:table-cell office:value-type="float" office:value="0.0271689371294599" calcext:value-type="float">
            <text:p>0.0271689371294599</text:p>
          </table:table-cell>
          <table:table-cell office:value-type="float" office:value="0.840659340659341" calcext:value-type="float">
            <text:p>0.840659340659341</text:p>
          </table:table-cell>
          <table:table-cell office:value-type="float" office:value="0.0205346125305592" calcext:value-type="float">
            <text:p>0.0205346125305592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05892608730224" calcext:value-type="float">
            <text:p>0.0305892608730224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80920484873662" calcext:value-type="float">
            <text:p>0.0380920484873662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286468588843389" calcext:value-type="float">
            <text:p>0.0286468588843389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426491724053819" calcext:value-type="float">
            <text:p>0.0426491724053819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20290753933096" calcext:value-type="float">
            <text:p>0.0320290753933096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55155654030385" calcext:value-type="float">
            <text:p>0.0355155654030385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03276718961142" calcext:value-type="float">
            <text:p>0.0203276718961142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72729897231512" calcext:value-type="float">
            <text:p>0.0372729897231512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214503192605595" calcext:value-type="float">
            <text:p>0.021450319260559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20854700854701" calcext:value-type="float">
            <text:p>0.820854700854701</text:p>
          </table:table-cell>
          <table:table-cell office:value-type="float" office:value="0.0245773928183579" calcext:value-type="float">
            <text:p>0.0245773928183579</text:p>
          </table:table-cell>
          <table:table-cell office:value-type="float" office:value="0.840708180708181" calcext:value-type="float">
            <text:p>0.840708180708181</text:p>
          </table:table-cell>
          <table:table-cell office:value-type="float" office:value="0.0319472817024327" calcext:value-type="float">
            <text:p>0.0319472817024327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6696561487773" calcext:value-type="float">
            <text:p>0.036696561487773</text:p>
          </table:table-cell>
          <table:table-cell office:value-type="float" office:value="0.820805860805861" calcext:value-type="float">
            <text:p>0.820805860805861</text:p>
          </table:table-cell>
          <table:table-cell office:value-type="float" office:value="0.0250608232601623" calcext:value-type="float">
            <text:p>0.0250608232601623</text:p>
          </table:table-cell>
          <table:table-cell office:value-type="float" office:value="0.862832722832723" calcext:value-type="float">
            <text:p>0.862832722832723</text:p>
          </table:table-cell>
          <table:table-cell office:value-type="float" office:value="0.0277190943140934" calcext:value-type="float">
            <text:p>0.0277190943140934</text:p>
          </table:table-cell>
          <table:table-cell office:value-type="float" office:value="0.862881562881563" calcext:value-type="float">
            <text:p>0.862881562881563</text:p>
          </table:table-cell>
          <table:table-cell office:value-type="float" office:value="0.0314457006239833" calcext:value-type="float">
            <text:p>0.0314457006239833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225875985686993" calcext:value-type="float">
            <text:p>0.0225875985686993</text:p>
          </table:table-cell>
          <table:table-cell office:value-type="float" office:value="0.862881562881563" calcext:value-type="float">
            <text:p>0.862881562881563</text:p>
          </table:table-cell>
          <table:table-cell office:value-type="float" office:value="0.0284910895784727" calcext:value-type="float">
            <text:p>0.0284910895784727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47399267399267" calcext:value-type="float">
            <text:p>0.847399267399267</text:p>
          </table:table-cell>
          <table:table-cell office:value-type="float" office:value="0.0235973135938788" calcext:value-type="float">
            <text:p>0.0235973135938788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91900499580377" calcext:value-type="float">
            <text:p>0.0391900499580377</text:p>
          </table:table-cell>
          <table:table-cell office:value-type="float" office:value="0.860610500610501" calcext:value-type="float">
            <text:p>0.860610500610501</text:p>
          </table:table-cell>
          <table:table-cell office:value-type="float" office:value="0.0300098901195774" calcext:value-type="float">
            <text:p>0.0300098901195774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550252908998" calcext:value-type="float">
            <text:p>0.03550252908998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56140622227851" calcext:value-type="float">
            <text:p>0.0256140622227851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30368726159243" calcext:value-type="float">
            <text:p>0.0330368726159243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339199325552763" calcext:value-type="float">
            <text:p>0.033919932555276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27448107448107" calcext:value-type="float">
            <text:p>0.827448107448107</text:p>
          </table:table-cell>
          <table:table-cell office:value-type="float" office:value="0.0251920693126245" calcext:value-type="float">
            <text:p>0.0251920693126245</text:p>
          </table:table-cell>
          <table:table-cell office:value-type="float" office:value="0.845152625152625" calcext:value-type="float">
            <text:p>0.845152625152625</text:p>
          </table:table-cell>
          <table:table-cell office:value-type="float" office:value="0.0281644516904534" calcext:value-type="float">
            <text:p>0.0281644516904534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296769364105061" calcext:value-type="float">
            <text:p>0.0296769364105061</text:p>
          </table:table-cell>
          <table:table-cell office:value-type="float" office:value="0.820805860805861" calcext:value-type="float">
            <text:p>0.820805860805861</text:p>
          </table:table-cell>
          <table:table-cell office:value-type="float" office:value="0.023797404636123" calcext:value-type="float">
            <text:p>0.023797404636123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96115077609212" calcext:value-type="float">
            <text:p>0.0396115077609212</text:p>
          </table:table-cell>
          <table:table-cell office:value-type="float" office:value="0.854065934065934" calcext:value-type="float">
            <text:p>0.854065934065934</text:p>
          </table:table-cell>
          <table:table-cell office:value-type="float" office:value="0.0280381868470673" calcext:value-type="float">
            <text:p>0.0280381868470673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29523873178508" calcext:value-type="float">
            <text:p>0.0229523873178508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70081622964959" calcext:value-type="float">
            <text:p>0.0370081622964959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227381114246742" calcext:value-type="float">
            <text:p>0.0227381114246742</text:p>
          </table:table-cell>
          <table:table-cell office:value-type="float" office:value="0.86065934065934" calcext:value-type="float">
            <text:p>0.86065934065934</text:p>
          </table:table-cell>
          <table:table-cell office:value-type="float" office:value="0.0226904935279838" calcext:value-type="float">
            <text:p>0.0226904935279838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66965614877729" calcext:value-type="float">
            <text:p>0.0366965614877729</text:p>
          </table:table-cell>
          <table:table-cell office:value-type="float" office:value="0.862832722832723" calcext:value-type="float">
            <text:p>0.862832722832723</text:p>
          </table:table-cell>
          <table:table-cell office:value-type="float" office:value="0.0243158032404644" calcext:value-type="float">
            <text:p>0.0243158032404644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55155654030385" calcext:value-type="float">
            <text:p>0.0355155654030385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28734364208549" calcext:value-type="float">
            <text:p>0.028734364208549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25865780472306" calcext:value-type="float">
            <text:p>0.0258657804723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18413381063926" calcext:value-type="float">
            <text:p>0.03184133810639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31892551892552" calcext:value-type="float">
            <text:p>0.831892551892552</text:p>
          </table:table-cell>
          <table:table-cell office:value-type="float" office:value="0.0303686347602099" calcext:value-type="float">
            <text:p>0.0303686347602099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286860458379963" calcext:value-type="float">
            <text:p>0.0286860458379963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61396354592599" calcext:value-type="float">
            <text:p>0.0361396354592599</text:p>
          </table:table-cell>
          <table:table-cell office:value-type="float" office:value="0.825250305250305" calcext:value-type="float">
            <text:p>0.825250305250305</text:p>
          </table:table-cell>
          <table:table-cell office:value-type="float" office:value="0.0283597609071069" calcext:value-type="float">
            <text:p>0.0283597609071069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05892608730224" calcext:value-type="float">
            <text:p>0.0305892608730224</text:p>
          </table:table-cell>
          <table:table-cell office:value-type="float" office:value="0.86065934065934" calcext:value-type="float">
            <text:p>0.86065934065934</text:p>
          </table:table-cell>
          <table:table-cell office:value-type="float" office:value="0.0252114430182027" calcext:value-type="float">
            <text:p>0.0252114430182027</text:p>
          </table:table-cell>
          <table:table-cell office:value-type="float" office:value="0.862832722832723" calcext:value-type="float">
            <text:p>0.862832722832723</text:p>
          </table:table-cell>
          <table:table-cell office:value-type="float" office:value="0.0277190943140934" calcext:value-type="float">
            <text:p>0.0277190943140934</text:p>
          </table:table-cell>
          <table:table-cell office:value-type="float" office:value="0.858437118437118" calcext:value-type="float">
            <text:p>0.858437118437118</text:p>
          </table:table-cell>
          <table:table-cell office:value-type="float" office:value="0.0377360101799263" calcext:value-type="float">
            <text:p>0.0377360101799263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73273473278282" calcext:value-type="float">
            <text:p>0.0373273473278282</text:p>
          </table:table-cell>
          <table:table-cell office:value-type="float" office:value="0.854065934065934" calcext:value-type="float">
            <text:p>0.854065934065934</text:p>
          </table:table-cell>
          <table:table-cell office:value-type="float" office:value="0.0322249958437805" calcext:value-type="float">
            <text:p>0.0322249958437805</text:p>
          </table:table-cell>
          <table:table-cell office:value-type="float" office:value="0.858437118437118" calcext:value-type="float">
            <text:p>0.858437118437118</text:p>
          </table:table-cell>
          <table:table-cell office:value-type="float" office:value="0.0429884862132995" calcext:value-type="float">
            <text:p>0.0429884862132995</text:p>
          </table:table-cell>
          <table:table-cell office:value-type="float" office:value="0.858437118437118" calcext:value-type="float">
            <text:p>0.858437118437118</text:p>
          </table:table-cell>
          <table:table-cell office:value-type="float" office:value="0.023830740992589" calcext:value-type="float">
            <text:p>0.023830740992589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4051296458013" calcext:value-type="float">
            <text:p>0.0364051296458013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321342144694319" calcext:value-type="float">
            <text:p>0.0321342144694319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40211564742002" calcext:value-type="float">
            <text:p>0.034021156474200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66828579075424" calcext:value-type="float">
            <text:p>0.0266828579075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82834188034188" calcext:value-type="float">
            <text:p>0.82834188034188</text:p>
          </table:table-cell>
          <table:table-cell office:value-type="float" office:value="0.0227905065032934" calcext:value-type="float">
            <text:p>0.0227905065032934</text:p>
          </table:table-cell>
          <table:table-cell office:value-type="float" office:value="0.833196581196581" calcext:value-type="float">
            <text:p>0.833196581196581</text:p>
          </table:table-cell>
          <table:table-cell office:value-type="float" office:value="0.0344959858048472" calcext:value-type="float">
            <text:p>0.0344959858048472</text:p>
          </table:table-cell>
          <table:table-cell office:value-type="float" office:value="0.850437118437118" calcext:value-type="float">
            <text:p>0.850437118437118</text:p>
          </table:table-cell>
          <table:table-cell office:value-type="float" office:value="0.0305157226739898" calcext:value-type="float">
            <text:p>0.0305157226739898</text:p>
          </table:table-cell>
          <table:table-cell office:value-type="float" office:value="0.818178266178266" calcext:value-type="float">
            <text:p>0.818178266178266</text:p>
          </table:table-cell>
          <table:table-cell office:value-type="float" office:value="0.0300494567496954" calcext:value-type="float">
            <text:p>0.0300494567496954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52548095262931" calcext:value-type="float">
            <text:p>0.0352548095262931</text:p>
          </table:table-cell>
          <table:table-cell office:value-type="float" office:value="0.853172161172161" calcext:value-type="float">
            <text:p>0.853172161172161</text:p>
          </table:table-cell>
          <table:table-cell office:value-type="float" office:value="0.0292886070263601" calcext:value-type="float">
            <text:p>0.0292886070263601</text:p>
          </table:table-cell>
          <table:table-cell office:value-type="float" office:value="0.847345543345543" calcext:value-type="float">
            <text:p>0.847345543345543</text:p>
          </table:table-cell>
          <table:table-cell office:value-type="float" office:value="0.0224704055300161" calcext:value-type="float">
            <text:p>0.0224704055300161</text:p>
          </table:table-cell>
          <table:table-cell office:value-type="float" office:value="0.855340659340659" calcext:value-type="float">
            <text:p>0.855340659340659</text:p>
          </table:table-cell>
          <table:table-cell office:value-type="float" office:value="0.0350099091468031" calcext:value-type="float">
            <text:p>0.0350099091468031</text:p>
          </table:table-cell>
          <table:table-cell office:value-type="float" office:value="0.854388278388278" calcext:value-type="float">
            <text:p>0.854388278388278</text:p>
          </table:table-cell>
          <table:table-cell office:value-type="float" office:value="0.0335618578324414" calcext:value-type="float">
            <text:p>0.0335618578324414</text:p>
          </table:table-cell>
          <table:table-cell office:value-type="float" office:value="0.851824175824176" calcext:value-type="float">
            <text:p>0.851824175824176</text:p>
          </table:table-cell>
          <table:table-cell office:value-type="float" office:value="0.0293778195675914" calcext:value-type="float">
            <text:p>0.0293778195675914</text:p>
          </table:table-cell>
          <table:table-cell office:value-type="float" office:value="0.853074481074481" calcext:value-type="float">
            <text:p>0.853074481074481</text:p>
          </table:table-cell>
          <table:table-cell office:value-type="float" office:value="0.0391208717354127" calcext:value-type="float">
            <text:p>0.0391208717354127</text:p>
          </table:table-cell>
          <table:table-cell office:value-type="float" office:value="0.853094017094017" calcext:value-type="float">
            <text:p>0.853094017094017</text:p>
          </table:table-cell>
          <table:table-cell office:value-type="float" office:value="0.0244461221962245" calcext:value-type="float">
            <text:p>0.0244461221962245</text:p>
          </table:table-cell>
          <table:table-cell office:value-type="float" office:value="0.854808302808303" calcext:value-type="float">
            <text:p>0.854808302808303</text:p>
          </table:table-cell>
          <table:table-cell office:value-type="float" office:value="0.0371148828699943" calcext:value-type="float">
            <text:p>0.0371148828699943</text:p>
          </table:table-cell>
          <table:table-cell office:value-type="float" office:value="0.856634920634921" calcext:value-type="float">
            <text:p>0.856634920634921</text:p>
          </table:table-cell>
          <table:table-cell office:value-type="float" office:value="0.0258182520077443" calcext:value-type="float">
            <text:p>0.0258182520077443</text:p>
          </table:table-cell>
          <table:table-cell office:value-type="float" office:value="0.852634920634921" calcext:value-type="float">
            <text:p>0.852634920634921</text:p>
          </table:table-cell>
          <table:table-cell office:value-type="float" office:value="0.0340012166236867" calcext:value-type="float">
            <text:p>0.0340012166236867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300063999973158" calcext:value-type="float">
            <text:p>0.030006399997315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132101359667594" calcext:value-type="float">
            <text:p>0.0132101359667594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32662763831881" calcext:value-type="float">
            <text:p>0.0132662763831881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094135492134077" calcext:value-type="float">
            <text:p>0.0094135492134077</text:p>
          </table:table-cell>
          <table:table-cell office:value-type="float" office:value="0.985433311214333" calcext:value-type="float">
            <text:p>0.985433311214333</text:p>
          </table:table-cell>
          <table:table-cell office:value-type="float" office:value="0.0138486364063851" calcext:value-type="float">
            <text:p>0.0138486364063851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54270268187509" calcext:value-type="float">
            <text:p>0.0154270268187509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114981782449022" calcext:value-type="float">
            <text:p>0.01149817824490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1322682756405" calcext:value-type="float">
            <text:p>0.009132268275640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7272761177685" calcext:value-type="float">
            <text:p>0.007272761177685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134598517900489" calcext:value-type="float">
            <text:p>0.0134598517900489</text:p>
          </table:table-cell>
          <table:table-cell office:value-type="float" office:value="0.985441274054413" calcext:value-type="float">
            <text:p>0.985441274054413</text:p>
          </table:table-cell>
          <table:table-cell office:value-type="float" office:value="0.01800245738479" calcext:value-type="float">
            <text:p>0.01800245738479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47652769231405" calcext:value-type="float">
            <text:p>0.0147652769231405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6234508739909" calcext:value-type="float">
            <text:p>0.0096234508739909</text:p>
          </table:table-cell>
          <table:table-cell office:value-type="float" office:value="0.985433311214333" calcext:value-type="float">
            <text:p>0.985433311214333</text:p>
          </table:table-cell>
          <table:table-cell office:value-type="float" office:value="0.0133590753578469" calcext:value-type="float">
            <text:p>0.013359075357846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8932613227214" calcext:value-type="float">
            <text:p>0.011893261322721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3251493032515" calcext:value-type="float">
            <text:p>0.983251493032515</text:p>
          </table:table-cell>
          <table:table-cell office:value-type="float" office:value="0.0146789154940133" calcext:value-type="float">
            <text:p>0.0146789154940133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813942692795" calcext:value-type="float">
            <text:p>0.009281394269279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124418063253412" calcext:value-type="float">
            <text:p>0.012441806325341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086909149721035" calcext:value-type="float">
            <text:p>0.0086909149721035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15013126635922" calcext:value-type="float">
            <text:p>0.01150131266359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3981420039814" calcext:value-type="float">
            <text:p>0.983981420039814</text:p>
          </table:table-cell>
          <table:table-cell office:value-type="float" office:value="0.016781248592197" calcext:value-type="float">
            <text:p>0.016781248592197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53481536356702" calcext:value-type="float">
            <text:p>0.015348153635670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29619415030219" calcext:value-type="float">
            <text:p>0.0129619415030219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52983914276562" calcext:value-type="float">
            <text:p>0.015298391427656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58520899842772" calcext:value-type="float">
            <text:p>0.015852089984277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3981420039814" calcext:value-type="float">
            <text:p>0.983981420039814</text:p>
          </table:table-cell>
          <table:table-cell office:value-type="float" office:value="0.0151234170189692" calcext:value-type="float">
            <text:p>0.015123417018969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44111536323559" calcext:value-type="float">
            <text:p>0.01441115363235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.984125812873258" calcext:value-type="float">
            <text:p>0.984125812873258</text:p>
          </table:table-cell>
          <table:table-cell office:value-type="float" office:value="0.015018421699919" calcext:value-type="float">
            <text:p>0.015018421699919</text:p>
          </table:table-cell>
          <table:table-cell office:value-type="float" office:value="0.987472329130723" calcext:value-type="float">
            <text:p>0.987472329130723</text:p>
          </table:table-cell>
          <table:table-cell office:value-type="float" office:value="0.0113939076471513" calcext:value-type="float">
            <text:p>0.0113939076471513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09108413483688" calcext:value-type="float">
            <text:p>0.0109108413483688</text:p>
          </table:table-cell>
          <table:table-cell office:value-type="float" office:value="0.986453616456536" calcext:value-type="float">
            <text:p>0.986453616456536</text:p>
          </table:table-cell>
          <table:table-cell office:value-type="float" office:value="0.0125793122905817" calcext:value-type="float">
            <text:p>0.0125793122905817</text:p>
          </table:table-cell>
          <table:table-cell office:value-type="float" office:value="0.986891572660916" calcext:value-type="float">
            <text:p>0.986891572660916</text:p>
          </table:table-cell>
          <table:table-cell office:value-type="float" office:value="0.0135337503235391" calcext:value-type="float">
            <text:p>0.0135337503235391</text:p>
          </table:table-cell>
          <table:table-cell office:value-type="float" office:value="0.986598540145985" calcext:value-type="float">
            <text:p>0.986598540145985</text:p>
          </table:table-cell>
          <table:table-cell office:value-type="float" office:value="0.0125160534430459" calcext:value-type="float">
            <text:p>0.0125160534430459</text:p>
          </table:table-cell>
          <table:table-cell office:value-type="float" office:value="0.987472329130723" calcext:value-type="float">
            <text:p>0.987472329130723</text:p>
          </table:table-cell>
          <table:table-cell office:value-type="float" office:value="0.00971589070401146" calcext:value-type="float">
            <text:p>0.00971589070401146</text:p>
          </table:table-cell>
          <table:table-cell office:value-type="float" office:value="0.988787259455873" calcext:value-type="float">
            <text:p>0.988787259455873</text:p>
          </table:table-cell>
          <table:table-cell office:value-type="float" office:value="0.0133518737929957" calcext:value-type="float">
            <text:p>0.0133518737929957</text:p>
          </table:table-cell>
          <table:table-cell office:value-type="float" office:value="0.988493165228932" calcext:value-type="float">
            <text:p>0.988493165228932</text:p>
          </table:table-cell>
          <table:table-cell office:value-type="float" office:value="0.0108507748473176" calcext:value-type="float">
            <text:p>0.0108507748473176</text:p>
          </table:table-cell>
          <table:table-cell office:value-type="float" office:value="0.986162707365627" calcext:value-type="float">
            <text:p>0.986162707365627</text:p>
          </table:table-cell>
          <table:table-cell office:value-type="float" office:value="0.0121056621039744" calcext:value-type="float">
            <text:p>0.0121056621039744</text:p>
          </table:table-cell>
          <table:table-cell office:value-type="float" office:value="0.98587498341075" calcext:value-type="float">
            <text:p>0.98587498341075</text:p>
          </table:table-cell>
          <table:table-cell office:value-type="float" office:value="0.0150254849268613" calcext:value-type="float">
            <text:p>0.0150254849268613</text:p>
          </table:table-cell>
          <table:table-cell office:value-type="float" office:value="0.986600132714001" calcext:value-type="float">
            <text:p>0.986600132714001</text:p>
          </table:table-cell>
          <table:table-cell office:value-type="float" office:value="0.0122776726583717" calcext:value-type="float">
            <text:p>0.0122776726583717</text:p>
          </table:table-cell>
          <table:table-cell office:value-type="float" office:value="0.98718195089582" calcext:value-type="float">
            <text:p>0.98718195089582</text:p>
          </table:table-cell>
          <table:table-cell office:value-type="float" office:value="0.0110689721605983" calcext:value-type="float">
            <text:p>0.0110689721605983</text:p>
          </table:table-cell>
          <table:table-cell office:value-type="float" office:value="0.987183543463835" calcext:value-type="float">
            <text:p>0.987183543463835</text:p>
          </table:table-cell>
          <table:table-cell office:value-type="float" office:value="0.0130599089868461" calcext:value-type="float">
            <text:p>0.013059908986846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19907100199" calcext:value-type="float">
            <text:p>0.987619907100199</text:p>
          </table:table-cell>
          <table:table-cell office:value-type="float" office:value="0.0121279402418467" calcext:value-type="float">
            <text:p>0.012127940241846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5673175745118" calcext:value-type="float">
            <text:p>0.945673175745118</text:p>
          </table:table-cell>
          <table:table-cell office:value-type="float" office:value="0.0205142646509868" calcext:value-type="float">
            <text:p>0.0205142646509868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050533239218702" calcext:value-type="float">
            <text:p>0.0050533239218702</text:p>
          </table:table-cell>
          <table:table-cell office:value-type="float" office:value="0.945662898252826" calcext:value-type="float">
            <text:p>0.945662898252826</text:p>
          </table:table-cell>
          <table:table-cell office:value-type="float" office:value="0.0147314327895529" calcext:value-type="float">
            <text:p>0.0147314327895529</text:p>
          </table:table-cell>
          <table:table-cell office:value-type="float" office:value="0.94710174717369" calcext:value-type="float">
            <text:p>0.94710174717369</text:p>
          </table:table-cell>
          <table:table-cell office:value-type="float" office:value="0.0205178428566256" calcext:value-type="float">
            <text:p>0.0205178428566256</text:p>
          </table:table-cell>
          <table:table-cell office:value-type="float" office:value="0.949969167523124" calcext:value-type="float">
            <text:p>0.949969167523124</text:p>
          </table:table-cell>
          <table:table-cell office:value-type="float" office:value="0.0207719980459048" calcext:value-type="float">
            <text:p>0.020771998045904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28910135566572" calcext:value-type="float">
            <text:p>0.0128910135566572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38608854459867" calcext:value-type="float">
            <text:p>0.0138608854459867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221936312539478" calcext:value-type="float">
            <text:p>0.0221936312539478</text:p>
          </table:table-cell>
          <table:table-cell office:value-type="float" office:value="0.961397738951696" calcext:value-type="float">
            <text:p>0.961397738951696</text:p>
          </table:table-cell>
          <table:table-cell office:value-type="float" office:value="0.0107717361700685" calcext:value-type="float">
            <text:p>0.0107717361700685</text:p>
          </table:table-cell>
          <table:table-cell office:value-type="float" office:value="0.947081192189106" calcext:value-type="float">
            <text:p>0.947081192189106</text:p>
          </table:table-cell>
          <table:table-cell office:value-type="float" office:value="0.0080500881734965" calcext:value-type="float">
            <text:p>0.0080500881734965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63997912619864" calcext:value-type="float">
            <text:p>0.0163997912619864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85752132832467" calcext:value-type="float">
            <text:p>0.0185752132832467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6" calcext:value-type="float">
            <text:p>0.010047819130076</text:p>
          </table:table-cell>
          <table:table-cell office:value-type="float" office:value="0.95568345323741" calcext:value-type="float">
            <text:p>0.95568345323741</text:p>
          </table:table-cell>
          <table:table-cell office:value-type="float" office:value="0.0136754673627912" calcext:value-type="float">
            <text:p>0.0136754673627912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12949944216842" calcext:value-type="float">
            <text:p>0.01129499442168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4244604316547" calcext:value-type="float">
            <text:p>0.944244604316547</text:p>
          </table:table-cell>
          <table:table-cell office:value-type="float" office:value="0.0203859312280785" calcext:value-type="float">
            <text:p>0.020385931228078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29194557590557" calcext:value-type="float">
            <text:p>0.0129194557590557</text:p>
          </table:table-cell>
          <table:table-cell office:value-type="float" office:value="0.94710174717369" calcext:value-type="float">
            <text:p>0.94710174717369</text:p>
          </table:table-cell>
          <table:table-cell office:value-type="float" office:value="0.0205178428566256" calcext:value-type="float">
            <text:p>0.0205178428566256</text:p>
          </table:table-cell>
          <table:table-cell office:value-type="float" office:value="0.952826310380267" calcext:value-type="float">
            <text:p>0.952826310380267</text:p>
          </table:table-cell>
          <table:table-cell office:value-type="float" office:value="0.0178731988417735" calcext:value-type="float">
            <text:p>0.0178731988417735</text:p>
          </table:table-cell>
          <table:table-cell office:value-type="float" office:value="0.951387461459404" calcext:value-type="float">
            <text:p>0.951387461459404</text:p>
          </table:table-cell>
          <table:table-cell office:value-type="float" office:value="0.011649379971924" calcext:value-type="float">
            <text:p>0.011649379971924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16682696954446" calcext:value-type="float">
            <text:p>0.0116682696954446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32947119354543" calcext:value-type="float">
            <text:p>0.013294711935454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95165777206603" calcext:value-type="float">
            <text:p>0.0095165777206603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42217990960477" calcext:value-type="float">
            <text:p>0.014221799096047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2816032887975" calcext:value-type="float">
            <text:p>0.942816032887975</text:p>
          </table:table-cell>
          <table:table-cell office:value-type="float" office:value="0.0201304567530107" calcext:value-type="float">
            <text:p>0.020130456753010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44234326824255" calcext:value-type="float">
            <text:p>0.944234326824255</text:p>
          </table:table-cell>
          <table:table-cell office:value-type="float" office:value="0.0169782259619083" calcext:value-type="float">
            <text:p>0.0169782259619083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092247578505293" calcext:value-type="float">
            <text:p>0.0092247578505293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2816032887975" calcext:value-type="float">
            <text:p>0.942816032887975</text:p>
          </table:table-cell>
          <table:table-cell office:value-type="float" office:value="0.0201304567530107" calcext:value-type="float">
            <text:p>0.020130456753010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42816032887975" calcext:value-type="float">
            <text:p>0.942816032887975</text:p>
          </table:table-cell>
          <table:table-cell office:value-type="float" office:value="0.0241620925761049" calcext:value-type="float">
            <text:p>0.0241620925761049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42217990960477" calcext:value-type="float">
            <text:p>0.0142217990960477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8" calcext:value-type="float">
            <text:p>0.0058844140899368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81771806757924" calcext:value-type="float">
            <text:p>0.0081771806757924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8" calcext:value-type="float">
            <text:p>0.008065670922603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1387461459404" calcext:value-type="float">
            <text:p>0.941387461459404</text:p>
          </table:table-cell>
          <table:table-cell office:value-type="float" office:value="0.0203787278650811" calcext:value-type="float">
            <text:p>0.020378727865081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39948612538541" calcext:value-type="float">
            <text:p>0.939948612538541</text:p>
          </table:table-cell>
          <table:table-cell office:value-type="float" office:value="0.0211157013185812" calcext:value-type="float">
            <text:p>0.0211157013185812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1700136194194" calcext:value-type="float">
            <text:p>0.011700136194194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086434107342056" calcext:value-type="float">
            <text:p>0.0086434107342056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12537367360265" calcext:value-type="float">
            <text:p>0.0112537367360265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00109316850038" calcext:value-type="float">
            <text:p>0.010010931685003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8" calcext:value-type="float">
            <text:p>0.008065670922603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.943387461459404" calcext:value-type="float">
            <text:p>0.943387461459404</text:p>
          </table:table-cell>
          <table:table-cell office:value-type="float" office:value="0.0203079674500336" calcext:value-type="float">
            <text:p>0.0203079674500336</text:p>
          </table:table-cell>
          <table:table-cell office:value-type="float" office:value="0.95393627954779" calcext:value-type="float">
            <text:p>0.95393627954779</text:p>
          </table:table-cell>
          <table:table-cell office:value-type="float" office:value="0.0118168843624513" calcext:value-type="float">
            <text:p>0.0118168843624513</text:p>
          </table:table-cell>
          <table:table-cell office:value-type="float" office:value="0.95337923946557" calcext:value-type="float">
            <text:p>0.95337923946557</text:p>
          </table:table-cell>
          <table:table-cell office:value-type="float" office:value="0.0116454311199268" calcext:value-type="float">
            <text:p>0.0116454311199268</text:p>
          </table:table-cell>
          <table:table-cell office:value-type="float" office:value="0.94424049331963" calcext:value-type="float">
            <text:p>0.94424049331963</text:p>
          </table:table-cell>
          <table:table-cell office:value-type="float" office:value="0.0206583411139691" calcext:value-type="float">
            <text:p>0.0206583411139691</text:p>
          </table:table-cell>
          <table:table-cell office:value-type="float" office:value="0.951954779033916" calcext:value-type="float">
            <text:p>0.951954779033916</text:p>
          </table:table-cell>
          <table:table-cell office:value-type="float" office:value="0.0153653474711578" calcext:value-type="float">
            <text:p>0.0153653474711578</text:p>
          </table:table-cell>
          <table:table-cell office:value-type="float" office:value="0.949950668036999" calcext:value-type="float">
            <text:p>0.949950668036999</text:p>
          </table:table-cell>
          <table:table-cell office:value-type="float" office:value="0.0113260722418728" calcext:value-type="float">
            <text:p>0.0113260722418728</text:p>
          </table:table-cell>
          <table:table-cell office:value-type="float" office:value="0.955093525179856" calcext:value-type="float">
            <text:p>0.955093525179856</text:p>
          </table:table-cell>
          <table:table-cell office:value-type="float" office:value="0.0108279029598613" calcext:value-type="float">
            <text:p>0.0108279029598613</text:p>
          </table:table-cell>
          <table:table-cell office:value-type="float" office:value="0.950236382322713" calcext:value-type="float">
            <text:p>0.950236382322713</text:p>
          </table:table-cell>
          <table:table-cell office:value-type="float" office:value="0.0133066373364023" calcext:value-type="float">
            <text:p>0.0133066373364023</text:p>
          </table:table-cell>
          <table:table-cell office:value-type="float" office:value="0.957954779033916" calcext:value-type="float">
            <text:p>0.957954779033916</text:p>
          </table:table-cell>
          <table:table-cell office:value-type="float" office:value="0.00952179014852154" calcext:value-type="float">
            <text:p>0.00952179014852154</text:p>
          </table:table-cell>
          <table:table-cell office:value-type="float" office:value="0.953368961973279" calcext:value-type="float">
            <text:p>0.953368961973279</text:p>
          </table:table-cell>
          <table:table-cell office:value-type="float" office:value="0.00659030198163578" calcext:value-type="float">
            <text:p>0.00659030198163578</text:p>
          </table:table-cell>
          <table:table-cell office:value-type="float" office:value="0.953944501541624" calcext:value-type="float">
            <text:p>0.953944501541624</text:p>
          </table:table-cell>
          <table:table-cell office:value-type="float" office:value="0.00789765328943336" calcext:value-type="float">
            <text:p>0.00789765328943336</text:p>
          </table:table-cell>
          <table:table-cell office:value-type="float" office:value="0.951946557040082" calcext:value-type="float">
            <text:p>0.951946557040082</text:p>
          </table:table-cell>
          <table:table-cell office:value-type="float" office:value="0.0112802708759854" calcext:value-type="float">
            <text:p>0.0112802708759854</text:p>
          </table:table-cell>
          <table:table-cell office:value-type="float" office:value="0.953652620760535" calcext:value-type="float">
            <text:p>0.953652620760535</text:p>
          </table:table-cell>
          <table:table-cell office:value-type="float" office:value="0.005183470452383" calcext:value-type="float">
            <text:p>0.005183470452383</text:p>
          </table:table-cell>
          <table:table-cell office:value-type="float" office:value="0.953081192189106" calcext:value-type="float">
            <text:p>0.953081192189106</text:p>
          </table:table-cell>
          <table:table-cell office:value-type="float" office:value="0.00814814984710468" calcext:value-type="float">
            <text:p>0.00814814984710468</text:p>
          </table:table-cell>
          <table:table-cell office:value-type="float" office:value="0.955087358684481" calcext:value-type="float">
            <text:p>0.955087358684481</text:p>
          </table:table-cell>
          <table:table-cell office:value-type="float" office:value="0.00860187808346184" calcext:value-type="float">
            <text:p>0.00860187808346184</text:p>
          </table:table-cell>
          <table:table-cell office:value-type="float" office:value="0.952509763617677" calcext:value-type="float">
            <text:p>0.952509763617677</text:p>
          </table:table-cell>
          <table:table-cell office:value-type="float" office:value="0.00616978364400448" calcext:value-type="float">
            <text:p>0.0061697836440044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10841148881181" calcext:value-type="float">
            <text:p>0.0410841148881181</text:p>
          </table:table-cell>
          <table:table-cell office:value-type="float" office:value="0.721330956625074" calcext:value-type="float">
            <text:p>0.721330956625074</text:p>
          </table:table-cell>
          <table:table-cell office:value-type="float" office:value="0.0431361074204496" calcext:value-type="float">
            <text:p>0.0431361074204496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14209507703947" calcext:value-type="float">
            <text:p>0.014209507703947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297090139081592" calcext:value-type="float">
            <text:p>0.0297090139081592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57921849219245" calcext:value-type="float">
            <text:p>0.0357921849219245</text:p>
          </table:table-cell>
          <table:table-cell office:value-type="float" office:value="0.746091163738223" calcext:value-type="float">
            <text:p>0.746091163738223</text:p>
          </table:table-cell>
          <table:table-cell office:value-type="float" office:value="0.0331604680506978" calcext:value-type="float">
            <text:p>0.0331604680506978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48070447435501" calcext:value-type="float">
            <text:p>0.0348070447435501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415039686668669" calcext:value-type="float">
            <text:p>0.041503968666866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34254845351223" calcext:value-type="float">
            <text:p>0.0334254845351223</text:p>
          </table:table-cell>
          <table:table-cell office:value-type="float" office:value="0.743391902215432" calcext:value-type="float">
            <text:p>0.743391902215432</text:p>
          </table:table-cell>
          <table:table-cell office:value-type="float" office:value="0.0477054064145057" calcext:value-type="float">
            <text:p>0.0477054064145057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256300760524573" calcext:value-type="float">
            <text:p>0.0256300760524573</text:p>
          </table:table-cell>
          <table:table-cell office:value-type="float" office:value="0.735625159154571" calcext:value-type="float">
            <text:p>0.735625159154571</text:p>
          </table:table-cell>
          <table:table-cell office:value-type="float" office:value="0.0257209614031873" calcext:value-type="float">
            <text:p>0.0257209614031873</text:p>
          </table:table-cell>
          <table:table-cell office:value-type="float" office:value="0.772065189712249" calcext:value-type="float">
            <text:p>0.772065189712249</text:p>
          </table:table-cell>
          <table:table-cell office:value-type="float" office:value="0.0275845330214313" calcext:value-type="float">
            <text:p>0.0275845330214313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44342487215205" calcext:value-type="float">
            <text:p>0.044342487215205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34139422697732" calcext:value-type="float">
            <text:p>0.0334139422697732</text:p>
          </table:table-cell>
          <table:table-cell office:value-type="float" office:value="0.766827943298532" calcext:value-type="float">
            <text:p>0.766827943298532</text:p>
          </table:table-cell>
          <table:table-cell office:value-type="float" office:value="0.043204900284029" calcext:value-type="float">
            <text:p>0.04320490028402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90213715849586" calcext:value-type="float">
            <text:p>0.0390213715849586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52672796364685" calcext:value-type="float">
            <text:p>0.052672796364685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244204612455492" calcext:value-type="float">
            <text:p>0.0244204612455492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468434617289667" calcext:value-type="float">
            <text:p>0.046843461728966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292386579322677" calcext:value-type="float">
            <text:p>0.0292386579322677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53425723491756" calcext:value-type="float">
            <text:p>0.045342572349175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6221965450416" calcext:value-type="float">
            <text:p>0.036221965450416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24539769467096" calcext:value-type="float">
            <text:p>0.0424539769467096</text:p>
          </table:table-cell>
          <table:table-cell office:value-type="float" office:value="0.762948815889992" calcext:value-type="float">
            <text:p>0.762948815889992</text:p>
          </table:table-cell>
          <table:table-cell office:value-type="float" office:value="0.0289729419119145" calcext:value-type="float">
            <text:p>0.0289729419119145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493937334925889" calcext:value-type="float">
            <text:p>0.0493937334925889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286371224361549" calcext:value-type="float">
            <text:p>0.0286371224361549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98235593618053" calcext:value-type="float">
            <text:p>0.0398235593618053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00421977717832" calcext:value-type="float">
            <text:p>0.0200421977717832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327847551511054" calcext:value-type="float">
            <text:p>0.0327847551511054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257131167679494" calcext:value-type="float">
            <text:p>0.0257131167679494</text:p>
          </table:table-cell>
          <table:table-cell office:value-type="float" office:value="0.761624649859944" calcext:value-type="float">
            <text:p>0.761624649859944</text:p>
          </table:table-cell>
          <table:table-cell office:value-type="float" office:value="0.0393977242628641" calcext:value-type="float">
            <text:p>0.039397724262864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32075713174006" calcext:value-type="float">
            <text:p>0.032075713174006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533982102282279" calcext:value-type="float">
            <text:p>0.0533982102282279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296530725199661" calcext:value-type="float">
            <text:p>0.0296530725199661</text:p>
          </table:table-cell>
          <table:table-cell office:value-type="float" office:value="0.759052711993889" calcext:value-type="float">
            <text:p>0.759052711993889</text:p>
          </table:table-cell>
          <table:table-cell office:value-type="float" office:value="0.0367036117253938" calcext:value-type="float">
            <text:p>0.0367036117253938</text:p>
          </table:table-cell>
          <table:table-cell office:value-type="float" office:value="0.764222052457347" calcext:value-type="float">
            <text:p>0.764222052457347</text:p>
          </table:table-cell>
          <table:table-cell office:value-type="float" office:value="0.0357563629695569" calcext:value-type="float">
            <text:p>0.035756362969556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410337959789027" calcext:value-type="float">
            <text:p>0.0410337959789027</text:p>
          </table:table-cell>
          <table:table-cell office:value-type="float" office:value="0.764239028944911" calcext:value-type="float">
            <text:p>0.764239028944911</text:p>
          </table:table-cell>
          <table:table-cell office:value-type="float" office:value="0.0358815720475834" calcext:value-type="float">
            <text:p>0.0358815720475834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424525640553238" calcext:value-type="float">
            <text:p>0.0424525640553238</text:p>
          </table:table-cell>
          <table:table-cell office:value-type="float" office:value="0.760325948561243" calcext:value-type="float">
            <text:p>0.760325948561243</text:p>
          </table:table-cell>
          <table:table-cell office:value-type="float" office:value="0.0338389669809236" calcext:value-type="float">
            <text:p>0.033838966980923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312233329669397" calcext:value-type="float">
            <text:p>0.0312233329669397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767239735506" calcext:value-type="float">
            <text:p>0.0320767239735506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75250271853537" calcext:value-type="float">
            <text:p>0.0375250271853537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37093158414272" calcext:value-type="float">
            <text:p>0.0337093158414272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66084310501446" calcext:value-type="float">
            <text:p>0.0366084310501446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235574763551738" calcext:value-type="float">
            <text:p>0.0235574763551738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91123498563175" calcext:value-type="float">
            <text:p>0.029112349856317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6853408029879" calcext:value-type="float">
            <text:p>0.766853408029879</text:p>
          </table:table-cell>
          <table:table-cell office:value-type="float" office:value="0.0310231317681124" calcext:value-type="float">
            <text:p>0.0310231317681124</text:p>
          </table:table-cell>
          <table:table-cell office:value-type="float" office:value="0.748629148629149" calcext:value-type="float">
            <text:p>0.748629148629149</text:p>
          </table:table-cell>
          <table:table-cell office:value-type="float" office:value="0.0470146172774099" calcext:value-type="float">
            <text:p>0.0470146172774099</text:p>
          </table:table-cell>
          <table:table-cell office:value-type="float" office:value="0.765537730243613" calcext:value-type="float">
            <text:p>0.765537730243613</text:p>
          </table:table-cell>
          <table:table-cell office:value-type="float" office:value="0.0372276581586353" calcext:value-type="float">
            <text:p>0.0372276581586353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75840226377622" calcext:value-type="float">
            <text:p>0.0375840226377622</text:p>
          </table:table-cell>
          <table:table-cell office:value-type="float" office:value="0.756404379933792" calcext:value-type="float">
            <text:p>0.756404379933792</text:p>
          </table:table-cell>
          <table:table-cell office:value-type="float" office:value="0.0397963504403847" calcext:value-type="float">
            <text:p>0.0397963504403847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77363252498897" calcext:value-type="float">
            <text:p>0.0377363252498897</text:p>
          </table:table-cell>
          <table:table-cell office:value-type="float" office:value="0.761641626347509" calcext:value-type="float">
            <text:p>0.761641626347509</text:p>
          </table:table-cell>
          <table:table-cell office:value-type="float" office:value="0.0358657856761131" calcext:value-type="float">
            <text:p>0.0358657856761131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377111784395728" calcext:value-type="float">
            <text:p>0.0377111784395728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28206839555516" calcext:value-type="float">
            <text:p>0.0328206839555516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53831706459902" calcext:value-type="float">
            <text:p>0.0353831706459902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22412870013218" calcext:value-type="float">
            <text:p>0.0322412870013218</text:p>
          </table:table-cell>
          <table:table-cell office:value-type="float" office:value="0.761607673372379" calcext:value-type="float">
            <text:p>0.761607673372379</text:p>
          </table:table-cell>
          <table:table-cell office:value-type="float" office:value="0.0433798049477831" calcext:value-type="float">
            <text:p>0.0433798049477831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60978023501122" calcext:value-type="float">
            <text:p>0.036097802350112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9362897795228" calcext:value-type="float">
            <text:p>0.039362897795228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279575485467849" calcext:value-type="float">
            <text:p>0.0279575485467849</text:p>
          </table:table-cell>
          <table:table-cell office:value-type="float" office:value="0.768126644597233" calcext:value-type="float">
            <text:p>0.768126644597233</text:p>
          </table:table-cell>
          <table:table-cell office:value-type="float" office:value="0.0440047250579614" calcext:value-type="float">
            <text:p>0.044004725057961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41548013193385" calcext:value-type="float">
            <text:p>0.0341548013193385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360620716979514" calcext:value-type="float">
            <text:p>0.0360620716979514</text:p>
          </table:table-cell>
          <table:table-cell office:value-type="float" office:value="0.764239028944911" calcext:value-type="float">
            <text:p>0.764239028944911</text:p>
          </table:table-cell>
          <table:table-cell office:value-type="float" office:value="0.0361588724113463" calcext:value-type="float">
            <text:p>0.0361588724113463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42531480055885" calcext:value-type="float">
            <text:p>0.0342531480055885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9968139741955" calcext:value-type="float">
            <text:p>0.0349968139741955</text:p>
          </table:table-cell>
          <table:table-cell office:value-type="float" office:value="0.751209574738987" calcext:value-type="float">
            <text:p>0.751209574738987</text:p>
          </table:table-cell>
          <table:table-cell office:value-type="float" office:value="0.0436722720414306" calcext:value-type="float">
            <text:p>0.0436722720414306</text:p>
          </table:table-cell>
          <table:table-cell office:value-type="float" office:value="0.760334436805025" calcext:value-type="float">
            <text:p>0.760334436805025</text:p>
          </table:table-cell>
          <table:table-cell office:value-type="float" office:value="0.0311407798333266" calcext:value-type="float">
            <text:p>0.0311407798333266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14555411416566" calcext:value-type="float">
            <text:p>0.0414555411416566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0130464774549" calcext:value-type="float">
            <text:p>0.030130464774549</text:p>
          </table:table-cell>
          <table:table-cell office:value-type="float" office:value="0.748603683897801" calcext:value-type="float">
            <text:p>0.748603683897801</text:p>
          </table:table-cell>
          <table:table-cell office:value-type="float" office:value="0.0354977553242324" calcext:value-type="float">
            <text:p>0.0354977553242324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294441534682806" calcext:value-type="float">
            <text:p>0.0294441534682806</text:p>
          </table:table-cell>
          <table:table-cell office:value-type="float" office:value="0.76031746031746" calcext:value-type="float">
            <text:p>0.76031746031746</text:p>
          </table:table-cell>
          <table:table-cell office:value-type="float" office:value="0.0383106541838398" calcext:value-type="float">
            <text:p>0.0383106541838398</text:p>
          </table:table-cell>
          <table:table-cell office:value-type="float" office:value="0.768160597572362" calcext:value-type="float">
            <text:p>0.768160597572362</text:p>
          </table:table-cell>
          <table:table-cell office:value-type="float" office:value="0.0299980407807675" calcext:value-type="float">
            <text:p>0.0299980407807675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810140660856" calcext:value-type="float">
            <text:p>0.03810140660856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34585205806386" calcext:value-type="float">
            <text:p>0.034585205806386</text:p>
          </table:table-cell>
          <table:table-cell office:value-type="float" office:value="0.757711569476275" calcext:value-type="float">
            <text:p>0.757711569476275</text:p>
          </table:table-cell>
          <table:table-cell office:value-type="float" office:value="0.0420094045793088" calcext:value-type="float">
            <text:p>0.0420094045793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760597572362278" calcext:value-type="float">
            <text:p>0.760597572362278</text:p>
          </table:table-cell>
          <table:table-cell office:value-type="float" office:value="0.0354718265469067" calcext:value-type="float">
            <text:p>0.0354718265469067</text:p>
          </table:table-cell>
          <table:table-cell office:value-type="float" office:value="0.741605975723623" calcext:value-type="float">
            <text:p>0.741605975723623</text:p>
          </table:table-cell>
          <table:table-cell office:value-type="float" office:value="0.0464567605977448" calcext:value-type="float">
            <text:p>0.0464567605977448</text:p>
          </table:table-cell>
          <table:table-cell office:value-type="float" office:value="0.758529836176895" calcext:value-type="float">
            <text:p>0.758529836176895</text:p>
          </table:table-cell>
          <table:table-cell office:value-type="float" office:value="0.0283339144078888" calcext:value-type="float">
            <text:p>0.0283339144078888</text:p>
          </table:table-cell>
          <table:table-cell office:value-type="float" office:value="0.75540446481623" calcext:value-type="float">
            <text:p>0.75540446481623</text:p>
          </table:table-cell>
          <table:table-cell office:value-type="float" office:value="0.0370186516011741" calcext:value-type="float">
            <text:p>0.0370186516011741</text:p>
          </table:table-cell>
          <table:table-cell office:value-type="float" office:value="0.756942534589593" calcext:value-type="float">
            <text:p>0.756942534589593</text:p>
          </table:table-cell>
          <table:table-cell office:value-type="float" office:value="0.0351160740476659" calcext:value-type="float">
            <text:p>0.0351160740476659</text:p>
          </table:table-cell>
          <table:table-cell office:value-type="float" office:value="0.750982089805619" calcext:value-type="float">
            <text:p>0.750982089805619</text:p>
          </table:table-cell>
          <table:table-cell office:value-type="float" office:value="0.0401890867340193" calcext:value-type="float">
            <text:p>0.0401890867340193</text:p>
          </table:table-cell>
          <table:table-cell office:value-type="float" office:value="0.760344622697564" calcext:value-type="float">
            <text:p>0.760344622697564</text:p>
          </table:table-cell>
          <table:table-cell office:value-type="float" office:value="0.0347834295501978" calcext:value-type="float">
            <text:p>0.0347834295501978</text:p>
          </table:table-cell>
          <table:table-cell office:value-type="float" office:value="0.75487479840421" calcext:value-type="float">
            <text:p>0.75487479840421</text:p>
          </table:table-cell>
          <table:table-cell office:value-type="float" office:value="0.0411154458500259" calcext:value-type="float">
            <text:p>0.0411154458500259</text:p>
          </table:table-cell>
          <table:table-cell office:value-type="float" office:value="0.756433239962652" calcext:value-type="float">
            <text:p>0.756433239962652</text:p>
          </table:table-cell>
          <table:table-cell office:value-type="float" office:value="0.0318377084316122" calcext:value-type="float">
            <text:p>0.0318377084316122</text:p>
          </table:table-cell>
          <table:table-cell office:value-type="float" office:value="0.752518461930227" calcext:value-type="float">
            <text:p>0.752518461930227</text:p>
          </table:table-cell>
          <table:table-cell office:value-type="float" office:value="0.0398406797688514" calcext:value-type="float">
            <text:p>0.0398406797688514</text:p>
          </table:table-cell>
          <table:table-cell office:value-type="float" office:value="0.758261607673372" calcext:value-type="float">
            <text:p>0.758261607673372</text:p>
          </table:table-cell>
          <table:table-cell office:value-type="float" office:value="0.029605872586353" calcext:value-type="float">
            <text:p>0.029605872586353</text:p>
          </table:table-cell>
          <table:table-cell office:value-type="float" office:value="0.754601476954418" calcext:value-type="float">
            <text:p>0.754601476954418</text:p>
          </table:table-cell>
          <table:table-cell office:value-type="float" office:value="0.0369520014163938" calcext:value-type="float">
            <text:p>0.0369520014163938</text:p>
          </table:table-cell>
          <table:table-cell office:value-type="float" office:value="0.762172990408285" calcext:value-type="float">
            <text:p>0.762172990408285</text:p>
          </table:table-cell>
          <table:table-cell office:value-type="float" office:value="0.0294863779531043" calcext:value-type="float">
            <text:p>0.0294863779531043</text:p>
          </table:table-cell>
          <table:table-cell office:value-type="float" office:value="0.751746031746032" calcext:value-type="float">
            <text:p>0.751746031746032</text:p>
          </table:table-cell>
          <table:table-cell office:value-type="float" office:value="0.0382399955640486" calcext:value-type="float">
            <text:p>0.0382399955640486</text:p>
          </table:table-cell>
          <table:table-cell office:value-type="float" office:value="0.755406162464986" calcext:value-type="float">
            <text:p>0.755406162464986</text:p>
          </table:table-cell>
          <table:table-cell office:value-type="float" office:value="0.0290454579492135" calcext:value-type="float">
            <text:p>0.0290454579492135</text:p>
          </table:table-cell>
          <table:table-cell office:value-type="float" office:value="0.762667006196418" calcext:value-type="float">
            <text:p>0.762667006196418</text:p>
          </table:table-cell>
          <table:table-cell office:value-type="float" office:value="0.0395458208080962" calcext:value-type="float">
            <text:p>0.039545820808096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71605495953322" calcext:value-type="float">
            <text:p>0.671605495953322</text:p>
          </table:table-cell>
          <table:table-cell office:value-type="float" office:value="0.0395059476737149" calcext:value-type="float">
            <text:p>0.0395059476737149</text:p>
          </table:table-cell>
          <table:table-cell office:value-type="float" office:value="0.63158667419537" calcext:value-type="float">
            <text:p>0.63158667419537</text:p>
          </table:table-cell>
          <table:table-cell office:value-type="float" office:value="0.0382292339330978" calcext:value-type="float">
            <text:p>0.0382292339330978</text:p>
          </table:table-cell>
          <table:table-cell office:value-type="float" office:value="0.66463768115942" calcext:value-type="float">
            <text:p>0.66463768115942</text:p>
          </table:table-cell>
          <table:table-cell office:value-type="float" office:value="0.0401451891374305" calcext:value-type="float">
            <text:p>0.0401451891374305</text:p>
          </table:table-cell>
          <table:table-cell office:value-type="float" office:value="0.679405232448711" calcext:value-type="float">
            <text:p>0.679405232448711</text:p>
          </table:table-cell>
          <table:table-cell office:value-type="float" office:value="0.0237529742701196" calcext:value-type="float">
            <text:p>0.0237529742701196</text:p>
          </table:table-cell>
          <table:table-cell office:value-type="float" office:value="0.667246376811594" calcext:value-type="float">
            <text:p>0.667246376811594</text:p>
          </table:table-cell>
          <table:table-cell office:value-type="float" office:value="0.0117113645512097" calcext:value-type="float">
            <text:p>0.0117113645512097</text:p>
          </table:table-cell>
          <table:table-cell office:value-type="float" office:value="0.66463768115942" calcext:value-type="float">
            <text:p>0.66463768115942</text:p>
          </table:table-cell>
          <table:table-cell office:value-type="float" office:value="0.0198079415226317" calcext:value-type="float">
            <text:p>0.0198079415226317</text:p>
          </table:table-cell>
          <table:table-cell office:value-type="float" office:value="0.656811594202898" calcext:value-type="float">
            <text:p>0.656811594202898</text:p>
          </table:table-cell>
          <table:table-cell office:value-type="float" office:value="0.0256689538175227" calcext:value-type="float">
            <text:p>0.0256689538175227</text:p>
          </table:table-cell>
          <table:table-cell office:value-type="float" office:value="0.684630152456239" calcext:value-type="float">
            <text:p>0.684630152456239</text:p>
          </table:table-cell>
          <table:table-cell office:value-type="float" office:value="0.0375102940940021" calcext:value-type="float">
            <text:p>0.0375102940940021</text:p>
          </table:table-cell>
          <table:table-cell office:value-type="float" office:value="0.654244306418219" calcext:value-type="float">
            <text:p>0.654244306418219</text:p>
          </table:table-cell>
          <table:table-cell office:value-type="float" office:value="0.0290781571610222" calcext:value-type="float">
            <text:p>0.0290781571610222</text:p>
          </table:table-cell>
          <table:table-cell office:value-type="float" office:value="0.681136834180312" calcext:value-type="float">
            <text:p>0.681136834180312</text:p>
          </table:table-cell>
          <table:table-cell office:value-type="float" office:value="0.0151786619687174" calcext:value-type="float">
            <text:p>0.0151786619687174</text:p>
          </table:table-cell>
          <table:table-cell office:value-type="float" office:value="0.662860907208733" calcext:value-type="float">
            <text:p>0.662860907208733</text:p>
          </table:table-cell>
          <table:table-cell office:value-type="float" office:value="0.031157279674811" calcext:value-type="float">
            <text:p>0.031157279674811</text:p>
          </table:table-cell>
          <table:table-cell office:value-type="float" office:value="0.68025597590815" calcext:value-type="float">
            <text:p>0.68025597590815</text:p>
          </table:table-cell>
          <table:table-cell office:value-type="float" office:value="0.0148346739341686" calcext:value-type="float">
            <text:p>0.0148346739341686</text:p>
          </table:table-cell>
          <table:table-cell office:value-type="float" office:value="0.64549595332204" calcext:value-type="float">
            <text:p>0.64549595332204</text:p>
          </table:table-cell>
          <table:table-cell office:value-type="float" office:value="0.0487146392273726" calcext:value-type="float">
            <text:p>0.0487146392273726</text:p>
          </table:table-cell>
          <table:table-cell office:value-type="float" office:value="0.66291737248259" calcext:value-type="float">
            <text:p>0.66291737248259</text:p>
          </table:table-cell>
          <table:table-cell office:value-type="float" office:value="0.0215400666563605" calcext:value-type="float">
            <text:p>0.0215400666563605</text:p>
          </table:table-cell>
          <table:table-cell office:value-type="float" office:value="0.649840015057406" calcext:value-type="float">
            <text:p>0.649840015057406</text:p>
          </table:table-cell>
          <table:table-cell office:value-type="float" office:value="0.0367695626955981" calcext:value-type="float">
            <text:p>0.0367695626955981</text:p>
          </table:table-cell>
          <table:table-cell office:value-type="float" office:value="0.657658573310747" calcext:value-type="float">
            <text:p>0.657658573310747</text:p>
          </table:table-cell>
          <table:table-cell office:value-type="float" office:value="0.0359630127276781" calcext:value-type="float">
            <text:p>0.03596301272767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74191605495953" calcext:value-type="float">
            <text:p>0.674191605495953</text:p>
          </table:table-cell>
          <table:table-cell office:value-type="float" office:value="0.0279009514351411" calcext:value-type="float">
            <text:p>0.0279009514351411</text:p>
          </table:table-cell>
          <table:table-cell office:value-type="float" office:value="0.652475061170713" calcext:value-type="float">
            <text:p>0.652475061170713</text:p>
          </table:table-cell>
          <table:table-cell office:value-type="float" office:value="0.017130648617323" calcext:value-type="float">
            <text:p>0.017130648617323</text:p>
          </table:table-cell>
          <table:table-cell office:value-type="float" office:value="0.667246376811594" calcext:value-type="float">
            <text:p>0.667246376811594</text:p>
          </table:table-cell>
          <table:table-cell office:value-type="float" office:value="0.0308222403792355" calcext:value-type="float">
            <text:p>0.0308222403792355</text:p>
          </table:table-cell>
          <table:table-cell office:value-type="float" office:value="0.693310747223791" calcext:value-type="float">
            <text:p>0.693310747223791</text:p>
          </table:table-cell>
          <table:table-cell office:value-type="float" office:value="0.0284300694429514" calcext:value-type="float">
            <text:p>0.0284300694429514</text:p>
          </table:table-cell>
          <table:table-cell office:value-type="float" office:value="0.687216261998871" calcext:value-type="float">
            <text:p>0.687216261998871</text:p>
          </table:table-cell>
          <table:table-cell office:value-type="float" office:value="0.014065668591124" calcext:value-type="float">
            <text:p>0.014065668591124</text:p>
          </table:table-cell>
          <table:table-cell office:value-type="float" office:value="0.678535667231319" calcext:value-type="float">
            <text:p>0.678535667231319</text:p>
          </table:table-cell>
          <table:table-cell office:value-type="float" office:value="0.0204754369172672" calcext:value-type="float">
            <text:p>0.0204754369172672</text:p>
          </table:table-cell>
          <table:table-cell office:value-type="float" office:value="0.681106719367589" calcext:value-type="float">
            <text:p>0.681106719367589</text:p>
          </table:table-cell>
          <table:table-cell office:value-type="float" office:value="0.0280874471121644" calcext:value-type="float">
            <text:p>0.0280874471121644</text:p>
          </table:table-cell>
          <table:table-cell office:value-type="float" office:value="0.691556559382646" calcext:value-type="float">
            <text:p>0.691556559382646</text:p>
          </table:table-cell>
          <table:table-cell office:value-type="float" office:value="0.0271858796615057" calcext:value-type="float">
            <text:p>0.0271858796615057</text:p>
          </table:table-cell>
          <table:table-cell office:value-type="float" office:value="0.677677395068699" calcext:value-type="float">
            <text:p>0.677677395068699</text:p>
          </table:table-cell>
          <table:table-cell office:value-type="float" office:value="0.0320755089964864" calcext:value-type="float">
            <text:p>0.0320755089964864</text:p>
          </table:table-cell>
          <table:table-cell office:value-type="float" office:value="0.677669866365519" calcext:value-type="float">
            <text:p>0.677669866365519</text:p>
          </table:table-cell>
          <table:table-cell office:value-type="float" office:value="0.0112981245286284" calcext:value-type="float">
            <text:p>0.0112981245286284</text:p>
          </table:table-cell>
          <table:table-cell office:value-type="float" office:value="0.673291925465839" calcext:value-type="float">
            <text:p>0.673291925465839</text:p>
          </table:table-cell>
          <table:table-cell office:value-type="float" office:value="0.0453990107244835" calcext:value-type="float">
            <text:p>0.0453990107244835</text:p>
          </table:table-cell>
          <table:table-cell office:value-type="float" office:value="0.68720873329569" calcext:value-type="float">
            <text:p>0.68720873329569</text:p>
          </table:table-cell>
          <table:table-cell office:value-type="float" office:value="0.02269295888031" calcext:value-type="float">
            <text:p>0.02269295888031</text:p>
          </table:table-cell>
          <table:table-cell office:value-type="float" office:value="0.678528138528139" calcext:value-type="float">
            <text:p>0.678528138528139</text:p>
          </table:table-cell>
          <table:table-cell office:value-type="float" office:value="0.0305834669094337" calcext:value-type="float">
            <text:p>0.0305834669094337</text:p>
          </table:table-cell>
          <table:table-cell office:value-type="float" office:value="0.688097120271033" calcext:value-type="float">
            <text:p>0.688097120271033</text:p>
          </table:table-cell>
          <table:table-cell office:value-type="float" office:value="0.019291937398144" calcext:value-type="float">
            <text:p>0.019291937398144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12984312915014" calcext:value-type="float">
            <text:p>0.0312984312915014</text:p>
          </table:table-cell>
          <table:table-cell office:value-type="float" office:value="0.674180312441182" calcext:value-type="float">
            <text:p>0.674180312441182</text:p>
          </table:table-cell>
          <table:table-cell office:value-type="float" office:value="0.0490232791743985" calcext:value-type="float">
            <text:p>0.049023279174398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78528138528139" calcext:value-type="float">
            <text:p>0.678528138528139</text:p>
          </table:table-cell>
          <table:table-cell office:value-type="float" office:value="0.0319439291692697" calcext:value-type="float">
            <text:p>0.0319439291692697</text:p>
          </table:table-cell>
          <table:table-cell office:value-type="float" office:value="0.65939770374553" calcext:value-type="float">
            <text:p>0.65939770374553</text:p>
          </table:table-cell>
          <table:table-cell office:value-type="float" office:value="0.0294743242805618" calcext:value-type="float">
            <text:p>0.0294743242805618</text:p>
          </table:table-cell>
          <table:table-cell office:value-type="float" office:value="0.671575381140599" calcext:value-type="float">
            <text:p>0.671575381140599</text:p>
          </table:table-cell>
          <table:table-cell office:value-type="float" office:value="0.0265824212711771" calcext:value-type="float">
            <text:p>0.0265824212711771</text:p>
          </table:table-cell>
          <table:table-cell office:value-type="float" office:value="0.70025597590815" calcext:value-type="float">
            <text:p>0.70025597590815</text:p>
          </table:table-cell>
          <table:table-cell office:value-type="float" office:value="0.0270351298300681" calcext:value-type="float">
            <text:p>0.0270351298300681</text:p>
          </table:table-cell>
          <table:table-cell office:value-type="float" office:value="0.669817428947864" calcext:value-type="float">
            <text:p>0.669817428947864</text:p>
          </table:table-cell>
          <table:table-cell office:value-type="float" office:value="0.0336281286489641" calcext:value-type="float">
            <text:p>0.0336281286489641</text:p>
          </table:table-cell>
          <table:table-cell office:value-type="float" office:value="0.678528138528139" calcext:value-type="float">
            <text:p>0.678528138528139</text:p>
          </table:table-cell>
          <table:table-cell office:value-type="float" office:value="0.0380229591645069" calcext:value-type="float">
            <text:p>0.0380229591645069</text:p>
          </table:table-cell>
          <table:table-cell office:value-type="float" office:value="0.682849614153962" calcext:value-type="float">
            <text:p>0.682849614153962</text:p>
          </table:table-cell>
          <table:table-cell office:value-type="float" office:value="0.0363146575527515" calcext:value-type="float">
            <text:p>0.0363146575527515</text:p>
          </table:table-cell>
          <table:table-cell office:value-type="float" office:value="0.690675701110484" calcext:value-type="float">
            <text:p>0.690675701110484</text:p>
          </table:table-cell>
          <table:table-cell office:value-type="float" office:value="0.0303454448528641" calcext:value-type="float">
            <text:p>0.0303454448528641</text:p>
          </table:table-cell>
          <table:table-cell office:value-type="float" office:value="0.68635046113307" calcext:value-type="float">
            <text:p>0.68635046113307</text:p>
          </table:table-cell>
          <table:table-cell office:value-type="float" office:value="0.0366487694551332" calcext:value-type="float">
            <text:p>0.0366487694551332</text:p>
          </table:table-cell>
          <table:table-cell office:value-type="float" office:value="0.684611330698287" calcext:value-type="float">
            <text:p>0.684611330698287</text:p>
          </table:table-cell>
          <table:table-cell office:value-type="float" office:value="0.0268765661580321" calcext:value-type="float">
            <text:p>0.0268765661580321</text:p>
          </table:table-cell>
          <table:table-cell office:value-type="float" office:value="0.682853378505552" calcext:value-type="float">
            <text:p>0.682853378505552</text:p>
          </table:table-cell>
          <table:table-cell office:value-type="float" office:value="0.0263183134542961" calcext:value-type="float">
            <text:p>0.0263183134542961</text:p>
          </table:table-cell>
          <table:table-cell office:value-type="float" office:value="0.684618859401468" calcext:value-type="float">
            <text:p>0.684618859401468</text:p>
          </table:table-cell>
          <table:table-cell office:value-type="float" office:value="0.0136890504545965" calcext:value-type="float">
            <text:p>0.0136890504545965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75703838391586" calcext:value-type="float">
            <text:p>0.0275703838391586</text:p>
          </table:table-cell>
          <table:table-cell office:value-type="float" office:value="0.690683229813665" calcext:value-type="float">
            <text:p>0.690683229813665</text:p>
          </table:table-cell>
          <table:table-cell office:value-type="float" office:value="0.0273115414483486" calcext:value-type="float">
            <text:p>0.0273115414483486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23149591630068" calcext:value-type="float">
            <text:p>0.023149591630068</text:p>
          </table:table-cell>
          <table:table-cell office:value-type="float" office:value="0.674172783738001" calcext:value-type="float">
            <text:p>0.674172783738001</text:p>
          </table:table-cell>
          <table:table-cell office:value-type="float" office:value="0.0382544333492829" calcext:value-type="float">
            <text:p>0.038254433349282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84607566346697" calcext:value-type="float">
            <text:p>0.684607566346697</text:p>
          </table:table-cell>
          <table:table-cell office:value-type="float" office:value="0.0336375394622484" calcext:value-type="float">
            <text:p>0.0336375394622484</text:p>
          </table:table-cell>
          <table:table-cell office:value-type="float" office:value="0.666339168078298" calcext:value-type="float">
            <text:p>0.666339168078298</text:p>
          </table:table-cell>
          <table:table-cell office:value-type="float" office:value="0.0348200985849771" calcext:value-type="float">
            <text:p>0.0348200985849771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213550532701184" calcext:value-type="float">
            <text:p>0.0213550532701184</text:p>
          </table:table-cell>
          <table:table-cell office:value-type="float" office:value="0.698520609824958" calcext:value-type="float">
            <text:p>0.698520609824958</text:p>
          </table:table-cell>
          <table:table-cell office:value-type="float" office:value="0.0265813957542494" calcext:value-type="float">
            <text:p>0.0265813957542494</text:p>
          </table:table-cell>
          <table:table-cell office:value-type="float" office:value="0.665484660267269" calcext:value-type="float">
            <text:p>0.665484660267269</text:p>
          </table:table-cell>
          <table:table-cell office:value-type="float" office:value="0.0227757091572394" calcext:value-type="float">
            <text:p>0.0227757091572394</text:p>
          </table:table-cell>
          <table:table-cell office:value-type="float" office:value="0.684615095049878" calcext:value-type="float">
            <text:p>0.684615095049878</text:p>
          </table:table-cell>
          <table:table-cell office:value-type="float" office:value="0.028861438547993" calcext:value-type="float">
            <text:p>0.028861438547993</text:p>
          </table:table-cell>
          <table:table-cell office:value-type="float" office:value="0.688078298513081" calcext:value-type="float">
            <text:p>0.688078298513081</text:p>
          </table:table-cell>
          <table:table-cell office:value-type="float" office:value="0.0296204499806025" calcext:value-type="float">
            <text:p>0.0296204499806025</text:p>
          </table:table-cell>
          <table:table-cell office:value-type="float" office:value="0.683738001129306" calcext:value-type="float">
            <text:p>0.683738001129306</text:p>
          </table:table-cell>
          <table:table-cell office:value-type="float" office:value="0.027077350854798" calcext:value-type="float">
            <text:p>0.027077350854798</text:p>
          </table:table-cell>
          <table:table-cell office:value-type="float" office:value="0.68111801242236" calcext:value-type="float">
            <text:p>0.68111801242236</text:p>
          </table:table-cell>
          <table:table-cell office:value-type="float" office:value="0.0379964851094926" calcext:value-type="float">
            <text:p>0.0379964851094926</text:p>
          </table:table-cell>
          <table:table-cell office:value-type="float" office:value="0.684615095049878" calcext:value-type="float">
            <text:p>0.684615095049878</text:p>
          </table:table-cell>
          <table:table-cell office:value-type="float" office:value="0.021549074162302" calcext:value-type="float">
            <text:p>0.021549074162302</text:p>
          </table:table-cell>
          <table:table-cell office:value-type="float" office:value="0.675031055900621" calcext:value-type="float">
            <text:p>0.675031055900621</text:p>
          </table:table-cell>
          <table:table-cell office:value-type="float" office:value="0.0288315193870442" calcext:value-type="float">
            <text:p>0.0288315193870442</text:p>
          </table:table-cell>
          <table:table-cell office:value-type="float" office:value="0.685484660267269" calcext:value-type="float">
            <text:p>0.685484660267269</text:p>
          </table:table-cell>
          <table:table-cell office:value-type="float" office:value="0.0097550776501571" calcext:value-type="float">
            <text:p>0.0097550776501571</text:p>
          </table:table-cell>
          <table:table-cell office:value-type="float" office:value="0.684607566346697" calcext:value-type="float">
            <text:p>0.684607566346697</text:p>
          </table:table-cell>
          <table:table-cell office:value-type="float" office:value="0.0291192408183665" calcext:value-type="float">
            <text:p>0.0291192408183665</text:p>
          </table:table-cell>
          <table:table-cell office:value-type="float" office:value="0.688944099378882" calcext:value-type="float">
            <text:p>0.688944099378882</text:p>
          </table:table-cell>
          <table:table-cell office:value-type="float" office:value="0.0282161273015655" calcext:value-type="float">
            <text:p>0.0282161273015655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260322978289866" calcext:value-type="float">
            <text:p>0.0260322978289866</text:p>
          </table:table-cell>
          <table:table-cell office:value-type="float" office:value="0.676766421983813" calcext:value-type="float">
            <text:p>0.676766421983813</text:p>
          </table:table-cell>
          <table:table-cell office:value-type="float" office:value="0.0417342266951445" calcext:value-type="float">
            <text:p>0.04173422669514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81136834180312" calcext:value-type="float">
            <text:p>0.681136834180312</text:p>
          </table:table-cell>
          <table:table-cell office:value-type="float" office:value="0.036033938297351" calcext:value-type="float">
            <text:p>0.036033938297351</text:p>
          </table:table-cell>
          <table:table-cell office:value-type="float" office:value="0.658528138528139" calcext:value-type="float">
            <text:p>0.658528138528139</text:p>
          </table:table-cell>
          <table:table-cell office:value-type="float" office:value="0.0373980932453525" calcext:value-type="float">
            <text:p>0.0373980932453525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184892950479101" calcext:value-type="float">
            <text:p>0.0184892950479101</text:p>
          </table:table-cell>
          <table:table-cell office:value-type="float" office:value="0.693310747223791" calcext:value-type="float">
            <text:p>0.693310747223791</text:p>
          </table:table-cell>
          <table:table-cell office:value-type="float" office:value="0.0265386339941929" calcext:value-type="float">
            <text:p>0.0265386339941929</text:p>
          </table:table-cell>
          <table:table-cell office:value-type="float" office:value="0.678516845473367" calcext:value-type="float">
            <text:p>0.678516845473367</text:p>
          </table:table-cell>
          <table:table-cell office:value-type="float" office:value="0.0214768736977922" calcext:value-type="float">
            <text:p>0.0214768736977922</text:p>
          </table:table-cell>
          <table:table-cell office:value-type="float" office:value="0.689828722002635" calcext:value-type="float">
            <text:p>0.689828722002635</text:p>
          </table:table-cell>
          <table:table-cell office:value-type="float" office:value="0.0253633283511424" calcext:value-type="float">
            <text:p>0.0253633283511424</text:p>
          </table:table-cell>
          <table:table-cell office:value-type="float" office:value="0.68721249764728" calcext:value-type="float">
            <text:p>0.68721249764728</text:p>
          </table:table-cell>
          <table:table-cell office:value-type="float" office:value="0.0275345033929105" calcext:value-type="float">
            <text:p>0.0275345033929105</text:p>
          </table:table-cell>
          <table:table-cell office:value-type="float" office:value="0.686335403726708" calcext:value-type="float">
            <text:p>0.686335403726708</text:p>
          </table:table-cell>
          <table:table-cell office:value-type="float" office:value="0.0309283093280083" calcext:value-type="float">
            <text:p>0.0309283093280083</text:p>
          </table:table-cell>
          <table:table-cell office:value-type="float" office:value="0.68025597590815" calcext:value-type="float">
            <text:p>0.68025597590815</text:p>
          </table:table-cell>
          <table:table-cell office:value-type="float" office:value="0.0360218305563587" calcext:value-type="float">
            <text:p>0.0360218305563587</text:p>
          </table:table-cell>
          <table:table-cell office:value-type="float" office:value="0.691571616789008" calcext:value-type="float">
            <text:p>0.691571616789008</text:p>
          </table:table-cell>
          <table:table-cell office:value-type="float" office:value="0.022808023473314" calcext:value-type="float">
            <text:p>0.022808023473314</text:p>
          </table:table-cell>
          <table:table-cell office:value-type="float" office:value="0.674176548089592" calcext:value-type="float">
            <text:p>0.674176548089592</text:p>
          </table:table-cell>
          <table:table-cell office:value-type="float" office:value="0.0180714509365075" calcext:value-type="float">
            <text:p>0.0180714509365075</text:p>
          </table:table-cell>
          <table:table-cell office:value-type="float" office:value="0.687220026350461" calcext:value-type="float">
            <text:p>0.687220026350461</text:p>
          </table:table-cell>
          <table:table-cell office:value-type="float" office:value="0.0073030482487038" calcext:value-type="float">
            <text:p>0.0073030482487038</text:p>
          </table:table-cell>
          <table:table-cell office:value-type="float" office:value="0.68111801242236" calcext:value-type="float">
            <text:p>0.68111801242236</text:p>
          </table:table-cell>
          <table:table-cell office:value-type="float" office:value="0.032060160069199" calcext:value-type="float">
            <text:p>0.032060160069199</text:p>
          </table:table-cell>
          <table:table-cell office:value-type="float" office:value="0.688078298513081" calcext:value-type="float">
            <text:p>0.688078298513081</text:p>
          </table:table-cell>
          <table:table-cell office:value-type="float" office:value="0.0225555097314646" calcext:value-type="float">
            <text:p>0.0225555097314646</text:p>
          </table:table-cell>
          <table:table-cell office:value-type="float" office:value="0.676781479390175" calcext:value-type="float">
            <text:p>0.676781479390175</text:p>
          </table:table-cell>
          <table:table-cell office:value-type="float" office:value="0.0295282178969123" calcext:value-type="float">
            <text:p>0.0295282178969123</text:p>
          </table:table-cell>
          <table:table-cell office:value-type="float" office:value="0.674169019386411" calcext:value-type="float">
            <text:p>0.674169019386411</text:p>
          </table:table-cell>
          <table:table-cell office:value-type="float" office:value="0.0312159482650129" calcext:value-type="float">
            <text:p>0.0312159482650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678013928100885" calcext:value-type="float">
            <text:p>0.678013928100885</text:p>
          </table:table-cell>
          <table:table-cell office:value-type="float" office:value="0.033804461207545" calcext:value-type="float">
            <text:p>0.033804461207545</text:p>
          </table:table-cell>
          <table:table-cell office:value-type="float" office:value="0.65366534914361" calcext:value-type="float">
            <text:p>0.65366534914361</text:p>
          </table:table-cell>
          <table:table-cell office:value-type="float" office:value="0.0314104797322624" calcext:value-type="float">
            <text:p>0.0314104797322624</text:p>
          </table:table-cell>
          <table:table-cell office:value-type="float" office:value="0.671405232448711" calcext:value-type="float">
            <text:p>0.671405232448711</text:p>
          </table:table-cell>
          <table:table-cell office:value-type="float" office:value="0.0274788398211743" calcext:value-type="float">
            <text:p>0.0274788398211743</text:p>
          </table:table-cell>
          <table:table-cell office:value-type="float" office:value="0.69296066252588" calcext:value-type="float">
            <text:p>0.69296066252588</text:p>
          </table:table-cell>
          <table:table-cell office:value-type="float" office:value="0.0264676406583163" calcext:value-type="float">
            <text:p>0.0264676406583163</text:p>
          </table:table-cell>
          <table:table-cell office:value-type="float" office:value="0.673656314699793" calcext:value-type="float">
            <text:p>0.673656314699793</text:p>
          </table:table-cell>
          <table:table-cell office:value-type="float" office:value="0.0207315489292659" calcext:value-type="float">
            <text:p>0.0207315489292659</text:p>
          </table:table-cell>
          <table:table-cell office:value-type="float" office:value="0.679229060794278" calcext:value-type="float">
            <text:p>0.679229060794278</text:p>
          </table:table-cell>
          <table:table-cell office:value-type="float" office:value="0.0265062209007082" calcext:value-type="float">
            <text:p>0.0265062209007082</text:p>
          </table:table-cell>
          <table:table-cell office:value-type="float" office:value="0.679211744776962" calcext:value-type="float">
            <text:p>0.679211744776962</text:p>
          </table:table-cell>
          <table:table-cell office:value-type="float" office:value="0.0294452023711903" calcext:value-type="float">
            <text:p>0.0294452023711903</text:p>
          </table:table-cell>
          <table:table-cell office:value-type="float" office:value="0.687387163561077" calcext:value-type="float">
            <text:p>0.687387163561077</text:p>
          </table:table-cell>
          <table:table-cell office:value-type="float" office:value="0.0306094557582356" calcext:value-type="float">
            <text:p>0.0306094557582356</text:p>
          </table:table-cell>
          <table:table-cell office:value-type="float" office:value="0.6759292301901" calcext:value-type="float">
            <text:p>0.6759292301901</text:p>
          </table:table-cell>
          <table:table-cell office:value-type="float" office:value="0.0343641502556986" calcext:value-type="float">
            <text:p>0.0343641502556986</text:p>
          </table:table-cell>
          <table:table-cell office:value-type="float" office:value="0.683920948616601" calcext:value-type="float">
            <text:p>0.683920948616601</text:p>
          </table:table-cell>
          <table:table-cell office:value-type="float" office:value="0.0195420900581988" calcext:value-type="float">
            <text:p>0.0195420900581988</text:p>
          </table:table-cell>
          <table:table-cell office:value-type="float" office:value="0.673642763034067" calcext:value-type="float">
            <text:p>0.673642763034067</text:p>
          </table:table-cell>
          <table:table-cell office:value-type="float" office:value="0.0299555148354285" calcext:value-type="float">
            <text:p>0.0299555148354285</text:p>
          </table:table-cell>
          <table:table-cell office:value-type="float" office:value="0.684957651044608" calcext:value-type="float">
            <text:p>0.684957651044608</text:p>
          </table:table-cell>
          <table:table-cell office:value-type="float" office:value="0.0136549618335872" calcext:value-type="float">
            <text:p>0.0136549618335872</text:p>
          </table:table-cell>
          <table:table-cell office:value-type="float" office:value="0.673481648785997" calcext:value-type="float">
            <text:p>0.673481648785997</text:p>
          </table:table-cell>
          <table:table-cell office:value-type="float" office:value="0.0336095781727061" calcext:value-type="float">
            <text:p>0.0336095781727061</text:p>
          </table:table-cell>
          <table:table-cell office:value-type="float" office:value="0.68374402409185" calcext:value-type="float">
            <text:p>0.68374402409185</text:p>
          </table:table-cell>
          <table:table-cell office:value-type="float" office:value="0.0237830365071766" calcext:value-type="float">
            <text:p>0.0237830365071766</text:p>
          </table:table-cell>
          <table:table-cell office:value-type="float" office:value="0.66757462827028" calcext:value-type="float">
            <text:p>0.66757462827028</text:p>
          </table:table-cell>
          <table:table-cell office:value-type="float" office:value="0.0293556202686133" calcext:value-type="float">
            <text:p>0.0293556202686133</text:p>
          </table:table-cell>
          <table:table-cell office:value-type="float" office:value="0.671389422172031" calcext:value-type="float">
            <text:p>0.671389422172031</text:p>
          </table:table-cell>
          <table:table-cell office:value-type="float" office:value="0.0392381800423034" calcext:value-type="float">
            <text:p>0.039238180042303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1964017991005" calcext:value-type="float">
            <text:p>0.721964017991005</text:p>
          </table:table-cell>
          <table:table-cell office:value-type="float" office:value="0.0191345408310343" calcext:value-type="float">
            <text:p>0.0191345408310343</text:p>
          </table:table-cell>
          <table:table-cell office:value-type="float" office:value="0.685667166416792" calcext:value-type="float">
            <text:p>0.685667166416792</text:p>
          </table:table-cell>
          <table:table-cell office:value-type="float" office:value="0.0307904564885967" calcext:value-type="float">
            <text:p>0.0307904564885967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410133241193" calcext:value-type="float">
            <text:p>0.044410133241193</text:p>
          </table:table-cell>
          <table:table-cell office:value-type="float" office:value="0.709745127436282" calcext:value-type="float">
            <text:p>0.709745127436282</text:p>
          </table:table-cell>
          <table:table-cell office:value-type="float" office:value="0.0475603066037222" calcext:value-type="float">
            <text:p>0.0475603066037222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313546539989524" calcext:value-type="float">
            <text:p>0.0313546539989524</text:p>
          </table:table-cell>
          <table:table-cell office:value-type="float" office:value="0.723628185907046" calcext:value-type="float">
            <text:p>0.723628185907046</text:p>
          </table:table-cell>
          <table:table-cell office:value-type="float" office:value="0.0373914741703076" calcext:value-type="float">
            <text:p>0.0373914741703076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424717216439222" calcext:value-type="float">
            <text:p>0.0424717216439222</text:p>
          </table:table-cell>
          <table:table-cell office:value-type="float" office:value="0.7028035982009" calcext:value-type="float">
            <text:p>0.7028035982009</text:p>
          </table:table-cell>
          <table:table-cell office:value-type="float" office:value="0.0541361384228344" calcext:value-type="float">
            <text:p>0.0541361384228344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20197384451402" calcext:value-type="float">
            <text:p>0.020197384451402</text:p>
          </table:table-cell>
          <table:table-cell office:value-type="float" office:value="0.720134932533733" calcext:value-type="float">
            <text:p>0.720134932533733</text:p>
          </table:table-cell>
          <table:table-cell office:value-type="float" office:value="0.0427230657354908" calcext:value-type="float">
            <text:p>0.0427230657354908</text:p>
          </table:table-cell>
          <table:table-cell office:value-type="float" office:value="0.694257871064468" calcext:value-type="float">
            <text:p>0.694257871064468</text:p>
          </table:table-cell>
          <table:table-cell office:value-type="float" office:value="0.037330077410004" calcext:value-type="float">
            <text:p>0.037330077410004</text:p>
          </table:table-cell>
          <table:table-cell office:value-type="float" office:value="0.685622188905547" calcext:value-type="float">
            <text:p>0.685622188905547</text:p>
          </table:table-cell>
          <table:table-cell office:value-type="float" office:value="0.0313962054928652" calcext:value-type="float">
            <text:p>0.0313962054928652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29367010412946" calcext:value-type="float">
            <text:p>0.029367010412946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387825312060993" calcext:value-type="float">
            <text:p>0.0387825312060993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303641416954904" calcext:value-type="float">
            <text:p>0.0303641416954904</text:p>
          </table:table-cell>
          <table:table-cell office:value-type="float" office:value="0.694272863568216" calcext:value-type="float">
            <text:p>0.694272863568216</text:p>
          </table:table-cell>
          <table:table-cell office:value-type="float" office:value="0.0329148887549506" calcext:value-type="float">
            <text:p>0.032914888754950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113944754583312" calcext:value-type="float">
            <text:p>0.0113944754583312</text:p>
          </table:table-cell>
          <table:table-cell office:value-type="float" office:value="0.690794602698651" calcext:value-type="float">
            <text:p>0.690794602698651</text:p>
          </table:table-cell>
          <table:table-cell office:value-type="float" office:value="0.0592672323423261" calcext:value-type="float">
            <text:p>0.0592672323423261</text:p>
          </table:table-cell>
          <table:table-cell office:value-type="float" office:value="0.708125937031484" calcext:value-type="float">
            <text:p>0.708125937031484</text:p>
          </table:table-cell>
          <table:table-cell office:value-type="float" office:value="0.0184927079347017" calcext:value-type="float">
            <text:p>0.0184927079347017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259793853911631" calcext:value-type="float">
            <text:p>0.025979385391163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61257337293827" calcext:value-type="float">
            <text:p>0.0261257337293827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326401475092525" calcext:value-type="float">
            <text:p>0.0326401475092525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57224757429125" calcext:value-type="float">
            <text:p>0.0357224757429125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281927545192867" calcext:value-type="float">
            <text:p>0.0281927545192867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082063246584362" calcext:value-type="float">
            <text:p>0.008206324658436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42494062711136" calcext:value-type="float">
            <text:p>0.042494062711136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26366180061279" calcext:value-type="float">
            <text:p>0.0326366180061279</text:p>
          </table:table-cell>
          <table:table-cell office:value-type="float" office:value="0.702923538230885" calcext:value-type="float">
            <text:p>0.702923538230885</text:p>
          </table:table-cell>
          <table:table-cell office:value-type="float" office:value="0.0181030990682141" calcext:value-type="float">
            <text:p>0.018103099068214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776961186925" calcext:value-type="float">
            <text:p>0.02776961186925</text:p>
          </table:table-cell>
          <table:table-cell office:value-type="float" office:value="0.697706146926537" calcext:value-type="float">
            <text:p>0.697706146926537</text:p>
          </table:table-cell>
          <table:table-cell office:value-type="float" office:value="0.0251592573126556" calcext:value-type="float">
            <text:p>0.0251592573126556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320763995776689" calcext:value-type="float">
            <text:p>0.0320763995776689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12271159250041" calcext:value-type="float">
            <text:p>0.041227115925004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136753291046403" calcext:value-type="float">
            <text:p>0.0136753291046403</text:p>
          </table:table-cell>
          <table:table-cell office:value-type="float" office:value="0.692533733133433" calcext:value-type="float">
            <text:p>0.692533733133433</text:p>
          </table:table-cell>
          <table:table-cell office:value-type="float" office:value="0.0481667171120732" calcext:value-type="float">
            <text:p>0.0481667171120732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13625924373696" calcext:value-type="float">
            <text:p>0.0313625924373696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90879401282513" calcext:value-type="float">
            <text:p>0.0390879401282513</text:p>
          </table:table-cell>
          <table:table-cell office:value-type="float" office:value="0.690824587706147" calcext:value-type="float">
            <text:p>0.690824587706147</text:p>
          </table:table-cell>
          <table:table-cell office:value-type="float" office:value="0.0321561508262343" calcext:value-type="float">
            <text:p>0.0321561508262343</text:p>
          </table:table-cell>
          <table:table-cell office:value-type="float" office:value="0.723628185907046" calcext:value-type="float">
            <text:p>0.723628185907046</text:p>
          </table:table-cell>
          <table:table-cell office:value-type="float" office:value="0.0276845421583419" calcext:value-type="float">
            <text:p>0.0276845421583419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8670656472847" calcext:value-type="float">
            <text:p>0.0298670656472847</text:p>
          </table:table-cell>
          <table:table-cell office:value-type="float" office:value="0.713298350824588" calcext:value-type="float">
            <text:p>0.713298350824588</text:p>
          </table:table-cell>
          <table:table-cell office:value-type="float" office:value="0.0165548065486954" calcext:value-type="float">
            <text:p>0.0165548065486954</text:p>
          </table:table-cell>
          <table:table-cell office:value-type="float" office:value="0.699475262368815" calcext:value-type="float">
            <text:p>0.699475262368815</text:p>
          </table:table-cell>
          <table:table-cell office:value-type="float" office:value="0.0187863011701895" calcext:value-type="float">
            <text:p>0.0187863011701895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406533426369698" calcext:value-type="float">
            <text:p>0.0406533426369698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293380161331602" calcext:value-type="float">
            <text:p>0.0293380161331602</text:p>
          </table:table-cell>
          <table:table-cell office:value-type="float" office:value="0.699475262368816" calcext:value-type="float">
            <text:p>0.699475262368816</text:p>
          </table:table-cell>
          <table:table-cell office:value-type="float" office:value="0.0155386832280239" calcext:value-type="float">
            <text:p>0.0155386832280239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450689849430054" calcext:value-type="float">
            <text:p>0.0450689849430054</text:p>
          </table:table-cell>
          <table:table-cell office:value-type="float" office:value="0.689085457271364" calcext:value-type="float">
            <text:p>0.689085457271364</text:p>
          </table:table-cell>
          <table:table-cell office:value-type="float" office:value="0.0270589046366217" calcext:value-type="float">
            <text:p>0.0270589046366217</text:p>
          </table:table-cell>
          <table:table-cell office:value-type="float" office:value="0.692548725637181" calcext:value-type="float">
            <text:p>0.692548725637181</text:p>
          </table:table-cell>
          <table:table-cell office:value-type="float" office:value="0.0236808957807515" calcext:value-type="float">
            <text:p>0.0236808957807515</text:p>
          </table:table-cell>
          <table:table-cell office:value-type="float" office:value="0.697676161919041" calcext:value-type="float">
            <text:p>0.697676161919041</text:p>
          </table:table-cell>
          <table:table-cell office:value-type="float" office:value="0.0486849674580059" calcext:value-type="float">
            <text:p>0.04868496745800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7091454272864" calcext:value-type="float">
            <text:p>0.727091454272864</text:p>
          </table:table-cell>
          <table:table-cell office:value-type="float" office:value="0.0149745582254237" calcext:value-type="float">
            <text:p>0.0149745582254237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479327015901701" calcext:value-type="float">
            <text:p>0.047932701590170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165164392057661" calcext:value-type="float">
            <text:p>0.016516439205766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76349920721868" calcext:value-type="float">
            <text:p>0.0376349920721868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265851061299384" calcext:value-type="float">
            <text:p>0.0265851061299384</text:p>
          </table:table-cell>
          <table:table-cell office:value-type="float" office:value="0.723568215892054" calcext:value-type="float">
            <text:p>0.723568215892054</text:p>
          </table:table-cell>
          <table:table-cell office:value-type="float" office:value="0.0395173220354626" calcext:value-type="float">
            <text:p>0.0395173220354626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97800057428766" calcext:value-type="float">
            <text:p>0.0297800057428766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242298644114864" calcext:value-type="float">
            <text:p>0.0242298644114864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180405209386858" calcext:value-type="float">
            <text:p>0.0180405209386858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06040576558552" calcext:value-type="float">
            <text:p>0.0306040576558552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317970734636959" calcext:value-type="float">
            <text:p>0.0317970734636959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28033306080155" calcext:value-type="float">
            <text:p>0.028033306080155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391096637905101" calcext:value-type="float">
            <text:p>0.0391096637905101</text:p>
          </table:table-cell>
          <table:table-cell office:value-type="float" office:value="0.694212893553223" calcext:value-type="float">
            <text:p>0.694212893553223</text:p>
          </table:table-cell>
          <table:table-cell office:value-type="float" office:value="0.0337460994571464" calcext:value-type="float">
            <text:p>0.0337460994571464</text:p>
          </table:table-cell>
          <table:table-cell office:value-type="float" office:value="0.692548725637181" calcext:value-type="float">
            <text:p>0.692548725637181</text:p>
          </table:table-cell>
          <table:table-cell office:value-type="float" office:value="0.0305346733343063" calcext:value-type="float">
            <text:p>0.03053467333430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52918612662899" calcext:value-type="float">
            <text:p>0.045291861266289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25352323838081" calcext:value-type="float">
            <text:p>0.725352323838081</text:p>
          </table:table-cell>
          <table:table-cell office:value-type="float" office:value="0.0220506042840874" calcext:value-type="float">
            <text:p>0.0220506042840874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507118918361601" calcext:value-type="float">
            <text:p>0.0507118918361601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256204847565094" calcext:value-type="float">
            <text:p>0.0256204847565094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55011206669029" calcext:value-type="float">
            <text:p>0.0255011206669029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229294403404415" calcext:value-type="float">
            <text:p>0.0229294403404415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55949872542692" calcext:value-type="float">
            <text:p>0.0355949872542692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247444790848889" calcext:value-type="float">
            <text:p>0.0247444790848889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254020977895772" calcext:value-type="float">
            <text:p>0.0254020977895772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259537843132767" calcext:value-type="float">
            <text:p>0.0259537843132767</text:p>
          </table:table-cell>
          <table:table-cell office:value-type="float" office:value="0.694257871064468" calcext:value-type="float">
            <text:p>0.694257871064468</text:p>
          </table:table-cell>
          <table:table-cell office:value-type="float" office:value="0.0313814448953121" calcext:value-type="float">
            <text:p>0.0313814448953121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5741991409286" calcext:value-type="float">
            <text:p>0.025741991409286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182899636030448" calcext:value-type="float">
            <text:p>0.0182899636030448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99863243077157" calcext:value-type="float">
            <text:p>0.0399863243077157</text:p>
          </table:table-cell>
          <table:table-cell office:value-type="float" office:value="0.690764617691154" calcext:value-type="float">
            <text:p>0.690764617691154</text:p>
          </table:table-cell>
          <table:table-cell office:value-type="float" office:value="0.0391766272243705" calcext:value-type="float">
            <text:p>0.039176627224370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236696096718002" calcext:value-type="float">
            <text:p>0.0236696096718002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17161399054646" calcext:value-type="float">
            <text:p>0.04171613990546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719508245877061" calcext:value-type="float">
            <text:p>0.719508245877061</text:p>
          </table:table-cell>
          <table:table-cell office:value-type="float" office:value="0.0162459015807034" calcext:value-type="float">
            <text:p>0.0162459015807034</text:p>
          </table:table-cell>
          <table:table-cell office:value-type="float" office:value="0.697016491754123" calcext:value-type="float">
            <text:p>0.697016491754123</text:p>
          </table:table-cell>
          <table:table-cell office:value-type="float" office:value="0.0473737998738652" calcext:value-type="float">
            <text:p>0.0473737998738652</text:p>
          </table:table-cell>
          <table:table-cell office:value-type="float" office:value="0.706020989505247" calcext:value-type="float">
            <text:p>0.706020989505247</text:p>
          </table:table-cell>
          <table:table-cell office:value-type="float" office:value="0.027280471515108" calcext:value-type="float">
            <text:p>0.027280471515108</text:p>
          </table:table-cell>
          <table:table-cell office:value-type="float" office:value="0.702515742128935" calcext:value-type="float">
            <text:p>0.702515742128935</text:p>
          </table:table-cell>
          <table:table-cell office:value-type="float" office:value="0.0351527489724453" calcext:value-type="float">
            <text:p>0.0351527489724453</text:p>
          </table:table-cell>
          <table:table-cell office:value-type="float" office:value="0.696692653673163" calcext:value-type="float">
            <text:p>0.696692653673163</text:p>
          </table:table-cell>
          <table:table-cell office:value-type="float" office:value="0.0278302170049899" calcext:value-type="float">
            <text:p>0.0278302170049899</text:p>
          </table:table-cell>
          <table:table-cell office:value-type="float" office:value="0.718776611694153" calcext:value-type="float">
            <text:p>0.718776611694153</text:p>
          </table:table-cell>
          <table:table-cell office:value-type="float" office:value="0.0345656946255268" calcext:value-type="float">
            <text:p>0.0345656946255268</text:p>
          </table:table-cell>
          <table:table-cell office:value-type="float" office:value="0.703916041979011" calcext:value-type="float">
            <text:p>0.703916041979011</text:p>
          </table:table-cell>
          <table:table-cell office:value-type="float" office:value="0.032517149572377" calcext:value-type="float">
            <text:p>0.032517149572377</text:p>
          </table:table-cell>
          <table:table-cell office:value-type="float" office:value="0.708749625187406" calcext:value-type="float">
            <text:p>0.708749625187406</text:p>
          </table:table-cell>
          <table:table-cell office:value-type="float" office:value="0.029703132338376" calcext:value-type="float">
            <text:p>0.029703132338376</text:p>
          </table:table-cell>
          <table:table-cell office:value-type="float" office:value="0.707058470764618" calcext:value-type="float">
            <text:p>0.707058470764618</text:p>
          </table:table-cell>
          <table:table-cell office:value-type="float" office:value="0.018236863106398" calcext:value-type="float">
            <text:p>0.018236863106398</text:p>
          </table:table-cell>
          <table:table-cell office:value-type="float" office:value="0.705973013493253" calcext:value-type="float">
            <text:p>0.705973013493253</text:p>
          </table:table-cell>
          <table:table-cell office:value-type="float" office:value="0.0375711947269528" calcext:value-type="float">
            <text:p>0.0375711947269528</text:p>
          </table:table-cell>
          <table:table-cell office:value-type="float" office:value="0.704605697151424" calcext:value-type="float">
            <text:p>0.704605697151424</text:p>
          </table:table-cell>
          <table:table-cell office:value-type="float" office:value="0.0313687552844548" calcext:value-type="float">
            <text:p>0.0313687552844548</text:p>
          </table:table-cell>
          <table:table-cell office:value-type="float" office:value="0.698419790104947" calcext:value-type="float">
            <text:p>0.698419790104947</text:p>
          </table:table-cell>
          <table:table-cell office:value-type="float" office:value="0.0222722514944606" calcext:value-type="float">
            <text:p>0.0222722514944606</text:p>
          </table:table-cell>
          <table:table-cell office:value-type="float" office:value="0.711166416791604" calcext:value-type="float">
            <text:p>0.711166416791604</text:p>
          </table:table-cell>
          <table:table-cell office:value-type="float" office:value="0.0362603190646854" calcext:value-type="float">
            <text:p>0.0362603190646854</text:p>
          </table:table-cell>
          <table:table-cell office:value-type="float" office:value="0.694932533733133" calcext:value-type="float">
            <text:p>0.694932533733133</text:p>
          </table:table-cell>
          <table:table-cell office:value-type="float" office:value="0.0327846839673787" calcext:value-type="float">
            <text:p>0.0327846839673787</text:p>
          </table:table-cell>
          <table:table-cell office:value-type="float" office:value="0.698770614692654" calcext:value-type="float">
            <text:p>0.698770614692654</text:p>
          </table:table-cell>
          <table:table-cell office:value-type="float" office:value="0.0280651440120035" calcext:value-type="float">
            <text:p>0.0280651440120035</text:p>
          </table:table-cell>
          <table:table-cell office:value-type="float" office:value="0.70080059970015" calcext:value-type="float">
            <text:p>0.70080059970015</text:p>
          </table:table-cell>
          <table:table-cell office:value-type="float" office:value="0.041966994661943" calcext:value-type="float">
            <text:p>0.04196699466194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08732394366197" calcext:value-type="float">
            <text:p>0.908732394366197</text:p>
          </table:table-cell>
          <table:table-cell office:value-type="float" office:value="0.0481668876619409" calcext:value-type="float">
            <text:p>0.0481668876619409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41774061282099" calcext:value-type="float">
            <text:p>0.034177406128209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449259325193584" calcext:value-type="float">
            <text:p>0.0449259325193584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326676551033987" calcext:value-type="float">
            <text:p>0.0326676551033987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421607201664265" calcext:value-type="float">
            <text:p>0.042160720166426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24587884360266" calcext:value-type="float">
            <text:p>0.0324587884360266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77601835528912" calcext:value-type="float">
            <text:p>0.0277601835528912</text:p>
          </table:table-cell>
          <table:table-cell office:value-type="float" office:value="0.903219315895372" calcext:value-type="float">
            <text:p>0.903219315895372</text:p>
          </table:table-cell>
          <table:table-cell office:value-type="float" office:value="0.044179081365269" calcext:value-type="float">
            <text:p>0.044179081365269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20362173038229" calcext:value-type="float">
            <text:p>0.920362173038229</text:p>
          </table:table-cell>
          <table:table-cell office:value-type="float" office:value="0.0453731033568621" calcext:value-type="float">
            <text:p>0.0453731033568621</text:p>
          </table:table-cell>
          <table:table-cell office:value-type="float" office:value="0.908772635814889" calcext:value-type="float">
            <text:p>0.908772635814889</text:p>
          </table:table-cell>
          <table:table-cell office:value-type="float" office:value="0.0400262353793236" calcext:value-type="float">
            <text:p>0.0400262353793236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26073704960398" calcext:value-type="float">
            <text:p>0.0326073704960398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73131224585046" calcext:value-type="float">
            <text:p>0.037313122458504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49968753358507" calcext:value-type="float">
            <text:p>0.034996875335850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20845459051344" calcext:value-type="float">
            <text:p>0.0220845459051344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3358437674688" calcext:value-type="float">
            <text:p>0.03335843767468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8954884244494" calcext:value-type="float">
            <text:p>0.04895488424449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419980299079758" calcext:value-type="float">
            <text:p>0.0419980299079758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412115463988305" calcext:value-type="float">
            <text:p>0.041211546398830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1533483625326" calcext:value-type="float">
            <text:p>0.041533483625326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1533483625326" calcext:value-type="float">
            <text:p>0.041533483625326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421607201664265" calcext:value-type="float">
            <text:p>0.0421607201664265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370580374404016" calcext:value-type="float">
            <text:p>0.037058037440401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68740477262034" calcext:value-type="float">
            <text:p>0.03687404772620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77941538219228" calcext:value-type="float">
            <text:p>0.0477941538219228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60105017006882" calcext:value-type="float">
            <text:p>0.02601050170068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8954884244494" calcext:value-type="float">
            <text:p>0.04895488424449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423206327239506" calcext:value-type="float">
            <text:p>0.042320632723950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16531555215896" calcext:value-type="float">
            <text:p>0.0416531555215896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1533483625326" calcext:value-type="float">
            <text:p>0.04153348362532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68740477262034" calcext:value-type="float">
            <text:p>0.0368740477262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68740477262034" calcext:value-type="float">
            <text:p>0.03687404772620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71869962332183" calcext:value-type="float">
            <text:p>0.037186996233218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8954884244494" calcext:value-type="float">
            <text:p>0.04895488424449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469956980820118" calcext:value-type="float">
            <text:p>0.0469956980820118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412115463988305" calcext:value-type="float">
            <text:p>0.041211546398830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1533483625326" calcext:value-type="float">
            <text:p>0.04153348362532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68740477262034" calcext:value-type="float">
            <text:p>0.03687404772620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8954884244494" calcext:value-type="float">
            <text:p>0.04895488424449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421562548200369" calcext:value-type="float">
            <text:p>0.0421562548200369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412115463988305" calcext:value-type="float">
            <text:p>0.04121154639883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0.911050301810865" calcext:value-type="float">
            <text:p>0.911050301810865</text:p>
          </table:table-cell>
          <table:table-cell office:value-type="float" office:value="0.0487972849279834" calcext:value-type="float">
            <text:p>0.0487972849279834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382871477428743" calcext:value-type="float">
            <text:p>0.0382871477428743</text:p>
          </table:table-cell>
          <table:table-cell office:value-type="float" office:value="0.920249496981892" calcext:value-type="float">
            <text:p>0.920249496981892</text:p>
          </table:table-cell>
          <table:table-cell office:value-type="float" office:value="0.0436793096106667" calcext:value-type="float">
            <text:p>0.0436793096106667</text:p>
          </table:table-cell>
          <table:table-cell office:value-type="float" office:value="0.91851106639839" calcext:value-type="float">
            <text:p>0.91851106639839</text:p>
          </table:table-cell>
          <table:table-cell office:value-type="float" office:value="0.0343174178237758" calcext:value-type="float">
            <text:p>0.0343174178237758</text:p>
          </table:table-cell>
          <table:table-cell office:value-type="float" office:value="0.916233400402415" calcext:value-type="float">
            <text:p>0.916233400402415</text:p>
          </table:table-cell>
          <table:table-cell office:value-type="float" office:value="0.0415540904222006" calcext:value-type="float">
            <text:p>0.0415540904222006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8775736103935" calcext:value-type="float">
            <text:p>0.038775736103935</text:p>
          </table:table-cell>
          <table:table-cell office:value-type="float" office:value="0.919098591549296" calcext:value-type="float">
            <text:p>0.919098591549296</text:p>
          </table:table-cell>
          <table:table-cell office:value-type="float" office:value="0.0354718595895129" calcext:value-type="float">
            <text:p>0.0354718595895129</text:p>
          </table:table-cell>
          <table:table-cell office:value-type="float" office:value="0.912828973843059" calcext:value-type="float">
            <text:p>0.912828973843059</text:p>
          </table:table-cell>
          <table:table-cell office:value-type="float" office:value="0.03810276534748" calcext:value-type="float">
            <text:p>0.03810276534748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364956148366091" calcext:value-type="float">
            <text:p>0.0364956148366091</text:p>
          </table:table-cell>
          <table:table-cell office:value-type="float" office:value="0.918575452716298" calcext:value-type="float">
            <text:p>0.918575452716298</text:p>
          </table:table-cell>
          <table:table-cell office:value-type="float" office:value="0.0383288450111912" calcext:value-type="float">
            <text:p>0.0383288450111912</text:p>
          </table:table-cell>
          <table:table-cell office:value-type="float" office:value="0.912828973843058" calcext:value-type="float">
            <text:p>0.912828973843058</text:p>
          </table:table-cell>
          <table:table-cell office:value-type="float" office:value="0.0374038682699955" calcext:value-type="float">
            <text:p>0.0374038682699955</text:p>
          </table:table-cell>
          <table:table-cell office:value-type="float" office:value="0.914551307847082" calcext:value-type="float">
            <text:p>0.914551307847082</text:p>
          </table:table-cell>
          <table:table-cell office:value-type="float" office:value="0.0357975410464399" calcext:value-type="float">
            <text:p>0.0357975410464399</text:p>
          </table:table-cell>
          <table:table-cell office:value-type="float" office:value="0.916281690140845" calcext:value-type="float">
            <text:p>0.916281690140845</text:p>
          </table:table-cell>
          <table:table-cell office:value-type="float" office:value="0.0367192612009388" calcext:value-type="float">
            <text:p>0.0367192612009388</text:p>
          </table:table-cell>
          <table:table-cell office:value-type="float" office:value="0.918527162977867" calcext:value-type="float">
            <text:p>0.918527162977867</text:p>
          </table:table-cell>
          <table:table-cell office:value-type="float" office:value="0.0393362726447552" calcext:value-type="float">
            <text:p>0.0393362726447552</text:p>
          </table:table-cell>
          <table:table-cell office:value-type="float" office:value="0.918567404426559" calcext:value-type="float">
            <text:p>0.918567404426559</text:p>
          </table:table-cell>
          <table:table-cell office:value-type="float" office:value="0.0321787057027787" calcext:value-type="float">
            <text:p>0.0321787057027787</text:p>
          </table:table-cell>
          <table:table-cell office:value-type="float" office:value="0.920837022132797" calcext:value-type="float">
            <text:p>0.920837022132797</text:p>
          </table:table-cell>
          <table:table-cell office:value-type="float" office:value="0.0301525939495706" calcext:value-type="float">
            <text:p>0.03015259394957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03346372464944" calcext:value-type="float">
            <text:p>0.0203346372464944</text:p>
          </table:table-cell>
          <table:table-cell office:value-type="float" office:value="0.717358458534929" calcext:value-type="float">
            <text:p>0.717358458534929</text:p>
          </table:table-cell>
          <table:table-cell office:value-type="float" office:value="0.0529213120634732" calcext:value-type="float">
            <text:p>0.05292131206347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272304759008754" calcext:value-type="float">
            <text:p>0.02723047590087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29509398068085" calcext:value-type="float">
            <text:p>0.0329509398068085</text:p>
          </table:table-cell>
          <table:table-cell office:value-type="float" office:value="0.750004244121891" calcext:value-type="float">
            <text:p>0.750004244121891</text:p>
          </table:table-cell>
          <table:table-cell office:value-type="float" office:value="0.0321118322988042" calcext:value-type="float">
            <text:p>0.0321118322988042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60550649170519" calcext:value-type="float">
            <text:p>0.0260550649170519</text:p>
          </table:table-cell>
          <table:table-cell office:value-type="float" office:value="0.744792462439521" calcext:value-type="float">
            <text:p>0.744792462439521</text:p>
          </table:table-cell>
          <table:table-cell office:value-type="float" office:value="0.031077093868976" calcext:value-type="float">
            <text:p>0.031077093868976</text:p>
          </table:table-cell>
          <table:table-cell office:value-type="float" office:value="0.739555216025804" calcext:value-type="float">
            <text:p>0.739555216025804</text:p>
          </table:table-cell>
          <table:table-cell office:value-type="float" office:value="0.0298470357657326" calcext:value-type="float">
            <text:p>0.0298470357657326</text:p>
          </table:table-cell>
          <table:table-cell office:value-type="float" office:value="0.735599694423224" calcext:value-type="float">
            <text:p>0.735599694423224</text:p>
          </table:table-cell>
          <table:table-cell office:value-type="float" office:value="0.040215797267253" calcext:value-type="float">
            <text:p>0.040215797267253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489922154984134" calcext:value-type="float">
            <text:p>0.0489922154984134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127220199599837" calcext:value-type="float">
            <text:p>0.0127220199599837</text:p>
          </table:table-cell>
          <table:table-cell office:value-type="float" office:value="0.756489262371615" calcext:value-type="float">
            <text:p>0.756489262371615</text:p>
          </table:table-cell>
          <table:table-cell office:value-type="float" office:value="0.0327087400540326" calcext:value-type="float">
            <text:p>0.0327087400540326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327540502217277" calcext:value-type="float">
            <text:p>0.0327540502217277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267941704082325" calcext:value-type="float">
            <text:p>0.0267941704082325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6303157088777" calcext:value-type="float">
            <text:p>0.027630315708877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39695665484159" calcext:value-type="float">
            <text:p>0.02396956654841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2974280621339" calcext:value-type="float">
            <text:p>0.762974280621339</text:p>
          </table:table-cell>
          <table:table-cell office:value-type="float" office:value="0.0215768710970518" calcext:value-type="float">
            <text:p>0.0215768710970518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96739438373183" calcext:value-type="float">
            <text:p>0.0396739438373183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65161581800161" calcext:value-type="float">
            <text:p>0.026516158180016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64848576902514" calcext:value-type="float">
            <text:p>0.0264848576902514</text:p>
          </table:table-cell>
          <table:table-cell office:value-type="float" office:value="0.759103641456583" calcext:value-type="float">
            <text:p>0.759103641456583</text:p>
          </table:table-cell>
          <table:table-cell office:value-type="float" office:value="0.0249141703795026" calcext:value-type="float">
            <text:p>0.0249141703795026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1767616687563" calcext:value-type="float">
            <text:p>0.021767616687563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428896603828983" calcext:value-type="float">
            <text:p>0.0428896603828983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68907170359988" calcext:value-type="float">
            <text:p>0.0368907170359988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65212964853127" calcext:value-type="float">
            <text:p>0.0365212964853127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79386231582212" calcext:value-type="float">
            <text:p>0.037938623158221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32507507955066" calcext:value-type="float">
            <text:p>0.0232507507955066</text:p>
          </table:table-cell>
          <table:table-cell office:value-type="float" office:value="0.772090654443596" calcext:value-type="float">
            <text:p>0.772090654443596</text:p>
          </table:table-cell>
          <table:table-cell office:value-type="float" office:value="0.0244789641102801" calcext:value-type="float">
            <text:p>0.024478964110280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0956366532567" calcext:value-type="float">
            <text:p>0.0250956366532567</text:p>
          </table:table-cell>
          <table:table-cell office:value-type="float" office:value="0.759052711993889" calcext:value-type="float">
            <text:p>0.759052711993889</text:p>
          </table:table-cell>
          <table:table-cell office:value-type="float" office:value="0.0304764952608709" calcext:value-type="float">
            <text:p>0.0304764952608709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80812991230339" calcext:value-type="float">
            <text:p>0.0280812991230339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74659554069239" calcext:value-type="float">
            <text:p>0.027465955406923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73389355742297" calcext:value-type="float">
            <text:p>0.773389355742297</text:p>
          </table:table-cell>
          <table:table-cell office:value-type="float" office:value="0.0224197842875506" calcext:value-type="float">
            <text:p>0.0224197842875506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51016686764948" calcext:value-type="float">
            <text:p>0.0251016686764948</text:p>
          </table:table-cell>
          <table:table-cell office:value-type="float" office:value="0.765546218487395" calcext:value-type="float">
            <text:p>0.765546218487395</text:p>
          </table:table-cell>
          <table:table-cell office:value-type="float" office:value="0.0309742168312755" calcext:value-type="float">
            <text:p>0.0309742168312755</text:p>
          </table:table-cell>
          <table:table-cell office:value-type="float" office:value="0.768160597572362" calcext:value-type="float">
            <text:p>0.768160597572362</text:p>
          </table:table-cell>
          <table:table-cell office:value-type="float" office:value="0.0270615209512743" calcext:value-type="float">
            <text:p>0.0270615209512743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04186019248539" calcext:value-type="float">
            <text:p>0.030418601924853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04810522801809" calcext:value-type="float">
            <text:p>0.0204810522801809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384571310872145" calcext:value-type="float">
            <text:p>0.0384571310872145</text:p>
          </table:table-cell>
          <table:table-cell office:value-type="float" office:value="0.756446821152703" calcext:value-type="float">
            <text:p>0.756446821152703</text:p>
          </table:table-cell>
          <table:table-cell office:value-type="float" office:value="0.0330787796801052" calcext:value-type="float">
            <text:p>0.0330787796801052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48436798362995" calcext:value-type="float">
            <text:p>0.0348436798362995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261999582398374" calcext:value-type="float">
            <text:p>0.0261999582398374</text:p>
          </table:table-cell>
          <table:table-cell office:value-type="float" office:value="0.76951871657754" calcext:value-type="float">
            <text:p>0.76951871657754</text:p>
          </table:table-cell>
          <table:table-cell office:value-type="float" office:value="0.0252510736497871" calcext:value-type="float">
            <text:p>0.0252510736497871</text:p>
          </table:table-cell>
          <table:table-cell office:value-type="float" office:value="0.770817417876241" calcext:value-type="float">
            <text:p>0.770817417876241</text:p>
          </table:table-cell>
          <table:table-cell office:value-type="float" office:value="0.0177012957460289" calcext:value-type="float">
            <text:p>0.0177012957460289</text:p>
          </table:table-cell>
          <table:table-cell office:value-type="float" office:value="0.765597147950089" calcext:value-type="float">
            <text:p>0.765597147950089</text:p>
          </table:table-cell>
          <table:table-cell office:value-type="float" office:value="0.0279435544411139" calcext:value-type="float">
            <text:p>0.0279435544411139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31017021287903" calcext:value-type="float">
            <text:p>0.0331017021287903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56702525985495" calcext:value-type="float">
            <text:p>0.0356702525985495</text:p>
          </table:table-cell>
          <table:table-cell office:value-type="float" office:value="0.765605636193871" calcext:value-type="float">
            <text:p>0.765605636193871</text:p>
          </table:table-cell>
          <table:table-cell office:value-type="float" office:value="0.0267129529456382" calcext:value-type="float">
            <text:p>0.026712952945638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9484763602411" calcext:value-type="float">
            <text:p>0.769484763602411</text:p>
          </table:table-cell>
          <table:table-cell office:value-type="float" office:value="0.0194702208329292" calcext:value-type="float">
            <text:p>0.0194702208329292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83580040862135" calcext:value-type="float">
            <text:p>0.0383580040862135</text:p>
          </table:table-cell>
          <table:table-cell office:value-type="float" office:value="0.759052711993889" calcext:value-type="float">
            <text:p>0.759052711993889</text:p>
          </table:table-cell>
          <table:table-cell office:value-type="float" office:value="0.0318647134024664" calcext:value-type="float">
            <text:p>0.031864713402466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03495966467548" calcext:value-type="float">
            <text:p>0.0303495966467548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27028994020297" calcext:value-type="float">
            <text:p>0.0327028994020297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1767616687563" calcext:value-type="float">
            <text:p>0.021767616687563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04186019248539" calcext:value-type="float">
            <text:p>0.0304186019248539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4616152102254" calcext:value-type="float">
            <text:p>0.024616152102254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235217911682374" calcext:value-type="float">
            <text:p>0.0235217911682374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1767616687563" calcext:value-type="float">
            <text:p>0.021767616687563</text:p>
          </table:table-cell>
          <table:table-cell office:value-type="float" office:value="0.773406332229862" calcext:value-type="float">
            <text:p>0.773406332229862</text:p>
          </table:table-cell>
          <table:table-cell office:value-type="float" office:value="0.0257747342951731" calcext:value-type="float">
            <text:p>0.0257747342951731</text:p>
          </table:table-cell>
          <table:table-cell office:value-type="float" office:value="0.769510228333758" calcext:value-type="float">
            <text:p>0.769510228333758</text:p>
          </table:table-cell>
          <table:table-cell office:value-type="float" office:value="0.0185489588810998" calcext:value-type="float">
            <text:p>0.0185489588810998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4129248738076" calcext:value-type="float">
            <text:p>0.0314129248738076</text:p>
          </table:table-cell>
          <table:table-cell office:value-type="float" office:value="0.761658602835073" calcext:value-type="float">
            <text:p>0.761658602835073</text:p>
          </table:table-cell>
          <table:table-cell office:value-type="float" office:value="0.0323467302880839" calcext:value-type="float">
            <text:p>0.0323467302880839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42517333964688" calcext:value-type="float">
            <text:p>0.0342517333964688</text:p>
          </table:table-cell>
          <table:table-cell office:value-type="float" office:value="0.76951871657754" calcext:value-type="float">
            <text:p>0.76951871657754</text:p>
          </table:table-cell>
          <table:table-cell office:value-type="float" office:value="0.0247799408906522" calcext:value-type="float">
            <text:p>0.024779940890652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72099142687378" calcext:value-type="float">
            <text:p>0.772099142687378</text:p>
          </table:table-cell>
          <table:table-cell office:value-type="float" office:value="0.021101618686348" calcext:value-type="float">
            <text:p>0.021101618686348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329537221284774" calcext:value-type="float">
            <text:p>0.0329537221284774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5165572637174" calcext:value-type="float">
            <text:p>0.029516557263717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46574198444747" calcext:value-type="float">
            <text:p>0.034657419844474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28200253677644" calcext:value-type="float">
            <text:p>0.0328200253677644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196745470378439" calcext:value-type="float">
            <text:p>0.0196745470378439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48435221650519" calcext:value-type="float">
            <text:p>0.0348435221650519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231668144881442" calcext:value-type="float">
            <text:p>0.0231668144881442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26240112066749" calcext:value-type="float">
            <text:p>0.026240112066749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87934285232081" calcext:value-type="float">
            <text:p>0.0287934285232081</text:p>
          </table:table-cell>
          <table:table-cell office:value-type="float" office:value="0.772116119174943" calcext:value-type="float">
            <text:p>0.772116119174943</text:p>
          </table:table-cell>
          <table:table-cell office:value-type="float" office:value="0.0301007235358466" calcext:value-type="float">
            <text:p>0.0301007235358466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44430582788819" calcext:value-type="float">
            <text:p>0.0244430582788819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99230248084075" calcext:value-type="float">
            <text:p>0.0299230248084075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9147827648662" calcext:value-type="float">
            <text:p>0.029147827648662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3581886389903" calcext:value-type="float">
            <text:p>0.0363581886389903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285129761683865" calcext:value-type="float">
            <text:p>0.02851297616838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767664884135472" calcext:value-type="float">
            <text:p>0.767664884135472</text:p>
          </table:table-cell>
          <table:table-cell office:value-type="float" office:value="0.0209806264300748" calcext:value-type="float">
            <text:p>0.0209806264300748</text:p>
          </table:table-cell>
          <table:table-cell office:value-type="float" office:value="0.74655462184874" calcext:value-type="float">
            <text:p>0.74655462184874</text:p>
          </table:table-cell>
          <table:table-cell office:value-type="float" office:value="0.0378017301583954" calcext:value-type="float">
            <text:p>0.0378017301583954</text:p>
          </table:table-cell>
          <table:table-cell office:value-type="float" office:value="0.758280281809694" calcext:value-type="float">
            <text:p>0.758280281809694</text:p>
          </table:table-cell>
          <table:table-cell office:value-type="float" office:value="0.0292204243156702" calcext:value-type="float">
            <text:p>0.0292204243156702</text:p>
          </table:table-cell>
          <table:table-cell office:value-type="float" office:value="0.755925642984467" calcext:value-type="float">
            <text:p>0.755925642984467</text:p>
          </table:table-cell>
          <table:table-cell office:value-type="float" office:value="0.0303008669879127" calcext:value-type="float">
            <text:p>0.0303008669879127</text:p>
          </table:table-cell>
          <table:table-cell office:value-type="float" office:value="0.758307444189797" calcext:value-type="float">
            <text:p>0.758307444189797</text:p>
          </table:table-cell>
          <table:table-cell office:value-type="float" office:value="0.030593505874591" calcext:value-type="float">
            <text:p>0.030593505874591</text:p>
          </table:table-cell>
          <table:table-cell office:value-type="float" office:value="0.757249809014515" calcext:value-type="float">
            <text:p>0.757249809014515</text:p>
          </table:table-cell>
          <table:table-cell office:value-type="float" office:value="0.0219491795220405" calcext:value-type="float">
            <text:p>0.0219491795220405</text:p>
          </table:table-cell>
          <table:table-cell office:value-type="float" office:value="0.757253204312028" calcext:value-type="float">
            <text:p>0.757253204312028</text:p>
          </table:table-cell>
          <table:table-cell office:value-type="float" office:value="0.0355372018857989" calcext:value-type="float">
            <text:p>0.0355372018857989</text:p>
          </table:table-cell>
          <table:table-cell office:value-type="float" office:value="0.754112554112554" calcext:value-type="float">
            <text:p>0.754112554112554</text:p>
          </table:table-cell>
          <table:table-cell office:value-type="float" office:value="0.029519899814447" calcext:value-type="float">
            <text:p>0.029519899814447</text:p>
          </table:table-cell>
          <table:table-cell office:value-type="float" office:value="0.755416348357525" calcext:value-type="float">
            <text:p>0.755416348357525</text:p>
          </table:table-cell>
          <table:table-cell office:value-type="float" office:value="0.0322685353647703" calcext:value-type="float">
            <text:p>0.0322685353647703</text:p>
          </table:table-cell>
          <table:table-cell office:value-type="float" office:value="0.757499363381716" calcext:value-type="float">
            <text:p>0.757499363381716</text:p>
          </table:table-cell>
          <table:table-cell office:value-type="float" office:value="0.0327383684214486" calcext:value-type="float">
            <text:p>0.0327383684214486</text:p>
          </table:table-cell>
          <table:table-cell office:value-type="float" office:value="0.764563279857397" calcext:value-type="float">
            <text:p>0.764563279857397</text:p>
          </table:table-cell>
          <table:table-cell office:value-type="float" office:value="0.0234198604472594" calcext:value-type="float">
            <text:p>0.0234198604472594</text:p>
          </table:table-cell>
          <table:table-cell office:value-type="float" office:value="0.76664120193532" calcext:value-type="float">
            <text:p>0.76664120193532</text:p>
          </table:table-cell>
          <table:table-cell office:value-type="float" office:value="0.0235762034140647" calcext:value-type="float">
            <text:p>0.0235762034140647</text:p>
          </table:table-cell>
          <table:table-cell office:value-type="float" office:value="0.75752143281555" calcext:value-type="float">
            <text:p>0.75752143281555</text:p>
          </table:table-cell>
          <table:table-cell office:value-type="float" office:value="0.0294258381996627" calcext:value-type="float">
            <text:p>0.0294258381996627</text:p>
          </table:table-cell>
          <table:table-cell office:value-type="float" office:value="0.758543417366947" calcext:value-type="float">
            <text:p>0.758543417366947</text:p>
          </table:table-cell>
          <table:table-cell office:value-type="float" office:value="0.0303733851469279" calcext:value-type="float">
            <text:p>0.0303733851469279</text:p>
          </table:table-cell>
          <table:table-cell office:value-type="float" office:value="0.759597657244716" calcext:value-type="float">
            <text:p>0.759597657244716</text:p>
          </table:table-cell>
          <table:table-cell office:value-type="float" office:value="0.032398357893184" calcext:value-type="float">
            <text:p>0.032398357893184</text:p>
          </table:table-cell>
          <table:table-cell office:value-type="float" office:value="0.76221373397844" calcext:value-type="float">
            <text:p>0.76221373397844</text:p>
          </table:table-cell>
          <table:table-cell office:value-type="float" office:value="0.0262882783920033" calcext:value-type="float">
            <text:p>0.02628827839200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7142857142857" calcext:value-type="float">
            <text:p>0.957142857142857</text:p>
          </table:table-cell>
          <table:table-cell office:value-type="float" office:value="0.0106479427499989" calcext:value-type="float">
            <text:p>0.010647942749998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66233766233766" calcext:value-type="float">
            <text:p>0.966233766233766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67099567099567" calcext:value-type="float">
            <text:p>0.967099567099567</text:p>
          </table:table-cell>
          <table:table-cell office:value-type="float" office:value="0.0088453752128582" calcext:value-type="float">
            <text:p>0.0088453752128582</text:p>
          </table:table-cell>
          <table:table-cell office:value-type="float" office:value="0.966666666666666" calcext:value-type="float">
            <text:p>0.966666666666666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95090401023761" calcext:value-type="float">
            <text:p>0.0095090401023761</text:p>
          </table:table-cell>
          <table:table-cell office:value-type="float" office:value="0.965800865800866" calcext:value-type="float">
            <text:p>0.965800865800866</text:p>
          </table:table-cell>
          <table:table-cell office:value-type="float" office:value="0.0098478901870799" calcext:value-type="float">
            <text:p>0.009847890187079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68447568401912" calcext:value-type="float">
            <text:p>0.0068447568401912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84664966301332" calcext:value-type="float">
            <text:p>0.0084664966301332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84387829825185" calcext:value-type="float">
            <text:p>0.0084387829825185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7142857142857" calcext:value-type="float">
            <text:p>0.957142857142857</text:p>
          </table:table-cell>
          <table:table-cell office:value-type="float" office:value="0.0098478901870799" calcext:value-type="float">
            <text:p>0.009847890187079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8453752128582" calcext:value-type="float">
            <text:p>0.0088453752128582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84664966301333" calcext:value-type="float">
            <text:p>0.008466496630133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08225108225108" calcext:value-type="float">
            <text:p>0.010822510822510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49830581961996" calcext:value-type="float">
            <text:p>0.004983058196199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90028720099937" calcext:value-type="float">
            <text:p>0.00900287200999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44359094224932" calcext:value-type="float">
            <text:p>0.004435909422493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85216535433028" calcext:value-type="float">
            <text:p>0.008521653543302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8441558441558" calcext:value-type="float">
            <text:p>0.958441558441558</text:p>
          </table:table-cell>
          <table:table-cell office:value-type="float" office:value="0.0106479427499989" calcext:value-type="float">
            <text:p>0.010647942749998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5602810374775" calcext:value-type="float">
            <text:p>0.0075602810374775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92340818215157" calcext:value-type="float">
            <text:p>0.009234081821515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4328573151562" calcext:value-type="float">
            <text:p>0.00543285731515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35566399837997" calcext:value-type="float">
            <text:p>0.003556639983799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4209510710785" calcext:value-type="float">
            <text:p>0.006420951071078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0105595765520783" calcext:value-type="float">
            <text:p>0.01055957655207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3401839644213" calcext:value-type="float">
            <text:p>0.0073401839644213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5602810374774" calcext:value-type="float">
            <text:p>0.0075602810374774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49358243510785" calcext:value-type="float">
            <text:p>0.004935824351078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3401839644212" calcext:value-type="float">
            <text:p>0.007340183964421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.957489177489178" calcext:value-type="float">
            <text:p>0.957489177489178</text:p>
          </table:table-cell>
          <table:table-cell office:value-type="float" office:value="0.0105051726123334" calcext:value-type="float">
            <text:p>0.0105051726123334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518803878838" calcext:value-type="float">
            <text:p>0.006518803878838</text:p>
          </table:table-cell>
          <table:table-cell office:value-type="float" office:value="0.968484848484848" calcext:value-type="float">
            <text:p>0.968484848484848</text:p>
          </table:table-cell>
          <table:table-cell office:value-type="float" office:value="0.0067730215744874" calcext:value-type="float">
            <text:p>0.0067730215744874</text:p>
          </table:table-cell>
          <table:table-cell office:value-type="float" office:value="0.969437229437229" calcext:value-type="float">
            <text:p>0.969437229437229</text:p>
          </table:table-cell>
          <table:table-cell office:value-type="float" office:value="0.00621095687433436" calcext:value-type="float">
            <text:p>0.00621095687433436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2759676684601" calcext:value-type="float">
            <text:p>0.0072759676684601</text:p>
          </table:table-cell>
          <table:table-cell office:value-type="float" office:value="0.969004329004329" calcext:value-type="float">
            <text:p>0.969004329004329</text:p>
          </table:table-cell>
          <table:table-cell office:value-type="float" office:value="0.00814284280769762" calcext:value-type="float">
            <text:p>0.00814284280769762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2704301011575" calcext:value-type="float">
            <text:p>0.0072704301011575</text:p>
          </table:table-cell>
          <table:table-cell office:value-type="float" office:value="0.971774891774892" calcext:value-type="float">
            <text:p>0.971774891774892</text:p>
          </table:table-cell>
          <table:table-cell office:value-type="float" office:value="0.00518749459921986" calcext:value-type="float">
            <text:p>0.0051874945992198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7562116701039" calcext:value-type="float">
            <text:p>0.0057562116701039</text:p>
          </table:table-cell>
          <table:table-cell office:value-type="float" office:value="0.970649350649351" calcext:value-type="float">
            <text:p>0.970649350649351</text:p>
          </table:table-cell>
          <table:table-cell office:value-type="float" office:value="0.00606052301454122" calcext:value-type="float">
            <text:p>0.0060605230145412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49189610124702" calcext:value-type="float">
            <text:p>0.00749189610124702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657605754701372" calcext:value-type="float">
            <text:p>0.00657605754701372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63523601984147" calcext:value-type="float">
            <text:p>0.0063523601984147</text:p>
          </table:table-cell>
          <table:table-cell office:value-type="float" office:value="0.97004329004329" calcext:value-type="float">
            <text:p>0.97004329004329</text:p>
          </table:table-cell>
          <table:table-cell office:value-type="float" office:value="0.00667557970395664" calcext:value-type="float">
            <text:p>0.00667557970395664</text:p>
          </table:table-cell>
          <table:table-cell office:value-type="float" office:value="0.974372294372294" calcext:value-type="float">
            <text:p>0.974372294372294</text:p>
          </table:table-cell>
          <table:table-cell office:value-type="float" office:value="0.00594265435880108" calcext:value-type="float">
            <text:p>0.00594265435880108</text:p>
          </table:table-cell>
          <table:table-cell office:value-type="float" office:value="0.974978354978355" calcext:value-type="float">
            <text:p>0.974978354978355</text:p>
          </table:table-cell>
          <table:table-cell office:value-type="float" office:value="0.00680120921016902" calcext:value-type="float">
            <text:p>0.0068012092101690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06736353077816" calcext:value-type="float">
            <text:p>0.706736353077816</text:p>
          </table:table-cell>
          <table:table-cell office:value-type="float" office:value="0.0519785034656277" calcext:value-type="float">
            <text:p>0.0519785034656277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60155630051764" calcext:value-type="float">
            <text:p>0.0560155630051764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372644061004486" calcext:value-type="float">
            <text:p>0.0372644061004486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45481914632291" calcext:value-type="float">
            <text:p>0.045481914632291</text:p>
          </table:table-cell>
          <table:table-cell office:value-type="float" office:value="0.765156794425087" calcext:value-type="float">
            <text:p>0.765156794425087</text:p>
          </table:table-cell>
          <table:table-cell office:value-type="float" office:value="0.0831308470040105" calcext:value-type="float">
            <text:p>0.083130847004010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2" calcext:value-type="float">
            <text:p>0.0543328745127442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51118213977068" calcext:value-type="float">
            <text:p>0.051118213977068</text:p>
          </table:table-cell>
          <table:table-cell office:value-type="float" office:value="0.721022067363531" calcext:value-type="float">
            <text:p>0.721022067363531</text:p>
          </table:table-cell>
          <table:table-cell office:value-type="float" office:value="0.0474249606899749" calcext:value-type="float">
            <text:p>0.0474249606899749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638971572296918" calcext:value-type="float">
            <text:p>0.0638971572296918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635093824051277" calcext:value-type="float">
            <text:p>0.0635093824051277</text:p>
          </table:table-cell>
          <table:table-cell office:value-type="float" office:value="0.750406504065041" calcext:value-type="float">
            <text:p>0.750406504065041</text:p>
          </table:table-cell>
          <table:table-cell office:value-type="float" office:value="0.0554570966175571" calcext:value-type="float">
            <text:p>0.0554570966175571</text:p>
          </table:table-cell>
          <table:table-cell office:value-type="float" office:value="0.735772357723577" calcext:value-type="float">
            <text:p>0.735772357723577</text:p>
          </table:table-cell>
          <table:table-cell office:value-type="float" office:value="0.0360981887756563" calcext:value-type="float">
            <text:p>0.0360981887756563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9253189528891" calcext:value-type="float">
            <text:p>0.0409253189528891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54640792614456" calcext:value-type="float">
            <text:p>0.05464079261445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332443867442462" calcext:value-type="float">
            <text:p>0.033244386744246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06736353077816" calcext:value-type="float">
            <text:p>0.706736353077816</text:p>
          </table:table-cell>
          <table:table-cell office:value-type="float" office:value="0.0591280289829817" calcext:value-type="float">
            <text:p>0.0591280289829817</text:p>
          </table:table-cell>
          <table:table-cell office:value-type="float" office:value="0.78815331010453" calcext:value-type="float">
            <text:p>0.78815331010453</text:p>
          </table:table-cell>
          <table:table-cell office:value-type="float" office:value="0.0652508218676047" calcext:value-type="float">
            <text:p>0.0652508218676047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42941372005151" calcext:value-type="float">
            <text:p>0.0442941372005151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457598589678544" calcext:value-type="float">
            <text:p>0.0457598589678544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289388618900117" calcext:value-type="float">
            <text:p>0.0289388618900117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762717867307884" calcext:value-type="float">
            <text:p>0.0762717867307884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16502231754729" calcext:value-type="float">
            <text:p>0.0416502231754729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559785253300157" calcext:value-type="float">
            <text:p>0.0559785253300157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315090823838572" calcext:value-type="float">
            <text:p>0.0315090823838572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660779343960909" calcext:value-type="float">
            <text:p>0.0660779343960909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08596102874121" calcext:value-type="float">
            <text:p>0.0508596102874121</text:p>
          </table:table-cell>
          <table:table-cell office:value-type="float" office:value="0.71602787456446" calcext:value-type="float">
            <text:p>0.71602787456446</text:p>
          </table:table-cell>
          <table:table-cell office:value-type="float" office:value="0.0419929295930102" calcext:value-type="float">
            <text:p>0.0419929295930102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213314861284309" calcext:value-type="float">
            <text:p>0.0213314861284309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553612376733046" calcext:value-type="float">
            <text:p>0.0553612376733046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287277481567766" calcext:value-type="float">
            <text:p>0.028727748156776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11498257839721" calcext:value-type="float">
            <text:p>0.711498257839721</text:p>
          </table:table-cell>
          <table:table-cell office:value-type="float" office:value="0.0535072985177753" calcext:value-type="float">
            <text:p>0.0535072985177753</text:p>
          </table:table-cell>
          <table:table-cell office:value-type="float" office:value="0.807549361207898" calcext:value-type="float">
            <text:p>0.807549361207898</text:p>
          </table:table-cell>
          <table:table-cell office:value-type="float" office:value="0.0385591145004599" calcext:value-type="float">
            <text:p>0.0385591145004599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505483400839663" calcext:value-type="float">
            <text:p>0.0505483400839663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57436564200801" calcext:value-type="float">
            <text:p>0.025743656420080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620998618731566" calcext:value-type="float">
            <text:p>0.062099861873156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515835062475808" calcext:value-type="float">
            <text:p>0.0515835062475808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480185642774402" calcext:value-type="float">
            <text:p>0.0480185642774402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355284913541055" calcext:value-type="float">
            <text:p>0.0355284913541055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457222581171305" calcext:value-type="float">
            <text:p>0.0457222581171305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284612096512028" calcext:value-type="float">
            <text:p>0.0284612096512028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46382415922569" calcext:value-type="float">
            <text:p>0.046382415922569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73552222489757" calcext:value-type="float">
            <text:p>0.0473552222489757</text:p>
          </table:table-cell>
          <table:table-cell office:value-type="float" office:value="0.721022067363531" calcext:value-type="float">
            <text:p>0.721022067363531</text:p>
          </table:table-cell>
          <table:table-cell office:value-type="float" office:value="0.050740116957296" calcext:value-type="float">
            <text:p>0.050740116957296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122942709159423" calcext:value-type="float">
            <text:p>0.0122942709159423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620917155278076" calcext:value-type="float">
            <text:p>0.0620917155278076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440888569015152" calcext:value-type="float">
            <text:p>0.044088856901515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21138211382114" calcext:value-type="float">
            <text:p>0.721138211382114</text:p>
          </table:table-cell>
          <table:table-cell office:value-type="float" office:value="0.0521734263708112" calcext:value-type="float">
            <text:p>0.0521734263708112</text:p>
          </table:table-cell>
          <table:table-cell office:value-type="float" office:value="0.802903600464576" calcext:value-type="float">
            <text:p>0.802903600464576</text:p>
          </table:table-cell>
          <table:table-cell office:value-type="float" office:value="0.0425723678149002" calcext:value-type="float">
            <text:p>0.0425723678149002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497955204827667" calcext:value-type="float">
            <text:p>0.0497955204827667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346159838523199" calcext:value-type="float">
            <text:p>0.0346159838523199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645587339580591" calcext:value-type="float">
            <text:p>0.0645587339580591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352846598905445" calcext:value-type="float">
            <text:p>0.0352846598905445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375295274231703" calcext:value-type="float">
            <text:p>0.0375295274231703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331636427486878" calcext:value-type="float">
            <text:p>0.0331636427486878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18831660425176" calcext:value-type="float">
            <text:p>0.04188316604251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196734734569736" calcext:value-type="float">
            <text:p>0.019673473456973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16736974404639" calcext:value-type="float">
            <text:p>0.0416736974404639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20905923344948" calcext:value-type="float">
            <text:p>0.720905923344948</text:p>
          </table:table-cell>
          <table:table-cell office:value-type="float" office:value="0.0485493806434913" calcext:value-type="float">
            <text:p>0.0485493806434913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88982773645511" calcext:value-type="float">
            <text:p>0.0388982773645511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49460095044874" calcext:value-type="float">
            <text:p>0.0449460095044874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57436564200801" calcext:value-type="float">
            <text:p>0.025743656420080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464982400707128" calcext:value-type="float">
            <text:p>0.0464982400707128</text:p>
          </table:table-cell>
          <table:table-cell office:value-type="float" office:value="0.812659698025552" calcext:value-type="float">
            <text:p>0.812659698025552</text:p>
          </table:table-cell>
          <table:table-cell office:value-type="float" office:value="0.0587899867047258" calcext:value-type="float">
            <text:p>0.0587899867047258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34059122057973" calcext:value-type="float">
            <text:p>0.034059122057973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09789914291701" calcext:value-type="float">
            <text:p>0.009789914291701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630267264367666" calcext:value-type="float">
            <text:p>0.0630267264367666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352846598905445" calcext:value-type="float">
            <text:p>0.0352846598905445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45481914632291" calcext:value-type="float">
            <text:p>0.04548191463229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456916385126545" calcext:value-type="float">
            <text:p>0.0456916385126545</text:p>
          </table:table-cell>
          <table:table-cell office:value-type="float" office:value="0.749593495934959" calcext:value-type="float">
            <text:p>0.749593495934959</text:p>
          </table:table-cell>
          <table:table-cell office:value-type="float" office:value="0.0494796011332176" calcext:value-type="float">
            <text:p>0.0494796011332176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62627033955255" calcext:value-type="float">
            <text:p>0.0362627033955255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49242451532003" calcext:value-type="float">
            <text:p>0.0449242451532003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18666678553171" calcext:value-type="float">
            <text:p>0.0318666678553171</text:p>
          </table:table-cell>
          <table:table-cell office:value-type="float" office:value="0.740534262485482" calcext:value-type="float">
            <text:p>0.740534262485482</text:p>
          </table:table-cell>
          <table:table-cell office:value-type="float" office:value="0.0378168741259236" calcext:value-type="float">
            <text:p>0.0378168741259236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292310522071215" calcext:value-type="float">
            <text:p>0.029231052207121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276790959069015" calcext:value-type="float">
            <text:p>0.0276790959069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.715354239256678" calcext:value-type="float">
            <text:p>0.715354239256678</text:p>
          </table:table-cell>
          <table:table-cell office:value-type="float" office:value="0.0526570994815817" calcext:value-type="float">
            <text:p>0.0526570994815817</text:p>
          </table:table-cell>
          <table:table-cell office:value-type="float" office:value="0.793170731707317" calcext:value-type="float">
            <text:p>0.793170731707317</text:p>
          </table:table-cell>
          <table:table-cell office:value-type="float" office:value="0.0522375707785734" calcext:value-type="float">
            <text:p>0.0522375707785734</text:p>
          </table:table-cell>
          <table:table-cell office:value-type="float" office:value="0.748989547038328" calcext:value-type="float">
            <text:p>0.748989547038328</text:p>
          </table:table-cell>
          <table:table-cell office:value-type="float" office:value="0.0431923051851339" calcext:value-type="float">
            <text:p>0.0431923051851339</text:p>
          </table:table-cell>
          <table:table-cell office:value-type="float" office:value="0.757770034843206" calcext:value-type="float">
            <text:p>0.757770034843206</text:p>
          </table:table-cell>
          <table:table-cell office:value-type="float" office:value="0.0287573557352347" calcext:value-type="float">
            <text:p>0.0287573557352347</text:p>
          </table:table-cell>
          <table:table-cell office:value-type="float" office:value="0.750894308943089" calcext:value-type="float">
            <text:p>0.750894308943089</text:p>
          </table:table-cell>
          <table:table-cell office:value-type="float" office:value="0.0561854191736255" calcext:value-type="float">
            <text:p>0.0561854191736255</text:p>
          </table:table-cell>
          <table:table-cell office:value-type="float" office:value="0.757932636469222" calcext:value-type="float">
            <text:p>0.757932636469222</text:p>
          </table:table-cell>
          <table:table-cell office:value-type="float" office:value="0.0468445069845384" calcext:value-type="float">
            <text:p>0.0468445069845384</text:p>
          </table:table-cell>
          <table:table-cell office:value-type="float" office:value="0.747177700348432" calcext:value-type="float">
            <text:p>0.747177700348432</text:p>
          </table:table-cell>
          <table:table-cell office:value-type="float" office:value="0.0523269335152868" calcext:value-type="float">
            <text:p>0.0523269335152868</text:p>
          </table:table-cell>
          <table:table-cell office:value-type="float" office:value="0.764483159117306" calcext:value-type="float">
            <text:p>0.764483159117306</text:p>
          </table:table-cell>
          <table:table-cell office:value-type="float" office:value="0.0414304419535977" calcext:value-type="float">
            <text:p>0.0414304419535977</text:p>
          </table:table-cell>
          <table:table-cell office:value-type="float" office:value="0.74397212543554" calcext:value-type="float">
            <text:p>0.74397212543554</text:p>
          </table:table-cell>
          <table:table-cell office:value-type="float" office:value="0.0480977022625713" calcext:value-type="float">
            <text:p>0.0480977022625713</text:p>
          </table:table-cell>
          <table:table-cell office:value-type="float" office:value="0.762555168408827" calcext:value-type="float">
            <text:p>0.762555168408827</text:p>
          </table:table-cell>
          <table:table-cell office:value-type="float" office:value="0.0359607252234502" calcext:value-type="float">
            <text:p>0.0359607252234502</text:p>
          </table:table-cell>
          <table:table-cell office:value-type="float" office:value="0.767456445993031" calcext:value-type="float">
            <text:p>0.767456445993031</text:p>
          </table:table-cell>
          <table:table-cell office:value-type="float" office:value="0.0525135350634904" calcext:value-type="float">
            <text:p>0.0525135350634904</text:p>
          </table:table-cell>
          <table:table-cell office:value-type="float" office:value="0.761672473867596" calcext:value-type="float">
            <text:p>0.761672473867596</text:p>
          </table:table-cell>
          <table:table-cell office:value-type="float" office:value="0.0447007317729005" calcext:value-type="float">
            <text:p>0.0447007317729005</text:p>
          </table:table-cell>
          <table:table-cell office:value-type="float" office:value="0.726852497096399" calcext:value-type="float">
            <text:p>0.726852497096399</text:p>
          </table:table-cell>
          <table:table-cell office:value-type="float" office:value="0.0430394980190755" calcext:value-type="float">
            <text:p>0.0430394980190755</text:p>
          </table:table-cell>
          <table:table-cell office:value-type="float" office:value="0.757584204413473" calcext:value-type="float">
            <text:p>0.757584204413473</text:p>
          </table:table-cell>
          <table:table-cell office:value-type="float" office:value="0.028536081113787" calcext:value-type="float">
            <text:p>0.028536081113787</text:p>
          </table:table-cell>
          <table:table-cell office:value-type="float" office:value="0.764483159117305" calcext:value-type="float">
            <text:p>0.764483159117305</text:p>
          </table:table-cell>
          <table:table-cell office:value-type="float" office:value="0.0512433264672114" calcext:value-type="float">
            <text:p>0.0512433264672114</text:p>
          </table:table-cell>
          <table:table-cell office:value-type="float" office:value="0.754843205574913" calcext:value-type="float">
            <text:p>0.754843205574913</text:p>
          </table:table-cell>
          <table:table-cell office:value-type="float" office:value="0.0318967488259039" calcext:value-type="float">
            <text:p>0.031896748825903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83870967741936" calcext:value-type="float">
            <text:p>0.78387096774193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34939482315387" calcext:value-type="float">
            <text:p>0.053493948231538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54050452816699" calcext:value-type="float">
            <text:p>0.055405045281669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92998421364274" calcext:value-type="float">
            <text:p>0.029299842136427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64672912609288" calcext:value-type="float">
            <text:p>0.04646729126092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91869376837964" calcext:value-type="float">
            <text:p>0.0491869376837964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74791280038885" calcext:value-type="float">
            <text:p>0.0574791280038885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4791280038886" calcext:value-type="float">
            <text:p>0.057479128003888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9507899077148" calcext:value-type="float">
            <text:p>0.03950789907714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88212339639047" calcext:value-type="float">
            <text:p>0.058821233963904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4175250472895" calcext:value-type="float">
            <text:p>0.061417525047289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5667029572586" calcext:value-type="float">
            <text:p>0.05656670295725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04918575564468" calcext:value-type="float">
            <text:p>0.050491857556446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90322580645161" calcext:value-type="float">
            <text:p>0.790322580645161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4791280038886" calcext:value-type="float">
            <text:p>0.057479128003888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10044783898125" calcext:value-type="float">
            <text:p>0.051004478389812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26734082429772" calcext:value-type="float">
            <text:p>0.0426734082429772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22640378903859" calcext:value-type="float">
            <text:p>0.05226403789038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4175250472896" calcext:value-type="float">
            <text:p>0.061417525047289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1748964856596" calcext:value-type="float">
            <text:p>0.04174896485659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88212339639047" calcext:value-type="float">
            <text:p>0.058821233963904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.790967741935484" calcext:value-type="float">
            <text:p>0.790967741935484</text:p>
          </table:table-cell>
          <table:table-cell office:value-type="float" office:value="0.0426054479121228" calcext:value-type="float">
            <text:p>0.0426054479121228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39065991886698" calcext:value-type="float">
            <text:p>0.039065991886698</text:p>
          </table:table-cell>
          <table:table-cell office:value-type="float" office:value="0.810967741935484" calcext:value-type="float">
            <text:p>0.810967741935484</text:p>
          </table:table-cell>
          <table:table-cell office:value-type="float" office:value="0.0509385686813067" calcext:value-type="float">
            <text:p>0.0509385686813067</text:p>
          </table:table-cell>
          <table:table-cell office:value-type="float" office:value="0.814193548387097" calcext:value-type="float">
            <text:p>0.814193548387097</text:p>
          </table:table-cell>
          <table:table-cell office:value-type="float" office:value="0.0552708303144447" calcext:value-type="float">
            <text:p>0.0552708303144447</text:p>
          </table:table-cell>
          <table:table-cell office:value-type="float" office:value="0.818064516129032" calcext:value-type="float">
            <text:p>0.818064516129032</text:p>
          </table:table-cell>
          <table:table-cell office:value-type="float" office:value="0.0497478649833317" calcext:value-type="float">
            <text:p>0.0497478649833317</text:p>
          </table:table-cell>
          <table:table-cell office:value-type="float" office:value="0.824516129032258" calcext:value-type="float">
            <text:p>0.824516129032258</text:p>
          </table:table-cell>
          <table:table-cell office:value-type="float" office:value="0.0515461587238633" calcext:value-type="float">
            <text:p>0.05154615872386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07380596076227" calcext:value-type="float">
            <text:p>0.0407380596076227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461571787133088" calcext:value-type="float">
            <text:p>0.0461571787133088</text:p>
          </table:table-cell>
          <table:table-cell office:value-type="float" office:value="0.814838709677419" calcext:value-type="float">
            <text:p>0.814838709677419</text:p>
          </table:table-cell>
          <table:table-cell office:value-type="float" office:value="0.0470856651193984" calcext:value-type="float">
            <text:p>0.0470856651193984</text:p>
          </table:table-cell>
          <table:table-cell office:value-type="float" office:value="0.824516129032258" calcext:value-type="float">
            <text:p>0.824516129032258</text:p>
          </table:table-cell>
          <table:table-cell office:value-type="float" office:value="0.0444594357612548" calcext:value-type="float">
            <text:p>0.0444594357612548</text:p>
          </table:table-cell>
          <table:table-cell office:value-type="float" office:value="0.821290322580645" calcext:value-type="float">
            <text:p>0.821290322580645</text:p>
          </table:table-cell>
          <table:table-cell office:value-type="float" office:value="0.0434926271070584" calcext:value-type="float">
            <text:p>0.0434926271070584</text:p>
          </table:table-cell>
          <table:table-cell office:value-type="float" office:value="0.81741935483871" calcext:value-type="float">
            <text:p>0.81741935483871</text:p>
          </table:table-cell>
          <table:table-cell office:value-type="float" office:value="0.0457226518251593" calcext:value-type="float">
            <text:p>0.0457226518251593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449817707225063" calcext:value-type="float">
            <text:p>0.0449817707225063</text:p>
          </table:table-cell>
          <table:table-cell office:value-type="float" office:value="0.818064516129032" calcext:value-type="float">
            <text:p>0.818064516129032</text:p>
          </table:table-cell>
          <table:table-cell office:value-type="float" office:value="0.040446933037221" calcext:value-type="float">
            <text:p>0.04044693303722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33337583469146" calcext:value-type="float">
            <text:p>0.04333375834691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83073399184655" calcext:value-type="float">
            <text:p>0.038307339918465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34963514982146" calcext:value-type="float">
            <text:p>0.934963514982146</text:p>
          </table:table-cell>
          <table:table-cell office:value-type="float" office:value="0.0288571712339535" calcext:value-type="float">
            <text:p>0.028857171233953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08564492886513" calcext:value-type="float">
            <text:p>0.0108564492886513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07058405273255" calcext:value-type="float">
            <text:p>0.0207058405273255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359164406373655" calcext:value-type="float">
            <text:p>0.0359164406373655</text:p>
          </table:table-cell>
          <table:table-cell office:value-type="float" office:value="0.938487812451483" calcext:value-type="float">
            <text:p>0.938487812451483</text:p>
          </table:table-cell>
          <table:table-cell office:value-type="float" office:value="0.0240241483040528" calcext:value-type="float">
            <text:p>0.0240241483040528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00521523879669" calcext:value-type="float">
            <text:p>0.0200521523879669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38712028946829" calcext:value-type="float">
            <text:p>0.0138712028946829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202313328620268" calcext:value-type="float">
            <text:p>0.020231332862026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6" calcext:value-type="float">
            <text:p>0.0159747730034236</text:p>
          </table:table-cell>
          <table:table-cell office:value-type="float" office:value="0.945474305232107" calcext:value-type="float">
            <text:p>0.945474305232107</text:p>
          </table:table-cell>
          <table:table-cell office:value-type="float" office:value="0.0171283540105743" calcext:value-type="float">
            <text:p>0.0171283540105743</text:p>
          </table:table-cell>
          <table:table-cell office:value-type="float" office:value="0.938456761372458" calcext:value-type="float">
            <text:p>0.938456761372458</text:p>
          </table:table-cell>
          <table:table-cell office:value-type="float" office:value="0.0165993903371929" calcext:value-type="float">
            <text:p>0.0165993903371929</text:p>
          </table:table-cell>
          <table:table-cell office:value-type="float" office:value="0.952507374631269" calcext:value-type="float">
            <text:p>0.952507374631269</text:p>
          </table:table-cell>
          <table:table-cell office:value-type="float" office:value="0.0282791533275995" calcext:value-type="float">
            <text:p>0.0282791533275995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202195491560347" calcext:value-type="float">
            <text:p>0.0202195491560347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228965127769241" calcext:value-type="float">
            <text:p>0.0228965127769241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16257682296592" calcext:value-type="float">
            <text:p>0.0116257682296592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212815734695976" calcext:value-type="float">
            <text:p>0.021281573469597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3719919267195" calcext:value-type="float">
            <text:p>0.943719919267195</text:p>
          </table:table-cell>
          <table:table-cell office:value-type="float" office:value="0.0321162963026425" calcext:value-type="float">
            <text:p>0.03211629630264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97598732883051" calcext:value-type="float">
            <text:p>0.009759873288305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15435112961813" calcext:value-type="float">
            <text:p>0.0215435112961813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3166623041819" calcext:value-type="float">
            <text:p>0.03166623041819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218541891712964" calcext:value-type="float">
            <text:p>0.0218541891712964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23793832720328" calcext:value-type="float">
            <text:p>0.023793832720328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27488229291273" calcext:value-type="float">
            <text:p>0.0227488229291273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253011281945137" calcext:value-type="float">
            <text:p>0.0253011281945137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8" calcext:value-type="float">
            <text:p>0.019061148793449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68865313191067" calcext:value-type="float">
            <text:p>0.0168865313191067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80316960528735" calcext:value-type="float">
            <text:p>0.018031696052873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06312748647575" calcext:value-type="float">
            <text:p>0.0206312748647575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074718423148921" calcext:value-type="float">
            <text:p>0.007471842314892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24107142965136" calcext:value-type="float">
            <text:p>0.022410714296513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021114733737" calcext:value-type="float">
            <text:p>0.94021114733737</text:p>
          </table:table-cell>
          <table:table-cell office:value-type="float" office:value="0.0288126574669714" calcext:value-type="float">
            <text:p>0.0288126574669714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52619291151334" calcext:value-type="float">
            <text:p>0.015261929115133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6" calcext:value-type="float">
            <text:p>0.0235994839707556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85213182756019" calcext:value-type="float">
            <text:p>0.0285213182756019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219556326067729" calcext:value-type="float">
            <text:p>0.021955632606772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41376332236012" calcext:value-type="float">
            <text:p>0.0241376332236012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282309534742283" calcext:value-type="float">
            <text:p>0.0282309534742283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07058405273255" calcext:value-type="float">
            <text:p>0.0207058405273255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82829626081329" calcext:value-type="float">
            <text:p>0.0182829626081329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202313328620268" calcext:value-type="float">
            <text:p>0.020231332862026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191760054609342" calcext:value-type="float">
            <text:p>0.0191760054609342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219556326067729" calcext:value-type="float">
            <text:p>0.0219556326067729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0226672876882" calcext:value-type="float">
            <text:p>0.940226672876882</text:p>
          </table:table-cell>
          <table:table-cell office:value-type="float" office:value="0.0300603173054634" calcext:value-type="float">
            <text:p>0.030060317305463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60869145270578" calcext:value-type="float">
            <text:p>0.0260869145270578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259695337902158" calcext:value-type="float">
            <text:p>0.0259695337902158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23793832720328" calcext:value-type="float">
            <text:p>0.023793832720328</text:p>
          </table:table-cell>
          <table:table-cell office:value-type="float" office:value="0.952507374631269" calcext:value-type="float">
            <text:p>0.952507374631269</text:p>
          </table:table-cell>
          <table:table-cell office:value-type="float" office:value="0.0282791533275995" calcext:value-type="float">
            <text:p>0.028279153327599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48599353310251" calcext:value-type="float">
            <text:p>0.024859935331025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98397779654141" calcext:value-type="float">
            <text:p>0.0298397779654141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69594224170915" calcext:value-type="float">
            <text:p>0.0169594224170915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12058211583737" calcext:value-type="float">
            <text:p>0.021205821158373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1981058841795" calcext:value-type="float">
            <text:p>0.941981058841795</text:p>
          </table:table-cell>
          <table:table-cell office:value-type="float" office:value="0.0172130207920045" calcext:value-type="float">
            <text:p>0.017213020792004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1" calcext:value-type="float">
            <text:p>0.018213499348798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28170266812873" calcext:value-type="float">
            <text:p>0.028170266812873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98397779654141" calcext:value-type="float">
            <text:p>0.0298397779654141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307201940138041" calcext:value-type="float">
            <text:p>0.0307201940138041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193333802891625" calcext:value-type="float">
            <text:p>0.0193333802891625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313575064093754" calcext:value-type="float">
            <text:p>0.031357506409375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73733908349609" calcext:value-type="float">
            <text:p>0.027373390834960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219556326067729" calcext:value-type="float">
            <text:p>0.0219556326067729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7" calcext:value-type="float">
            <text:p>0.019093683813459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12058211583737" calcext:value-type="float">
            <text:p>0.021205821158373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12058211583737" calcext:value-type="float">
            <text:p>0.0212058211583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.94022356776898" calcext:value-type="float">
            <text:p>0.94022356776898</text:p>
          </table:table-cell>
          <table:table-cell office:value-type="float" office:value="0.0296033418243808" calcext:value-type="float">
            <text:p>0.0296033418243808</text:p>
          </table:table-cell>
          <table:table-cell office:value-type="float" office:value="0.951830461108523" calcext:value-type="float">
            <text:p>0.951830461108523</text:p>
          </table:table-cell>
          <table:table-cell office:value-type="float" office:value="0.0132303879349422" calcext:value-type="float">
            <text:p>0.0132303879349422</text:p>
          </table:table-cell>
          <table:table-cell office:value-type="float" office:value="0.948306163639187" calcext:value-type="float">
            <text:p>0.948306163639187</text:p>
          </table:table-cell>
          <table:table-cell office:value-type="float" office:value="0.0243551056573469" calcext:value-type="float">
            <text:p>0.0243551056573469</text:p>
          </table:table-cell>
          <table:table-cell office:value-type="float" office:value="0.946194690265487" calcext:value-type="float">
            <text:p>0.946194690265487</text:p>
          </table:table-cell>
          <table:table-cell office:value-type="float" office:value="0.0305587434270355" calcext:value-type="float">
            <text:p>0.0305587434270355</text:p>
          </table:table-cell>
          <table:table-cell office:value-type="float" office:value="0.942338146250582" calcext:value-type="float">
            <text:p>0.942338146250582</text:p>
          </table:table-cell>
          <table:table-cell office:value-type="float" office:value="0.0221922366183225" calcext:value-type="float">
            <text:p>0.0221922366183225</text:p>
          </table:table-cell>
          <table:table-cell office:value-type="float" office:value="0.947598199037417" calcext:value-type="float">
            <text:p>0.947598199037417</text:p>
          </table:table-cell>
          <table:table-cell office:value-type="float" office:value="0.0255240556137742" calcext:value-type="float">
            <text:p>0.0255240556137742</text:p>
          </table:table-cell>
          <table:table-cell office:value-type="float" office:value="0.947964601769912" calcext:value-type="float">
            <text:p>0.947964601769912</text:p>
          </table:table-cell>
          <table:table-cell office:value-type="float" office:value="0.0187802154528379" calcext:value-type="float">
            <text:p>0.0187802154528379</text:p>
          </table:table-cell>
          <table:table-cell office:value-type="float" office:value="0.945502251203229" calcext:value-type="float">
            <text:p>0.945502251203229</text:p>
          </table:table-cell>
          <table:table-cell office:value-type="float" office:value="0.025199348139351" calcext:value-type="float">
            <text:p>0.025199348139351</text:p>
          </table:table-cell>
          <table:table-cell office:value-type="float" office:value="0.952529110386586" calcext:value-type="float">
            <text:p>0.952529110386586</text:p>
          </table:table-cell>
          <table:table-cell office:value-type="float" office:value="0.0168693317125966" calcext:value-type="float">
            <text:p>0.0168693317125966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23447906848359" calcext:value-type="float">
            <text:p>0.0223447906848359</text:p>
          </table:table-cell>
          <table:table-cell office:value-type="float" office:value="0.947256637168142" calcext:value-type="float">
            <text:p>0.947256637168142</text:p>
          </table:table-cell>
          <table:table-cell office:value-type="float" office:value="0.0175643980989968" calcext:value-type="float">
            <text:p>0.0175643980989968</text:p>
          </table:table-cell>
          <table:table-cell office:value-type="float" office:value="0.948309268747089" calcext:value-type="float">
            <text:p>0.948309268747089</text:p>
          </table:table-cell>
          <table:table-cell office:value-type="float" office:value="0.0213683374428667" calcext:value-type="float">
            <text:p>0.0213683374428667</text:p>
          </table:table-cell>
          <table:table-cell office:value-type="float" office:value="0.946557987890079" calcext:value-type="float">
            <text:p>0.946557987890079</text:p>
          </table:table-cell>
          <table:table-cell office:value-type="float" office:value="0.0177536606403151" calcext:value-type="float">
            <text:p>0.0177536606403151</text:p>
          </table:table-cell>
          <table:table-cell office:value-type="float" office:value="0.947256637168142" calcext:value-type="float">
            <text:p>0.947256637168142</text:p>
          </table:table-cell>
          <table:table-cell office:value-type="float" office:value="0.0201782321459071" calcext:value-type="float">
            <text:p>0.0201782321459071</text:p>
          </table:table-cell>
          <table:table-cell office:value-type="float" office:value="0.947604409253222" calcext:value-type="float">
            <text:p>0.947604409253222</text:p>
          </table:table-cell>
          <table:table-cell office:value-type="float" office:value="0.0158944170203405" calcext:value-type="float">
            <text:p>0.0158944170203405</text:p>
          </table:table-cell>
          <table:table-cell office:value-type="float" office:value="0.951476478807639" calcext:value-type="float">
            <text:p>0.951476478807639</text:p>
          </table:table-cell>
          <table:table-cell office:value-type="float" office:value="0.0206251959682554" calcext:value-type="float">
            <text:p>0.0206251959682554</text:p>
          </table:table-cell>
        </table:table-row>
      </table:table>
      <table:table table:name="DifAccuracy" table:style-name="ta1">
        <table:table-column table:style-name="co18" table:number-columns-repeated="1024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46666666666668" calcext:value-type="float">
            <text:p>0.015</text:p>
          </table:table-cell>
          <table:table-cell office:value-type="float" office:value="-0.0109999999999999" calcext:value-type="float">
            <text:p>-0.011</text:p>
          </table:table-cell>
          <table:table-cell table:number-columns-repeated="2" office:value-type="float" office:value="0.0103333333333334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106666666666666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36666666666666" calcext:value-type="float">
            <text:p>0.014</text:p>
          </table:table-cell>
          <table:table-cell office:value-type="float" office:value="-0.00666666666666671" calcext:value-type="float">
            <text:p>-0.007</text:p>
          </table:table-cell>
          <table:table-cell office:value-type="float" office:value="0.0113333333333334" calcext:value-type="float">
            <text:p>0.011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09999999999998" calcext:value-type="float">
            <text:p>0.011</text:p>
          </table:table-cell>
          <table:table-cell table:number-columns-repeated="2" office:value-type="float" office:value="0.0056666666666666" calcext:value-type="float">
            <text:p>0.006</text:p>
          </table:table-cell>
          <table:table-cell office:value-type="float" office:value="0.00999999999999979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36666666666666" calcext:value-type="float">
            <text:p>0.014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23333333333332" calcext:value-type="float">
            <text:p>0.012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966666666666682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33333333333319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103333333333334" calcext:value-type="float">
            <text:p>-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3333333333332" calcext:value-type="float">
            <text:p>0.012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03333333333332" calcext:value-type="float">
            <text:p>0.010</text:p>
          </table:table-cell>
          <table:table-cell office:value-type="float" office:value="0.0073333333333334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96666666666666" calcext:value-type="float">
            <text:p>-0.010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0.0103333333333335" calcext:value-type="float">
            <text:p>0.010</text:p>
          </table:table-cell>
          <table:table-cell table:number-columns-repeated="2" office:value-type="float" office:value="0.00833333333333353" calcext:value-type="float">
            <text:p>0.008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733333333333353" calcext:value-type="float">
            <text:p>0.007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833333333333353" calcext:value-type="float">
            <text:p>0.008</text:p>
          </table:table-cell>
          <table:table-cell office:value-type="float" office:value="0.00733333333333353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0.0134666666666666" calcext:value-type="float">
            <text:p>0.013</text:p>
          </table:table-cell>
          <table:table-cell office:value-type="float" office:value="-0.00926666666666676" calcext:value-type="float">
            <text:p>-0.009</text:p>
          </table:table-cell>
          <table:table-cell office:value-type="float" office:value="0.00979999999999992" calcext:value-type="float">
            <text:p>0.010</text:p>
          </table:table-cell>
          <table:table-cell office:value-type="float" office:value="0.0118666666666667" calcext:value-type="float">
            <text:p>0.012</text:p>
          </table:table-cell>
          <table:table-cell office:value-type="float" office:value="0.0104" calcext:value-type="float">
            <text:p>0.010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02000000000001" calcext:value-type="float">
            <text:p>0.010</text:p>
          </table:table-cell>
          <table:table-cell office:value-type="float" office:value="0.00806666666666667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986666666666669" calcext:value-type="float">
            <text:p>0.010</text:p>
          </table:table-cell>
          <table:table-cell office:value-type="float" office:value="0.00813333333333321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19999999999998" calcext:value-type="float">
            <text:p>0.006</text:p>
          </table:table-cell>
          <table:table-cell office:value-type="float" office:value="0.00740000000000007" calcext:value-type="float">
            <text:p>0.007</text:p>
          </table:table-cell>
          <table:table-cell office:value-type="float" office:value="0.00873333333333326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69999999999999" calcext:value-type="float">
            <text:p>0.017</text:p>
          </table:table-cell>
          <table:table-cell office:value-type="float" office:value="-0.00849999999999995" calcext:value-type="float">
            <text:p>-0.008</text:p>
          </table:table-cell>
          <table:table-cell office:value-type="float" office:value="0.01575" calcext:value-type="float">
            <text:p>0.016</text:p>
          </table:table-cell>
          <table:table-cell office:value-type="float" office:value="0.00749999999999984" calcext:value-type="float">
            <text:p>0.007</text:p>
          </table:table-cell>
          <table:table-cell office:value-type="float" office:value="0.0162499999999999" calcext:value-type="float">
            <text:p>0.016</text:p>
          </table:table-cell>
          <table:table-cell office:value-type="float" office:value="0.0102499999999999" calcext:value-type="float">
            <text:p>0.010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0249999999999861" calcext:value-type="float">
            <text:p>0.000</text:p>
          </table:table-cell>
          <table:table-cell office:value-type="float" office:value="0.00974999999999993" calcext:value-type="float">
            <text:p>0.010</text:p>
          </table:table-cell>
          <table:table-cell office:value-type="float" office:value="0.00549999999999995" calcext:value-type="float">
            <text:p>0.005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24999999999998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75000000000001" calcext:value-type="float">
            <text:p>0.018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1175" calcext:value-type="float">
            <text:p>0.01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22500000000001" calcext:value-type="float">
            <text:p>0.012</text:p>
          </table:table-cell>
          <table:table-cell office:value-type="float" office:value="0.00574999999999992" calcext:value-type="float">
            <text:p>0.006</text:p>
          </table:table-cell>
          <table:table-cell office:value-type="float" office:value="0.01075" calcext:value-type="float">
            <text:p>0.011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24999999999998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87500000000002" calcext:value-type="float">
            <text:p>0.019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135000000000002" calcext:value-type="float">
            <text:p>0.014</text:p>
          </table:table-cell>
          <table:table-cell office:value-type="float" office:value="0.00725000000000009" calcext:value-type="float">
            <text:p>0.007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475000000000014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50000000000006" calcext:value-type="float">
            <text:p>0.010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2500000000000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875" calcext:value-type="float">
            <text:p>0.019</text:p>
          </table:table-cell>
          <table:table-cell office:value-type="float" office:value="-0.00674999999999992" calcext:value-type="float">
            <text:p>-0.007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175" calcext:value-type="float">
            <text:p>0.012</text:p>
          </table:table-cell>
          <table:table-cell office:value-type="float" office:value="0.0140000000000001" calcext:value-type="float">
            <text:p>0.01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1425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49999999999995" calcext:value-type="float">
            <text:p>0.007</text:p>
          </table:table-cell>
          <table:table-cell office:value-type="float" office:value="0.0112500000000001" calcext:value-type="float">
            <text:p>0.011</text:p>
          </table:table-cell>
          <table:table-cell table:number-columns-repeated="2" office:value-type="float" office:value="0.00724999999999998" calcext:value-type="float">
            <text:p>0.007</text:p>
          </table:table-cell>
          <table:table-cell office:value-type="float" office:value="0.0052500000000000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775" calcext:value-type="float">
            <text:p>0.018</text:p>
          </table:table-cell>
          <table:table-cell office:value-type="float" office:value="-0.00624999999999998" calcext:value-type="float">
            <text:p>-0.006</text:p>
          </table:table-cell>
          <table:table-cell office:value-type="float" office:value="0.01325" calcext:value-type="float">
            <text:p>0.013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107499999999999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2500000000001" calcext:value-type="float">
            <text:p>0.011</text:p>
          </table:table-cell>
          <table:table-cell office:value-type="float" office:value="0.00675000000000003" calcext:value-type="float">
            <text:p>0.007</text:p>
          </table:table-cell>
          <table:table-cell office:value-type="float" office:value="0.00825000000000009" calcext:value-type="float">
            <text:p>0.008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0750000000000006" calcext:value-type="float">
            <text:p>0.008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0.01795" calcext:value-type="float">
            <text:p>0.018</text:p>
          </table:table-cell>
          <table:table-cell office:value-type="float" office:value="-0.00749999999999995" calcext:value-type="float">
            <text:p>-0.007</text:p>
          </table:table-cell>
          <table:table-cell office:value-type="float" office:value="0.0137" calcext:value-type="float">
            <text:p>0.014</text:p>
          </table:table-cell>
          <table:table-cell office:value-type="float" office:value="0.00965000000000005" calcext:value-type="float">
            <text:p>0.010</text:p>
          </table:table-cell>
          <table:table-cell office:value-type="float" office:value="0.0133000000000001" calcext:value-type="float">
            <text:p>0.01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185" calcext:value-type="float">
            <text:p>0.012</text:p>
          </table:table-cell>
          <table:table-cell office:value-type="float" office:value="0.00825000000000009" calcext:value-type="float">
            <text:p>0.008</text:p>
          </table:table-cell>
          <table:table-cell office:value-type="float" office:value="0.00975000000000015" calcext:value-type="float">
            <text:p>0.010</text:p>
          </table:table-cell>
          <table:table-cell office:value-type="float" office:value="0.00459999999999994" calcext:value-type="float">
            <text:p>0.005</text:p>
          </table:table-cell>
          <table:table-cell office:value-type="float" office:value="0.00835000000000008" calcext:value-type="float">
            <text:p>0.008</text:p>
          </table:table-cell>
          <table:table-cell office:value-type="float" office:value="0.00630000000000008" calcext:value-type="float">
            <text:p>0.006</text:p>
          </table:table-cell>
          <table:table-cell office:value-type="float" office:value="0.00970000000000015" calcext:value-type="float">
            <text:p>0.010</text:p>
          </table:table-cell>
          <table:table-cell office:value-type="float" office:value="0.00470000000000004" calcext:value-type="float">
            <text:p>0.005</text:p>
          </table:table-cell>
          <table:table-cell table:number-columns-repeated="2" office:value-type="float" office:value="0.00620000000000009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436666666666667" calcext:value-type="float">
            <text:p>-0.044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113333333333336" calcext:value-type="float">
            <text:p>-0.011</text:p>
          </table:table-cell>
          <table:table-cell office:value-type="float" office:value="-0.0156666666666668" calcext:value-type="float">
            <text:p>-0.016</text:p>
          </table:table-cell>
          <table:table-cell office:value-type="float" office:value="-0.00966666666666682" calcext:value-type="float">
            <text:p>-0.010</text:p>
          </table:table-cell>
          <table:table-cell office:value-type="float" office:value="-0.00866666666666682" calcext:value-type="float">
            <text:p>-0.009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866666666666682" calcext:value-type="float">
            <text:p>-0.009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106666666666668" calcext:value-type="float">
            <text:p>-0.011</text:p>
          </table:table-cell>
          <table:table-cell office:value-type="float" office:value="-0.00833333333333341" calcext:value-type="float">
            <text:p>-0.008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833333333333341" calcext:value-type="float">
            <text:p>-0.00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436666666666664" calcext:value-type="float">
            <text:p>-0.044</text:p>
          </table:table-cell>
          <table:table-cell office:value-type="float" office:value="-0.000999999999999779" calcext:value-type="float">
            <text:p>-0.001</text:p>
          </table:table-cell>
          <table:table-cell office:value-type="float" office:value="-0.0123333333333332" calcext:value-type="float">
            <text:p>-0.012</text:p>
          </table:table-cell>
          <table:table-cell office:value-type="float" office:value="-0.0183333333333332" calcext:value-type="float">
            <text:p>-0.018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999999999999979" calcext:value-type="float">
            <text:p>-0.010</text:p>
          </table:table-cell>
          <table:table-cell office:value-type="float" office:value="-0.00566666666666638" calcext:value-type="float">
            <text:p>-0.006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933333333333319" calcext:value-type="float">
            <text:p>-0.009</text:p>
          </table:table-cell>
          <table:table-cell office:value-type="float" office:value="-0.00633333333333319" calcext:value-type="float">
            <text:p>-0.006</text:p>
          </table:table-cell>
          <table:table-cell table:number-columns-repeated="2" office:value-type="float" office:value="-0.00566666666666638" calcext:value-type="float">
            <text:p>-0.006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566666666666638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396666666666666" calcext:value-type="float">
            <text:p>-0.040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136666666666668" calcext:value-type="float">
            <text:p>-0.014</text:p>
          </table:table-cell>
          <table:table-cell office:value-type="float" office:value="-0.0076666666666666" calcext:value-type="float">
            <text:p>-0.008</text:p>
          </table:table-cell>
          <table:table-cell office:value-type="float" office:value="-0.00933333333333342" calcext:value-type="float">
            <text:p>-0.009</text:p>
          </table:table-cell>
          <table:table-cell office:value-type="float" office:value="-0.00566666666666682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33333333333319" calcext:value-type="float">
            <text:p>-0.006</text:p>
          </table:table-cell>
          <table:table-cell office:value-type="float" office:value="-0.0076666666666666" calcext:value-type="float">
            <text:p>-0.008</text:p>
          </table:table-cell>
          <table:table-cell table:number-columns-repeated="2" office:value-type="float" office:value="-0.00433333333333319" calcext:value-type="float">
            <text:p>-0.004</text:p>
          </table:table-cell>
          <table:table-cell office:value-type="float" office:value="-0.00566666666666682" calcext:value-type="float">
            <text:p>-0.006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56666666666668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403333333333333" calcext:value-type="float">
            <text:p>-0.040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113333333333334" calcext:value-type="float">
            <text:p>-0.011</text:p>
          </table:table-cell>
          <table:table-cell office:value-type="float" office:value="-0.0126666666666666" calcext:value-type="float">
            <text:p>-0.013</text:p>
          </table:table-cell>
          <table:table-cell office:value-type="float" office:value="-0.00633333333333341" calcext:value-type="float">
            <text:p>-0.006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56666666666666" calcext:value-type="float">
            <text:p>-0.006</text:p>
          </table:table-cell>
          <table:table-cell office:value-type="float" office:value="-0.00600000000000023" calcext:value-type="float">
            <text:p>-0.006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4" calcext:value-type="float">
            <text:p>-0.040</text:p>
          </table:table-cell>
          <table:table-cell office:value-type="float" office:value="0" calcext:value-type="float">
            <text:p>0.000</text:p>
          </table:table-cell>
          <table:table-cell office:value-type="float" office:value="-0.0106666666666668" calcext:value-type="float">
            <text:p>-0.011</text:p>
          </table:table-cell>
          <table:table-cell office:value-type="float" office:value="-0.0126666666666666" calcext:value-type="float">
            <text:p>-0.013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600000000000023" calcext:value-type="float">
            <text:p>-0.006</text:p>
          </table:table-cell>
          <table:table-cell office:value-type="float" office:value="-0.00733333333333341" calcext:value-type="float">
            <text:p>-0.007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-0.00500000000000023" calcext:value-type="float">
            <text:p>-0.005</text:p>
          </table:table-cell>
          <table:table-cell office:value-type="float" office:value="-0.00633333333333341" calcext:value-type="float">
            <text:p>-0.006</text:p>
          </table:table-cell>
          <table:table-cell office:value-type="float" office:value="-0.0076666666666666" calcext:value-type="float">
            <text:p>-0.008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3666666666666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-0.0414666666666665" calcext:value-type="float">
            <text:p>-0.04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111333333333334" calcext:value-type="float">
            <text:p>-0.011</text:p>
          </table:table-cell>
          <table:table-cell office:value-type="float" office:value="-0.0146000000000002" calcext:value-type="float">
            <text:p>-0.015</text:p>
          </table:table-cell>
          <table:table-cell office:value-type="float" office:value="-0.00746666666666673" calcext:value-type="float">
            <text:p>-0.007</text:p>
          </table:table-cell>
          <table:table-cell office:value-type="float" office:value="-0.00960000000000005" calcext:value-type="float">
            <text:p>-0.010</text:p>
          </table:table-cell>
          <table:table-cell office:value-type="float" office:value="-0.00619999999999998" calcext:value-type="float">
            <text:p>-0.006</text:p>
          </table:table-cell>
          <table:table-cell office:value-type="float" office:value="-0.00626666666666675" calcext:value-type="float">
            <text:p>-0.006</text:p>
          </table:table-cell>
          <table:table-cell office:value-type="float" office:value="-0.00646666666666662" calcext:value-type="float">
            <text:p>-0.006</text:p>
          </table:table-cell>
          <table:table-cell office:value-type="float" office:value="-0.00886666666666669" calcext:value-type="float">
            <text:p>-0.009</text:p>
          </table:table-cell>
          <table:table-cell office:value-type="float" office:value="-0.00559999999999994" calcext:value-type="float">
            <text:p>-0.006</text:p>
          </table:table-cell>
          <table:table-cell office:value-type="float" office:value="-0.00519999999999998" calcext:value-type="float">
            <text:p>-0.005</text:p>
          </table:table-cell>
          <table:table-cell office:value-type="float" office:value="-0.00646666666666662" calcext:value-type="float">
            <text:p>-0.006</text:p>
          </table:table-cell>
          <table:table-cell office:value-type="float" office:value="-0.00813333333333333" calcext:value-type="float">
            <text:p>-0.008</text:p>
          </table:table-cell>
          <table:table-cell office:value-type="float" office:value="-0.00179999999999991" calcext:value-type="float">
            <text:p>-0.002</text:p>
          </table:table-cell>
          <table:table-cell office:value-type="float" office:value="-0.00546666666666662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166666666666666" calcext:value-type="float">
            <text:p>0.017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19999999999999" calcext:value-type="float">
            <text:p>0.012</text:p>
          </table:table-cell>
          <table:table-cell table:number-columns-repeated="2" office:value-type="float" office:value="0.0133333333333333" calcext:value-type="float">
            <text:p>0.013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53333333333332" calcext:value-type="float">
            <text:p>0.015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166666666666666" calcext:value-type="float">
            <text:p>0.017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19999999999999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123333333333335" calcext:value-type="float">
            <text:p>0.012</text:p>
          </table:table-cell>
          <table:table-cell office:value-type="float" office:value="-0.00499999999999989" calcext:value-type="float">
            <text:p>-0.005</text:p>
          </table:table-cell>
          <table:table-cell office:value-type="float" office:value="0.0136666666666667" calcext:value-type="float">
            <text:p>0.014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03333333333333" calcext:value-type="float">
            <text:p>0.010</text:p>
          </table:table-cell>
          <table:table-cell table:number-columns-repeated="2" office:value-type="float" office:value="0.00833333333333341" calcext:value-type="float">
            <text:p>0.008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63333333333334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106666666666665" calcext:value-type="float">
            <text:p>0.011</text:p>
          </table:table-cell>
          <table:table-cell office:value-type="float" office:value="0.0113333333333333" calcext:value-type="float">
            <text:p>0.011</text:p>
          </table:table-cell>
          <table:table-cell table:number-columns-repeated="2" office:value-type="float" office:value="0.00833333333333319" calcext:value-type="float">
            <text:p>0.008</text:p>
          </table:table-cell>
          <table:table-cell office:value-type="float" office:value="0.00966666666666649" calcext:value-type="float">
            <text:p>0.010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-0.00466666666666649" calcext:value-type="float">
            <text:p>-0.005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116666666666667" calcext:value-type="float">
            <text:p>0.012</text:p>
          </table:table-cell>
          <table:table-cell table:number-columns-repeated="2" office:value-type="float" office:value="0.0106666666666667" calcext:value-type="float">
            <text:p>0.011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113333333333335" calcext:value-type="float">
            <text:p>0.011</text:p>
          </table:table-cell>
          <table:table-cell table:number-columns-repeated="2" office:value-type="float" office:value="0.00800000000000001" calcext:value-type="float">
            <text:p>0.008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93333333333333" calcext:value-type="float">
            <text:p>0.009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-0.00699999999999978" calcext:value-type="float">
            <text:p>-0.007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46666666666667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-0.00519999999999998" calcext:value-type="float">
            <text:p>-0.005</text:p>
          </table:table-cell>
          <table:table-cell office:value-type="float" office:value="0.0118666666666668" calcext:value-type="float">
            <text:p>0.012</text:p>
          </table:table-cell>
          <table:table-cell office:value-type="float" office:value="0.00946666666666673" calcext:value-type="float">
            <text:p>0.009</text:p>
          </table:table-cell>
          <table:table-cell office:value-type="float" office:value="0.0112" calcext:value-type="float">
            <text:p>0.011</text:p>
          </table:table-cell>
          <table:table-cell office:value-type="float" office:value="0.00973333333333348" calcext:value-type="float">
            <text:p>0.010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100666666666667" calcext:value-type="float">
            <text:p>0.010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813333333333333" calcext:value-type="float">
            <text:p>0.008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940000000000008" calcext:value-type="float">
            <text:p>0.009</text:p>
          </table:table-cell>
          <table:table-cell office:value-type="float" office:value="0.00926666666666676" calcext:value-type="float">
            <text:p>0.009</text:p>
          </table:table-cell>
          <table:table-cell office:value-type="float" office:value="0.00779999999999992" calcext:value-type="float">
            <text:p>0.008</text:p>
          </table:table-cell>
          <table:table-cell office:value-type="float" office:value="0.0068666666666666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311666666666666" calcext:value-type="float">
            <text:p>0.031</text:p>
          </table:table-cell>
          <table:table-cell office:value-type="float" office:value="-0.0266666666666667" calcext:value-type="float">
            <text:p>-0.027</text:p>
          </table:table-cell>
          <table:table-cell office:value-type="float" office:value="0.0178333333333333" calcext:value-type="float">
            <text:p>0.018</text:p>
          </table:table-cell>
          <table:table-cell office:value-type="float" office:value="0.0221666666666666" calcext:value-type="float">
            <text:p>0.022</text:p>
          </table:table-cell>
          <table:table-cell office:value-type="float" office:value="0.0191666666666666" calcext:value-type="float">
            <text:p>0.019</text:p>
          </table:table-cell>
          <table:table-cell office:value-type="float" office:value="0.0158333333333333" calcext:value-type="float">
            <text:p>0.016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208333333333334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48333333333333" calcext:value-type="float">
            <text:p>0.015</text:p>
          </table:table-cell>
          <table:table-cell office:value-type="float" office:value="0.0141666666666666" calcext:value-type="float">
            <text:p>0.014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683333333333325" calcext:value-type="float">
            <text:p>0.007</text:p>
          </table:table-cell>
          <table:table-cell office:value-type="float" office:value="0.0171666666666667" calcext:value-type="float">
            <text:p>0.017</text:p>
          </table:table-cell>
          <table:table-cell office:value-type="float" office:value="0.0135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271666666666666" calcext:value-type="float">
            <text:p>0.027</text:p>
          </table:table-cell>
          <table:table-cell office:value-type="float" office:value="-0.0273333333333334" calcext:value-type="float">
            <text:p>-0.027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223333333333333" calcext:value-type="float">
            <text:p>0.022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41666666666667" calcext:value-type="float">
            <text:p>0.014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43333333333333" calcext:value-type="float">
            <text:p>0.014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0983333333333336" calcext:value-type="float">
            <text:p>0.010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18333333333333" calcext:value-type="float">
            <text:p>0.012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583333333333325" calcext:value-type="float">
            <text:p>0.006</text:p>
          </table:table-cell>
          <table:table-cell office:value-type="float" office:value="0.00783333333333325" calcext:value-type="float">
            <text:p>0.008</text:p>
          </table:table-cell>
          <table:table-cell office:value-type="float" office:value="0.00949999999999995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266666666666666" calcext:value-type="float">
            <text:p>0.027</text:p>
          </table:table-cell>
          <table:table-cell office:value-type="float" office:value="-0.0246666666666667" calcext:value-type="float">
            <text:p>-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8333333333333" calcext:value-type="float">
            <text:p>0.022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949999999999995" calcext:value-type="float">
            <text:p>0.009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0.0148333333333333" calcext:value-type="float">
            <text:p>0.015</text:p>
          </table:table-cell>
          <table:table-cell office:value-type="float" office:value="0.0131666666666667" calcext:value-type="float">
            <text:p>0.013</text:p>
          </table:table-cell>
          <table:table-cell office:value-type="float" office:value="0.00716666666666665" calcext:value-type="float">
            <text:p>0.007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583333333333336" calcext:value-type="float">
            <text:p>0.006</text:p>
          </table:table-cell>
          <table:table-cell office:value-type="float" office:value="0.0116666666666666" calcext:value-type="float">
            <text:p>0.012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816666666666666" calcext:value-type="float">
            <text:p>0.008</text:p>
          </table:table-cell>
          <table:table-cell office:value-type="float" office:value="0.00883333333333325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256666666666667" calcext:value-type="float">
            <text:p>-0.026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01666666666667" calcext:value-type="float">
            <text:p>0.010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01666666666667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0516666666666665" calcext:value-type="float">
            <text:p>0.005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-0.00116666666666665" calcext:value-type="float">
            <text:p>-0.001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10500000000000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285000000000001" calcext:value-type="float">
            <text:p>0.029</text:p>
          </table:table-cell>
          <table:table-cell office:value-type="float" office:value="-0.0231666666666666" calcext:value-type="float">
            <text:p>-0.023</text:p>
          </table:table-cell>
          <table:table-cell office:value-type="float" office:value="0.0128333333333334" calcext:value-type="float">
            <text:p>0.013</text:p>
          </table:table-cell>
          <table:table-cell office:value-type="float" office:value="0.0213333333333334" calcext:value-type="float">
            <text:p>0.021</text:p>
          </table:table-cell>
          <table:table-cell office:value-type="float" office:value="0.0131666666666668" calcext:value-type="float">
            <text:p>0.013</text:p>
          </table:table-cell>
          <table:table-cell office:value-type="float" office:value="0.0143333333333334" calcext:value-type="float">
            <text:p>0.014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0.0128333333333335" calcext:value-type="float">
            <text:p>0.01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111666666666668" calcext:value-type="float">
            <text:p>0.011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0.00216666666666665" calcext:value-type="float">
            <text:p>0.00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1000000000000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0.0279" calcext:value-type="float">
            <text:p>0.028</text:p>
          </table:table-cell>
          <table:table-cell office:value-type="float" office:value="-0.0255" calcext:value-type="float">
            <text:p>-0.026</text:p>
          </table:table-cell>
          <table:table-cell office:value-type="float" office:value="0.0136999999999999" calcext:value-type="float">
            <text:p>0.014</text:p>
          </table:table-cell>
          <table:table-cell office:value-type="float" office:value="0.0211333333333333" calcext:value-type="float">
            <text:p>0.021</text:p>
          </table:table-cell>
          <table:table-cell office:value-type="float" office:value="0.0137333333333334" calcext:value-type="float">
            <text:p>0.014</text:p>
          </table:table-cell>
          <table:table-cell office:value-type="float" office:value="0.0128333333333334" calcext:value-type="float">
            <text:p>0.013</text:p>
          </table:table-cell>
          <table:table-cell office:value-type="float" office:value="0.0117666666666667" calcext:value-type="float">
            <text:p>0.012</text:p>
          </table:table-cell>
          <table:table-cell office:value-type="float" office:value="0.0144666666666667" calcext:value-type="float">
            <text:p>0.014</text:p>
          </table:table-cell>
          <table:table-cell office:value-type="float" office:value="0.0135666666666667" calcext:value-type="float">
            <text:p>0.014</text:p>
          </table:table-cell>
          <table:table-cell office:value-type="float" office:value="0.00823333333333343" calcext:value-type="float">
            <text:p>0.008</text:p>
          </table:table-cell>
          <table:table-cell office:value-type="float" office:value="0.0115333333333333" calcext:value-type="float">
            <text:p>0.012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112" calcext:value-type="float">
            <text:p>0.011</text:p>
          </table:table-cell>
          <table:table-cell office:value-type="float" office:value="0.00306666666666666" calcext:value-type="float">
            <text:p>0.003</text:p>
          </table:table-cell>
          <table:table-cell office:value-type="float" office:value="0.00929999999999997" calcext:value-type="float">
            <text:p>0.009</text:p>
          </table:table-cell>
          <table:table-cell office:value-type="float" office:value="0.0106666666666667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-0.0119999999999999" calcext:value-type="float">
            <text:p>-0.012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-0.00900000000000023" calcext:value-type="float">
            <text:p>-0.009</text:p>
          </table:table-cell>
          <table:table-cell table:number-columns-repeated="2" office:value-type="float" office:value="0.00499999999999989" calcext:value-type="float">
            <text:p>0.005</text:p>
          </table:table-cell>
          <table:table-cell table:number-columns-repeated="2" office:value-type="float" office:value="0.0043333333333333" calcext:value-type="float">
            <text:p>0.004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2" office:value-type="float" office:value="0.0043333333333333" calcext:value-type="float">
            <text:p>0.004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266666666666648" calcext:value-type="float">
            <text:p>0.003</text:p>
          </table:table-cell>
          <table:table-cell table:number-columns-repeated="2" office:value-type="float" office:value="0.00166666666666648" calcext:value-type="float">
            <text:p>0.002</text:p>
          </table:table-cell>
          <table:table-cell office:value-type="float" office:value="0.00233333333333308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-0.0056666666666666" calcext:value-type="float">
            <text:p>-0.006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16666666666665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766666666666671" calcext:value-type="float">
            <text:p>0.008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2" office:value-type="float" office:value="0.0036666666666666" calcext:value-type="float">
            <text:p>0.004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233333333333341" calcext:value-type="float">
            <text:p>0.002</text:p>
          </table:table-cell>
          <table:table-cell table:number-columns-repeated="2" office:value-type="float" office:value="0.0036666666666666" calcext:value-type="float">
            <text:p>0.004</text:p>
          </table:table-cell>
          <table:table-cell office:value-type="float" office:value="0.0023333333333334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66666666666682" calcext:value-type="float">
            <text:p>0.002</text:p>
          </table:table-cell>
          <table:table-cell table:number-columns-repeated="2" office:value-type="float" office:value="0.00233333333333341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0.00646666666666651" calcext:value-type="float">
            <text:p>0.006</text:p>
          </table:table-cell>
          <table:table-cell office:value-type="float" office:value="-0.00813333333333333" calcext:value-type="float">
            <text:p>-0.008</text:p>
          </table:table-cell>
          <table:table-cell office:value-type="float" office:value="0.00473333333333337" calcext:value-type="float">
            <text:p>0.005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13333333333332" calcext:value-type="float">
            <text:p>0.005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326666666666675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506666666666666" calcext:value-type="float">
            <text:p>0.005</text:p>
          </table:table-cell>
          <table:table-cell office:value-type="float" office:value="0.00293333333333334" calcext:value-type="float">
            <text:p>0.003</text:p>
          </table:table-cell>
          <table:table-cell office:value-type="float" office:value="0.00340000000000007" calcext:value-type="float">
            <text:p>0.003</text:p>
          </table:table-cell>
          <table:table-cell office:value-type="float" office:value="0.00253333333333317" calcext:value-type="float">
            <text:p>0.003</text:p>
          </table:table-cell>
          <table:table-cell office:value-type="float" office:value="0.0011333333333333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999999999999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329999999999999" calcext:value-type="float">
            <text:p>0.03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9999999999999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800000000000001" calcext:value-type="float">
            <text:p>-0.008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2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9999999999999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249999999999999" calcext:value-type="float">
            <text:p>0.025</text:p>
          </table:table-cell>
          <table:table-cell office:value-type="float" office:value="-0.04" calcext:value-type="float">
            <text:p>-0.04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0.0263999999999999" calcext:value-type="float">
            <text:p>0.026</text:p>
          </table:table-cell>
          <table:table-cell office:value-type="float" office:value="-0.0344000000000001" calcext:value-type="float">
            <text:p>-0.034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192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19999999999999" calcext:value-type="float">
            <text:p>0.008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28" calcext:value-type="float">
            <text:p>0.013</text:p>
          </table:table-cell>
          <table:table-cell office:value-type="float" office:value="0.0144" calcext:value-type="float">
            <text:p>0.014</text:p>
          </table:table-cell>
          <table:table-cell office:value-type="float" office:value="-0.00319999999999998" calcext:value-type="float">
            <text:p>-0.003</text:p>
          </table:table-cell>
          <table:table-cell office:value-type="float" office:value="0.00939999999999996" calcext:value-type="float">
            <text:p>0.009</text:p>
          </table:table-cell>
          <table:table-cell office:value-type="float" office:value="0.0115999999999999" calcext:value-type="float">
            <text:p>0.012</text:p>
          </table:table-cell>
          <table:table-cell office:value-type="float" office:value="0.0132" calcext:value-type="float">
            <text:p>0.013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460000000000005" calcext:value-type="float">
            <text:p>0.005</text:p>
          </table:table-cell>
          <table:table-cell office:value-type="float" office:value="0.0119999999999999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66666666666649" calcext:value-type="float">
            <text:p>0.007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66666666666664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-0.000666666666666482" calcext:value-type="float">
            <text:p>-0.001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33333333333352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2" office:value-type="float" office:value="0.00333333333333319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66666666666670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2" office:value-type="float" office:value="0.00533333333333308" calcext:value-type="float">
            <text:p>0.005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41" calcext:value-type="float">
            <text:p>0.005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table:number-columns-repeated="2" office:value-type="float" office:value="0.0033333333333331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199999999999967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-0.000933333333333231" calcext:value-type="float">
            <text:p>-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52000000000002" calcext:value-type="float">
            <text:p>0.005</text:p>
          </table:table-cell>
          <table:table-cell table:number-columns-repeated="2" office:value-type="float" office:value="0.0053333333333333" calcext:value-type="float">
            <text:p>0.005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439999999999985" calcext:value-type="float">
            <text:p>0.004</text:p>
          </table:table-cell>
          <table:table-cell office:value-type="float" office:value="0.00453333333333339" calcext:value-type="float">
            <text:p>0.005</text:p>
          </table:table-cell>
          <table:table-cell office:value-type="float" office:value="0.00426666666666653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519999999999998" calcext:value-type="float">
            <text:p>0.005</text:p>
          </table:table-cell>
          <table:table-cell table:number-columns-repeated="2" office:value-type="float" office:value="0.003333333333333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113333333333333" calcext:value-type="float">
            <text:p>0.011</text:p>
          </table:table-cell>
          <table:table-cell table:number-columns-repeated="2" office:value-type="float" office:value="0.0063333333333334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33333333333341" calcext:value-type="float">
            <text:p>0.006</text:p>
          </table:table-cell>
          <table:table-cell table:number-columns-repeated="2" office:value-type="float" office:value="0.00700000000000001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833333333333341" calcext:value-type="float">
            <text:p>-0.008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299999999999989" calcext:value-type="float">
            <text:p>0.003</text:p>
          </table:table-cell>
          <table:table-cell table:number-columns-repeated="2" office:value-type="float" office:value="0.00166666666666659" calcext:value-type="float">
            <text:p>0.002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-0.0083333333333333" calcext:value-type="float">
            <text:p>-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-0.0063333333333333" calcext:value-type="float">
            <text:p>-0.006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-0.0056666666666666" calcext:value-type="float">
            <text:p>-0.006</text:p>
          </table:table-cell>
          <table:table-cell table:number-columns-repeated="2" office:value-type="float" office:value="0.00800000000000001" calcext:value-type="float">
            <text:p>0.008</text:p>
          </table:table-cell>
          <table:table-cell office:value-type="float" office:value="0.00899999999999979" calcext:value-type="float">
            <text:p>0.009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3666666666666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0.0112" calcext:value-type="float">
            <text:p>0.011</text:p>
          </table:table-cell>
          <table:table-cell office:value-type="float" office:value="-0.00733333333333341" calcext:value-type="float">
            <text:p>-0.007</text:p>
          </table:table-cell>
          <table:table-cell office:value-type="float" office:value="0.00739999999999996" calcext:value-type="float">
            <text:p>0.007</text:p>
          </table:table-cell>
          <table:table-cell office:value-type="float" office:value="0.00746666666666673" calcext:value-type="float">
            <text:p>0.007</text:p>
          </table:table-cell>
          <table:table-cell office:value-type="float" office:value="0.00739999999999996" calcext:value-type="float">
            <text:p>0.007</text:p>
          </table:table-cell>
          <table:table-cell office:value-type="float" office:value="0.0058666666666668" calcext:value-type="float">
            <text:p>0.006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486666666666658" calcext:value-type="float">
            <text:p>0.005</text:p>
          </table:table-cell>
          <table:table-cell office:value-type="float" office:value="0.00386666666666657" calcext:value-type="float">
            <text:p>0.004</text:p>
          </table:table-cell>
          <table:table-cell office:value-type="float" office:value="0.00326666666666675" calcext:value-type="float">
            <text:p>0.003</text:p>
          </table:table-cell>
          <table:table-cell office:value-type="float" office:value="0.00253333333333328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226666666666664" calcext:value-type="float">
            <text:p>0.002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26666666666667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933333333333319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64" calcext:value-type="float">
            <text:p>0.009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13333333333336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2" office:value-type="float" office:value="0.0106666666666668" calcext:value-type="float">
            <text:p>0.01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4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2" office:value-type="float" office:value="0.00466666666666682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000666666666666371" calcext:value-type="float">
            <text:p>0.001</text:p>
          </table:table-cell>
          <table:table-cell office:value-type="float" office:value="-0.00133333333333363" calcext:value-type="float">
            <text:p>-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2" office:value-type="float" office:value="0.00666666666666638" calcext:value-type="float">
            <text:p>0.007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66666666666637" calcext:value-type="float">
            <text:p>0.003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26666666666663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266666666666637" calcext:value-type="float">
            <text:p>-0.003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3" office:value-type="float" office:value="0.00466666666666682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0000000000002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706666666666655" calcext:value-type="float">
            <text:p>0.007</text:p>
          </table:table-cell>
          <table:table-cell office:value-type="float" office:value="0.00813333333333333" calcext:value-type="float">
            <text:p>0.008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653333333333328" calcext:value-type="float">
            <text:p>0.007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653333333333328" calcext:value-type="float">
            <text:p>0.007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453333333333339" calcext:value-type="float">
            <text:p>0.005</text:p>
          </table:table-cell>
          <table:table-cell office:value-type="float" office:value="0.00440000000000007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166666666666667" calcext:value-type="float">
            <text:p>-0.017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0333333333333519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169999999999999" calcext:value-type="float">
            <text:p>-0.017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66666666666682" calcext:value-type="float">
            <text:p>0.004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2" office:value-type="float" office:value="0.00166666666666682" calcext:value-type="float">
            <text:p>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189999999999998" calcext:value-type="float">
            <text:p>-0.019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-0.00399999999999978" calcext:value-type="float">
            <text:p>-0.004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.0016666666666668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033333333333363" calcext:value-type="float">
            <text:p>0.000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366666666666682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213333333333335" calcext:value-type="float">
            <text:p>-0.02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0633333333333352" calcext:value-type="float">
            <text:p>-0.00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216666666666666" calcext:value-type="float">
            <text:p>-0.022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633333333333341" calcext:value-type="float">
            <text:p>-0.006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-2.22044604925031E-01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-0.0191333333333332" calcext:value-type="float">
            <text:p>-0.019</text:p>
          </table:table-cell>
          <table:table-cell office:value-type="float" office:value="-0.000933333333333231" calcext:value-type="float">
            <text:p>-0.001</text:p>
          </table:table-cell>
          <table:table-cell office:value-type="float" office:value="-0.00306666666666644" calcext:value-type="float">
            <text:p>-0.003</text:p>
          </table:table-cell>
          <table:table-cell office:value-type="float" office:value="-0.00473333333333326" calcext:value-type="float">
            <text:p>-0.005</text:p>
          </table:table-cell>
          <table:table-cell office:value-type="float" office:value="0.000933333333333453" calcext:value-type="float">
            <text:p>0.001</text:p>
          </table:table-cell>
          <table:table-cell office:value-type="float" office:value="-0.0017999999999998" calcext:value-type="float">
            <text:p>-0.002</text:p>
          </table:table-cell>
          <table:table-cell office:value-type="float" office:value="0.000733333333333586" calcext:value-type="float">
            <text:p>0.001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160000000000027" calcext:value-type="float">
            <text:p>0.002</text:p>
          </table:table-cell>
          <table:table-cell office:value-type="float" office:value="0.000800000000000134" calcext:value-type="float">
            <text:p>0.001</text:p>
          </table:table-cell>
          <table:table-cell office:value-type="float" office:value="0.000866666666666904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5333333333335" calcext:value-type="float">
            <text:p>0.002</text:p>
          </table:table-cell>
          <table:table-cell office:value-type="float" office:value="0.000533333333333497" calcext:value-type="float">
            <text:p>0.001</text:p>
          </table:table-cell>
          <table:table-cell office:value-type="float" office:value="0.00206666666666677" calcext:value-type="float">
            <text:p>0.002</text:p>
          </table:table-cell>
          <table:table-cell office:value-type="float" office:value="0.0022000000000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-0.00760000000000005" calcext:value-type="float">
            <text:p>-0.008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959999999999994" calcext:value-type="float">
            <text:p>0.010</text:p>
          </table:table-cell>
          <table:table-cell office:value-type="float" office:value="0.0104" calcext:value-type="float">
            <text:p>0.010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959999999999994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63999999999999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-0.00520000000000009" calcext:value-type="float">
            <text:p>-0.005</text:p>
          </table:table-cell>
          <table:table-cell office:value-type="float" office:value="0.00759999999999994" calcext:value-type="float">
            <text:p>0.008</text:p>
          </table:table-cell>
          <table:table-cell table:number-columns-repeated="2" office:value-type="float" office:value="0.00879999999999992" calcext:value-type="float">
            <text:p>0.009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839999999999996" calcext:value-type="float">
            <text:p>0.008</text:p>
          </table:table-cell>
          <table:table-cell table:number-columns-repeated="2" office:value-type="float" office:value="0.00759999999999994" calcext:value-type="float">
            <text:p>0.008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67999999999999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-0.00640000000000007" calcext:value-type="float">
            <text:p>-0.006</text:p>
          </table:table-cell>
          <table:table-cell table:number-columns-repeated="2" office:value-type="float" office:value="0.00679999999999992" calcext:value-type="float">
            <text:p>0.007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39999999999996" calcext:value-type="float">
            <text:p>0.006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table:number-columns-repeated="2" office:value-type="float" office:value="0.00639999999999996" calcext:value-type="float">
            <text:p>0.006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55999999999999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-0.00479999999999992" calcext:value-type="float">
            <text:p>-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0.00840000000000007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680000000000003" calcext:value-type="float">
            <text:p>0.007</text:p>
          </table:table-cell>
          <table:table-cell office:value-type="float" office:value="0.00640000000000007" calcext:value-type="float">
            <text:p>0.006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80000000000003" calcext:value-type="float">
            <text:p>0.007</text:p>
          </table:table-cell>
          <table:table-cell office:value-type="float" office:value="0.00640000000000007" calcext:value-type="float">
            <text:p>0.006</text:p>
          </table:table-cell>
          <table:table-cell office:value-type="float" office:value="0.00840000000000007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0.00640000000000007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480000000000003" calcext:value-type="float">
            <text:p>-0.005</text:p>
          </table:table-cell>
          <table:table-cell office:value-type="float" office:value="0.00919999999999999" calcext:value-type="float">
            <text:p>0.009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639999999999996" calcext:value-type="float">
            <text:p>0.006</text:p>
          </table:table-cell>
          <table:table-cell table:number-columns-repeated="3" office:value-type="float" office:value="0.0079999999999999" calcext:value-type="float">
            <text:p>0.008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63999999999999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0.00223999999999991" calcext:value-type="float">
            <text:p>0.002</text:p>
          </table:table-cell>
          <table:table-cell office:value-type="float" office:value="-0.0057600000000001" calcext:value-type="float">
            <text:p>-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831999999999999" calcext:value-type="float">
            <text:p>0.008</text:p>
          </table:table-cell>
          <table:table-cell office:value-type="float" office:value="0.00863999999999998" calcext:value-type="float">
            <text:p>0.009</text:p>
          </table:table-cell>
          <table:table-cell office:value-type="float" office:value="0.00719999999999987" calcext:value-type="float">
            <text:p>0.007</text:p>
          </table:table-cell>
          <table:table-cell office:value-type="float" office:value="0.00784000000000007" calcext:value-type="float">
            <text:p>0.008</text:p>
          </table:table-cell>
          <table:table-cell office:value-type="float" office:value="0.0062399999999998" calcext:value-type="float">
            <text:p>0.006</text:p>
          </table:table-cell>
          <table:table-cell office:value-type="float" office:value="0.00656000000000001" calcext:value-type="float">
            <text:p>0.007</text:p>
          </table:table-cell>
          <table:table-cell office:value-type="float" office:value="0.00575999999999988" calcext:value-type="float">
            <text:p>0.006</text:p>
          </table:table-cell>
          <table:table-cell office:value-type="float" office:value="0.0062399999999998" calcext:value-type="float">
            <text:p>0.006</text:p>
          </table:table-cell>
          <table:table-cell office:value-type="float" office:value="0.00807999999999998" calcext:value-type="float">
            <text:p>0.008</text:p>
          </table:table-cell>
          <table:table-cell office:value-type="float" office:value="0.00783999999999985" calcext:value-type="float">
            <text:p>0.008</text:p>
          </table:table-cell>
          <table:table-cell office:value-type="float" office:value="0.00487999999999977" calcext:value-type="float">
            <text:p>0.005</text:p>
          </table:table-cell>
          <table:table-cell office:value-type="float" office:value="0.00535999999999992" calcext:value-type="float">
            <text:p>0.005</text:p>
          </table:table-cell>
          <table:table-cell office:value-type="float" office:value="0.00631999999999999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-0.00749999999999995" calcext:value-type="float">
            <text:p>-0.007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49999999999995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500000000000012" calcext:value-type="float">
            <text:p>-0.005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399999999999989" calcext:value-type="float">
            <text:p>-0.004</text:p>
          </table:table-cell>
          <table:table-cell table:number-columns-repeated="2" office:value-type="float" office:value="-0.00350000000000006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099999999999989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0499999999999945" calcext:value-type="float">
            <text:p>0.000</text:p>
          </table:table-cell>
          <table:table-cell table:number-columns-repeated="2" office:value-type="float" office:value="0.00149999999999995" calcext:value-type="float">
            <text:p>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-0.0010000000000001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-0.00150000000000006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650000000000017" calcext:value-type="float">
            <text:p>0.007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550000000000006" calcext:value-type="float">
            <text:p>0.006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-0.00149999999999983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2" office:value-type="float" office:value="0.000500000000000056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000000000000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-0.000999999999999779" calcext:value-type="float">
            <text:p>-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2.22044604925031E-016" calcext:value-type="float">
            <text:p>0.000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250000000000006" calcext:value-type="float">
            <text:p>0.003</text:p>
          </table:table-cell>
          <table:table-cell office:value-type="float" office:value="0.00550000000000017" calcext:value-type="float">
            <text:p>0.006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2.22044604925031E-016" calcext:value-type="float">
            <text:p>0.000</text:p>
          </table:table-cell>
          <table:table-cell office:value-type="float" office:value="0.0010000000000001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-0.00249999999999984" calcext:value-type="float">
            <text:p>-0.002</text:p>
          </table:table-cell>
          <table:table-cell office:value-type="float" office:value="-0.00089999999999979" calcext:value-type="float">
            <text:p>-0.001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0900000000000012" calcext:value-type="float">
            <text:p>0.001</text:p>
          </table:table-cell>
          <table:table-cell office:value-type="float" office:value="0.000700000000000034" calcext:value-type="float">
            <text:p>0.001</text:p>
          </table:table-cell>
          <table:table-cell office:value-type="float" office:value="0.00229999999999997" calcext:value-type="float">
            <text:p>0.002</text:p>
          </table:table-cell>
          <table:table-cell office:value-type="float" office:value="0.000900000000000012" calcext:value-type="float">
            <text:p>0.001</text:p>
          </table:table-cell>
          <table:table-cell office:value-type="float" office:value="-0.000099999999999878" calcext:value-type="float">
            <text:p>0.000</text:p>
          </table:table-cell>
          <table:table-cell office:value-type="float" office:value="0.00220000000000009" calcext:value-type="float">
            <text:p>0.002</text:p>
          </table:table-cell>
          <table:table-cell office:value-type="float" office:value="-0.000900000000000012" calcext:value-type="float">
            <text:p>-0.001</text:p>
          </table:table-cell>
          <table:table-cell office:value-type="float" office:value="0.00269999999999992" calcext:value-type="float">
            <text:p>0.003</text:p>
          </table:table-cell>
          <table:table-cell office:value-type="float" office:value="0.0011000000000001" calcext:value-type="float">
            <text:p>0.001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11000000000001" calcext:value-type="float">
            <text:p>0.001</text:p>
          </table:table-cell>
          <table:table-cell office:value-type="float" office:value="0.00070000000000003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0.00224664224664217" calcext:value-type="float">
            <text:p>0.002</text:p>
          </table:table-cell>
          <table:table-cell office:value-type="float" office:value="-0.0331135531135532" calcext:value-type="float">
            <text:p>-0.033</text:p>
          </table:table-cell>
          <table:table-cell office:value-type="float" office:value="-0.00219780219780241" calcext:value-type="float">
            <text:p>-0.002</text:p>
          </table:table-cell>
          <table:table-cell office:value-type="float" office:value="-0.0219780219780221" calcext:value-type="float">
            <text:p>-0.022</text:p>
          </table:table-cell>
          <table:table-cell office:value-type="float" office:value="0.00893772893772882" calcext:value-type="float">
            <text:p>0.009</text:p>
          </table:table-cell>
          <table:table-cell office:value-type="float" office:value="0.00681318681318677" calcext:value-type="float">
            <text:p>0.007</text:p>
          </table:table-cell>
          <table:table-cell office:value-type="float" office:value="0.00229548229548227" calcext:value-type="float">
            <text:p>0.002</text:p>
          </table:table-cell>
          <table:table-cell office:value-type="float" office:value="0.0111599511599511" calcext:value-type="float">
            <text:p>0.011</text:p>
          </table:table-cell>
          <table:table-cell office:value-type="float" office:value="0.00659340659340657" calcext:value-type="float">
            <text:p>0.007</text:p>
          </table:table-cell>
          <table:table-cell office:value-type="float" office:value="0.0156043956043955" calcext:value-type="float">
            <text:p>0.016</text:p>
          </table:table-cell>
          <table:table-cell office:value-type="float" office:value="0.0088156288156287" calcext:value-type="float">
            <text:p>0.009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0.0242490842490841" calcext:value-type="float">
            <text:p>0.024</text:p>
          </table:table-cell>
          <table:table-cell office:value-type="float" office:value="0.00449328449328446" calcext:value-type="float">
            <text:p>0.004</text:p>
          </table:table-cell>
          <table:table-cell office:value-type="float" office:value="-0.00210012210012211" calcext:value-type="float">
            <text:p>-0.002</text:p>
          </table:table-cell>
          <table:table-cell office:value-type="float" office:value="0.0155311355311354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242979242979243" calcext:value-type="float">
            <text:p>-0.024</text:p>
          </table:table-cell>
          <table:table-cell office:value-type="float" office:value="-0.0176800976800976" calcext:value-type="float">
            <text:p>-0.018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-0.0375579975579976" calcext:value-type="float">
            <text:p>-0.038</text:p>
          </table:table-cell>
          <table:table-cell office:value-type="float" office:value="0.00661782661782662" calcext:value-type="float">
            <text:p>0.007</text:p>
          </table:table-cell>
          <table:table-cell office:value-type="float" office:value="-0.00212454212454205" calcext:value-type="float">
            <text:p>-0.002</text:p>
          </table:table-cell>
          <table:table-cell office:value-type="float" office:value="-0.011086691086691" calcext:value-type="float">
            <text:p>-0.011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-0.00217338217338214" calcext:value-type="float">
            <text:p>-0.002</text:p>
          </table:table-cell>
          <table:table-cell office:value-type="float" office:value="0.00219780219780219" calcext:value-type="float">
            <text:p>0.002</text:p>
          </table:table-cell>
          <table:table-cell office:value-type="float" office:value="-0.00444444444444436" calcext:value-type="float">
            <text:p>-0.004</text:p>
          </table:table-cell>
          <table:table-cell office:value-type="float" office:value="-0.00222222222222213" calcext:value-type="float">
            <text:p>-0.002</text:p>
          </table:table-cell>
          <table:table-cell office:value-type="float" office:value="0.0110622710622711" calcext:value-type="float">
            <text:p>0.011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-0.00884004884004874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419047619047619" calcext:value-type="float">
            <text:p>-0.042</text:p>
          </table:table-cell>
          <table:table-cell office:value-type="float" office:value="-0.0220512820512819" calcext:value-type="float">
            <text:p>-0.022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-0.041953601953602" calcext:value-type="float">
            <text:p>-0.042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0.000122100122100122" calcext:value-type="float">
            <text:p>0.000</text:p>
          </table:table-cell>
          <table:table-cell office:value-type="float" office:value="-0.0154090354090354" calcext:value-type="float">
            <text:p>-0.015</text:p>
          </table:table-cell>
          <table:table-cell office:value-type="float" office:value="0.000122100122100122" calcext:value-type="float">
            <text:p>0.000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153601953601953" calcext:value-type="float">
            <text:p>-0.015</text:p>
          </table:table-cell>
          <table:table-cell office:value-type="float" office:value="-0.00659340659340657" calcext:value-type="float">
            <text:p>-0.007</text:p>
          </table:table-cell>
          <table:table-cell office:value-type="float" office:value="-0.0021489621489621" calcext:value-type="float">
            <text:p>-0.002</text:p>
          </table:table-cell>
          <table:table-cell office:value-type="float" office:value="-0.00217338217338214" calcext:value-type="float">
            <text:p>-0.002</text:p>
          </table:table-cell>
          <table:table-cell office:value-type="float" office:value="0.0000488400488400931" calcext:value-type="float">
            <text:p>0.000</text:p>
          </table:table-cell>
          <table:table-cell office:value-type="float" office:value="-0.00217338217338214" calcext:value-type="float">
            <text:p>-0.002</text:p>
          </table:table-cell>
          <table:table-cell office:value-type="float" office:value="-0.011013431013431" calcext:value-type="float">
            <text:p>-0.01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375091575091575" calcext:value-type="float">
            <text:p>-0.038</text:p>
          </table:table-cell>
          <table:table-cell office:value-type="float" office:value="-0.0198046398046398" calcext:value-type="float">
            <text:p>-0.020</text:p>
          </table:table-cell>
          <table:table-cell office:value-type="float" office:value="-0.00654456654456648" calcext:value-type="float">
            <text:p>-0.007</text:p>
          </table:table-cell>
          <table:table-cell office:value-type="float" office:value="-0.0441514041514042" calcext:value-type="float">
            <text:p>-0.044</text:p>
          </table:table-cell>
          <table:table-cell office:value-type="float" office:value="-0.00437118437118433" calcext:value-type="float">
            <text:p>-0.004</text:p>
          </table:table-cell>
          <table:table-cell office:value-type="float" office:value="-0.0108913308913309" calcext:value-type="float">
            <text:p>-0.011</text:p>
          </table:table-cell>
          <table:table-cell office:value-type="float" office:value="-0.0131868131868131" calcext:value-type="float">
            <text:p>-0.013</text:p>
          </table:table-cell>
          <table:table-cell office:value-type="float" office:value="-0.0109645909645909" calcext:value-type="float">
            <text:p>-0.011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-0.00429792429792431" calcext:value-type="float">
            <text:p>-0.004</text:p>
          </table:table-cell>
          <table:table-cell office:value-type="float" office:value="-0.00876678876678871" calcext:value-type="float">
            <text:p>-0.009</text:p>
          </table:table-cell>
          <table:table-cell office:value-type="float" office:value="-0.00212454212454205" calcext:value-type="float">
            <text:p>-0.002</text:p>
          </table:table-cell>
          <table:table-cell office:value-type="float" office:value="-0.0154334554334553" calcext:value-type="float">
            <text:p>-0.015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0659340659340657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263980463980465" calcext:value-type="float">
            <text:p>-0.026</text:p>
          </table:table-cell>
          <table:table-cell office:value-type="float" office:value="-0.010940170940171" calcext:value-type="float">
            <text:p>-0.011</text:p>
          </table:table-cell>
          <table:table-cell office:value-type="float" office:value="0.000122100122100122" calcext:value-type="float">
            <text:p>0.000</text:p>
          </table:table-cell>
          <table:table-cell office:value-type="float" office:value="-0.0330402930402931" calcext:value-type="float">
            <text:p>-0.033</text:p>
          </table:table-cell>
          <table:table-cell office:value-type="float" office:value="0.000122100122100122" calcext:value-type="float">
            <text:p>0.000</text:p>
          </table:table-cell>
          <table:table-cell office:value-type="float" office:value="0.00236874236874229" calcext:value-type="float">
            <text:p>0.002</text:p>
          </table:table-cell>
          <table:table-cell office:value-type="float" office:value="0.00454212454212455" calcext:value-type="float">
            <text:p>0.005</text:p>
          </table:table-cell>
          <table:table-cell office:value-type="float" office:value="0.000146520146520168" calcext:value-type="float">
            <text:p>0.000</text:p>
          </table:table-cell>
          <table:table-cell office:value-type="float" office:value="0.00229548229548227" calcext:value-type="float">
            <text:p>0.002</text:p>
          </table:table-cell>
          <table:table-cell office:value-type="float" office:value="-0.00422466422466428" calcext:value-type="float">
            <text:p>-0.004</text:p>
          </table:table-cell>
          <table:table-cell table:number-columns-repeated="2" office:value-type="float" office:value="0.000146520146520168" calcext:value-type="float">
            <text:p>0.000</text:p>
          </table:table-cell>
          <table:table-cell office:value-type="float" office:value="0.0000488400488399821" calcext:value-type="float">
            <text:p>0.000</text:p>
          </table:table-cell>
          <table:table-cell office:value-type="float" office:value="-0.00207570207570207" calcext:value-type="float">
            <text:p>-0.002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0.000073260073260028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-0.0255726495726496" calcext:value-type="float">
            <text:p>-0.026</text:p>
          </table:table-cell>
          <table:table-cell office:value-type="float" office:value="-0.0207179487179486" calcext:value-type="float">
            <text:p>-0.021</text:p>
          </table:table-cell>
          <table:table-cell office:value-type="float" office:value="-0.00347741147741143" calcext:value-type="float">
            <text:p>-0.003</text:p>
          </table:table-cell>
          <table:table-cell office:value-type="float" office:value="-0.0357362637362638" calcext:value-type="float">
            <text:p>-0.036</text:p>
          </table:table-cell>
          <table:table-cell office:value-type="float" office:value="0.00227594627594629" calcext:value-type="float">
            <text:p>0.002</text:p>
          </table:table-cell>
          <table:table-cell office:value-type="float" office:value="-0.000742368742368771" calcext:value-type="float">
            <text:p>-0.001</text:p>
          </table:table-cell>
          <table:table-cell office:value-type="float" office:value="-0.00656898656898663" calcext:value-type="float">
            <text:p>-0.007</text:p>
          </table:table-cell>
          <table:table-cell office:value-type="float" office:value="0.00142612942612952" calcext:value-type="float">
            <text:p>0.001</text:p>
          </table:table-cell>
          <table:table-cell office:value-type="float" office:value="0.000473748473748592" calcext:value-type="float">
            <text:p>0.000</text:p>
          </table:table-cell>
          <table:table-cell office:value-type="float" office:value="-0.00209035409035418" calcext:value-type="float">
            <text:p>-0.002</text:p>
          </table:table-cell>
          <table:table-cell office:value-type="float" office:value="-0.000840048840048846" calcext:value-type="float">
            <text:p>-0.001</text:p>
          </table:table-cell>
          <table:table-cell office:value-type="float" office:value="-0.000820512820512764" calcext:value-type="float">
            <text:p>-0.001</text:p>
          </table:table-cell>
          <table:table-cell office:value-type="float" office:value="0.000893772893772904" calcext:value-type="float">
            <text:p>0.001</text:p>
          </table:table-cell>
          <table:table-cell office:value-type="float" office:value="0.00272039072039076" calcext:value-type="float">
            <text:p>0.003</text:p>
          </table:table-cell>
          <table:table-cell office:value-type="float" office:value="-0.00127960927960924" calcext:value-type="float">
            <text:p>-0.001</text:p>
          </table:table-cell>
          <table:table-cell office:value-type="float" office:value="-0.00216849816849818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18978102189804" calcext:value-type="float">
            <text:p>-0.002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0.00145189117451872" calcext:value-type="float">
            <text:p>0.001</text:p>
          </table:table-cell>
          <table:table-cell office:value-type="float" office:value="-0.00146250829462546" calcext:value-type="float">
            <text:p>-0.001</text:p>
          </table:table-cell>
          <table:table-cell office:value-type="float" office:value="-0.0014598540145988" calcext:value-type="float">
            <text:p>-0.001</text:p>
          </table:table-cell>
          <table:table-cell office:value-type="float" office:value="-0.00146516257465179" calcext:value-type="float">
            <text:p>-0.001</text:p>
          </table:table-cell>
          <table:table-cell office:value-type="float" office:value="-0.00000530856005342972" calcext:value-type="float">
            <text:p>0.000</text:p>
          </table:table-cell>
          <table:table-cell office:value-type="float" office:value="0.00290909090909075" calcext:value-type="float">
            <text:p>0.003</text:p>
          </table:table-cell>
          <table:table-cell office:value-type="float" office:value="0.00217650962176474" calcext:value-type="float">
            <text:p>0.002</text:p>
          </table:table-cell>
          <table:table-cell office:value-type="float" office:value="-0.00218978102189804" calcext:value-type="float">
            <text:p>-0.002</text:p>
          </table:table-cell>
          <table:table-cell office:value-type="float" office:value="-0.0014545454545456" calcext:value-type="float">
            <text:p>-0.001</text:p>
          </table:table-cell>
          <table:table-cell office:value-type="float" office:value="-0.0014598540145988" calcext:value-type="float">
            <text:p>-0.001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-0.00146250829462524" calcext:value-type="float">
            <text:p>-0.001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-0.00073258128732600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18447246184461" calcext:value-type="float">
            <text:p>-0.002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363901791639032" calcext:value-type="float">
            <text:p>0.004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0724618447246139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437159920371599" calcext:value-type="float">
            <text:p>0.004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21844724618447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167219641676" calcext:value-type="float">
            <text:p>-0.004</text:p>
          </table:table-cell>
          <table:table-cell table:number-columns-repeated="2" office:value-type="float" office:value="-0.00000530856005298563" calcext:value-type="float">
            <text:p>0.000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00265428002643731" calcext:value-type="float">
            <text:p>0.000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724618447246361" calcext:value-type="float">
            <text:p>0.001</text:p>
          </table:table-cell>
          <table:table-cell office:value-type="float" office:value="-0.000732581287325784" calcext:value-type="float">
            <text:p>-0.001</text:p>
          </table:table-cell>
          <table:table-cell office:value-type="float" office:value="-0.000729927007299236" calcext:value-type="float">
            <text:p>-0.001</text:p>
          </table:table-cell>
          <table:table-cell office:value-type="float" office:value="-0.00145719973457203" calcext:value-type="float">
            <text:p>-0.001</text:p>
          </table:table-cell>
          <table:table-cell office:value-type="float" office:value="-0.00145985401459836" calcext:value-type="float">
            <text:p>-0.001</text:p>
          </table:table-cell>
          <table:table-cell office:value-type="float" office:value="-0.00000265428002643731" calcext:value-type="float">
            <text:p>0.000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0.00072461844724636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18447246184461" calcext:value-type="float">
            <text:p>-0.002</text:p>
          </table:table-cell>
          <table:table-cell office:value-type="float" office:value="0.0007246184472462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0.00072461844724625" calcext:value-type="float">
            <text:p>0.001</text:p>
          </table:table-cell>
          <table:table-cell office:value-type="float" office:value="0.00145719973457203" calcext:value-type="float">
            <text:p>0.001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-0.00145454545454538" calcext:value-type="float">
            <text:p>-0.001</text:p>
          </table:table-cell>
          <table:table-cell office:value-type="float" office:value="-0.000729927007299125" calcext:value-type="float">
            <text:p>-0.001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0.000729927007299236" calcext:value-type="float">
            <text:p>0.001</text:p>
          </table:table-cell>
          <table:table-cell office:value-type="float" office:value="0.00072461844724625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14545454545456" calcext:value-type="float">
            <text:p>-0.001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218447246184472" calcext:value-type="float">
            <text:p>0.002</text:p>
          </table:table-cell>
          <table:table-cell table:number-columns-repeated="2" office:value-type="float" office:value="0.00145454545454538" calcext:value-type="float">
            <text:p>0.001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218447246184472" calcext:value-type="float">
            <text:p>0.002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0729927007299125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218181818181817" calcext:value-type="float">
            <text:p>0.002</text:p>
          </table:table-cell>
          <table:table-cell office:value-type="float" office:value="0.0029117451891175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233098871931015" calcext:value-type="float">
            <text:p>-0.002</text:p>
          </table:table-cell>
          <table:table-cell office:value-type="float" office:value="0.00101552753815515" calcext:value-type="float">
            <text:p>0.001</text:p>
          </table:table-cell>
          <table:table-cell office:value-type="float" office:value="0.00130856005308555" calcext:value-type="float">
            <text:p>0.001</text:p>
          </table:table-cell>
          <table:table-cell office:value-type="float" office:value="-0.00000318513603192461" calcext:value-type="float">
            <text:p>0.000</text:p>
          </table:table-cell>
          <table:table-cell office:value-type="float" office:value="0.00043477106834755" calcext:value-type="float">
            <text:p>0.000</text:p>
          </table:table-cell>
          <table:table-cell office:value-type="float" office:value="0.000141738553417259" calcext:value-type="float">
            <text:p>0.000</text:p>
          </table:table-cell>
          <table:table-cell office:value-type="float" office:value="0.00101552753815515" calcext:value-type="float">
            <text:p>0.001</text:p>
          </table:table-cell>
          <table:table-cell office:value-type="float" office:value="0.00233045786330444" calcext:value-type="float">
            <text:p>0.002</text:p>
          </table:table-cell>
          <table:table-cell office:value-type="float" office:value="0.0020363636363635" calcext:value-type="float">
            <text:p>0.002</text:p>
          </table:table-cell>
          <table:table-cell office:value-type="float" office:value="-0.000294094226941044" calcext:value-type="float">
            <text:p>0.000</text:p>
          </table:table-cell>
          <table:table-cell office:value-type="float" office:value="-0.00058181818181835" calcext:value-type="float">
            <text:p>-0.001</text:p>
          </table:table-cell>
          <table:table-cell office:value-type="float" office:value="0.000143331121433277" calcext:value-type="float">
            <text:p>0.000</text:p>
          </table:table-cell>
          <table:table-cell office:value-type="float" office:value="0.000725149303251405" calcext:value-type="float">
            <text:p>0.001</text:p>
          </table:table-cell>
          <table:table-cell office:value-type="float" office:value="0.000726741871267311" calcext:value-type="float">
            <text:p>0.001</text:p>
          </table:table-cell>
          <table:table-cell office:value-type="float" office:value="0.00116098208360971" calcext:value-type="float">
            <text:p>0.001</text:p>
          </table:table-cell>
          <table:table-cell office:value-type="float" office:value="0.001163105507631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14080164439876" calcext:value-type="float">
            <text:p>-0.011</text:p>
          </table:table-cell>
          <table:table-cell office:value-type="float" office:value="-0.00715313463514899" calcext:value-type="float">
            <text:p>-0.007</text:p>
          </table:table-cell>
          <table:table-cell office:value-type="float" office:value="-0.0114182939362795" calcext:value-type="float">
            <text:p>-0.011</text:p>
          </table:table-cell>
          <table:table-cell office:value-type="float" office:value="-0.00997944501541626" calcext:value-type="float">
            <text:p>-0.010</text:p>
          </table:table-cell>
          <table:table-cell office:value-type="float" office:value="-0.00711202466598138" calcext:value-type="float">
            <text:p>-0.007</text:p>
          </table:table-cell>
          <table:table-cell office:value-type="float" office:value="-0.00998972250770802" calcext:value-type="float">
            <text:p>-0.010</text:p>
          </table:table-cell>
          <table:table-cell office:value-type="float" office:value="-0.00283658787255903" calcext:value-type="float">
            <text:p>-0.003</text:p>
          </table:table-cell>
          <table:table-cell office:value-type="float" office:value="-0.00855087358684459" calcext:value-type="float">
            <text:p>-0.009</text:p>
          </table:table-cell>
          <table:table-cell office:value-type="float" office:value="0.00431654676258997" calcext:value-type="float">
            <text:p>0.004</text:p>
          </table:table-cell>
          <table:table-cell office:value-type="float" office:value="-0.00999999999999979" calcext:value-type="float">
            <text:p>-0.010</text:p>
          </table:table-cell>
          <table:table-cell office:value-type="float" office:value="-0.00427543679342224" calcext:value-type="float">
            <text:p>-0.004</text:p>
          </table:table-cell>
          <table:table-cell office:value-type="float" office:value="-0.00426515930113058" calcext:value-type="float">
            <text:p>-0.004</text:p>
          </table:table-cell>
          <table:table-cell office:value-type="float" office:value="-0.00571428571428578" calcext:value-type="float">
            <text:p>-0.006</text:p>
          </table:table-cell>
          <table:table-cell office:value-type="float" office:value="-0.00714285714285701" calcext:value-type="float">
            <text:p>-0.007</text:p>
          </table:table-cell>
          <table:table-cell office:value-type="float" office:value="-0.00139773895169582" calcext:value-type="float">
            <text:p>-0.001</text:p>
          </table:table-cell>
          <table:table-cell office:value-type="float" office:value="-0.00715313463514899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14080164439876" calcext:value-type="float">
            <text:p>-0.011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-0.00855087358684481" calcext:value-type="float">
            <text:p>-0.009</text:p>
          </table:table-cell>
          <table:table-cell office:value-type="float" office:value="-0.00282631038026715" calcext:value-type="float">
            <text:p>-0.003</text:p>
          </table:table-cell>
          <table:table-cell office:value-type="float" office:value="-0.00426515930113036" calcext:value-type="float">
            <text:p>-0.004</text:p>
          </table:table-cell>
          <table:table-cell office:value-type="float" office:value="0.0000205549845838648" calcext:value-type="float">
            <text:p>0.000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57040082219938" calcext:value-type="float">
            <text:p>-0.006</text:p>
          </table:table-cell>
          <table:table-cell table:number-columns-repeated="2" office:value-type="float" office:value="-0.00142857142857133" calcext:value-type="float">
            <text:p>-0.001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-0.0028571428571427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8365878725591" calcext:value-type="float">
            <text:p>-0.013</text:p>
          </table:table-cell>
          <table:table-cell table:number-columns-repeated="2" office:value-type="float" office:value="-0.00142857142857133" calcext:value-type="float">
            <text:p>-0.001</text:p>
          </table:table-cell>
          <table:table-cell office:value-type="float" office:value="-0.0114182939362796" calcext:value-type="float">
            <text:p>-0.011</text:p>
          </table:table-cell>
          <table:table-cell table:number-columns-repeated="2" office:value-type="float" office:value="-0.00427543679342235" calcext:value-type="float">
            <text:p>-0.004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0.001449126413155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8365878725591" calcext:value-type="float">
            <text:p>-0.013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0.0014491264131552" calcext:value-type="float">
            <text:p>0.001</text:p>
          </table:table-cell>
          <table:table-cell office:value-type="float" office:value="-0.0128365878725591" calcext:value-type="float">
            <text:p>-0.013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-0.00428571428571434" calcext:value-type="float">
            <text:p>-0.004</text:p>
          </table:table-cell>
          <table:table-cell table:number-columns-repeated="2" office:value-type="float" office:value="-0.00142857142857133" calcext:value-type="float">
            <text:p>-0.001</text:p>
          </table:table-cell>
          <table:table-cell office:value-type="float" office:value="-0.00286742034943477" calcext:value-type="float">
            <text:p>-0.003</text:p>
          </table:table-cell>
          <table:table-cell office:value-type="float" office:value="-0.00141829393627957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836587872559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0287769784172653" calcext:value-type="float">
            <text:p>0.003</text:p>
          </table:table-cell>
          <table:table-cell office:value-type="float" office:value="-0.0142754367934222" calcext:value-type="float">
            <text:p>-0.014</text:p>
          </table:table-cell>
          <table:table-cell office:value-type="float" office:value="-0.002857142857143" calcext:value-type="float">
            <text:p>-0.003</text:p>
          </table:table-cell>
          <table:table-cell office:value-type="float" office:value="-0.00427543679342246" calcext:value-type="float">
            <text:p>-0.004</text:p>
          </table:table-cell>
          <table:table-cell office:value-type="float" office:value="0.00286742034943455" calcext:value-type="float">
            <text:p>0.003</text:p>
          </table:table-cell>
          <table:table-cell office:value-type="float" office:value="-0.00427543679342246" calcext:value-type="float">
            <text:p>-0.004</text:p>
          </table:table-cell>
          <table:table-cell table:number-columns-repeated="2" office:value-type="float" office:value="0.0028674203494345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14285714285714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-0.0122651593011306" calcext:value-type="float">
            <text:p>-0.012</text:p>
          </table:table-cell>
          <table:table-cell office:value-type="float" office:value="-0.00171634121274422" calcext:value-type="float">
            <text:p>-0.002</text:p>
          </table:table-cell>
          <table:table-cell office:value-type="float" office:value="-0.00227338129496413" calcext:value-type="float">
            <text:p>-0.002</text:p>
          </table:table-cell>
          <table:table-cell office:value-type="float" office:value="-0.0114121274409045" calcext:value-type="float">
            <text:p>-0.011</text:p>
          </table:table-cell>
          <table:table-cell office:value-type="float" office:value="-0.0036978417266188" calcext:value-type="float">
            <text:p>-0.004</text:p>
          </table:table-cell>
          <table:table-cell office:value-type="float" office:value="-0.00570195272353546" calcext:value-type="float">
            <text:p>-0.006</text:p>
          </table:table-cell>
          <table:table-cell office:value-type="float" office:value="-0.000559095580678348" calcext:value-type="float">
            <text:p>-0.001</text:p>
          </table:table-cell>
          <table:table-cell office:value-type="float" office:value="-0.00541623843782113" calcext:value-type="float">
            <text:p>-0.005</text:p>
          </table:table-cell>
          <table:table-cell office:value-type="float" office:value="0.00230215827338132" calcext:value-type="float">
            <text:p>0.002</text:p>
          </table:table-cell>
          <table:table-cell office:value-type="float" office:value="-0.002283658787256" calcext:value-type="float">
            <text:p>-0.002</text:p>
          </table:table-cell>
          <table:table-cell office:value-type="float" office:value="-0.00170811921891068" calcext:value-type="float">
            <text:p>-0.002</text:p>
          </table:table-cell>
          <table:table-cell office:value-type="float" office:value="-0.00370606372045223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257142857142856" calcext:value-type="float">
            <text:p>-0.003</text:p>
          </table:table-cell>
          <table:table-cell office:value-type="float" office:value="-0.000565262076053674" calcext:value-type="float">
            <text:p>-0.001</text:p>
          </table:table-cell>
          <table:table-cell office:value-type="float" office:value="-0.00314285714285722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1944656650539" calcext:value-type="float">
            <text:p>0.019</text:p>
          </table:table-cell>
          <table:table-cell office:value-type="float" office:value="-0.0130464306934895" calcext:value-type="float">
            <text:p>-0.013</text:p>
          </table:table-cell>
          <table:table-cell office:value-type="float" office:value="0.011696799932094" calcext:value-type="float">
            <text:p>0.012</text:p>
          </table:table-cell>
          <table:table-cell office:value-type="float" office:value="0.0168491639079874" calcext:value-type="float">
            <text:p>0.017</text:p>
          </table:table-cell>
          <table:table-cell office:value-type="float" office:value="0.0194550547491723" calcext:value-type="float">
            <text:p>0.019</text:p>
          </table:table-cell>
          <table:table-cell office:value-type="float" office:value="0.0117137764196588" calcext:value-type="float">
            <text:p>0.012</text:p>
          </table:table-cell>
          <table:table-cell office:value-type="float" office:value="0.0207707325354384" calcext:value-type="float">
            <text:p>0.021</text:p>
          </table:table-cell>
          <table:table-cell office:value-type="float" office:value="0.0116628469569645" calcext:value-type="float">
            <text:p>0.012</text:p>
          </table:table-cell>
          <table:table-cell office:value-type="float" office:value="0.0116543587131822" calcext:value-type="float">
            <text:p>0.012</text:p>
          </table:table-cell>
          <table:table-cell office:value-type="float" office:value="0.00901451489686789" calcext:value-type="float">
            <text:p>0.009</text:p>
          </table:table-cell>
          <table:table-cell office:value-type="float" office:value="0.0194720312367371" calcext:value-type="float">
            <text:p>0.019</text:p>
          </table:table-cell>
          <table:table-cell office:value-type="float" office:value="0.00124777183600699" calcext:value-type="float">
            <text:p>0.001</text:p>
          </table:table-cell>
          <table:table-cell office:value-type="float" office:value="0.0376878023936847" calcext:value-type="float">
            <text:p>0.038</text:p>
          </table:table-cell>
          <table:table-cell office:value-type="float" office:value="0.016840675664205" calcext:value-type="float">
            <text:p>0.017</text:p>
          </table:table-cell>
          <table:table-cell office:value-type="float" office:value="0.0103726339020456" calcext:value-type="float">
            <text:p>0.010</text:p>
          </table:table-cell>
          <table:table-cell office:value-type="float" office:value="0.0324505559799677" calcext:value-type="float">
            <text:p>0.03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10406586877175" calcext:value-type="float">
            <text:p>0.010</text:p>
          </table:table-cell>
          <table:table-cell office:value-type="float" office:value="-0.00129870129870135" calcext:value-type="float">
            <text:p>-0.001</text:p>
          </table:table-cell>
          <table:table-cell office:value-type="float" office:value="0.0104320516085221" calcext:value-type="float">
            <text:p>0.010</text:p>
          </table:table-cell>
          <table:table-cell office:value-type="float" office:value="0.0117052881758764" calcext:value-type="float">
            <text:p>0.012</text:p>
          </table:table-cell>
          <table:table-cell office:value-type="float" office:value="0.00650199473728874" calcext:value-type="float">
            <text:p>0.007</text:p>
          </table:table-cell>
          <table:table-cell office:value-type="float" office:value="0.00912486206603846" calcext:value-type="float">
            <text:p>0.009</text:p>
          </table:table-cell>
          <table:table-cell office:value-type="float" office:value="0.0143366437484084" calcext:value-type="float">
            <text:p>0.014</text:p>
          </table:table-cell>
          <table:table-cell office:value-type="float" office:value="0.01301247771836" calcext:value-type="float">
            <text:p>0.013</text:p>
          </table:table-cell>
          <table:table-cell office:value-type="float" office:value="0.0169255581020287" calcext:value-type="float">
            <text:p>0.017</text:p>
          </table:table-cell>
          <table:table-cell office:value-type="float" office:value="0.0182242594007299" calcext:value-type="float">
            <text:p>0.018</text:p>
          </table:table-cell>
          <table:table-cell office:value-type="float" office:value="0.0130294542059247" calcext:value-type="float">
            <text:p>0.013</text:p>
          </table:table-cell>
          <table:table-cell office:value-type="float" office:value="0.010406586877175" calcext:value-type="float">
            <text:p>0.010</text:p>
          </table:table-cell>
          <table:table-cell office:value-type="float" office:value="0.0104405398523045" calcext:value-type="float">
            <text:p>0.010</text:p>
          </table:table-cell>
          <table:table-cell office:value-type="float" office:value="0.00263135557253191" calcext:value-type="float">
            <text:p>0.003</text:p>
          </table:table-cell>
          <table:table-cell office:value-type="float" office:value="0.0130464306934894" calcext:value-type="float">
            <text:p>0.013</text:p>
          </table:table-cell>
          <table:table-cell office:value-type="float" office:value="0.0156013920719802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520329343858761" calcext:value-type="float">
            <text:p>0.005</text:p>
          </table:table-cell>
          <table:table-cell office:value-type="float" office:value="-0.00912486206603846" calcext:value-type="float">
            <text:p>-0.009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0.00000848824378252289" calcext:value-type="float">
            <text:p>0.000</text:p>
          </table:table-cell>
          <table:table-cell office:value-type="float" office:value="0.00517782870724048" calcext:value-type="float">
            <text:p>0.005</text:p>
          </table:table-cell>
          <table:table-cell office:value-type="float" office:value="-0.00781767252355481" calcext:value-type="float">
            <text:p>-0.008</text:p>
          </table:table-cell>
          <table:table-cell office:value-type="float" office:value="0.0051948051948052" calcext:value-type="float">
            <text:p>0.005</text:p>
          </table:table-cell>
          <table:table-cell office:value-type="float" office:value="-0.00262286732874961" calcext:value-type="float">
            <text:p>-0.003</text:p>
          </table:table-cell>
          <table:table-cell office:value-type="float" office:value="0.00128172481113664" calcext:value-type="float">
            <text:p>0.001</text:p>
          </table:table-cell>
          <table:table-cell office:value-type="float" office:value="-0.00651048298107115" calcext:value-type="float">
            <text:p>-0.007</text:p>
          </table:table-cell>
          <table:table-cell office:value-type="float" office:value="-0.0052117816823698" calcext:value-type="float">
            <text:p>-0.005</text:p>
          </table:table-cell>
          <table:table-cell office:value-type="float" office:value="-0.0000169764875646017" calcext:value-type="float">
            <text:p>0.000</text:p>
          </table:table-cell>
          <table:table-cell office:value-type="float" office:value="-0.00260589084118479" calcext:value-type="float">
            <text:p>-0.003</text:p>
          </table:table-cell>
          <table:table-cell office:value-type="float" office:value="-0.00000848824378230084" calcext:value-type="float">
            <text:p>0.000</text:p>
          </table:table-cell>
          <table:table-cell office:value-type="float" office:value="0.0039215686274509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130209659621425" calcext:value-type="float">
            <text:p>0.013</text:p>
          </table:table-cell>
          <table:table-cell office:value-type="float" office:value="-0.0052032934385875" calcext:value-type="float">
            <text:p>-0.005</text:p>
          </table:table-cell>
          <table:table-cell office:value-type="float" office:value="0.0117052881758765" calcext:value-type="float">
            <text:p>0.012</text:p>
          </table:table-cell>
          <table:table-cell office:value-type="float" office:value="0.00263135557253213" calcext:value-type="float">
            <text:p>0.003</text:p>
          </table:table-cell>
          <table:table-cell office:value-type="float" office:value="0.00257193786605558" calcext:value-type="float">
            <text:p>0.003</text:p>
          </table:table-cell>
          <table:table-cell office:value-type="float" office:value="-0.00259740259740249" calcext:value-type="float">
            <text:p>-0.003</text:p>
          </table:table-cell>
          <table:table-cell office:value-type="float" office:value="0.00780918427977262" calcext:value-type="float">
            <text:p>0.008</text:p>
          </table:table-cell>
          <table:table-cell office:value-type="float" office:value="0.00000848824378241186" calcext:value-type="float">
            <text:p>0.000</text:p>
          </table:table-cell>
          <table:table-cell office:value-type="float" office:value="0.00389610389610395" calcext:value-type="float">
            <text:p>0.004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0.0078006960359901" calcext:value-type="float">
            <text:p>0.008</text:p>
          </table:table-cell>
          <table:table-cell office:value-type="float" office:value="0.00777523130464308" calcext:value-type="float">
            <text:p>0.008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-0.00652745946863587" calcext:value-type="float">
            <text:p>-0.007</text:p>
          </table:table-cell>
          <table:table-cell office:value-type="float" office:value="0.00129870129870135" calcext:value-type="float">
            <text:p>0.001</text:p>
          </table:table-cell>
          <table:table-cell office:value-type="float" office:value="0.0142942025294966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127323656735423" calcext:value-type="float">
            <text:p>0.001</text:p>
          </table:table-cell>
          <table:table-cell office:value-type="float" office:value="-0.0169340463458111" calcext:value-type="float">
            <text:p>-0.017</text:p>
          </table:table-cell>
          <table:table-cell office:value-type="float" office:value="0.00387912740853913" calcext:value-type="float">
            <text:p>0.004</text:p>
          </table:table-cell>
          <table:table-cell office:value-type="float" office:value="-0.00780918427977251" calcext:value-type="float">
            <text:p>-0.008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0915032679738559" calcext:value-type="float">
            <text:p>-0.009</text:p>
          </table:table-cell>
          <table:table-cell office:value-type="float" office:value="-0.0000254647313470135" calcext:value-type="float">
            <text:p>0.000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-0.0117562176385706" calcext:value-type="float">
            <text:p>-0.012</text:p>
          </table:table-cell>
          <table:table-cell office:value-type="float" office:value="0.00258042610983789" calcext:value-type="float">
            <text:p>0.003</text:p>
          </table:table-cell>
          <table:table-cell office:value-type="float" office:value="-0.0000424412189118373" calcext:value-type="float">
            <text:p>0.000</text:p>
          </table:table-cell>
          <table:table-cell office:value-type="float" office:value="0.00780069603599021" calcext:value-type="float">
            <text:p>0.008</text:p>
          </table:table-cell>
          <table:table-cell office:value-type="float" office:value="-0.00784313725490193" calcext:value-type="float">
            <text:p>-0.008</text:p>
          </table:table-cell>
          <table:table-cell office:value-type="float" office:value="-0.00524573465749933" calcext:value-type="float">
            <text:p>-0.005</text:p>
          </table:table-cell>
          <table:table-cell office:value-type="float" office:value="-0.00264833206009685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0.00987012987012981" calcext:value-type="float">
            <text:p>0.010</text:p>
          </table:table-cell>
          <table:table-cell office:value-type="float" office:value="-0.00912146676852554" calcext:value-type="float">
            <text:p>-0.009</text:p>
          </table:table-cell>
          <table:table-cell office:value-type="float" office:value="0.00780239368474656" calcext:value-type="float">
            <text:p>0.008</text:p>
          </table:table-cell>
          <table:table-cell office:value-type="float" office:value="0.00467702232408118" calcext:value-type="float">
            <text:p>0.005</text:p>
          </table:table-cell>
          <table:table-cell office:value-type="float" office:value="0.00621509209744497" calcext:value-type="float">
            <text:p>0.006</text:p>
          </table:table-cell>
          <table:table-cell office:value-type="float" office:value="0.000254647313470802" calcext:value-type="float">
            <text:p>0.000</text:p>
          </table:table-cell>
          <table:table-cell office:value-type="float" office:value="0.00961718020541547" calcext:value-type="float">
            <text:p>0.010</text:p>
          </table:table-cell>
          <table:table-cell office:value-type="float" office:value="0.00414735591206172" calcext:value-type="float">
            <text:p>0.004</text:p>
          </table:table-cell>
          <table:table-cell office:value-type="float" office:value="0.00570579747050326" calcext:value-type="float">
            <text:p>0.006</text:p>
          </table:table-cell>
          <table:table-cell office:value-type="float" office:value="0.00179101943807825" calcext:value-type="float">
            <text:p>0.002</text:p>
          </table:table-cell>
          <table:table-cell office:value-type="float" office:value="0.00753416518122396" calcext:value-type="float">
            <text:p>0.008</text:p>
          </table:table-cell>
          <table:table-cell office:value-type="float" office:value="0.00387403446226964" calcext:value-type="float">
            <text:p>0.004</text:p>
          </table:table-cell>
          <table:table-cell office:value-type="float" office:value="0.0114455479161362" calcext:value-type="float">
            <text:p>0.011</text:p>
          </table:table-cell>
          <table:table-cell office:value-type="float" office:value="0.00101858925388332" calcext:value-type="float">
            <text:p>0.001</text:p>
          </table:table-cell>
          <table:table-cell office:value-type="float" office:value="0.00467871997283753" calcext:value-type="float">
            <text:p>0.005</text:p>
          </table:table-cell>
          <table:table-cell office:value-type="float" office:value="0.0119395637042695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1304724261246" calcext:value-type="float">
            <text:p>0.013</text:p>
          </table:table-cell>
          <table:table-cell office:value-type="float" office:value="-0.0269715791454922" calcext:value-type="float">
            <text:p>-0.027</text:p>
          </table:table-cell>
          <table:table-cell office:value-type="float" office:value="0.00607942781855819" calcext:value-type="float">
            <text:p>0.006</text:p>
          </table:table-cell>
          <table:table-cell office:value-type="float" office:value="0.0208469791078487" calcext:value-type="float">
            <text:p>0.021</text:p>
          </table:table-cell>
          <table:table-cell office:value-type="float" office:value="0.00868812347073211" calcext:value-type="float">
            <text:p>0.009</text:p>
          </table:table-cell>
          <table:table-cell office:value-type="float" office:value="0.00607942781855819" calcext:value-type="float">
            <text:p>0.006</text:p>
          </table:table-cell>
          <table:table-cell office:value-type="float" office:value="-0.00174665913796357" calcext:value-type="float">
            <text:p>-0.002</text:p>
          </table:table-cell>
          <table:table-cell office:value-type="float" office:value="0.0260718991153773" calcext:value-type="float">
            <text:p>0.026</text:p>
          </table:table-cell>
          <table:table-cell office:value-type="float" office:value="-0.00431394692264264" calcext:value-type="float">
            <text:p>-0.004</text:p>
          </table:table-cell>
          <table:table-cell office:value-type="float" office:value="0.0225785808394504" calcext:value-type="float">
            <text:p>0.023</text:p>
          </table:table-cell>
          <table:table-cell office:value-type="float" office:value="0.00430265386787132" calcext:value-type="float">
            <text:p>0.004</text:p>
          </table:table-cell>
          <table:table-cell office:value-type="float" office:value="0.0216977225672879" calcext:value-type="float">
            <text:p>0.022</text:p>
          </table:table-cell>
          <table:table-cell office:value-type="float" office:value="-0.0130623000188218" calcext:value-type="float">
            <text:p>-0.013</text:p>
          </table:table-cell>
          <table:table-cell office:value-type="float" office:value="0.00435911914172782" calcext:value-type="float">
            <text:p>0.004</text:p>
          </table:table-cell>
          <table:table-cell office:value-type="float" office:value="-0.00871823828345564" calcext:value-type="float">
            <text:p>-0.009</text:p>
          </table:table-cell>
          <table:table-cell office:value-type="float" office:value="-0.00089968003011486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-0.00171654432523993" calcext:value-type="float">
            <text:p>-0.002</text:p>
          </table:table-cell>
          <table:table-cell office:value-type="float" office:value="-0.02343308865048" calcext:value-type="float">
            <text:p>-0.023</text:p>
          </table:table-cell>
          <table:table-cell office:value-type="float" office:value="-0.00866177300959914" calcext:value-type="float">
            <text:p>-0.009</text:p>
          </table:table-cell>
          <table:table-cell office:value-type="float" office:value="0.0174025974025974" calcext:value-type="float">
            <text:p>0.017</text:p>
          </table:table-cell>
          <table:table-cell office:value-type="float" office:value="0.0113081121776774" calcext:value-type="float">
            <text:p>0.011</text:p>
          </table:table-cell>
          <table:table-cell office:value-type="float" office:value="0.00262751741012612" calcext:value-type="float">
            <text:p>0.003</text:p>
          </table:table-cell>
          <table:table-cell office:value-type="float" office:value="0.00519856954639564" calcext:value-type="float">
            <text:p>0.005</text:p>
          </table:table-cell>
          <table:table-cell office:value-type="float" office:value="0.0156484095614531" calcext:value-type="float">
            <text:p>0.016</text:p>
          </table:table-cell>
          <table:table-cell office:value-type="float" office:value="0.0017692452475061" calcext:value-type="float">
            <text:p>0.002</text:p>
          </table:table-cell>
          <table:table-cell office:value-type="float" office:value="0.00176171654432522" calcext:value-type="float">
            <text:p>0.002</text:p>
          </table:table-cell>
          <table:table-cell office:value-type="float" office:value="-0.0026162243553548" calcext:value-type="float">
            <text:p>-0.003</text:p>
          </table:table-cell>
          <table:table-cell office:value-type="float" office:value="0.0113005834744965" calcext:value-type="float">
            <text:p>0.011</text:p>
          </table:table-cell>
          <table:table-cell office:value-type="float" office:value="0.00261998870694524" calcext:value-type="float">
            <text:p>0.003</text:p>
          </table:table-cell>
          <table:table-cell office:value-type="float" office:value="0.01218897044984" calcext:value-type="float">
            <text:p>0.012</text:p>
          </table:table-cell>
          <table:table-cell office:value-type="float" office:value="-0.00954639563335213" calcext:value-type="float">
            <text:p>-0.010</text:p>
          </table:table-cell>
          <table:table-cell office:value-type="float" office:value="-0.00172783738001125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348955392433659" calcext:value-type="float">
            <text:p>0.003</text:p>
          </table:table-cell>
          <table:table-cell office:value-type="float" office:value="-0.0156408808582721" calcext:value-type="float">
            <text:p>-0.016</text:p>
          </table:table-cell>
          <table:table-cell office:value-type="float" office:value="-0.00346320346320339" calcext:value-type="float">
            <text:p>-0.003</text:p>
          </table:table-cell>
          <table:table-cell office:value-type="float" office:value="0.0252173913043479" calcext:value-type="float">
            <text:p>0.025</text:p>
          </table:table-cell>
          <table:table-cell office:value-type="float" office:value="-0.00522115565593817" calcext:value-type="float">
            <text:p>-0.005</text:p>
          </table:table-cell>
          <table:table-cell office:value-type="float" office:value="0.00348955392433659" calcext:value-type="float">
            <text:p>0.003</text:p>
          </table:table-cell>
          <table:table-cell office:value-type="float" office:value="0.00781102955016" calcext:value-type="float">
            <text:p>0.008</text:p>
          </table:table-cell>
          <table:table-cell office:value-type="float" office:value="0.0156371165066818" calcext:value-type="float">
            <text:p>0.016</text:p>
          </table:table-cell>
          <table:table-cell office:value-type="float" office:value="0.0113118765292678" calcext:value-type="float">
            <text:p>0.011</text:p>
          </table:table-cell>
          <table:table-cell office:value-type="float" office:value="0.00957274609448522" calcext:value-type="float">
            <text:p>0.010</text:p>
          </table:table-cell>
          <table:table-cell office:value-type="float" office:value="0.00781479390175044" calcext:value-type="float">
            <text:p>0.008</text:p>
          </table:table-cell>
          <table:table-cell office:value-type="float" office:value="0.0095802747976661" calcext:value-type="float">
            <text:p>0.010</text:p>
          </table:table-cell>
          <table:table-cell office:value-type="float" office:value="0.00261998870694524" calcext:value-type="float">
            <text:p>0.003</text:p>
          </table:table-cell>
          <table:table-cell office:value-type="float" office:value="0.0156446452098626" calcext:value-type="float">
            <text:p>0.016</text:p>
          </table:table-cell>
          <table:table-cell office:value-type="float" office:value="-0.00259363824581205" calcext:value-type="float">
            <text:p>-0.003</text:p>
          </table:table-cell>
          <table:table-cell office:value-type="float" office:value="-0.00086580086580079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523621306229993" calcext:value-type="float">
            <text:p>0.005</text:p>
          </table:table-cell>
          <table:table-cell office:value-type="float" office:value="-0.0130321852060983" calcext:value-type="float">
            <text:p>-0.013</text:p>
          </table:table-cell>
          <table:table-cell office:value-type="float" office:value="-0.0008469791078487" calcext:value-type="float">
            <text:p>-0.001</text:p>
          </table:table-cell>
          <table:table-cell office:value-type="float" office:value="0.0191492565405609" calcext:value-type="float">
            <text:p>0.019</text:p>
          </table:table-cell>
          <table:table-cell office:value-type="float" office:value="-0.0138866930171279" calcext:value-type="float">
            <text:p>-0.014</text:p>
          </table:table-cell>
          <table:table-cell office:value-type="float" office:value="0.00524374176548081" calcext:value-type="float">
            <text:p>0.005</text:p>
          </table:table-cell>
          <table:table-cell office:value-type="float" office:value="0.00870694522868432" calcext:value-type="float">
            <text:p>0.009</text:p>
          </table:table-cell>
          <table:table-cell office:value-type="float" office:value="0.0043666478449087" calcext:value-type="float">
            <text:p>0.004</text:p>
          </table:table-cell>
          <table:table-cell office:value-type="float" office:value="0.00174665913796346" calcext:value-type="float">
            <text:p>0.002</text:p>
          </table:table-cell>
          <table:table-cell office:value-type="float" office:value="0.00524374176548081" calcext:value-type="float">
            <text:p>0.005</text:p>
          </table:table-cell>
          <table:table-cell office:value-type="float" office:value="-0.00434029738377573" calcext:value-type="float">
            <text:p>-0.004</text:p>
          </table:table-cell>
          <table:table-cell office:value-type="float" office:value="0.00611330698287216" calcext:value-type="float">
            <text:p>0.006</text:p>
          </table:table-cell>
          <table:table-cell office:value-type="float" office:value="0.00523621306229993" calcext:value-type="float">
            <text:p>0.005</text:p>
          </table:table-cell>
          <table:table-cell office:value-type="float" office:value="0.00957274609448522" calcext:value-type="float">
            <text:p>0.010</text:p>
          </table:table-cell>
          <table:table-cell office:value-type="float" office:value="-0.006926406926407" calcext:value-type="float">
            <text:p>-0.007</text:p>
          </table:table-cell>
          <table:table-cell office:value-type="float" office:value="-0.00260493130058359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0895915678524317" calcext:value-type="float">
            <text:p>0.001</text:p>
          </table:table-cell>
          <table:table-cell office:value-type="float" office:value="-0.0217127799736496" calcext:value-type="float">
            <text:p>-0.022</text:p>
          </table:table-cell>
          <table:table-cell office:value-type="float" office:value="-0.00519856954639575" calcext:value-type="float">
            <text:p>-0.005</text:p>
          </table:table-cell>
          <table:table-cell office:value-type="float" office:value="0.0130698287220026" calcext:value-type="float">
            <text:p>0.013</text:p>
          </table:table-cell>
          <table:table-cell office:value-type="float" office:value="-0.00172407302842093" calcext:value-type="float">
            <text:p>-0.002</text:p>
          </table:table-cell>
          <table:table-cell office:value-type="float" office:value="0.00958780350084698" calcext:value-type="float">
            <text:p>0.010</text:p>
          </table:table-cell>
          <table:table-cell office:value-type="float" office:value="0.00697157914549207" calcext:value-type="float">
            <text:p>0.007</text:p>
          </table:table-cell>
          <table:table-cell office:value-type="float" office:value="0.00609448522491995" calcext:value-type="float">
            <text:p>0.006</text:p>
          </table:table-cell>
          <table:table-cell office:value-type="float" office:value="0.0000150574063617626" calcext:value-type="float">
            <text:p>0.000</text:p>
          </table:table-cell>
          <table:table-cell office:value-type="float" office:value="0.01133069828722" calcext:value-type="float">
            <text:p>0.011</text:p>
          </table:table-cell>
          <table:table-cell office:value-type="float" office:value="-0.00606437041219654" calcext:value-type="float">
            <text:p>-0.006</text:p>
          </table:table-cell>
          <table:table-cell office:value-type="float" office:value="0.00697910784867295" calcext:value-type="float">
            <text:p>0.007</text:p>
          </table:table-cell>
          <table:table-cell office:value-type="float" office:value="0.000877093920572114" calcext:value-type="float">
            <text:p>0.001</text:p>
          </table:table-cell>
          <table:table-cell office:value-type="float" office:value="0.00783738001129297" calcext:value-type="float">
            <text:p>0.008</text:p>
          </table:table-cell>
          <table:table-cell office:value-type="float" office:value="-0.00345943911161317" calcext:value-type="float">
            <text:p>-0.003</text:p>
          </table:table-cell>
          <table:table-cell office:value-type="float" office:value="-0.0060718991153774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0.00419047619047619" calcext:value-type="float">
            <text:p>0.004</text:p>
          </table:table-cell>
          <table:table-cell office:value-type="float" office:value="-0.0201581027667985" calcext:value-type="float">
            <text:p>-0.020</text:p>
          </table:table-cell>
          <table:table-cell office:value-type="float" office:value="-0.00241821946169773" calcext:value-type="float">
            <text:p>-0.002</text:p>
          </table:table-cell>
          <table:table-cell office:value-type="float" office:value="0.0191372106154715" calcext:value-type="float">
            <text:p>0.019</text:p>
          </table:table-cell>
          <table:table-cell office:value-type="float" office:value="-0.000167137210615564" calcext:value-type="float">
            <text:p>0.000</text:p>
          </table:table-cell>
          <table:table-cell office:value-type="float" office:value="0.00540560888386965" calcext:value-type="float">
            <text:p>0.005</text:p>
          </table:table-cell>
          <table:table-cell office:value-type="float" office:value="0.00538829286655362" calcext:value-type="float">
            <text:p>0.005</text:p>
          </table:table-cell>
          <table:table-cell office:value-type="float" office:value="0.0135637116506682" calcext:value-type="float">
            <text:p>0.014</text:p>
          </table:table-cell>
          <table:table-cell office:value-type="float" office:value="0.00210577827969116" calcext:value-type="float">
            <text:p>0.002</text:p>
          </table:table-cell>
          <table:table-cell office:value-type="float" office:value="0.0100974967061922" calcext:value-type="float">
            <text:p>0.010</text:p>
          </table:table-cell>
          <table:table-cell office:value-type="float" office:value="-0.000180688876341151" calcext:value-type="float">
            <text:p>0.000</text:p>
          </table:table-cell>
          <table:table-cell office:value-type="float" office:value="0.0111341991341991" calcext:value-type="float">
            <text:p>0.011</text:p>
          </table:table-cell>
          <table:table-cell office:value-type="float" office:value="-0.000341803124411899" calcext:value-type="float">
            <text:p>0.000</text:p>
          </table:table-cell>
          <table:table-cell office:value-type="float" office:value="0.00992057218144171" calcext:value-type="float">
            <text:p>0.010</text:p>
          </table:table-cell>
          <table:table-cell office:value-type="float" office:value="-0.00624882364012802" calcext:value-type="float">
            <text:p>-0.006</text:p>
          </table:table-cell>
          <table:table-cell office:value-type="float" office:value="-0.0024340297383775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467016491754123" calcext:value-type="float">
            <text:p>0.047</text:p>
          </table:table-cell>
          <table:table-cell office:value-type="float" office:value="0.0104047976011995" calcext:value-type="float">
            <text:p>0.010</text:p>
          </table:table-cell>
          <table:table-cell office:value-type="float" office:value="0.0259220389805097" calcext:value-type="float">
            <text:p>0.026</text:p>
          </table:table-cell>
          <table:table-cell office:value-type="float" office:value="0.0344827586206897" calcext:value-type="float">
            <text:p>0.034</text:p>
          </table:table-cell>
          <table:table-cell office:value-type="float" office:value="0.025952023988006" calcext:value-type="float">
            <text:p>0.026</text:p>
          </table:table-cell>
          <table:table-cell office:value-type="float" office:value="0.0483658170914543" calcext:value-type="float">
            <text:p>0.048</text:p>
          </table:table-cell>
          <table:table-cell office:value-type="float" office:value="0.0362218890554722" calcext:value-type="float">
            <text:p>0.036</text:p>
          </table:table-cell>
          <table:table-cell office:value-type="float" office:value="0.0275412293853073" calcext:value-type="float">
            <text:p>0.028</text:p>
          </table:table-cell>
          <table:table-cell office:value-type="float" office:value="0.0397151424287857" calcext:value-type="float">
            <text:p>0.040</text:p>
          </table:table-cell>
          <table:table-cell office:value-type="float" office:value="0.0448725637181409" calcext:value-type="float">
            <text:p>0.045</text:p>
          </table:table-cell>
          <table:table-cell office:value-type="float" office:value="0.0189955022488756" calcext:value-type="float">
            <text:p>0.019</text:p>
          </table:table-cell>
          <table:table-cell office:value-type="float" office:value="0.0103598200899551" calcext:value-type="float">
            <text:p>0.010</text:p>
          </table:table-cell>
          <table:table-cell office:value-type="float" office:value="0.0327736131934032" calcext:value-type="float">
            <text:p>0.033</text:p>
          </table:table-cell>
          <table:table-cell office:value-type="float" office:value="0.027631184407796" calcext:value-type="float">
            <text:p>0.028</text:p>
          </table:table-cell>
          <table:table-cell office:value-type="float" office:value="0.0362968515742129" calcext:value-type="float">
            <text:p>0.036</text:p>
          </table:table-cell>
          <table:table-cell office:value-type="float" office:value="0.0190104947526236" calcext:value-type="float">
            <text:p>0.01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12143928035982" calcext:value-type="float">
            <text:p>0.012</text:p>
          </table:table-cell>
          <table:table-cell office:value-type="float" office:value="-0.00517241379310351" calcext:value-type="float">
            <text:p>-0.005</text:p>
          </table:table-cell>
          <table:table-cell office:value-type="float" office:value="0.01215892053973" calcext:value-type="float">
            <text:p>0.012</text:p>
          </table:table-cell>
          <table:table-cell office:value-type="float" office:value="0.0155322338830584" calcext:value-type="float">
            <text:p>0.016</text:p>
          </table:table-cell>
          <table:table-cell office:value-type="float" office:value="0.0000149925037480347" calcext:value-type="float">
            <text:p>0.000</text:p>
          </table:table-cell>
          <table:table-cell office:value-type="float" office:value="0.0173163418290854" calcext:value-type="float">
            <text:p>0.017</text:p>
          </table:table-cell>
          <table:table-cell office:value-type="float" office:value="0.00865067466266856" calcext:value-type="float">
            <text:p>0.009</text:p>
          </table:table-cell>
          <table:table-cell office:value-type="float" office:value="0.0138380809595201" calcext:value-type="float">
            <text:p>0.014</text:p>
          </table:table-cell>
          <table:table-cell office:value-type="float" office:value="0.0155922038980509" calcext:value-type="float">
            <text:p>0.016</text:p>
          </table:table-cell>
          <table:table-cell office:value-type="float" office:value="0.00688155922038969" calcext:value-type="float">
            <text:p>0.007</text:p>
          </table:table-cell>
          <table:table-cell office:value-type="float" office:value="0.0103898050974512" calcext:value-type="float">
            <text:p>0.010</text:p>
          </table:table-cell>
          <table:table-cell office:value-type="float" office:value="0.00695652173913042" calcext:value-type="float">
            <text:p>0.007</text:p>
          </table:table-cell>
          <table:table-cell office:value-type="float" office:value="0.0138680659670165" calcext:value-type="float">
            <text:p>0.014</text:p>
          </table:table-cell>
          <table:table-cell office:value-type="float" office:value="0.00173913043478247" calcext:value-type="float">
            <text:p>0.002</text:p>
          </table:table-cell>
          <table:table-cell office:value-type="float" office:value="0.0000449775112443263" calcext:value-type="float">
            <text:p>0.000</text:p>
          </table:table-cell>
          <table:table-cell office:value-type="float" office:value="0.0103448275862068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0695652173913053" calcext:value-type="float">
            <text:p>0.007</text:p>
          </table:table-cell>
          <table:table-cell office:value-type="float" office:value="-0.0155322338830584" calcext:value-type="float">
            <text:p>-0.016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-0.0121139430284857" calcext:value-type="float">
            <text:p>-0.012</text:p>
          </table:table-cell>
          <table:table-cell office:value-type="float" office:value="-0.0172413793103448" calcext:value-type="float">
            <text:p>-0.017</text:p>
          </table:table-cell>
          <table:table-cell office:value-type="float" office:value="0.0155622188905548" calcext:value-type="float">
            <text:p>0.016</text:p>
          </table:table-cell>
          <table:table-cell office:value-type="float" office:value="-0.00172413793103443" calcext:value-type="float">
            <text:p>-0.002</text:p>
          </table:table-cell>
          <table:table-cell office:value-type="float" office:value="0.00523238380809599" calcext:value-type="float">
            <text:p>0.005</text:p>
          </table:table-cell>
          <table:table-cell office:value-type="float" office:value="-0.00859070464767619" calcext:value-type="float">
            <text:p>-0.009</text:p>
          </table:table-cell>
          <table:table-cell office:value-type="float" office:value="0.00169415292353825" calcext:value-type="float">
            <text:p>0.002</text:p>
          </table:table-cell>
          <table:table-cell office:value-type="float" office:value="0.00343328335832083" calcext:value-type="float">
            <text:p>0.003</text:p>
          </table:table-cell>
          <table:table-cell office:value-type="float" office:value="-0.00859070464767608" calcext:value-type="float">
            <text:p>-0.009</text:p>
          </table:table-cell>
          <table:table-cell office:value-type="float" office:value="0.00517241379310351" calcext:value-type="float">
            <text:p>0.005</text:p>
          </table:table-cell>
          <table:table-cell office:value-type="float" office:value="-0.0189805097451274" calcext:value-type="float">
            <text:p>-0.019</text:p>
          </table:table-cell>
          <table:table-cell office:value-type="float" office:value="-0.0155172413793103" calcext:value-type="float">
            <text:p>-0.016</text:p>
          </table:table-cell>
          <table:table-cell office:value-type="float" office:value="-0.0103898050974511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224587706146927" calcext:value-type="float">
            <text:p>0.022</text:p>
          </table:table-cell>
          <table:table-cell office:value-type="float" office:value="0.00341829085457279" calcext:value-type="float">
            <text:p>0.003</text:p>
          </table:table-cell>
          <table:table-cell office:value-type="float" office:value="0.00173913043478269" calcext:value-type="float">
            <text:p>0.002</text:p>
          </table:table-cell>
          <table:table-cell office:value-type="float" office:value="-0.00868065967016485" calcext:value-type="float">
            <text:p>-0.009</text:p>
          </table:table-cell>
          <table:table-cell office:value-type="float" office:value="-0.00863568215892052" calcext:value-type="float">
            <text:p>-0.009</text:p>
          </table:table-cell>
          <table:table-cell office:value-type="float" office:value="0.0189355322338831" calcext:value-type="float">
            <text:p>0.019</text:p>
          </table:table-cell>
          <table:table-cell office:value-type="float" office:value="-0.0103898050974512" calcext:value-type="float">
            <text:p>-0.010</text:p>
          </table:table-cell>
          <table:table-cell office:value-type="float" office:value="0.00688155922038991" calcext:value-type="float">
            <text:p>0.007</text:p>
          </table:table-cell>
          <table:table-cell office:value-type="float" office:value="-0.00343328335832083" calcext:value-type="float">
            <text:p>-0.003</text:p>
          </table:table-cell>
          <table:table-cell office:value-type="float" office:value="-0.00176911544227876" calcext:value-type="float">
            <text:p>-0.002</text:p>
          </table:table-cell>
          <table:table-cell office:value-type="float" office:value="0.00340329835082454" calcext:value-type="float">
            <text:p>0.003</text:p>
          </table:table-cell>
          <table:table-cell office:value-type="float" office:value="-0.00518740629685155" calcext:value-type="float">
            <text:p>-0.005</text:p>
          </table:table-cell>
          <table:table-cell office:value-type="float" office:value="0.00686656671664165" calcext:value-type="float">
            <text:p>0.007</text:p>
          </table:table-cell>
          <table:table-cell office:value-type="float" office:value="-0.0104197901049475" calcext:value-type="float">
            <text:p>-0.010</text:p>
          </table:table-cell>
          <table:table-cell office:value-type="float" office:value="-0.0120839580209895" calcext:value-type="float">
            <text:p>-0.012</text:p>
          </table:table-cell>
          <table:table-cell office:value-type="float" office:value="-0.00176911544227876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103748125937032" calcext:value-type="float">
            <text:p>0.010</text:p>
          </table:table-cell>
          <table:table-cell office:value-type="float" office:value="-0.00694152923538238" calcext:value-type="float">
            <text:p>-0.007</text:p>
          </table:table-cell>
          <table:table-cell office:value-type="float" office:value="-0.00862068965517238" calcext:value-type="float">
            <text:p>-0.009</text:p>
          </table:table-cell>
          <table:table-cell office:value-type="float" office:value="-0.0155472263868066" calcext:value-type="float">
            <text:p>-0.016</text:p>
          </table:table-cell>
          <table:table-cell office:value-type="float" office:value="-0.0155322338830585" calcext:value-type="float">
            <text:p>-0.016</text:p>
          </table:table-cell>
          <table:table-cell office:value-type="float" office:value="-0.00520239880059969" calcext:value-type="float">
            <text:p>-0.005</text:p>
          </table:table-cell>
          <table:table-cell office:value-type="float" office:value="-0.0120839580209896" calcext:value-type="float">
            <text:p>-0.012</text:p>
          </table:table-cell>
          <table:table-cell office:value-type="float" office:value="-0.00865067466266867" calcext:value-type="float">
            <text:p>-0.009</text:p>
          </table:table-cell>
          <table:table-cell office:value-type="float" office:value="-0.00689655172413795" calcext:value-type="float">
            <text:p>-0.007</text:p>
          </table:table-cell>
          <table:table-cell office:value-type="float" office:value="-0.02071964017991" calcext:value-type="float">
            <text:p>-0.021</text:p>
          </table:table-cell>
          <table:table-cell office:value-type="float" office:value="-0.0120989505247376" calcext:value-type="float">
            <text:p>-0.012</text:p>
          </table:table-cell>
          <table:table-cell office:value-type="float" office:value="-0.0103448275862069" calcext:value-type="float">
            <text:p>-0.010</text:p>
          </table:table-cell>
          <table:table-cell office:value-type="float" office:value="-0.00175412293853083" calcext:value-type="float">
            <text:p>-0.002</text:p>
          </table:table-cell>
          <table:table-cell office:value-type="float" office:value="-0.0242128935532234" calcext:value-type="float">
            <text:p>-0.024</text:p>
          </table:table-cell>
          <table:table-cell office:value-type="float" office:value="-0.0137931034482758" calcext:value-type="float">
            <text:p>-0.014</text:p>
          </table:table-cell>
          <table:table-cell office:value-type="float" office:value="-0.0120989505247376" calcext:value-type="float">
            <text:p>-0.0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0.0197271364317843" calcext:value-type="float">
            <text:p>0.020</text:p>
          </table:table-cell>
          <table:table-cell office:value-type="float" office:value="-0.00276461769115433" calcext:value-type="float">
            <text:p>-0.003</text:p>
          </table:table-cell>
          <table:table-cell office:value-type="float" office:value="0.00623988005997012" calcext:value-type="float">
            <text:p>0.006</text:p>
          </table:table-cell>
          <table:table-cell office:value-type="float" office:value="0.00273463268365826" calcext:value-type="float">
            <text:p>0.003</text:p>
          </table:table-cell>
          <table:table-cell office:value-type="float" office:value="-0.00308845577211381" calcext:value-type="float">
            <text:p>-0.003</text:p>
          </table:table-cell>
          <table:table-cell office:value-type="float" office:value="0.0189955022488757" calcext:value-type="float">
            <text:p>0.019</text:p>
          </table:table-cell>
          <table:table-cell office:value-type="float" office:value="0.0041349325337332" calcext:value-type="float">
            <text:p>0.004</text:p>
          </table:table-cell>
          <table:table-cell office:value-type="float" office:value="0.00896851574212898" calcext:value-type="float">
            <text:p>0.009</text:p>
          </table:table-cell>
          <table:table-cell office:value-type="float" office:value="0.00727736131934043" calcext:value-type="float">
            <text:p>0.007</text:p>
          </table:table-cell>
          <table:table-cell office:value-type="float" office:value="0.00619190404797609" calcext:value-type="float">
            <text:p>0.006</text:p>
          </table:table-cell>
          <table:table-cell office:value-type="float" office:value="0.00482458770614702" calcext:value-type="float">
            <text:p>0.005</text:p>
          </table:table-cell>
          <table:table-cell office:value-type="float" office:value="-0.00136131934032979" calcext:value-type="float">
            <text:p>-0.001</text:p>
          </table:table-cell>
          <table:table-cell office:value-type="float" office:value="0.0113853073463268" calcext:value-type="float">
            <text:p>0.011</text:p>
          </table:table-cell>
          <table:table-cell office:value-type="float" office:value="-0.00484857571214392" calcext:value-type="float">
            <text:p>-0.005</text:p>
          </table:table-cell>
          <table:table-cell office:value-type="float" office:value="-0.0010104947526236" calcext:value-type="float">
            <text:p>-0.001</text:p>
          </table:table-cell>
          <table:table-cell office:value-type="float" office:value="0.00101949025487258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1158953722334" calcext:value-type="float">
            <text:p>-0.012</text:p>
          </table:table-cell>
          <table:table-cell office:value-type="float" office:value="-0.0142857142857145" calcext:value-type="float">
            <text:p>-0.014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-0.00865191146881283" calcext:value-type="float">
            <text:p>-0.009</text:p>
          </table:table-cell>
          <table:table-cell office:value-type="float" office:value="-0.00861167002012087" calcext:value-type="float">
            <text:p>-0.009</text:p>
          </table:table-cell>
          <table:table-cell office:value-type="float" office:value="0.00277665995975873" calcext:value-type="float">
            <text:p>0.003</text:p>
          </table:table-cell>
          <table:table-cell office:value-type="float" office:value="-0.0171026156941648" calcext:value-type="float">
            <text:p>-0.017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0.0000402414486919689" calcext:value-type="float">
            <text:p>0.000</text:p>
          </table:table-cell>
          <table:table-cell office:value-type="float" office:value="-0.011549295774648" calcext:value-type="float">
            <text:p>-0.012</text:p>
          </table:table-cell>
          <table:table-cell office:value-type="float" office:value="-0.00865191146881283" calcext:value-type="float">
            <text:p>-0.009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575452716297786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301810865191143" calcext:value-type="float">
            <text:p>-0.003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555331991951713" calcext:value-type="float">
            <text:p>0.006</text:p>
          </table:table-cell>
          <table:table-cell table:number-columns-repeated="2" office:value-type="float" office:value="-0.0000804828973842708" calcext:value-type="float">
            <text:p>0.000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0.00269617706237435" calcext:value-type="float">
            <text:p>0.003</text:p>
          </table:table-cell>
          <table:table-cell table:number-columns-repeated="2" office:value-type="float" office:value="0.00277665995975851" calcext:value-type="float">
            <text:p>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-0.00289738430583486" calcext:value-type="float">
            <text:p>-0.003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0.0084104627766599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583501006036224" calcext:value-type="float">
            <text:p>-0.006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0277665995975851" calcext:value-type="float">
            <text:p>0.003</text:p>
          </table:table-cell>
          <table:table-cell table:number-columns-repeated="2" office:value-type="float" office:value="-0.00293762575452727" calcext:value-type="float">
            <text:p>-0.003</text:p>
          </table:table-cell>
          <table:table-cell office:value-type="float" office:value="-0.000040241448692302" calcext:value-type="float">
            <text:p>0.000</text:p>
          </table:table-cell>
          <table:table-cell table:number-columns-repeated="2" office:value-type="float" office:value="-0.00575452716297809" calcext:value-type="float">
            <text:p>-0.006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28169014084505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301810865191143" calcext:value-type="float">
            <text:p>-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555331991951713" calcext:value-type="float">
            <text:p>0.006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555331991951713" calcext:value-type="float">
            <text:p>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-0.000120724346076462" calcext:value-type="float">
            <text:p>0.000</text:p>
          </table:table-cell>
          <table:table-cell table:number-columns-repeated="2" office:value-type="float" office:value="0.00277665995975851" calcext:value-type="float">
            <text:p>0.003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84909456740444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869215291750503" calcext:value-type="float">
            <text:p>-0.009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00804828973842708" calcext:value-type="float">
            <text:p>0.000</text:p>
          </table:table-cell>
          <table:table-cell table:number-columns-repeated="2" office:value-type="float" office:value="-0.00289738430583508" calcext:value-type="float">
            <text:p>-0.003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028169014084508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office:value-type="float" office:value="-0.006430583501006" calcext:value-type="float">
            <text:p>-0.006</text:p>
          </table:table-cell>
          <table:table-cell office:value-type="float" office:value="-0.00572233400402422" calcext:value-type="float">
            <text:p>-0.006</text:p>
          </table:table-cell>
          <table:table-cell office:value-type="float" office:value="0.00276861167002029" calcext:value-type="float">
            <text:p>0.003</text:p>
          </table:table-cell>
          <table:table-cell office:value-type="float" office:value="0.0010301810865192" calcext:value-type="float">
            <text:p>0.001</text:p>
          </table:table-cell>
          <table:table-cell office:value-type="float" office:value="-0.00124748490945659" calcext:value-type="float">
            <text:p>-0.001</text:p>
          </table:table-cell>
          <table:table-cell office:value-type="float" office:value="-0.00291348088531185" calcext:value-type="float">
            <text:p>-0.003</text:p>
          </table:table-cell>
          <table:table-cell office:value-type="float" office:value="0.00161770623742474" calcext:value-type="float">
            <text:p>0.002</text:p>
          </table:table-cell>
          <table:table-cell office:value-type="float" office:value="-0.00465191146881272" calcext:value-type="float">
            <text:p>-0.005</text:p>
          </table:table-cell>
          <table:table-cell office:value-type="float" office:value="0.00106237424547273" calcext:value-type="float">
            <text:p>0.001</text:p>
          </table:table-cell>
          <table:table-cell office:value-type="float" office:value="0.00109456740442648" calcext:value-type="float">
            <text:p>0.001</text:p>
          </table:table-cell>
          <table:table-cell office:value-type="float" office:value="-0.00465191146881294" calcext:value-type="float">
            <text:p>-0.005</text:p>
          </table:table-cell>
          <table:table-cell office:value-type="float" office:value="-0.00292957746478884" calcext:value-type="float">
            <text:p>-0.003</text:p>
          </table:table-cell>
          <table:table-cell office:value-type="float" office:value="-0.00119919517102607" calcext:value-type="float">
            <text:p>-0.001</text:p>
          </table:table-cell>
          <table:table-cell office:value-type="float" office:value="0.00104627766599597" calcext:value-type="float">
            <text:p>0.001</text:p>
          </table:table-cell>
          <table:table-cell office:value-type="float" office:value="0.00108651911468827" calcext:value-type="float">
            <text:p>0.001</text:p>
          </table:table-cell>
          <table:table-cell office:value-type="float" office:value="0.0033561368209256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55929038281979" calcext:value-type="float">
            <text:p>0.016</text:p>
          </table:table-cell>
          <table:table-cell office:value-type="float" office:value="-0.0274255156608099" calcext:value-type="float">
            <text:p>-0.027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-0.0104660045836518" calcext:value-type="float">
            <text:p>-0.010</text:p>
          </table:table-cell>
          <table:table-cell office:value-type="float" office:value="0.00522026992615221" calcext:value-type="float">
            <text:p>0.005</text:p>
          </table:table-cell>
          <table:table-cell office:value-type="float" office:value="0.0142602495543671" calcext:value-type="float">
            <text:p>0.014</text:p>
          </table:table-cell>
          <table:table-cell office:value-type="float" office:value="0.00000848824378241186" calcext:value-type="float">
            <text:p>0.000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-0.00918427977251512" calcext:value-type="float">
            <text:p>-0.009</text:p>
          </table:table-cell>
          <table:table-cell office:value-type="float" office:value="0.00905695611577961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117052881758764" calcext:value-type="float">
            <text:p>0.012</text:p>
          </table:table-cell>
          <table:table-cell office:value-type="float" office:value="-0.00265682030387915" calcext:value-type="float">
            <text:p>-0.003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0779220779220768" calcext:value-type="float">
            <text:p>0.008</text:p>
          </table:table-cell>
          <table:table-cell office:value-type="float" office:value="0.010406586877175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0651897122485357" calcext:value-type="float">
            <text:p>0.007</text:p>
          </table:table-cell>
          <table:table-cell office:value-type="float" office:value="0.00258891435362019" calcext:value-type="float">
            <text:p>0.003</text:p>
          </table:table-cell>
          <table:table-cell table:number-columns-repeated="2" office:value-type="float" office:value="0.00129870129870135" calcext:value-type="float">
            <text:p>0.001</text:p>
          </table:table-cell>
          <table:table-cell office:value-type="float" office:value="0.00264833206009674" calcext:value-type="float">
            <text:p>0.003</text:p>
          </table:table-cell>
          <table:table-cell office:value-type="float" office:value="0.00132416603004837" calcext:value-type="float">
            <text:p>0.001</text:p>
          </table:table-cell>
          <table:table-cell office:value-type="float" office:value="0.00260589084118501" calcext:value-type="float">
            <text:p>0.003</text:p>
          </table:table-cell>
          <table:table-cell office:value-type="float" office:value="0.00126474832357193" calcext:value-type="float">
            <text:p>0.001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0.00653594771241828" calcext:value-type="float">
            <text:p>0.007</text:p>
          </table:table-cell>
          <table:table-cell office:value-type="float" office:value="0.0156353450471097" calcext:value-type="float">
            <text:p>0.016</text:p>
          </table:table-cell>
          <table:table-cell office:value-type="float" office:value="-0.00256344962227317" calcext:value-type="float">
            <text:p>-0.003</text:p>
          </table:table-cell>
          <table:table-cell office:value-type="float" office:value="0.00259740259740271" calcext:value-type="float">
            <text:p>0.003</text:p>
          </table:table-cell>
          <table:table-cell office:value-type="float" office:value="0.00521178168237002" calcext:value-type="float">
            <text:p>0.005</text:p>
          </table:table-cell>
          <table:table-cell office:value-type="float" office:value="-0.0012817248111365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246923011628895" calcext:value-type="float">
            <text:p>0.025</text:p>
          </table:table-cell>
          <table:table-cell office:value-type="float" office:value="0.00647653000594184" calcext:value-type="float">
            <text:p>0.006</text:p>
          </table:table-cell>
          <table:table-cell office:value-type="float" office:value="0.0168491639079875" calcext:value-type="float">
            <text:p>0.017</text:p>
          </table:table-cell>
          <table:table-cell office:value-type="float" office:value="0.0194635429929548" calcext:value-type="float">
            <text:p>0.019</text:p>
          </table:table-cell>
          <table:table-cell office:value-type="float" office:value="0.0116798234445293" calcext:value-type="float">
            <text:p>0.012</text:p>
          </table:table-cell>
          <table:table-cell office:value-type="float" office:value="0.00387912740853913" calcext:value-type="float">
            <text:p>0.004</text:p>
          </table:table-cell>
          <table:table-cell office:value-type="float" office:value="0.0155844155844157" calcext:value-type="float">
            <text:p>0.016</text:p>
          </table:table-cell>
          <table:table-cell office:value-type="float" office:value="0.00774976657329596" calcext:value-type="float">
            <text:p>0.008</text:p>
          </table:table-cell>
          <table:table-cell office:value-type="float" office:value="0.0116628469569646" calcext:value-type="float">
            <text:p>0.012</text:p>
          </table:table-cell>
          <table:table-cell office:value-type="float" office:value="0.0116883116883117" calcext:value-type="float">
            <text:p>0.012</text:p>
          </table:table-cell>
          <table:table-cell office:value-type="float" office:value="0.0208216619981326" calcext:value-type="float">
            <text:p>0.021</text:p>
          </table:table-cell>
          <table:table-cell office:value-type="float" office:value="0.022120363296834" calcext:value-type="float">
            <text:p>0.022</text:p>
          </table:table-cell>
          <table:table-cell office:value-type="float" office:value="0.0169000933706817" calcext:value-type="float">
            <text:p>0.017</text:p>
          </table:table-cell>
          <table:table-cell office:value-type="float" office:value="0.0129530600118836" calcext:value-type="float">
            <text:p>0.013</text:p>
          </table:table-cell>
          <table:table-cell office:value-type="float" office:value="0.0181818181818183" calcext:value-type="float">
            <text:p>0.018</text:p>
          </table:table-cell>
          <table:table-cell office:value-type="float" office:value="0.016908581614464" calcext:value-type="float">
            <text:p>0.01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1696799932094" calcext:value-type="float">
            <text:p>0.012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0.00126474832357193" calcext:value-type="float">
            <text:p>0.001</text:p>
          </table:table-cell>
          <table:table-cell office:value-type="float" office:value="-0.0000424412189117263" calcext:value-type="float">
            <text:p>0.000</text:p>
          </table:table-cell>
          <table:table-cell office:value-type="float" office:value="0.00128172481113653" calcext:value-type="float">
            <text:p>0.001</text:p>
          </table:table-cell>
          <table:table-cell office:value-type="float" office:value="-0.00000848824378241186" calcext:value-type="float">
            <text:p>0.000</text:p>
          </table:table-cell>
          <table:table-cell office:value-type="float" office:value="0.00258891435362019" calcext:value-type="float">
            <text:p>0.003</text:p>
          </table:table-cell>
          <table:table-cell office:value-type="float" office:value="-0.00652745946863598" calcext:value-type="float">
            <text:p>-0.007</text:p>
          </table:table-cell>
          <table:table-cell office:value-type="float" office:value="0.0026058908411849" calcext:value-type="float">
            <text:p>0.003</text:p>
          </table:table-cell>
          <table:table-cell office:value-type="float" office:value="-0.00000848824378241186" calcext:value-type="float">
            <text:p>0.000</text:p>
          </table:table-cell>
          <table:table-cell office:value-type="float" office:value="0.015618368559545" calcext:value-type="float">
            <text:p>0.016</text:p>
          </table:table-cell>
          <table:table-cell office:value-type="float" office:value="0.0117222646634412" calcext:value-type="float">
            <text:p>0.012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0387063916475672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117307529072235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0648501824972414" calcext:value-type="float">
            <text:p>0.006</text:p>
          </table:table-cell>
          <table:table-cell office:value-type="float" office:value="-0.0156608097784569" calcext:value-type="float">
            <text:p>-0.016</text:p>
          </table:table-cell>
          <table:table-cell office:value-type="float" office:value="-0.00525422290128175" calcext:value-type="float">
            <text:p>-0.005</text:p>
          </table:table-cell>
          <table:table-cell office:value-type="float" office:value="-0.0039640098463628" calcext:value-type="float">
            <text:p>-0.004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0786011374246665" calcext:value-type="float">
            <text:p>-0.008</text:p>
          </table:table-cell>
          <table:table-cell office:value-type="float" office:value="-0.0000339529751295364" calcext:value-type="float">
            <text:p>0.000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-0.00525422290128175" calcext:value-type="float">
            <text:p>-0.005</text:p>
          </table:table-cell>
          <table:table-cell office:value-type="float" office:value="0.00650199473728885" calcext:value-type="float">
            <text:p>0.007</text:p>
          </table:table-cell>
          <table:table-cell table:number-columns-repeated="2" office:value-type="float" office:value="-0.00131567778626607" calcext:value-type="float">
            <text:p>-0.001</text:p>
          </table:table-cell>
          <table:table-cell office:value-type="float" office:value="-0.00394703335879809" calcext:value-type="float">
            <text:p>-0.004</text:p>
          </table:table-cell>
          <table:table-cell office:value-type="float" office:value="-0.00653594771241828" calcext:value-type="float">
            <text:p>-0.007</text:p>
          </table:table-cell>
          <table:table-cell office:value-type="float" office:value="-0.0000339529751294254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0.0129971988795519" calcext:value-type="float">
            <text:p>0.013</text:p>
          </table:table-cell>
          <table:table-cell office:value-type="float" office:value="-0.00811306340718099" calcext:value-type="float">
            <text:p>-0.008</text:p>
          </table:table-cell>
          <table:table-cell office:value-type="float" office:value="0.00361259655377311" calcext:value-type="float">
            <text:p>0.004</text:p>
          </table:table-cell>
          <table:table-cell office:value-type="float" office:value="0.00125795772854598" calcext:value-type="float">
            <text:p>0.001</text:p>
          </table:table-cell>
          <table:table-cell office:value-type="float" office:value="0.00363975893387658" calcext:value-type="float">
            <text:p>0.004</text:p>
          </table:table-cell>
          <table:table-cell office:value-type="float" office:value="0.00258212375859435" calcext:value-type="float">
            <text:p>0.003</text:p>
          </table:table-cell>
          <table:table-cell office:value-type="float" office:value="0.00258551905610738" calcext:value-type="float">
            <text:p>0.003</text:p>
          </table:table-cell>
          <table:table-cell office:value-type="float" office:value="-0.000555131143366472" calcext:value-type="float">
            <text:p>-0.001</text:p>
          </table:table-cell>
          <table:table-cell office:value-type="float" office:value="0.000748663101604263" calcext:value-type="float">
            <text:p>0.001</text:p>
          </table:table-cell>
          <table:table-cell office:value-type="float" office:value="0.00283167812579577" calcext:value-type="float">
            <text:p>0.003</text:p>
          </table:table-cell>
          <table:table-cell office:value-type="float" office:value="0.00989559460147693" calcext:value-type="float">
            <text:p>0.010</text:p>
          </table:table-cell>
          <table:table-cell office:value-type="float" office:value="0.0119735166793991" calcext:value-type="float">
            <text:p>0.012</text:p>
          </table:table-cell>
          <table:table-cell office:value-type="float" office:value="0.00285374755962986" calcext:value-type="float">
            <text:p>0.003</text:p>
          </table:table-cell>
          <table:table-cell office:value-type="float" office:value="0.00387573211102621" calcext:value-type="float">
            <text:p>0.004</text:p>
          </table:table-cell>
          <table:table-cell office:value-type="float" office:value="0.00492997198879552" calcext:value-type="float">
            <text:p>0.005</text:p>
          </table:table-cell>
          <table:table-cell office:value-type="float" office:value="0.00754604872251929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77489177489176" calcext:value-type="float">
            <text:p>-0.018</text:p>
          </table:table-cell>
          <table:table-cell office:value-type="float" office:value="0.000865800865801014" calcext:value-type="float">
            <text:p>0.001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865800865800837" calcext:value-type="float">
            <text:p>-0.009</text:p>
          </table:table-cell>
          <table:table-cell office:value-type="float" office:value="-0.00779220779220757" calcext:value-type="float">
            <text:p>-0.008</text:p>
          </table:table-cell>
          <table:table-cell office:value-type="float" office:value="-0.00822510822510825" calcext:value-type="float">
            <text:p>-0.008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649350649350644" calcext:value-type="float">
            <text:p>-0.006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909090909090904" calcext:value-type="float">
            <text:p>-0.009</text:p>
          </table:table-cell>
          <table:table-cell office:value-type="float" office:value="-0.00735930735930723" calcext:value-type="float">
            <text:p>-0.007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562770562770565" calcext:value-type="float">
            <text:p>-0.006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8181818181818" calcext:value-type="float">
            <text:p>-0.018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649350649350633" calcext:value-type="float">
            <text:p>-0.006</text:p>
          </table:table-cell>
          <table:table-cell office:value-type="float" office:value="-0.00562770562770554" calcext:value-type="float">
            <text:p>-0.006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432900432900396" calcext:value-type="float">
            <text:p>-0.004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346320346320317" calcext:value-type="float">
            <text:p>-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476190476190475" calcext:value-type="float">
            <text:p>-0.005</text:p>
          </table:table-cell>
          <table:table-cell table:number-columns-repeated="2"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94805194805195" calcext:value-type="float">
            <text:p>-0.019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822510822510836" calcext:value-type="float">
            <text:p>-0.008</text:p>
          </table:table-cell>
          <table:table-cell office:value-type="float" office:value="-0.00562770562770598" calcext:value-type="float">
            <text:p>-0.006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735930735930757" calcext:value-type="float">
            <text:p>-0.007</text:p>
          </table:table-cell>
          <table:table-cell office:value-type="float" office:value="-0.00216450216450237" calcext:value-type="float">
            <text:p>-0.002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259740259740282" calcext:value-type="float">
            <text:p>-0.003</text:p>
          </table:table-cell>
          <table:table-cell office:value-type="float" office:value="-0.00476190476190475" calcext:value-type="float">
            <text:p>-0.005</text:p>
          </table:table-cell>
          <table:table-cell office:value-type="float" office:value="-0.00216450216450237" calcext:value-type="float">
            <text:p>-0.002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476190476190519" calcext:value-type="float">
            <text:p>-0.005</text:p>
          </table:table-cell>
          <table:table-cell office:value-type="float" office:value="-0.00649350649350677" calcext:value-type="float">
            <text:p>-0.006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086580086580123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68831168831167" calcext:value-type="float">
            <text:p>-0.017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476190476190475" calcext:value-type="float">
            <text:p>-0.005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389610389610351" calcext:value-type="float">
            <text:p>-0.004</text:p>
          </table:table-cell>
          <table:table-cell office:value-type="float" office:value="-0.00432900432900396" calcext:value-type="float">
            <text:p>-0.004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73160173160172" calcext:value-type="float">
            <text:p>-0.017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0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table:number-columns-repeated="2" office:value-type="float" office:value="-0.00259740259740238" calcext:value-type="float">
            <text:p>-0.003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432900432900396" calcext:value-type="float">
            <text:p>-0.004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-0.0179220779220778" calcext:value-type="float">
            <text:p>-0.018</text:p>
          </table:table-cell>
          <table:table-cell office:value-type="float" office:value="-0.00112554112554109" calcext:value-type="float">
            <text:p>-0.001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597402597402597" calcext:value-type="float">
            <text:p>-0.006</text:p>
          </table:table-cell>
          <table:table-cell office:value-type="float" office:value="-0.00398268398268375" calcext:value-type="float">
            <text:p>-0.004</text:p>
          </table:table-cell>
          <table:table-cell office:value-type="float" office:value="-0.00640692640692631" calcext:value-type="float">
            <text:p>-0.006</text:p>
          </table:table-cell>
          <table:table-cell office:value-type="float" office:value="-0.00259740259740249" calcext:value-type="float">
            <text:p>-0.003</text:p>
          </table:table-cell>
          <table:table-cell office:value-type="float" office:value="-0.00363636363636344" calcext:value-type="float">
            <text:p>-0.004</text:p>
          </table:table-cell>
          <table:table-cell office:value-type="float" office:value="-0.0026839826839824" calcext:value-type="float">
            <text:p>-0.003</text:p>
          </table:table-cell>
          <table:table-cell office:value-type="float" office:value="-0.00476190476190463" calcext:value-type="float">
            <text:p>-0.005</text:p>
          </table:table-cell>
          <table:table-cell office:value-type="float" office:value="-0.00268398268398262" calcext:value-type="float">
            <text:p>-0.003</text:p>
          </table:table-cell>
          <table:table-cell office:value-type="float" office:value="-0.00164502164502156" calcext:value-type="float">
            <text:p>-0.002</text:p>
          </table:table-cell>
          <table:table-cell office:value-type="float" office:value="-0.00398268398268375" calcext:value-type="float">
            <text:p>-0.004</text:p>
          </table:table-cell>
          <table:table-cell office:value-type="float" office:value="-0.00536796536796524" calcext:value-type="float">
            <text:p>-0.005</text:p>
          </table:table-cell>
          <table:table-cell office:value-type="float" office:value="-0.00103896103896095" calcext:value-type="float">
            <text:p>-0.001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822299651567944" calcext:value-type="float">
            <text:p>-0.082</text:p>
          </table:table-cell>
          <table:table-cell office:value-type="float" office:value="-0.0343786295005806" calcext:value-type="float">
            <text:p>-0.034</text:p>
          </table:table-cell>
          <table:table-cell office:value-type="float" office:value="-0.0242740998838559" calcext:value-type="float">
            <text:p>-0.024</text:p>
          </table:table-cell>
          <table:table-cell office:value-type="float" office:value="-0.0342624854819976" calcext:value-type="float">
            <text:p>-0.034</text:p>
          </table:table-cell>
          <table:table-cell office:value-type="float" office:value="-0.0485481997677119" calcext:value-type="float">
            <text:p>-0.049</text:p>
          </table:table-cell>
          <table:table-cell office:value-type="float" office:value="-0.0238095238095237" calcext:value-type="float">
            <text:p>-0.024</text:p>
          </table:table-cell>
          <table:table-cell office:value-type="float" office:value="-0.0196283391405342" calcext:value-type="float">
            <text:p>-0.020</text:p>
          </table:table-cell>
          <table:table-cell office:value-type="float" office:value="-0.0340301974448315" calcext:value-type="float">
            <text:p>-0.034</text:p>
          </table:table-cell>
          <table:table-cell office:value-type="float" office:value="-0.06794425087108" calcext:value-type="float">
            <text:p>-0.068</text:p>
          </table:table-cell>
          <table:table-cell office:value-type="float" office:value="-0.024506387921022" calcext:value-type="float">
            <text:p>-0.025</text:p>
          </table:table-cell>
          <table:table-cell office:value-type="float" office:value="0.00452961672473873" calcext:value-type="float">
            <text:p>0.005</text:p>
          </table:table-cell>
          <table:table-cell office:value-type="float" office:value="-0.0385598141695702" calcext:value-type="float">
            <text:p>-0.039</text:p>
          </table:table-cell>
          <table:table-cell office:value-type="float" office:value="-0.0531939605110336" calcext:value-type="float">
            <text:p>-0.053</text:p>
          </table:table-cell>
          <table:table-cell office:value-type="float" office:value="-0.024738675958188" calcext:value-type="float">
            <text:p>-0.025</text:p>
          </table:table-cell>
          <table:table-cell office:value-type="float" office:value="-0.024622531939605" calcext:value-type="float">
            <text:p>-0.025</text:p>
          </table:table-cell>
          <table:table-cell office:value-type="float" office:value="-0.0242740998838559" calcext:value-type="float">
            <text:p>-0.02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773519163763067" calcext:value-type="float">
            <text:p>-0.077</text:p>
          </table:table-cell>
          <table:table-cell office:value-type="float" office:value="0.00406504065040647" calcext:value-type="float">
            <text:p>0.004</text:p>
          </table:table-cell>
          <table:table-cell office:value-type="float" office:value="-0.0295005807200929" calcext:value-type="float">
            <text:p>-0.030</text:p>
          </table:table-cell>
          <table:table-cell office:value-type="float" office:value="-0.00975609756097562" calcext:value-type="float">
            <text:p>-0.010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0499419279907087" calcext:value-type="float">
            <text:p>-0.005</text:p>
          </table:table-cell>
          <table:table-cell office:value-type="float" office:value="-0.0339140534262486" calcext:value-type="float">
            <text:p>-0.034</text:p>
          </table:table-cell>
          <table:table-cell office:value-type="float" office:value="-0.0291521486643438" calcext:value-type="float">
            <text:p>-0.029</text:p>
          </table:table-cell>
          <table:table-cell office:value-type="float" office:value="-0.0390243902439025" calcext:value-type="float">
            <text:p>-0.039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96283391405343" calcext:value-type="float">
            <text:p>-0.020</text:p>
          </table:table-cell>
          <table:table-cell office:value-type="float" office:value="-0.00975609756097562" calcext:value-type="float">
            <text:p>-0.010</text:p>
          </table:table-cell>
          <table:table-cell office:value-type="float" office:value="-0.0680603948896632" calcext:value-type="float">
            <text:p>-0.068</text:p>
          </table:table-cell>
          <table:table-cell office:value-type="float" office:value="-0.0293844367015099" calcext:value-type="float">
            <text:p>-0.029</text:p>
          </table:table-cell>
          <table:table-cell table:number-columns-repeated="2" office:value-type="float" office:value="-0.024390243902439" calcext:value-type="float">
            <text:p>-0.02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917537746806039" calcext:value-type="float">
            <text:p>-0.092</text:p>
          </table:table-cell>
          <table:table-cell office:value-type="float" office:value="0.00429732868757271" calcext:value-type="float">
            <text:p>0.004</text:p>
          </table:table-cell>
          <table:table-cell office:value-type="float" office:value="-0.0534262485481997" calcext:value-type="float">
            <text:p>-0.053</text:p>
          </table:table-cell>
          <table:table-cell office:value-type="float" office:value="-0.0484320557491288" calcext:value-type="float">
            <text:p>-0.048</text:p>
          </table:table-cell>
          <table:table-cell office:value-type="float" office:value="-0.0485481997677119" calcext:value-type="float">
            <text:p>-0.049</text:p>
          </table:table-cell>
          <table:table-cell office:value-type="float" office:value="-0.0484320557491288" calcext:value-type="float">
            <text:p>-0.048</text:p>
          </table:table-cell>
          <table:table-cell office:value-type="float" office:value="-0.0578397212543553" calcext:value-type="float">
            <text:p>-0.058</text:p>
          </table:table-cell>
          <table:table-cell office:value-type="float" office:value="-0.0291521486643436" calcext:value-type="float">
            <text:p>-0.029</text:p>
          </table:table-cell>
          <table:table-cell office:value-type="float" office:value="-0.0535423925667826" calcext:value-type="float">
            <text:p>-0.054</text:p>
          </table:table-cell>
          <table:table-cell office:value-type="float" office:value="-0.0581881533101044" calcext:value-type="float">
            <text:p>-0.058</text:p>
          </table:table-cell>
          <table:table-cell office:value-type="float" office:value="-0.0434378629500579" calcext:value-type="float">
            <text:p>-0.043</text:p>
          </table:table-cell>
          <table:table-cell office:value-type="float" office:value="-0.043554006968641" calcext:value-type="float">
            <text:p>-0.044</text:p>
          </table:table-cell>
          <table:table-cell office:value-type="float" office:value="-0.0822299651567943" calcext:value-type="float">
            <text:p>-0.082</text:p>
          </table:table-cell>
          <table:table-cell office:value-type="float" office:value="-0.0389082462253193" calcext:value-type="float">
            <text:p>-0.039</text:p>
          </table:table-cell>
          <table:table-cell office:value-type="float" office:value="-0.0387921022067362" calcext:value-type="float">
            <text:p>-0.039</text:p>
          </table:table-cell>
          <table:table-cell office:value-type="float" office:value="-0.0581881533101044" calcext:value-type="float">
            <text:p>-0.05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629500580720094" calcext:value-type="float">
            <text:p>-0.063</text:p>
          </table:table-cell>
          <table:table-cell office:value-type="float" office:value="0.018815331010453" calcext:value-type="float">
            <text:p>0.019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339140534262486" calcext:value-type="float">
            <text:p>-0.034</text:p>
          </table:table-cell>
          <table:table-cell office:value-type="float" office:value="-0.0293844367015099" calcext:value-type="float">
            <text:p>-0.029</text:p>
          </table:table-cell>
          <table:table-cell office:value-type="float" office:value="-0.0387921022067363" calcext:value-type="float">
            <text:p>-0.039</text:p>
          </table:table-cell>
          <table:table-cell office:value-type="float" office:value="-0.0535423925667828" calcext:value-type="float">
            <text:p>-0.054</text:p>
          </table:table-cell>
          <table:table-cell office:value-type="float" office:value="-0.0149825783972125" calcext:value-type="float">
            <text:p>-0.015</text:p>
          </table:table-cell>
          <table:table-cell office:value-type="float" office:value="-0.0296167247386759" calcext:value-type="float">
            <text:p>-0.030</text:p>
          </table:table-cell>
          <table:table-cell office:value-type="float" office:value="-0.0147502903600465" calcext:value-type="float">
            <text:p>-0.015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631823461091754" calcext:value-type="float">
            <text:p>-0.063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292682926829269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436701509872243" calcext:value-type="float">
            <text:p>-0.044</text:p>
          </table:table-cell>
          <table:table-cell office:value-type="float" office:value="0.0383275261324042" calcext:value-type="float">
            <text:p>0.038</text:p>
          </table:table-cell>
          <table:table-cell office:value-type="float" office:value="-0.0387921022067365" calcext:value-type="float">
            <text:p>-0.039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290360046457607" calcext:value-type="float">
            <text:p>-0.029</text:p>
          </table:table-cell>
          <table:table-cell office:value-type="float" office:value="-0.0339140534262485" calcext:value-type="float">
            <text:p>-0.034</text:p>
          </table:table-cell>
          <table:table-cell office:value-type="float" office:value="-0.00499419279907087" calcext:value-type="float">
            <text:p>-0.005</text:p>
          </table:table-cell>
          <table:table-cell office:value-type="float" office:value="-0.0247386759581881" calcext:value-type="float">
            <text:p>-0.025</text:p>
          </table:table-cell>
          <table:table-cell office:value-type="float" office:value="-0.0145180023228804" calcext:value-type="float">
            <text:p>-0.015</text:p>
          </table:table-cell>
          <table:table-cell office:value-type="float" office:value="-0.0193960511033682" calcext:value-type="float">
            <text:p>-0.019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337979094076656" calcext:value-type="float">
            <text:p>-0.034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0499419279907087" calcext:value-type="float">
            <text:p>-0.005</text:p>
          </table:table-cell>
          <table:table-cell office:value-type="float" office:value="-0.024390243902439" calcext:value-type="float">
            <text:p>-0.0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-0.0715911730545876" calcext:value-type="float">
            <text:p>-0.072</text:p>
          </table:table-cell>
          <table:table-cell office:value-type="float" office:value="0.0062253193960512" calcext:value-type="float">
            <text:p>0.006</text:p>
          </table:table-cell>
          <table:table-cell office:value-type="float" office:value="-0.0379558652729384" calcext:value-type="float">
            <text:p>-0.038</text:p>
          </table:table-cell>
          <table:table-cell office:value-type="float" office:value="-0.0291753774680603" calcext:value-type="float">
            <text:p>-0.029</text:p>
          </table:table-cell>
          <table:table-cell office:value-type="float" office:value="-0.0360511033681765" calcext:value-type="float">
            <text:p>-0.036</text:p>
          </table:table-cell>
          <table:table-cell office:value-type="float" office:value="-0.0290127758420441" calcext:value-type="float">
            <text:p>-0.029</text:p>
          </table:table-cell>
          <table:table-cell office:value-type="float" office:value="-0.0397677119628339" calcext:value-type="float">
            <text:p>-0.040</text:p>
          </table:table-cell>
          <table:table-cell office:value-type="float" office:value="-0.0224622531939603" calcext:value-type="float">
            <text:p>-0.022</text:p>
          </table:table-cell>
          <table:table-cell office:value-type="float" office:value="-0.0429732868757258" calcext:value-type="float">
            <text:p>-0.043</text:p>
          </table:table-cell>
          <table:table-cell office:value-type="float" office:value="-0.0243902439024389" calcext:value-type="float">
            <text:p>-0.024</text:p>
          </table:table-cell>
          <table:table-cell office:value-type="float" office:value="-0.0194889663182346" calcext:value-type="float">
            <text:p>-0.019</text:p>
          </table:table-cell>
          <table:table-cell office:value-type="float" office:value="-0.0252729384436701" calcext:value-type="float">
            <text:p>-0.025</text:p>
          </table:table-cell>
          <table:table-cell office:value-type="float" office:value="-0.0600929152148665" calcext:value-type="float">
            <text:p>-0.060</text:p>
          </table:table-cell>
          <table:table-cell office:value-type="float" office:value="-0.0293612078977933" calcext:value-type="float">
            <text:p>-0.029</text:p>
          </table:table-cell>
          <table:table-cell office:value-type="float" office:value="-0.0224622531939604" calcext:value-type="float">
            <text:p>-0.022</text:p>
          </table:table-cell>
          <table:table-cell office:value-type="float" office:value="-0.032102206736353" calcext:value-type="float">
            <text:p>-0.03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419354838709677" calcext:value-type="float">
            <text:p>-0.042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290322580645161" calcext:value-type="float">
            <text:p>-0.02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0967741935483879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451612903225807" calcext:value-type="float">
            <text:p>-0.045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290322580645163" calcext:value-type="float">
            <text:p>-0.029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-0.0225806451612902" calcext:value-type="float">
            <text:p>-0.02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93548387096775" calcext:value-type="float">
            <text:p>-0.019</text:p>
          </table:table-cell>
          <table:table-cell table:number-columns-repeated="2" office:value-type="float" office:value="-0.0161290322580646" calcext:value-type="float">
            <text:p>-0.016</text:p>
          </table:table-cell>
          <table:table-cell office:value-type="float" office:value="-0.0258064516129033" calcext:value-type="float">
            <text:p>-0.026</text:p>
          </table:table-cell>
          <table:table-cell office:value-type="float" office:value="-0.0096774193548386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87096774193549" calcext:value-type="float">
            <text:p>-0.039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93548387096776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-0.00322580645161297" calcext:value-type="float">
            <text:p>-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93548387096776" calcext:value-type="float">
            <text:p>-0.019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2" office:value-type="float" office:value="-0.0193548387096776" calcext:value-type="float">
            <text:p>-0.019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5483870967742" calcext:value-type="float">
            <text:p>-0.035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0322580645161274" calcext:value-type="float">
            <text:p>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0322580645161286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5483870967742" calcext:value-type="float">
            <text:p>-0.035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225806451612902" calcext:value-type="float">
            <text:p>-0.02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967741935483868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2" office:value-type="float" office:value="-0.0161290322580646" calcext:value-type="float">
            <text:p>-0.016</text:p>
          </table:table-cell>
          <table:table-cell office:value-type="float" office:value="-0.0096774193548386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-0.0393548387096774" calcext:value-type="float">
            <text:p>-0.039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-0.0122580645161291" calcext:value-type="float">
            <text:p>-0.012</text:p>
          </table:table-cell>
          <table:table-cell office:value-type="float" office:value="-0.00580645161290316" calcext:value-type="float">
            <text:p>-0.006</text:p>
          </table:table-cell>
          <table:table-cell office:value-type="float" office:value="-0.00451612903225807" calcext:value-type="float">
            <text:p>-0.005</text:p>
          </table:table-cell>
          <table:table-cell office:value-type="float" office:value="-0.00709677419354837" calcext:value-type="float">
            <text:p>-0.007</text:p>
          </table:table-cell>
          <table:table-cell office:value-type="float" office:value="-0.015483870967742" calcext:value-type="float">
            <text:p>-0.015</text:p>
          </table:table-cell>
          <table:table-cell office:value-type="float" office:value="-0.00580645161290316" calcext:value-type="float">
            <text:p>-0.006</text:p>
          </table:table-cell>
          <table:table-cell office:value-type="float" office:value="-0.00903225806451613" calcext:value-type="float">
            <text:p>-0.009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22580645161291" calcext:value-type="float">
            <text:p>-0.012</text:p>
          </table:table-cell>
          <table:table-cell office:value-type="float" office:value="-0.0174193548387097" calcext:value-type="float">
            <text:p>-0.017</text:p>
          </table:table-cell>
          <table:table-cell office:value-type="float" office:value="-0.00774193548387092" calcext:value-type="float">
            <text:p>-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7574910728148" calcext:value-type="float">
            <text:p>-0.018</text:p>
          </table:table-cell>
          <table:table-cell office:value-type="float" office:value="-0.00527868343424953" calcext:value-type="float">
            <text:p>-0.005</text:p>
          </table:table-cell>
          <table:table-cell office:value-type="float" office:value="-0.00529420897376198" calcext:value-type="float">
            <text:p>-0.005</text:p>
          </table:table-cell>
          <table:table-cell office:value-type="float" office:value="-0.00704859493867416" calcext:value-type="float">
            <text:p>-0.007</text:p>
          </table:table-cell>
          <table:table-cell office:value-type="float" office:value="-0.0140506132588107" calcext:value-type="float">
            <text:p>-0.014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526315789473719" calcext:value-type="float">
            <text:p>-0.005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0" calcext:value-type="float">
            <text:p>0.000</text:p>
          </table:table-cell>
          <table:table-cell office:value-type="float" office:value="-0.00706412047818672" calcext:value-type="float">
            <text:p>-0.007</text:p>
          </table:table-cell>
          <table:table-cell office:value-type="float" office:value="-0.014081664337836" calcext:value-type="float">
            <text:p>-0.014</text:p>
          </table:table-cell>
          <table:table-cell office:value-type="float" office:value="-0.0000310510790250129" calcext:value-type="float">
            <text:p>0.000</text:p>
          </table:table-cell>
          <table:table-cell table:number-columns-repeated="2" office:value-type="float" office:value="-0.0105418413289864" calcext:value-type="float">
            <text:p>-0.011</text:p>
          </table:table-cell>
          <table:table-cell office:value-type="float" office:value="0.00173886042539961" calcext:value-type="float">
            <text:p>0.002</text:p>
          </table:table-cell>
          <table:table-cell office:value-type="float" office:value="-0.00178543704393741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0529420897376187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17543859649124" calcext:value-type="float">
            <text:p>-0.002</text:p>
          </table:table-cell>
          <table:table-cell office:value-type="float" office:value="-0.00877192982456165" calcext:value-type="float">
            <text:p>-0.009</text:p>
          </table:table-cell>
          <table:table-cell office:value-type="float" office:value="-0.00527868343424942" calcext:value-type="float">
            <text:p>-0.005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350877192982468" calcext:value-type="float">
            <text:p>-0.004</text:p>
          </table:table-cell>
          <table:table-cell office:value-type="float" office:value="0.007033069399161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5836050302748" calcext:value-type="float">
            <text:p>-0.016</text:p>
          </table:table-cell>
          <table:table-cell office:value-type="float" office:value="0" calcext:value-type="float">
            <text:p>0.000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105573668684986" calcext:value-type="float">
            <text:p>-0.011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12311752833411" calcext:value-type="float">
            <text:p>-0.012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122962272938985" calcext:value-type="float">
            <text:p>-0.012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704859493867405" calcext:value-type="float">
            <text:p>-0.007</text:p>
          </table:table-cell>
          <table:table-cell office:value-type="float" office:value="-0.0105573668684986" calcext:value-type="float">
            <text:p>-0.011</text:p>
          </table:table-cell>
          <table:table-cell office:value-type="float" office:value="-0.00701754385964926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40661387983232" calcext:value-type="float">
            <text:p>-0.014</text:p>
          </table:table-cell>
          <table:table-cell office:value-type="float" office:value="0" calcext:value-type="float">
            <text:p>0.000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-0.00880298090358622" calcext:value-type="float">
            <text:p>-0.009</text:p>
          </table:table-cell>
          <table:table-cell office:value-type="float" office:value="-0.0105573668684986" calcext:value-type="float">
            <text:p>-0.011</text:p>
          </table:table-cell>
          <table:table-cell office:value-type="float" office:value="-0.00178543704393708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-0.00704859493867405" calcext:value-type="float">
            <text:p>-0.007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123117528334108" calcext:value-type="float">
            <text:p>-0.012</text:p>
          </table:table-cell>
          <table:table-cell office:value-type="float" office:value="-0.0035087719298244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40506132588109" calcext:value-type="float">
            <text:p>-0.014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105573668684988" calcext:value-type="float">
            <text:p>-0.011</text:p>
          </table:table-cell>
          <table:table-cell office:value-type="float" office:value="-0.012311752833411" calcext:value-type="float">
            <text:p>-0.012</text:p>
          </table:table-cell>
          <table:table-cell office:value-type="float" office:value="-0.00704859493867405" calcext:value-type="float">
            <text:p>-0.007</text:p>
          </table:table-cell>
          <table:table-cell table:number-columns-repeated="2" office:value-type="float" office:value="-0.0070330693991616" calcext:value-type="float">
            <text:p>-0.007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105573668684986" calcext:value-type="float">
            <text:p>-0.011</text:p>
          </table:table-cell>
          <table:table-cell table:number-columns-repeated="2" office:value-type="float" office:value="-0.0070330693991616" calcext:value-type="float">
            <text:p>-0.007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70330693991616" calcext:value-type="float">
            <text:p>-0.007</text:p>
          </table:table-cell>
          <table:table-cell table:number-columns-repeated="2" office:value-type="float" office:value="-0.0052786834342492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-0.0133643844123584" calcext:value-type="float">
            <text:p>-0.013</text:p>
          </table:table-cell>
          <table:table-cell office:value-type="float" office:value="-0.00175749107281487" calcext:value-type="float">
            <text:p>-0.002</text:p>
          </table:table-cell>
          <table:table-cell office:value-type="float" office:value="-0.00528178854215178" calcext:value-type="float">
            <text:p>-0.005</text:p>
          </table:table-cell>
          <table:table-cell office:value-type="float" office:value="-0.00739326191585155" calcext:value-type="float">
            <text:p>-0.007</text:p>
          </table:table-cell>
          <table:table-cell office:value-type="float" office:value="-0.011249805930756" calcext:value-type="float">
            <text:p>-0.011</text:p>
          </table:table-cell>
          <table:table-cell office:value-type="float" office:value="-0.00598975314392169" calcext:value-type="float">
            <text:p>-0.006</text:p>
          </table:table-cell>
          <table:table-cell office:value-type="float" office:value="-0.0056233504114267" calcext:value-type="float">
            <text:p>-0.006</text:p>
          </table:table-cell>
          <table:table-cell office:value-type="float" office:value="-0.0080857009781089" calcext:value-type="float">
            <text:p>-0.008</text:p>
          </table:table-cell>
          <table:table-cell office:value-type="float" office:value="-0.00105884179475224" calcext:value-type="float">
            <text:p>-0.001</text:p>
          </table:table-cell>
          <table:table-cell office:value-type="float" office:value="-0.0063437354448066" calcext:value-type="float">
            <text:p>-0.006</text:p>
          </table:table-cell>
          <table:table-cell office:value-type="float" office:value="-0.00633131501319661" calcext:value-type="float">
            <text:p>-0.006</text:p>
          </table:table-cell>
          <table:table-cell office:value-type="float" office:value="-0.00527868343424931" calcext:value-type="float">
            <text:p>-0.005</text:p>
          </table:table-cell>
          <table:table-cell office:value-type="float" office:value="-0.00702996429125913" calcext:value-type="float">
            <text:p>-0.007</text:p>
          </table:table-cell>
          <table:table-cell office:value-type="float" office:value="-0.00633131501319661" calcext:value-type="float">
            <text:p>-0.006</text:p>
          </table:table-cell>
          <table:table-cell office:value-type="float" office:value="-0.00598354292811665" calcext:value-type="float">
            <text:p>-0.006</text:p>
          </table:table-cell>
          <table:table-cell office:value-type="float" office:value="-0.00211147337369966" calcext:value-type="float">
            <text:p>-0.002</text:p>
          </table:table-cell>
          <table:table-cell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artificial (without D12)</text:p>
          </table:table-cell>
          <table:table-cell table:style-name="ce4" table:formula="of:=AVERAGE([.D7];[.D13];[.D25];[.D31];[.D37];[.D43];[.D49];[.D55];[.D61];[.D67];[.D73];[.D79])" office:value-type="float" office:value="0.00812138888888889" calcext:value-type="float">
            <text:p>0.008</text:p>
          </table:table-cell>
          <table:table-cell table:style-name="ce2" table:formula="of:=AVERAGE([.E7];[.E13];[.E25];[.E31];[.E37];[.E43];[.E49];[.E55];[.E61];[.E67];[.E73];[.E79])" office:value-type="float" office:value="-0.00879944444444446" calcext:value-type="float">
            <text:p>-0.009</text:p>
          </table:table-cell>
          <table:table-cell table:style-name="ce4" table:formula="of:=AVERAGE([.F7];[.F13];[.F25];[.F31];[.F37];[.F43];[.F49];[.F55];[.F61];[.F67];[.F73];[.F79])" office:value-type="float" office:value="0.00721111111111113" calcext:value-type="float">
            <text:p>0.007</text:p>
          </table:table-cell>
          <table:table-cell table:style-name="ce4" table:formula="of:=AVERAGE([.G7];[.G13];[.G25];[.G31];[.G37];[.G43];[.G49];[.G55];[.G61];[.G67];[.G73];[.G79])" office:value-type="float" office:value="0.0082891666666667" calcext:value-type="float">
            <text:p>0.008</text:p>
          </table:table-cell>
          <table:table-cell table:style-name="ce4" table:formula="of:=AVERAGE([.H7];[.H13];[.H25];[.H31];[.H37];[.H43];[.H49];[.H55];[.H61];[.H67];[.H73];[.H79])" office:value-type="float" office:value="0.0080977777777778" calcext:value-type="float">
            <text:p>0.008</text:p>
          </table:table-cell>
          <table:table-cell table:style-name="ce2" table:formula="of:=AVERAGE([.I7];[.I13];[.I25];[.I31];[.I37];[.I43];[.I49];[.I55];[.I61];[.I67];[.I73];[.I79])" office:value-type="float" office:value="0.00639444444444446" calcext:value-type="float">
            <text:p>0.006</text:p>
          </table:table-cell>
          <table:table-cell table:style-name="ce4" table:formula="of:=AVERAGE([.J7];[.J13];[.J25];[.J31];[.J37];[.J43];[.J49];[.J55];[.J61];[.J67];[.J73];[.J79])" office:value-type="float" office:value="0.00687972222222226" calcext:value-type="float">
            <text:p>0.007</text:p>
          </table:table-cell>
          <table:table-cell table:style-name="ce4" table:formula="of:=AVERAGE([.K7];[.K13];[.K25];[.K31];[.K37];[.K43];[.K49];[.K55];[.K61];[.K67];[.K73];[.K79])" office:value-type="float" office:value="0.00668250000000001" calcext:value-type="float">
            <text:p>0.007</text:p>
          </table:table-cell>
          <table:table-cell table:style-name="ce4" table:formula="of:=AVERAGE([.L7];[.L13];[.L25];[.L31];[.L37];[.L43];[.L49];[.L55];[.L61];[.L67];[.L73];[.L79])" office:value-type="float" office:value="0.00731750000000004" calcext:value-type="float">
            <text:p>0.007</text:p>
          </table:table-cell>
          <table:table-cell table:style-name="ce2" table:formula="of:=AVERAGE([.M7];[.M13];[.M25];[.M31];[.M37];[.M43];[.M49];[.M55];[.M61];[.M67];[.M73];[.M79])" office:value-type="float" office:value="0.00408555555555553" calcext:value-type="float">
            <text:p>0.004</text:p>
          </table:table-cell>
          <table:table-cell table:style-name="ce2" table:formula="of:=AVERAGE([.N7];[.N13];[.N25];[.N31];[.N37];[.N43];[.N49];[.N55];[.N61];[.N67];[.N73];[.N79])" office:value-type="float" office:value="0.00632972222222222" calcext:value-type="float">
            <text:p>0.006</text:p>
          </table:table-cell>
          <table:table-cell table:style-name="ce2" table:formula="of:=AVERAGE([.O7];[.O13];[.O25];[.O31];[.O37];[.O43];[.O49];[.O55];[.O61];[.O67];[.O73];[.O79])" office:value-type="float" office:value="0.00613999999999998" calcext:value-type="float">
            <text:p>0.006</text:p>
          </table:table-cell>
          <table:table-cell table:style-name="ce4" table:formula="of:=AVERAGE([.P7];[.P13];[.P25];[.P31];[.P37];[.P43];[.P49];[.P55];[.P61];[.P67];[.P73];[.P79])" office:value-type="float" office:value="0.00729222222222226" calcext:value-type="float">
            <text:p>0.007</text:p>
          </table:table-cell>
          <table:table-cell table:style-name="ce2" table:formula="of:=AVERAGE([.Q7];[.Q13];[.Q25];[.Q31];[.Q37];[.Q43];[.Q49];[.Q55];[.Q61];[.Q67];[.Q73];[.Q79])" office:value-type="float" office:value="0.00364277777777777" calcext:value-type="float">
            <text:p>0.004</text:p>
          </table:table-cell>
          <table:table-cell table:style-name="ce2" table:formula="of:=AVERAGE([.R7];[.R13];[.R25];[.R31];[.R37];[.R43];[.R49];[.R55];[.R61];[.R67];[.R73];[.R79])" office:value-type="float" office:value="0.00488" calcext:value-type="float">
            <text:p>0.005</text:p>
          </table:table-cell>
          <table:table-cell table:style-name="ce2" table:formula="of:=AVERAGE([.S7];[.S13];[.S25];[.S31];[.S37];[.S43];[.S49];[.S55];[.S61];[.S67];[.S73];[.S79])" office:value-type="float" office:value="0.00543500000000002" calcext:value-type="float">
            <text:p>0.005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118372428184046" calcext:value-type="float">
            <text:p>-0.012</text:p>
          </table:table-cell>
          <table:table-cell table:style-name="ce2" table:formula="of:=AVERAGE([.E85];[.E91];[.E97];[.E103];[.E109];[.E115];[.E121];[.E127];[.E133];[.E139];[.E145];[.E151])" office:value-type="float" office:value="-0.00506085444840942" calcext:value-type="float">
            <text:p>-0.005</text:p>
          </table:table-cell>
          <table:table-cell table:style-name="ce2" table:formula="of:=AVERAGE([.F85];[.F91];[.F97];[.F103];[.F109];[.F115];[.F121];[.F127];[.F133];[.F139];[.F145];[.F151])" office:value-type="float" office:value="-0.00466298913863768" calcext:value-type="float">
            <text:p>-0.005</text:p>
          </table:table-cell>
          <table:table-cell table:style-name="ce2" table:formula="of:=AVERAGE([.G85];[.G91];[.G97];[.G103];[.G109];[.G115];[.G121];[.G127];[.G133];[.G139];[.G145];[.G151])" office:value-type="float" office:value="-0.0064155224575772" calcext:value-type="float">
            <text:p>-0.006</text:p>
          </table:table-cell>
          <table:table-cell table:style-name="ce2" table:formula="of:=AVERAGE([.H85];[.H91];[.H97];[.H103];[.H109];[.H115];[.H121];[.H127];[.H133];[.H139];[.H145];[.H151])" office:value-type="float" office:value="-0.00493141742007789" calcext:value-type="float">
            <text:p>-0.005</text:p>
          </table:table-cell>
          <table:table-cell table:style-name="ce2" table:formula="of:=AVERAGE([.I85];[.I91];[.I97];[.I103];[.I109];[.I115];[.I121];[.I127];[.I133];[.I139];[.I145];[.I151])" office:value-type="float" office:value="-0.0024328407165653" calcext:value-type="float">
            <text:p>-0.002</text:p>
          </table:table-cell>
          <table:table-cell table:style-name="ce2" table:formula="of:=AVERAGE([.J85];[.J91];[.J97];[.J103];[.J109];[.J115];[.J121];[.J127];[.J133];[.J139];[.J145];[.J151])" office:value-type="float" office:value="-0.00293945980968305" calcext:value-type="float">
            <text:p>-0.003</text:p>
          </table:table-cell>
          <table:table-cell table:style-name="ce2" table:formula="of:=AVERAGE([.K85];[.K91];[.K97];[.K103];[.K109];[.K115];[.K121];[.K127];[.K133];[.K139];[.K145];[.K151])" office:value-type="float" office:value="-0.00178901687147404" calcext:value-type="float">
            <text:p>-0.002</text:p>
          </table:table-cell>
          <table:table-cell table:style-name="ce2" table:formula="of:=AVERAGE([.L85];[.L91];[.L97];[.L103];[.L109];[.L115];[.L121];[.L127];[.L133];[.L139];[.L145];[.L151])" office:value-type="float" office:value="-0.00337397812684143" calcext:value-type="float">
            <text:p>-0.003</text:p>
          </table:table-cell>
          <table:table-cell table:style-name="ce2" table:formula="of:=AVERAGE([.M85];[.M91];[.M97];[.M103];[.M109];[.M115];[.M121];[.M127];[.M133];[.M139];[.M145];[.M151])" office:value-type="float" office:value="-0.00199698142534464" calcext:value-type="float">
            <text:p>-0.002</text:p>
          </table:table-cell>
          <table:table-cell table:style-name="ce2" table:formula="of:=AVERAGE([.N85];[.N91];[.N97];[.N103];[.N109];[.N115];[.N121];[.N127];[.N133];[.N139];[.N145];[.N151])" office:value-type="float" office:value="-0.00193706343141783" calcext:value-type="float">
            <text:p>-0.002</text:p>
          </table:table-cell>
          <table:table-cell table:style-name="ce2" table:formula="of:=AVERAGE([.O85];[.O91];[.O97];[.O103];[.O109];[.O115];[.O121];[.O127];[.O133];[.O139];[.O145];[.O151])" office:value-type="float" office:value="-0.00223268843984792" calcext:value-type="float">
            <text:p>-0.002</text:p>
          </table:table-cell>
          <table:table-cell table:style-name="ce2" table:formula="of:=AVERAGE([.P85];[.P91];[.P97];[.P103];[.P109];[.P115];[.P121];[.P127];[.P133];[.P139];[.P145];[.P151])" office:value-type="float" office:value="-0.004482887472363" calcext:value-type="float">
            <text:p>-0.004</text:p>
          </table:table-cell>
          <table:table-cell table:style-name="ce2" table:formula="of:=AVERAGE([.Q85];[.Q91];[.Q97];[.Q103];[.Q109];[.Q115];[.Q121];[.Q127];[.Q133];[.Q139];[.Q145];[.Q151])" office:value-type="float" office:value="-0.00345252110622095" calcext:value-type="float">
            <text:p>-0.003</text:p>
          </table:table-cell>
          <table:table-cell table:style-name="ce2" table:formula="of:=AVERAGE([.R85];[.R91];[.R97];[.R103];[.R109];[.R115];[.R121];[.R127];[.R133];[.R139];[.R145];[.R151])" office:value-type="float" office:value="-0.0036793423823526" calcext:value-type="float">
            <text:p>-0.004</text:p>
          </table:table-cell>
          <table:table-cell table:style-name="ce2" table:formula="of:=AVERAGE([.S85];[.S91];[.S97];[.S103];[.S109];[.S115];[.S121];[.S127];[.S133];[.S139];[.S145];[.S151])" office:value-type="float" office:value="-0.00209246300552824" calcext:value-type="float">
            <text:p>-0.002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combo</text:p>
          </table:table-cell>
          <table:table-cell table:style-name="ce2"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4</text:p>
          </table:table-cell>
          <table:table-cell table:style-name="ce2" office:value-type="string" calcext:value-type="string">
            <text:p>split4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9</text:p>
          </table:table-cell>
          <table:table-cell table:style-name="ce2" office:value-type="string" calcext:value-type="string">
            <text:p>split9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  <table:table-cell table:style-name="ce2" table:number-columns-repeated="1005"/>
        </table:table-row>
        <table:table-row table:style-name="ro1" table:number-rows-repeated="2">
          <table:table-cell table:style-name="ce3" table:number-columns-repeated="102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8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breast-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rtificial sum</text:p>
          </table:table-cell>
          <table:table-cell table:style-name="ce6" table:formula="of:=SUM([.D2:.D6];[.D8:.D12];[.D14:.D18];[.D20:.D24];[.D26:.D30];[.D32:.D36];[.D38:.D42];[.D44:.D48];[.D50:.D54];[.D56:.D60];[.D62:.D66];[.D68:.D72];[.D74:.D78])/65" office:value-type="float" office:value="0.723076923076923" calcext:value-type="float">
            <text:p>0.723</text:p>
          </table:table-cell>
          <table:table-cell table:style-name="ce6" table:formula="of:=SUM([.E2:.E6];[.E8:.E12];[.E14:.E18];[.E20:.E24];[.E26:.E30];[.E32:.E36];[.E38:.E42];[.E44:.E48];[.E50:.E54];[.E56:.E60];[.E62:.E66];[.E68:.E72];[.E74:.E78])/65" office:value-type="float" office:value="0.169230769230769" calcext:value-type="float">
            <text:p>0.169</text:p>
          </table:table-cell>
          <table:table-cell table:style-name="ce8" table:formula="of:=SUM([.F2:.F6];[.F8:.F12];[.F14:.F18];[.F20:.F24];[.F26:.F30];[.F32:.F36];[.F38:.F42];[.F44:.F48];[.F50:.F54];[.F56:.F60];[.F62:.F66];[.F68:.F72];[.F74:.F78])/65" office:value-type="float" office:value="0.830769230769231" calcext:value-type="float">
            <text:p>0.831</text:p>
          </table:table-cell>
          <table:table-cell table:style-name="ce8" table:formula="of:=SUM([.G2:.G6];[.G8:.G12];[.G14:.G18];[.G20:.G24];[.G26:.G30];[.G32:.G36];[.G38:.G42];[.G44:.G48];[.G50:.G54];[.G56:.G60];[.G62:.G66];[.G68:.G72];[.G74:.G78])/65" office:value-type="float" office:value="0.830769230769231" calcext:value-type="float">
            <text:p>0.831</text:p>
          </table:table-cell>
          <table:table-cell table:style-name="ce8" table:formula="of:=SUM([.H2:.H6];[.H8:.H12];[.H14:.H18];[.H20:.H24];[.H26:.H30];[.H32:.H36];[.H38:.H42];[.H44:.H48];[.H50:.H54];[.H56:.H60];[.H62:.H66];[.H68:.H72];[.H74:.H78])/65" office:value-type="float" office:value="0.861538461538462" calcext:value-type="float">
            <text:p>0.862</text:p>
          </table:table-cell>
          <table:table-cell table:style-name="ce8" table:formula="of:=SUM([.I2:.I6];[.I8:.I12];[.I14:.I18];[.I20:.I24];[.I26:.I30];[.I32:.I36];[.I38:.I42];[.I44:.I48];[.I50:.I54];[.I56:.I60];[.I62:.I66];[.I68:.I72];[.I74:.I78])/65" office:value-type="float" office:value="0.846153846153846" calcext:value-type="float">
            <text:p>0.846</text:p>
          </table:table-cell>
          <table:table-cell table:style-name="ce8" table:formula="of:=SUM([.J2:.J6];[.J8:.J12];[.J14:.J18];[.J20:.J24];[.J26:.J30];[.J32:.J36];[.J38:.J42];[.J44:.J48];[.J50:.J54];[.J56:.J60];[.J62:.J66];[.J68:.J72];[.J74:.J78])/65" office:value-type="float" office:value="0.876923076923077" calcext:value-type="float">
            <text:p>0.877</text:p>
          </table:table-cell>
          <table:table-cell table:style-name="ce8" table:formula="of:=SUM([.K2:.K6];[.K8:.K12];[.K14:.K18];[.K20:.K24];[.K26:.K30];[.K32:.K36];[.K38:.K42];[.K44:.K48];[.K50:.K54];[.K56:.K60];[.K62:.K66];[.K68:.K72];[.K74:.K78])/65" office:value-type="float" office:value="0.846153846153846" calcext:value-type="float">
            <text:p>0.846</text:p>
          </table:table-cell>
          <table:table-cell table:style-name="ce8" table:formula="of:=SUM([.L2:.L6];[.L8:.L12];[.L14:.L18];[.L20:.L24];[.L26:.L30];[.L32:.L36];[.L38:.L42];[.L44:.L48];[.L50:.L54];[.L56:.L60];[.L62:.L66];[.L68:.L72];[.L74:.L78])/65" office:value-type="float" office:value="0.892307692307692" calcext:value-type="float">
            <text:p>0.892</text:p>
          </table:table-cell>
          <table:table-cell table:style-name="ce8" table:formula="of:=SUM([.M2:.M6];[.M8:.M12];[.M14:.M18];[.M20:.M24];[.M26:.M30];[.M32:.M36];[.M38:.M42];[.M44:.M48];[.M50:.M54];[.M56:.M60];[.M62:.M66];[.M68:.M72];[.M74:.M78])/65" office:value-type="float" office:value="0.8" calcext:value-type="float">
            <text:p>0.800</text:p>
          </table:table-cell>
          <table:table-cell table:style-name="ce8" table:formula="of:=SUM([.N2:.N6];[.N8:.N12];[.N14:.N18];[.N20:.N24];[.N26:.N30];[.N32:.N36];[.N38:.N42];[.N44:.N48];[.N50:.N54];[.N56:.N60];[.N62:.N66];[.N68:.N72];[.N74:.N78])/65" office:value-type="float" office:value="0.876923076923077" calcext:value-type="float">
            <text:p>0.877</text:p>
          </table:table-cell>
          <table:table-cell table:style-name="ce8" table:formula="of:=SUM([.O2:.O6];[.O8:.O12];[.O14:.O18];[.O20:.O24];[.O26:.O30];[.O32:.O36];[.O38:.O42];[.O44:.O48];[.O50:.O54];[.O56:.O60];[.O62:.O66];[.O68:.O72];[.O74:.O78])/65" office:value-type="float" office:value="0.861538461538462" calcext:value-type="float">
            <text:p>0.862</text:p>
          </table:table-cell>
          <table:table-cell table:style-name="ce8" table:formula="of:=SUM([.P2:.P6];[.P8:.P12];[.P14:.P18];[.P20:.P24];[.P26:.P30];[.P32:.P36];[.P38:.P42];[.P44:.P48];[.P50:.P54];[.P56:.P60];[.P62:.P66];[.P68:.P72];[.P74:.P78])/65" office:value-type="float" office:value="0.907692307692308" calcext:value-type="float">
            <text:p>0.908</text:p>
          </table:table-cell>
          <table:table-cell table:style-name="ce8" table:formula="of:=SUM([.Q2:.Q6];[.Q8:.Q12];[.Q14:.Q18];[.Q20:.Q24];[.Q26:.Q30];[.Q32:.Q36];[.Q38:.Q42];[.Q44:.Q48];[.Q50:.Q54];[.Q56:.Q60];[.Q62:.Q66];[.Q68:.Q72];[.Q74:.Q78])/65" office:value-type="float" office:value="0.815384615384615" calcext:value-type="float">
            <text:p>0.815</text:p>
          </table:table-cell>
          <table:table-cell table:style-name="ce8" table:formula="of:=SUM([.R2:.R6];[.R8:.R12];[.R14:.R18];[.R20:.R24];[.R26:.R30];[.R32:.R36];[.R38:.R42];[.R44:.R48];[.R50:.R54];[.R56:.R60];[.R62:.R66];[.R68:.R72];[.R74:.R78])/65" office:value-type="float" office:value="0.892307692307692" calcext:value-type="float">
            <text:p>0.892</text:p>
          </table:table-cell>
          <table:table-cell table:style-name="ce8" table:formula="of:=SUM([.S2:.S6];[.S8:.S12];[.S14:.S18];[.S20:.S24];[.S26:.S30];[.S32:.S36];[.S38:.S42];[.S44:.S48];[.S50:.S54];[.S56:.S60];[.S62:.S66];[.S68:.S72];[.S74:.S78])/65" office:value-type="float" office:value="0.861538461538462" calcext:value-type="float">
            <text:p>0.862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rtificial sum avg</text:p>
          </table:table-cell>
          <table:table-cell table:style-name="ce6" table:formula="of:=SUM([.D7];[.D13];[.D19];[.D25];[.D31];[.D37];[.D43];[.D49];[.D55];[.D61];[.D67];[.D73];[.D79])/13" office:value-type="float" office:value="0.692307692307692" calcext:value-type="float">
            <text:p>0.692</text:p>
          </table:table-cell>
          <table:table-cell table:style-name="ce6" table:formula="of:=SUM([.E7];[.E13];[.E19];[.E25];[.E31];[.E37];[.E43];[.E49];[.E55];[.E61];[.E67];[.E73];[.E79])/13" office:value-type="float" office:value="0.0769230769230769" calcext:value-type="float">
            <text:p>0.077</text:p>
          </table:table-cell>
          <table:table-cell table:style-name="ce8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8" table:formula="of:=SUM([.G7];[.G13];[.G19];[.G25];[.G31];[.G37];[.G43];[.G49];[.G55];[.G61];[.G67];[.G73];[.G79])/13" office:value-type="float" office:value="0.846153846153846" calcext:value-type="float">
            <text:p>0.846</text:p>
          </table:table-cell>
          <table:table-cell table:style-name="ce8" table:formula="of:=SUM([.H7];[.H13];[.H19];[.H25];[.H31];[.H37];[.H43];[.H49];[.H55];[.H61];[.H67];[.H73];[.H79])/13" office:value-type="float" office:value="0.923076923076923" calcext:value-type="float">
            <text:p>0.923</text:p>
          </table:table-cell>
          <table:table-cell table:style-name="ce8" table:formula="of:=SUM([.I7];[.I13];[.I19];[.I25];[.I31];[.I37];[.I43];[.I49];[.I55];[.I61];[.I67];[.I73];[.I79])/13" office:value-type="float" office:value="0.846153846153846" calcext:value-type="float">
            <text:p>0.846</text:p>
          </table:table-cell>
          <table:table-cell table:style-name="ce8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8" table:formula="of:=SUM([.K7];[.K13];[.K19];[.K25];[.K31];[.K37];[.K43];[.K49];[.K55];[.K61];[.K67];[.K73];[.K79])/13" office:value-type="float" office:value="0.769230769230769" calcext:value-type="float">
            <text:p>0.769</text:p>
          </table:table-cell>
          <table:table-cell table:style-name="ce8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8" table:formula="of:=SUM([.M7];[.M13];[.M19];[.M25];[.M31];[.M37];[.M43];[.M49];[.M55];[.M61];[.M67];[.M73];[.M79])/13" office:value-type="float" office:value="0.769230769230769" calcext:value-type="float">
            <text:p>0.769</text:p>
          </table:table-cell>
          <table:table-cell table:style-name="ce8" table:formula="of:=SUM([.N7];[.N13];[.N19];[.N25];[.N31];[.N37];[.N43];[.N49];[.N55];[.N61];[.N67];[.N73];[.N79])/13" office:value-type="float" office:value="0.923076923076923" calcext:value-type="float">
            <text:p>0.923</text:p>
          </table:table-cell>
          <table:table-cell table:style-name="ce8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8" table:formula="of:=SUM([.P7];[.P13];[.P19];[.P25];[.P31];[.P37];[.P43];[.P49];[.P55];[.P61];[.P67];[.P73];[.P79])/13" office:value-type="float" office:value="0.923076923076923" calcext:value-type="float">
            <text:p>0.923</text:p>
          </table:table-cell>
          <table:table-cell table:style-name="ce8" table:formula="of:=SUM([.Q7];[.Q13];[.Q19];[.Q25];[.Q31];[.Q37];[.Q43];[.Q49];[.Q55];[.Q61];[.Q67];[.Q73];[.Q79])/13" office:value-type="float" office:value="0.846153846153846" calcext:value-type="float">
            <text:p>0.846</text:p>
          </table:table-cell>
          <table:table-cell table:style-name="ce8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8" table:formula="of:=SUM([.S7];[.S13];[.S19];[.S25];[.S31];[.S37];[.S43];[.S49];[.S55];[.S61];[.S67];[.S73];[.S79])/13" office:value-type="float" office:value="0.923076923076923" calcext:value-type="float">
            <text:p>0.923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</text:p>
          </table:table-cell>
          <table:table-cell table:style-name="ce6" table:formula="of:=SUM([.D80:.D84];[.D86:.D90];[.D92:.D96];[.D98:.D102];[.D104:.D108];[.D110:.D114];[.D116:.D120];[.D122:.D126];[.D128:.D132];[.D134:.D138];[.D140:.D144];[.D146:.D150])/60" office:value-type="float" office:value="0.333333333333333" calcext:value-type="float">
            <text:p>0.333</text:p>
          </table:table-cell>
          <table:table-cell table:style-name="ce6" table:formula="of:=SUM([.E80:.E84];[.E86:.E90];[.E92:.E96];[.E98:.E102];[.E104:.E108];[.E110:.E114];[.E116:.E120];[.E122:.E126];[.E128:.E132];[.E134:.E138];[.E140:.E144];[.E146:.E150])/60" office:value-type="float" office:value="0.366666666666667" calcext:value-type="float">
            <text:p>0.367</text:p>
          </table:table-cell>
          <table:table-cell table:style-name="ce6" table:formula="of:=SUM([.F80:.F84];[.F86:.F90];[.F92:.F96];[.F98:.F102];[.F104:.F108];[.F110:.F114];[.F116:.F120];[.F122:.F126];[.F128:.F132];[.F134:.F138];[.F140:.F144];[.F146:.F150])/60" office:value-type="float" office:value="0.416666666666667" calcext:value-type="float">
            <text:p>0.417</text:p>
          </table:table-cell>
          <table:table-cell table:style-name="ce6" table:formula="of:=SUM([.G80:.G84];[.G86:.G90];[.G92:.G96];[.G98:.G102];[.G104:.G108];[.G110:.G114];[.G116:.G120];[.G122:.G126];[.G128:.G132];[.G134:.G138];[.G140:.G144];[.G146:.G150])/60" office:value-type="float" office:value="0.3" calcext:value-type="float">
            <text:p>0.300</text:p>
          </table:table-cell>
          <table:table-cell table:style-name="ce6" table:formula="of:=SUM([.H80:.H84];[.H86:.H90];[.H92:.H96];[.H98:.H102];[.H104:.H108];[.H110:.H114];[.H116:.H120];[.H122:.H126];[.H128:.H132];[.H134:.H138];[.H140:.H144];[.H146:.H150])/60" office:value-type="float" office:value="0.333333333333333" calcext:value-type="float">
            <text:p>0.333</text:p>
          </table:table-cell>
          <table:table-cell table:style-name="ce6" table:formula="of:=SUM([.I80:.I84];[.I86:.I90];[.I92:.I96];[.I98:.I102];[.I104:.I108];[.I110:.I114];[.I116:.I120];[.I122:.I126];[.I128:.I132];[.I134:.I138];[.I140:.I144];[.I146:.I150])/60" office:value-type="float" office:value="0.333333333333333" calcext:value-type="float">
            <text:p>0.333</text:p>
          </table:table-cell>
          <table:table-cell table:style-name="ce6" table:formula="of:=SUM([.J80:.J84];[.J86:.J90];[.J92:.J96];[.J98:.J102];[.J104:.J108];[.J110:.J114];[.J116:.J120];[.J122:.J126];[.J128:.J132];[.J134:.J138];[.J140:.J144];[.J146:.J150])/60" office:value-type="float" office:value="0.466666666666667" calcext:value-type="float">
            <text:p>0.467</text:p>
          </table:table-cell>
          <table:table-cell table:style-name="ce6" table:formula="of:=SUM([.K80:.K84];[.K86:.K90];[.K92:.K96];[.K98:.K102];[.K104:.K108];[.K110:.K114];[.K116:.K120];[.K122:.K126];[.K128:.K132];[.K134:.K138];[.K140:.K144];[.K146:.K150])/60" office:value-type="float" office:value="0.416666666666667" calcext:value-type="float">
            <text:p>0.417</text:p>
          </table:table-cell>
          <table:table-cell table:style-name="ce6" table:formula="of:=SUM([.L80:.L84];[.L86:.L90];[.L92:.L96];[.L98:.L102];[.L104:.L108];[.L110:.L114];[.L116:.L120];[.L122:.L126];[.L128:.L132];[.L134:.L138];[.L140:.L144];[.L146:.L150])/60" office:value-type="float" office:value="0.516666666666667" calcext:value-type="float">
            <text:p>0.517</text:p>
          </table:table-cell>
          <table:table-cell table:style-name="ce6" table:formula="of:=SUM([.M80:.M84];[.M86:.M90];[.M92:.M96];[.M98:.M102];[.M104:.M108];[.M110:.M114];[.M116:.M120];[.M122:.M126];[.M128:.M132];[.M134:.M138];[.M140:.M144];[.M146:.M150])/60" office:value-type="float" office:value="0.4" calcext:value-type="float">
            <text:p>0.400</text:p>
          </table:table-cell>
          <table:table-cell table:style-name="ce6" table:formula="of:=SUM([.N80:.N84];[.N86:.N90];[.N92:.N96];[.N98:.N102];[.N104:.N108];[.N110:.N114];[.N116:.N120];[.N122:.N126];[.N128:.N132];[.N134:.N138];[.N140:.N144];[.N146:.N150])/60" office:value-type="float" office:value="0.4" calcext:value-type="float">
            <text:p>0.400</text:p>
          </table:table-cell>
          <table:table-cell table:style-name="ce6" table:formula="of:=SUM([.O80:.O84];[.O86:.O90];[.O92:.O96];[.O98:.O102];[.O104:.O108];[.O110:.O114];[.O116:.O120];[.O122:.O126];[.O128:.O132];[.O134:.O138];[.O140:.O144];[.O146:.O150])/60" office:value-type="float" office:value="0.366666666666667" calcext:value-type="float">
            <text:p>0.367</text:p>
          </table:table-cell>
          <table:table-cell table:style-name="ce6" table:formula="of:=SUM([.P80:.P84];[.P86:.P90];[.P92:.P96];[.P98:.P102];[.P104:.P108];[.P110:.P114];[.P116:.P120];[.P122:.P126];[.P128:.P132];[.P134:.P138];[.P140:.P144];[.P146:.P150])/60" office:value-type="float" office:value="0.4" calcext:value-type="float">
            <text:p>0.400</text:p>
          </table:table-cell>
          <table:table-cell table:style-name="ce6" table:formula="of:=SUM([.Q80:.Q84];[.Q86:.Q90];[.Q92:.Q96];[.Q98:.Q102];[.Q104:.Q108];[.Q110:.Q114];[.Q116:.Q120];[.Q122:.Q126];[.Q128:.Q132];[.Q134:.Q138];[.Q140:.Q144];[.Q146:.Q150])/60" office:value-type="float" office:value="0.4" calcext:value-type="float">
            <text:p>0.400</text:p>
          </table:table-cell>
          <table:table-cell table:style-name="ce6" table:formula="of:=SUM([.R80:.R84];[.R86:.R90];[.R92:.R96];[.R98:.R102];[.R104:.R108];[.R110:.R114];[.R116:.R120];[.R122:.R126];[.R128:.R132];[.R134:.R138];[.R140:.R144];[.R146:.R150])/60" office:value-type="float" office:value="0.383333333333333" calcext:value-type="float">
            <text:p>0.383</text:p>
          </table:table-cell>
          <table:table-cell table:style-name="ce6" table:formula="of:=SUM([.S80:.S84];[.S86:.S90];[.S92:.S96];[.S98:.S102];[.S104:.S108];[.S110:.S114];[.S116:.S120];[.S122:.S126];[.S128:.S132];[.S134:.S138];[.S140:.S144];[.S146:.S150])/60" office:value-type="float" office:value="0.366666666666667" calcext:value-type="float">
            <text:p>0.367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 avg</text:p>
          </table:table-cell>
          <table:table-cell table:style-name="ce6" table:formula="of:=SUM([.D85];[.D91];[.D97];[.D103];[.D109];[.D115];[.D121];[.D127];[.D133];[.D139];[.D145];[.D151])/12" office:value-type="float" office:value="0.333333333333333" calcext:value-type="float">
            <text:p>0.333</text:p>
          </table:table-cell>
          <table:table-cell table:style-name="ce6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6" table:formula="of:=SUM([.F85];[.F91];[.F97];[.F103];[.F109];[.F115];[.F121];[.F127];[.F133];[.F139];[.F145];[.F151])/12" office:value-type="float" office:value="0.416666666666667" calcext:value-type="float">
            <text:p>0.417</text:p>
          </table:table-cell>
          <table:table-cell table:style-name="ce6" table:formula="of:=SUM([.G85];[.G91];[.G97];[.G103];[.G109];[.G115];[.G121];[.G127];[.G133];[.G139];[.G145];[.G151])/12" office:value-type="float" office:value="0.416666666666667" calcext:value-type="float">
            <text:p>0.417</text:p>
          </table:table-cell>
          <table:table-cell table:style-name="ce6" table:formula="of:=SUM([.H85];[.H91];[.H97];[.H103];[.H109];[.H115];[.H121];[.H127];[.H133];[.H139];[.H145];[.H151])/12" office:value-type="float" office:value="0.333333333333333" calcext:value-type="float">
            <text:p>0.333</text:p>
          </table:table-cell>
          <table:table-cell table:style-name="ce6" table:formula="of:=SUM([.I85];[.I91];[.I97];[.I103];[.I109];[.I115];[.I121];[.I127];[.I133];[.I139];[.I145];[.I151])/12" office:value-type="float" office:value="0.416666666666667" calcext:value-type="float">
            <text:p>0.417</text:p>
          </table:table-cell>
          <table:table-cell table:style-name="ce6" table:formula="of:=SUM([.J85];[.J91];[.J97];[.J103];[.J109];[.J115];[.J121];[.J127];[.J133];[.J139];[.J145];[.J151])/12" office:value-type="float" office:value="0.5" calcext:value-type="float">
            <text:p>0.500</text:p>
          </table:table-cell>
          <table:table-cell table:style-name="ce6" table:formula="of:=SUM([.K85];[.K91];[.K97];[.K103];[.K109];[.K115];[.K121];[.K127];[.K133];[.K139];[.K145];[.K151])/12" office:value-type="float" office:value="0.416666666666667" calcext:value-type="float">
            <text:p>0.417</text:p>
          </table:table-cell>
          <table:table-cell table:style-name="ce6" table:formula="of:=SUM([.L85];[.L91];[.L97];[.L103];[.L109];[.L115];[.L121];[.L127];[.L133];[.L139];[.L145];[.L151])/12" office:value-type="float" office:value="0.666666666666667" calcext:value-type="float">
            <text:p>0.667</text:p>
          </table:table-cell>
          <table:table-cell table:style-name="ce6" table:formula="of:=SUM([.M85];[.M91];[.M97];[.M103];[.M109];[.M115];[.M121];[.M127];[.M133];[.M139];[.M145];[.M151])/12" office:value-type="float" office:value="0.416666666666667" calcext:value-type="float">
            <text:p>0.417</text:p>
          </table:table-cell>
          <table:table-cell table:style-name="ce6" table:formula="of:=SUM([.N85];[.N91];[.N97];[.N103];[.N109];[.N115];[.N121];[.N127];[.N133];[.N139];[.N145];[.N151])/12" office:value-type="float" office:value="0.25" calcext:value-type="float">
            <text:p>0.250</text:p>
          </table:table-cell>
          <table:table-cell table:style-name="ce6" table:formula="of:=SUM([.O85];[.O91];[.O97];[.O103];[.O109];[.O115];[.O121];[.O127];[.O133];[.O139];[.O145];[.O151])/12" office:value-type="float" office:value="0.333333333333333" calcext:value-type="float">
            <text:p>0.333</text:p>
          </table:table-cell>
          <table:table-cell table:style-name="ce6" table:formula="of:=SUM([.P85];[.P91];[.P97];[.P103];[.P109];[.P115];[.P121];[.P127];[.P133];[.P139];[.P145];[.P151])/12" office:value-type="float" office:value="0.416666666666667" calcext:value-type="float">
            <text:p>0.417</text:p>
          </table:table-cell>
          <table:table-cell table:style-name="ce6" table:formula="of:=SUM([.Q85];[.Q91];[.Q97];[.Q103];[.Q109];[.Q115];[.Q121];[.Q127];[.Q133];[.Q139];[.Q145];[.Q151])/12" office:value-type="float" office:value="0.5" calcext:value-type="float">
            <text:p>0.500</text:p>
          </table:table-cell>
          <table:table-cell table:style-name="ce6" table:formula="of:=SUM([.R85];[.R91];[.R97];[.R103];[.R109];[.R115];[.R121];[.R127];[.R133];[.R139];[.R145];[.R151])/12" office:value-type="float" office:value="0.333333333333333" calcext:value-type="float">
            <text:p>0.333</text:p>
          </table:table-cell>
          <table:table-cell table:style-name="ce6" table:formula="of:=SUM([.S85];[.S91];[.S97];[.S103];[.S109];[.S115];[.S121];[.S127];[.S133];[.S139];[.S145];[.S151])/12" office:value-type="float" office:value="0.416666666666667" calcext:value-type="float">
            <text:p>0.417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3"/>
          <table:table-cell table:style-name="ce6" table:number-columns-repeated="16"/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</text:p>
          </table:table-cell>
          <table:table-cell table:style-name="ce6" table:formula="of:=SUM([.D80:.D84];[.D92:.D96];[.D98:.D102];[.D104:.D108];[.D110:.D114];[.D116:.D120];[.D122:.D126];[.D134:.D138];[.D140:.D144];[.D146:.D150])/50" office:value-type="float" office:value="0.4" calcext:value-type="float">
            <text:p>0.400</text:p>
          </table:table-cell>
          <table:table-cell table:style-name="ce6" table:formula="of:=SUM([.E80:.E84];[.E92:.E96];[.E98:.E102];[.E104:.E108];[.E110:.E114];[.E116:.E120];[.E122:.E126];[.E134:.E138];[.E140:.E144];[.E146:.E150])/50" office:value-type="float" office:value="0.34" calcext:value-type="float">
            <text:p>0.340</text:p>
          </table:table-cell>
          <table:table-cell table:style-name="ce6" table:formula="of:=SUM([.F80:.F84];[.F92:.F96];[.F98:.F102];[.F104:.F108];[.F110:.F114];[.F116:.F120];[.F122:.F126];[.F134:.F138];[.F140:.F144];[.F146:.F150])/50" office:value-type="float" office:value="0.42" calcext:value-type="float">
            <text:p>0.420</text:p>
          </table:table-cell>
          <table:table-cell table:style-name="ce6" table:formula="of:=SUM([.G80:.G84];[.G92:.G96];[.G98:.G102];[.G104:.G108];[.G110:.G114];[.G116:.G120];[.G122:.G126];[.G134:.G138];[.G140:.G144];[.G146:.G150])/50" office:value-type="float" office:value="0.32" calcext:value-type="float">
            <text:p>0.320</text:p>
          </table:table-cell>
          <table:table-cell table:style-name="ce6" table:formula="of:=SUM([.H80:.H84];[.H92:.H96];[.H98:.H102];[.H104:.H108];[.H110:.H114];[.H116:.H120];[.H122:.H126];[.H134:.H138];[.H140:.H144];[.H146:.H150])/50" office:value-type="float" office:value="0.34" calcext:value-type="float">
            <text:p>0.340</text:p>
          </table:table-cell>
          <table:table-cell table:style-name="ce6" table:formula="of:=SUM([.I80:.I84];[.I92:.I96];[.I98:.I102];[.I104:.I108];[.I110:.I114];[.I116:.I120];[.I122:.I126];[.I134:.I138];[.I140:.I144];[.I146:.I150])/50" office:value-type="float" office:value="0.36" calcext:value-type="float">
            <text:p>0.360</text:p>
          </table:table-cell>
          <table:table-cell table:style-name="ce6" table:formula="of:=SUM([.J80:.J84];[.J92:.J96];[.J98:.J102];[.J104:.J108];[.J110:.J114];[.J116:.J120];[.J122:.J126];[.J134:.J138];[.J140:.J144];[.J146:.J150])/50" office:value-type="float" office:value="0.48" calcext:value-type="float">
            <text:p>0.480</text:p>
          </table:table-cell>
          <table:table-cell table:style-name="ce6" table:formula="of:=SUM([.K80:.K84];[.K92:.K96];[.K98:.K102];[.K104:.K108];[.K110:.K114];[.K116:.K120];[.K122:.K126];[.K134:.K138];[.K140:.K144];[.K146:.K150])/50" office:value-type="float" office:value="0.4" calcext:value-type="float">
            <text:p>0.400</text:p>
          </table:table-cell>
          <table:table-cell table:style-name="ce8" table:formula="of:=SUM([.L80:.L84];[.L92:.L96];[.L98:.L102];[.L104:.L108];[.L110:.L114];[.L116:.L120];[.L122:.L126];[.L134:.L138];[.L140:.L144];[.L146:.L150])/50" office:value-type="float" office:value="0.52" calcext:value-type="float">
            <text:p>0.520</text:p>
          </table:table-cell>
          <table:table-cell table:style-name="ce6" table:formula="of:=SUM([.M80:.M84];[.M92:.M96];[.M98:.M102];[.M104:.M108];[.M110:.M114];[.M116:.M120];[.M122:.M126];[.M134:.M138];[.M140:.M144];[.M146:.M150])/50" office:value-type="float" office:value="0.44" calcext:value-type="float">
            <text:p>0.440</text:p>
          </table:table-cell>
          <table:table-cell table:style-name="ce6" table:formula="of:=SUM([.N80:.N84];[.N92:.N96];[.N98:.N102];[.N104:.N108];[.N110:.N114];[.N116:.N120];[.N122:.N126];[.N134:.N138];[.N140:.N144];[.N146:.N150])/50" office:value-type="float" office:value="0.44" calcext:value-type="float">
            <text:p>0.440</text:p>
          </table:table-cell>
          <table:table-cell table:style-name="ce6" table:formula="of:=SUM([.O80:.O84];[.O92:.O96];[.O98:.O102];[.O104:.O108];[.O110:.O114];[.O116:.O120];[.O122:.O126];[.O134:.O138];[.O140:.O144];[.O146:.O150])/50" office:value-type="float" office:value="0.38" calcext:value-type="float">
            <text:p>0.380</text:p>
          </table:table-cell>
          <table:table-cell table:style-name="ce6" table:formula="of:=SUM([.P80:.P84];[.P92:.P96];[.P98:.P102];[.P104:.P108];[.P110:.P114];[.P116:.P120];[.P122:.P126];[.P134:.P138];[.P140:.P144];[.P146:.P150])/50" office:value-type="float" office:value="0.42" calcext:value-type="float">
            <text:p>0.420</text:p>
          </table:table-cell>
          <table:table-cell table:style-name="ce6" table:formula="of:=SUM([.Q80:.Q84];[.Q92:.Q96];[.Q98:.Q102];[.Q104:.Q108];[.Q110:.Q114];[.Q116:.Q120];[.Q122:.Q126];[.Q134:.Q138];[.Q140:.Q144];[.Q146:.Q150])/50" office:value-type="float" office:value="0.42" calcext:value-type="float">
            <text:p>0.420</text:p>
          </table:table-cell>
          <table:table-cell table:style-name="ce6" table:formula="of:=SUM([.R80:.R84];[.R92:.R96];[.R98:.R102];[.R104:.R108];[.R110:.R114];[.R116:.R120];[.R122:.R126];[.R134:.R138];[.R140:.R144];[.R146:.R150])/50" office:value-type="float" office:value="0.36" calcext:value-type="float">
            <text:p>0.360</text:p>
          </table:table-cell>
          <table:table-cell table:style-name="ce6" table:formula="of:=SUM([.S80:.S84];[.S92:.S96];[.S98:.S102];[.S104:.S108];[.S110:.S114];[.S116:.S120];[.S122:.S126];[.S134:.S138];[.S140:.S144];[.S146:.S150])/50" office:value-type="float" office:value="0.32" calcext:value-type="float">
            <text:p>0.320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eal sum avg</text:p>
          </table:table-cell>
          <table:table-cell table:style-name="ce6" table:formula="of:=SUM([.D85];[.D97];[.D103];[.D109];[.D115];[.D121];[.D127];[.D139];[.D145];[.D151])/10" office:value-type="float" office:value="0.4" calcext:value-type="float">
            <text:p>0.400</text:p>
          </table:table-cell>
          <table:table-cell table:style-name="ce6" table:formula="of:=SUM([.E85];[.E97];[.E103];[.E109];[.E115];[.E121];[.E127];[.E139];[.E145];[.E151])/10" office:value-type="float" office:value="0.2" calcext:value-type="float">
            <text:p>0.200</text:p>
          </table:table-cell>
          <table:table-cell table:style-name="ce6" table:formula="of:=SUM([.F85];[.F97];[.F103];[.F109];[.F115];[.F121];[.F127];[.F139];[.F145];[.F151])/10" office:value-type="float" office:value="0.4" calcext:value-type="float">
            <text:p>0.400</text:p>
          </table:table-cell>
          <table:table-cell table:style-name="ce6" table:formula="of:=SUM([.G85];[.G97];[.G103];[.G109];[.G115];[.G121];[.G127];[.G139];[.G145];[.G151])/10" office:value-type="float" office:value="0.5" calcext:value-type="float">
            <text:p>0.500</text:p>
          </table:table-cell>
          <table:table-cell table:style-name="ce6" table:formula="of:=SUM([.H85];[.H97];[.H103];[.H109];[.H115];[.H121];[.H127];[.H139];[.H145];[.H151])/10" office:value-type="float" office:value="0.3" calcext:value-type="float">
            <text:p>0.300</text:p>
          </table:table-cell>
          <table:table-cell table:style-name="ce6" table:formula="of:=SUM([.I85];[.I97];[.I103];[.I109];[.I115];[.I121];[.I127];[.I139];[.I145];[.I151])/10" office:value-type="float" office:value="0.4" calcext:value-type="float">
            <text:p>0.400</text:p>
          </table:table-cell>
          <table:table-cell table:style-name="ce6" table:formula="of:=SUM([.J85];[.J97];[.J103];[.J109];[.J115];[.J121];[.J127];[.J139];[.J145];[.J151])/10" office:value-type="float" office:value="0.5" calcext:value-type="float">
            <text:p>0.500</text:p>
          </table:table-cell>
          <table:table-cell table:style-name="ce6" table:formula="of:=SUM([.K85];[.K97];[.K103];[.K109];[.K115];[.K121];[.K127];[.K139];[.K145];[.K151])/10" office:value-type="float" office:value="0.4" calcext:value-type="float">
            <text:p>0.400</text:p>
          </table:table-cell>
          <table:table-cell table:style-name="ce8" table:formula="of:=SUM([.L85];[.L97];[.L103];[.L109];[.L115];[.L121];[.L127];[.L139];[.L145];[.L151])/10" office:value-type="float" office:value="0.7" calcext:value-type="float">
            <text:p>0.700</text:p>
          </table:table-cell>
          <table:table-cell table:style-name="ce6" table:formula="of:=SUM([.M85];[.M97];[.M103];[.M109];[.M115];[.M121];[.M127];[.M139];[.M145];[.M151])/10" office:value-type="float" office:value="0.5" calcext:value-type="float">
            <text:p>0.500</text:p>
          </table:table-cell>
          <table:table-cell table:style-name="ce6" table:formula="of:=SUM([.N85];[.N97];[.N103];[.N109];[.N115];[.N121];[.N127];[.N139];[.N145];[.N151])/10" office:value-type="float" office:value="0.3" calcext:value-type="float">
            <text:p>0.300</text:p>
          </table:table-cell>
          <table:table-cell table:style-name="ce6" table:formula="of:=SUM([.O85];[.O97];[.O103];[.O109];[.O115];[.O121];[.O127];[.O139];[.O145];[.O151])/10" office:value-type="float" office:value="0.3" calcext:value-type="float">
            <text:p>0.300</text:p>
          </table:table-cell>
          <table:table-cell table:style-name="ce6" table:formula="of:=SUM([.P85];[.P97];[.P103];[.P109];[.P115];[.P121];[.P127];[.P139];[.P145];[.P151])/10" office:value-type="float" office:value="0.4" calcext:value-type="float">
            <text:p>0.400</text:p>
          </table:table-cell>
          <table:table-cell table:style-name="ce6" table:formula="of:=SUM([.Q85];[.Q97];[.Q103];[.Q109];[.Q115];[.Q121];[.Q127];[.Q139];[.Q145];[.Q151])/10" office:value-type="float" office:value="0.5" calcext:value-type="float">
            <text:p>0.500</text:p>
          </table:table-cell>
          <table:table-cell table:style-name="ce6" table:formula="of:=SUM([.R85];[.R97];[.R103];[.R109];[.R115];[.R121];[.R127];[.R139];[.R145];[.R151])/10" office:value-type="float" office:value="0.3" calcext:value-type="float">
            <text:p>0.300</text:p>
          </table:table-cell>
          <table:table-cell table:style-name="ce6" table:formula="of:=SUM([.S85];[.S97];[.S103];[.S109];[.S115];[.S121];[.S127];[.S139];[.S145];[.S151])/10" office:value-type="float" office:value="0.4" calcext:value-type="float">
            <text:p>0.400</text:p>
          </table:table-cell>
          <table:table-cell table:style-name="ce5" table:number-columns-repeated="100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(no segment, no banknote)</text:p>
          </table:table-cell>
          <table:table-cell table:style-name="ce6" table:number-columns-repeated="16"/>
          <table:table-cell table:style-name="ce5" table:number-columns-repeated="1005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hard</text:p>
          </table:table-cell>
          <table:table-cell table:style-name="ce7" office:value-type="string" calcext:value-type="string">
            <text:p>combo</text:p>
          </table:table-cell>
          <table:table-cell table:style-name="ce7" office:value-type="string" calcext:value-type="string">
            <text:p>combo X</text:p>
          </table:table-cell>
          <table:table-cell table:style-name="ce7" office:value-type="string" calcext:value-type="string">
            <text:p>split2</text:p>
          </table:table-cell>
          <table:table-cell table:style-name="ce7" office:value-type="string" calcext:value-type="string">
            <text:p>split2 X</text:p>
          </table:table-cell>
          <table:table-cell table:style-name="ce7" office:value-type="string" calcext:value-type="string">
            <text:p>split1 classic</text:p>
          </table:table-cell>
          <table:table-cell table:style-name="ce7" office:value-type="string" calcext:value-type="string">
            <text:p>split1 classic X</text:p>
          </table:table-cell>
          <table:table-cell table:style-name="ce7" office:value-type="string" calcext:value-type="string">
            <text:p>split4</text:p>
          </table:table-cell>
          <table:table-cell table:style-name="ce7" office:value-type="string" calcext:value-type="string">
            <text:p>split4 X</text:p>
          </table:table-cell>
          <table:table-cell table:style-name="ce7" office:value-type="string" calcext:value-type="string">
            <text:p>split2 classic</text:p>
          </table:table-cell>
          <table:table-cell table:style-name="ce7" office:value-type="string" calcext:value-type="string">
            <text:p>split2 classic X</text:p>
          </table:table-cell>
          <table:table-cell table:style-name="ce7" office:value-type="string" calcext:value-type="string">
            <text:p>split9</text:p>
          </table:table-cell>
          <table:table-cell table:style-name="ce7" office:value-type="string" calcext:value-type="string">
            <text:p>split9 X</text:p>
          </table:table-cell>
          <table:table-cell table:style-name="ce7" office:value-type="string" calcext:value-type="string">
            <text:p>split4 classic</text:p>
          </table:table-cell>
          <table:table-cell table:style-name="ce7" office:value-type="string" calcext:value-type="string">
            <text:p>split4 classic X</text:p>
          </table:table-cell>
          <table:table-cell table:style-name="ce5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32:07.813195967</dc:date>
    <meta:editing-duration>PT3M16S</meta:editing-duration>
    <meta:editing-cycles>3</meta:editing-cycles>
    <meta:document-statistic meta:table-count="3" meta:cell-count="16742" meta:object-count="0"/>
  </office:meta>
</office:document-meta>
</file>